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2.05mm"/>
    </style:style>
    <style:style style:name="co3" style:family="table-column">
      <style:table-column-properties fo:break-before="auto" style:column-width="32.07mm"/>
    </style:style>
    <style:style style:name="co4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86.25mm"/>
    </style:style>
    <style:style style:name="co7" style:family="table-column">
      <style:table-column-properties fo:break-before="auto" style:column-width="22.38mm"/>
    </style:style>
    <style:style style:name="co8" style:family="table-column">
      <style:table-column-properties fo:break-before="auto" style:column-width="20.92mm"/>
    </style:style>
    <style:style style:name="co9" style:family="table-column">
      <style:table-column-properties fo:break-before="auto" style:column-width="26.32mm"/>
    </style:style>
    <style:style style:name="co10" style:family="table-column">
      <style:table-column-properties fo:break-before="auto" style:column-width="18.42mm"/>
    </style:style>
    <style:style style:name="co11" style:family="table-column">
      <style:table-column-properties fo:break-before="auto" style:column-width="16.88mm"/>
    </style:style>
    <style:style style:name="co12" style:family="table-column">
      <style:table-column-properties fo:break-before="auto" style:column-width="16.26mm"/>
    </style:style>
    <style:style style:name="co13" style:family="table-column">
      <style:table-column-properties fo:break-before="auto" style:column-width="15.35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56.59mm"/>
    </style:style>
    <style:style style:name="co16" style:family="table-column">
      <style:table-column-properties fo:break-before="auto" style:column-width="34.27mm"/>
    </style:style>
    <style:style style:name="co17" style:family="table-column">
      <style:table-column-properties fo:break-before="auto" style:column-width="17.41mm"/>
    </style:style>
    <style:style style:name="co18" style:family="table-column">
      <style:table-column-properties fo:break-before="auto" style:column-width="4.97mm"/>
    </style:style>
    <style:style style:name="co19" style:family="table-column">
      <style:table-column-properties fo:break-before="auto" style:column-width="30.67mm"/>
    </style:style>
    <style:style style:name="co20" style:family="table-column">
      <style:table-column-properties fo:break-before="auto" style:column-width="27.99mm"/>
    </style:style>
    <style:style style:name="co21" style:family="table-column">
      <style:table-column-properties fo:break-before="auto" style:column-width="35.28mm"/>
    </style:style>
    <style:style style:name="co22" style:family="table-column">
      <style:table-column-properties fo:break-before="auto" style:column-width="27.16mm"/>
    </style:style>
    <style:style style:name="co23" style:family="table-column">
      <style:table-column-properties fo:break-before="auto" style:column-width="41.15mm"/>
    </style:style>
    <style:style style:name="co24" style:family="table-column">
      <style:table-column-properties fo:break-before="auto" style:column-width="36.67mm"/>
    </style:style>
    <style:style style:name="co25" style:family="table-column">
      <style:table-column-properties fo:break-before="auto" style:column-width="33.32mm"/>
    </style:style>
    <style:style style:name="co26" style:family="table-column">
      <style:table-column-properties fo:break-before="auto" style:column-width="25.03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21.03mm"/>
    </style:style>
    <style:style style:name="co29" style:family="table-column">
      <style:table-column-properties fo:break-before="auto" style:column-width="19.81mm"/>
    </style:style>
    <style:style style:name="co30" style:family="table-column">
      <style:table-column-properties fo:break-before="auto" style:column-width="25.19mm"/>
    </style:style>
    <style:style style:name="co31" style:family="table-column">
      <style:table-column-properties fo:break-before="auto" style:column-width="35.47mm"/>
    </style:style>
    <style:style style:name="co32" style:family="table-column">
      <style:table-column-properties fo:break-before="auto" style:column-width="16.72mm"/>
    </style:style>
    <style:style style:name="co33" style:family="table-column">
      <style:table-column-properties fo:break-before="auto" style:column-width="17.5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23.5mm"/>
    </style:style>
    <style:style style:name="co36" style:family="table-column">
      <style:table-column-properties fo:break-before="auto" style:column-width="9.97mm"/>
    </style:style>
    <style:style style:name="co37" style:family="table-column">
      <style:table-column-properties fo:break-before="auto" style:column-width="52.21mm"/>
    </style:style>
    <style:style style:name="co38" style:family="table-column">
      <style:table-column-properties fo:break-before="auto" style:column-width="204.35mm"/>
    </style:style>
    <style:style style:name="co39" style:family="table-column">
      <style:table-column-properties fo:break-before="auto" style:column-width="7.73mm"/>
    </style:style>
    <style:style style:name="co40" style:family="table-column">
      <style:table-column-properties fo:break-before="auto" style:column-width="17.55mm"/>
    </style:style>
    <style:style style:name="co41" style:family="table-column">
      <style:table-column-properties fo:break-before="auto" style:column-width="49.53mm"/>
    </style:style>
    <style:style style:name="co42" style:family="table-column">
      <style:table-column-properties fo:break-before="auto" style:column-width="12.7mm"/>
    </style:style>
    <style:style style:name="co43" style:family="table-column">
      <style:table-column-properties fo:break-before="auto" style:column-width="4.41mm"/>
    </style:style>
    <style:style style:name="co44" style:family="table-column">
      <style:table-column-properties fo:break-before="auto" style:column-width="73.87mm"/>
    </style:style>
    <style:style style:name="co45" style:family="table-column">
      <style:table-column-properties fo:break-before="auto" style:column-width="11.87mm"/>
    </style:style>
    <style:style style:name="co46" style:family="table-column">
      <style:table-column-properties fo:break-before="auto" style:column-width="50.64mm"/>
    </style:style>
    <style:style style:name="co47" style:family="table-column">
      <style:table-column-properties fo:break-before="auto" style:column-width="10.28mm"/>
    </style:style>
    <style:style style:name="co48" style:family="table-column">
      <style:table-column-properties fo:break-before="auto" style:column-width="4.2mm"/>
    </style:style>
    <style:style style:name="co49" style:family="table-column">
      <style:table-column-properties fo:break-before="auto" style:column-width="60.59mm"/>
    </style:style>
    <style:style style:name="co50" style:family="table-column">
      <style:table-column-properties fo:break-before="auto" style:column-width="29.92mm"/>
    </style:style>
    <style:style style:name="co51" style:family="table-column">
      <style:table-column-properties fo:break-before="auto" style:column-width="16.25mm"/>
    </style:style>
    <style:style style:name="co52" style:family="table-column">
      <style:table-column-properties fo:break-before="auto" style:column-width="71.6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11.11mm" fo:break-before="auto" style:use-optimal-row-height="fals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23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9.79mm" fo:break-before="auto" style:use-optimal-row-height="false"/>
    </style:style>
    <style:style style:name="ta1" style:family="table" style:master-page-name="Default">
      <style:table-properties table:display="true" style:writing-mode="lr-tb" tableooo:tab-color="#ffff99"/>
    </style:style>
    <style:style style:name="ta2" style:family="table" style:master-page-name="Default">
      <style:table-properties table:display="true" style:writing-mode="lr-tb" tableooo:tab-color="#004586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84" number:language="es" number:country="E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0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</style:style>
    <style:style style:name="ce105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06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07" style:family="table-cell" style:parent-style-name="Default" style:data-style-name="N10036">
      <style:table-cell-properties fo:border-bottom="0.74pt solid #000000" fo:background-color="#92d05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Default" style:data-style-name="N10036">
      <style:table-cell-properties fo:border-bottom="none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 style:data-style-name="N10036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11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036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1.76pt solid #000000"/>
    </style:style>
    <style:style style:name="ce19" style:family="table-cell" style:parent-style-name="Default" style:data-style-name="N10036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0" style:family="table-cell" style:parent-style-name="Default" style:data-style-name="N118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 style:data-style-name="N118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18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29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</style:style>
    <style:style style:name="ce3" style:family="table-cell" style:parent-style-name="Default">
      <style:table-cell-properties fo:border-bottom="1.76pt solid #000000" fo:background-color="#99cc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3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1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4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4" style:family="table-cell" style:parent-style-name="Default">
      <style:table-cell-properties fo:background-color="#ffffff" style:rotation-align="none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</style:style>
    <style:style style:name="ce46" style:family="table-cell" style:parent-style-name="Default" style:data-style-name="N10084">
      <style:table-cell-properties fo:border-bottom="1.76pt solid #000000" fo:background-color="#92d050" style:diagonal-bl-tr="none" style:diagonal-tl-br="none" fo:border-left="none" fo:border-right="none" style:rotation-align="none" fo:border-top="0.74pt solid #000000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5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5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5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0.74pt solid #000000"/>
    </style:style>
    <style:style style:name="ce6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6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5.24mm" style:writing-mode="page"/>
    </style:style>
    <style:style style:name="ce6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6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6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68" style:family="table-cell" style:parent-style-name="Default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72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7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5.24mm" style:writing-mode="page"/>
    </style:style>
    <style:style style:name="ce8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8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95" style:family="table-cell" style:parent-style-name="Default" style:data-style-name="N1003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cell-protect="none" style:print-content="true"/>
    </style:style>
    <style:style style:name="ce370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7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72" style:family="table-cell" style:parent-style-name="Default">
      <style:table-cell-properties fo:border-bottom="1.76pt solid #000000" fo:background-color="#99cc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73" style:family="table-cell" style:parent-style-name="Default">
      <style:table-cell-properties fo:background-color="#ffffff" style:rotation-align="none"/>
    </style:style>
    <style:style style:name="ce3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38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8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 style:data-style-name="N10036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1.76pt solid #000000"/>
    </style:style>
    <style:style style:name="ce388" style:family="table-cell" style:parent-style-name="Default" style:data-style-name="N10036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89" style:family="table-cell" style:parent-style-name="Default" style:data-style-name="N118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390" style:family="table-cell" style:parent-style-name="Default" style:data-style-name="N118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391" style:family="table-cell" style:parent-style-name="Default" style:data-style-name="N118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39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93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9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40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40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4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40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40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0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4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41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1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</style:style>
    <style:style style:name="ce416" style:family="table-cell" style:parent-style-name="Default" style:data-style-name="N10084">
      <style:table-cell-properties fo:border-bottom="1.76pt solid #000000" fo:background-color="#92d050" style:diagonal-bl-tr="none" style:diagonal-tl-br="none" fo:border-left="none" fo:border-right="none" style:rotation-align="none" fo:border-top="0.74pt solid #000000"/>
    </style:style>
    <style:style style:name="ce4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41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42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4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4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2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42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428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29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43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</style:style>
    <style:style style:name="ce431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</style:style>
    <style:style style:name="ce432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0.74pt solid #000000"/>
    </style:style>
    <style:style style:name="ce43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43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5.24mm" style:writing-mode="page"/>
    </style:style>
    <style:style style:name="ce43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43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439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440" style:family="table-cell" style:parent-style-name="Default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</style:style>
    <style:style style:name="ce44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4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44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4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5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5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5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45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4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5.24mm" style:writing-mode="page"/>
    </style:style>
    <style:style style:name="ce45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5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6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46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46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6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6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4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467" style:family="table-cell" style:parent-style-name="Default" style:data-style-name="N1003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4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3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7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6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</style:style>
    <style:style style:name="ce477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47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479" style:family="table-cell" style:parent-style-name="Default" style:data-style-name="N10036">
      <style:table-cell-properties fo:border-bottom="0.74pt solid #000000" fo:background-color="#92d05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0" style:family="table-cell" style:parent-style-name="Default" style:data-style-name="N10036">
      <style:table-cell-properties fo:border-bottom="none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1" style:family="table-cell" style:parent-style-name="Default" style:data-style-name="N10036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8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8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8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486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48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8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9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1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>
      <style:table-cell-properties style:cell-protect="none" style:print-content="true"/>
    </style:style>
    <style:style style:name="ce122" style:family="table-cell" style:parent-style-name="Default">
      <style:table-cell-properties fo:border-bottom="none" fo:background-color="#dce6f2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none" fo:background-color="#dce6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 style:rotation-align="none"/>
    </style:style>
    <style:style style:name="ce131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2" style:family="table-cell" style:parent-style-name="Default" style:data-style-name="N219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33" style:family="table-cell" style:parent-style-name="Default" style:data-style-name="N219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3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35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6" style:family="table-cell" style:parent-style-name="Default" style:data-style-name="N219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order-bottom="none" fo:background-color="#dce6f2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50" style:family="table-cell" style:parent-style-name="Default">
      <style:table-cell-properties fo:border-bottom="none" fo:background-color="#99cc66" style:cell-protect="none" style:print-content="true" style:diagonal-bl-tr="none" style:diagonal-tl-br="none" fo:border-left="0.06pt solid #000000" fo:border-right="0.06pt solid #000000" style:rotation-align="none" fo:border-top="0.06pt solid #000000"/>
    </style:style>
    <style:style style:name="ce151" style:family="table-cell" style:parent-style-name="Default">
      <style:table-cell-properties fo:border-bottom="none" fo:background-color="#99cc66" style:cell-protect="none" style:print-content="true" style:diagonal-bl-tr="none" style:diagonal-tl-br="none" fo:border-left="0.06pt solid #000000" fo:border-right="0.06pt solid #000000" style:rotation-align="none" fo:border-top="none"/>
    </style:style>
    <style:style style:name="ce152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</style:style>
    <style:style style:name="ce153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5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7" style:family="table-cell" style:parent-style-name="Default" style:data-style-name="N100">
      <style:table-cell-properties style:rotation-align="top"/>
    </style:style>
    <style:style style:name="ce528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59" style:family="table-cell" style:parent-style-name="Default">
      <style:table-cell-properties fo:background-color="#99cc66" fo:border="0.06pt solid #000000"/>
    </style:style>
    <style:style style:name="ce160" style:family="table-cell" style:parent-style-name="Default">
      <style:table-cell-properties fo:background-color="transparent"/>
    </style:style>
    <style:style style:name="ce161" style:family="table-cell" style:parent-style-name="Default" style:data-style-name="N224">
      <style:table-cell-properties fo:background-color="transparent"/>
    </style:style>
    <style:style style:name="ce162" style:family="table-cell" style:parent-style-name="Default">
      <style:table-cell-properties fo:border-bottom="none" fo:background-color="#99cc66" fo:border-left="0.06pt solid #000000" fo:border-right="none" fo:border-top="0.06pt solid #000000"/>
    </style:style>
    <style:style style:name="ce163" style:family="table-cell" style:parent-style-name="Default">
      <style:table-cell-properties fo:border-bottom="none" fo:border-left="0.06pt solid #000000" fo:border-right="none" fo:border-top="none"/>
    </style:style>
    <style:style style:name="ce164" style:family="table-cell" style:parent-style-name="Default">
      <style:table-cell-properties fo:border-bottom="0.06pt solid #000000" fo:border-left="0.06pt solid #000000" fo:border-right="none" fo:border-top="none"/>
    </style:style>
    <style:style style:name="ce5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99cc6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0.06pt solid #000000" fo:border-left="none" fo:border-right="none" fo:border-top="none"/>
    </style:style>
    <style:style style:name="ce407" style:family="table-cell" style:parent-style-name="Default" style:data-style-name="N0"/>
    <style:style style:name="ce168" style:family="table-cell" style:parent-style-name="Default">
      <style:table-cell-properties fo:border="0.06pt solid #000000"/>
    </style:style>
    <style:style style:name="ce169" style:family="table-cell" style:parent-style-name="Default">
      <style:table-cell-properties fo:border-bottom="none" fo:border-left="none" fo:border-right="none" fo:border-top="0.06pt solid #000000"/>
      <style:map style:condition="is-true-formula([.$C22]=&quot;RED&quot;)" style:apply-style-name="Rojo" style:base-cell-address="GENCODE.C22"/>
      <style:map style:condition="is-true-formula([.$C22]=&quot;GREEN&quot;)" style:apply-style-name="VERDE" style:base-cell-address="GENCODE.C22"/>
      <style:map style:condition="is-true-formula([.$C22]=&quot;ORANGE&quot;)" style:apply-style-name="Sin_20_título1" style:base-cell-address="GENCODE.C22"/>
      <style:map style:condition="is-true-formula([.$C22]=&quot;BLUE&quot;)" style:apply-style-name="AZUL" style:base-cell-address="GENCODE.C22"/>
      <style:map style:condition="is-true-formula([.$C22]=&quot;YELLOW&quot;)" style:apply-style-name="AMARILLO" style:base-cell-address="GENCODE.C22"/>
    </style:style>
    <style:style style:name="ce170" style:family="table-cell" style:parent-style-name="Default">
      <style:table-cell-properties fo:border-bottom="none" fo:border-left="none" fo:border-right="none" fo:border-top="0.06pt solid #000000"/>
      <style:map style:condition="is-true-formula([.$C26]=&quot;RED&quot;)" style:apply-style-name="Rojo" style:base-cell-address="GENCODE.C26"/>
      <style:map style:condition="is-true-formula([.$C26]=&quot;GREEN&quot;)" style:apply-style-name="VERDE" style:base-cell-address="GENCODE.C26"/>
      <style:map style:condition="is-true-formula([.$C26]=&quot;ORANGE&quot;)" style:apply-style-name="Sin_20_título1" style:base-cell-address="GENCODE.C26"/>
      <style:map style:condition="is-true-formula([.$C26]=&quot;BLUE&quot;)" style:apply-style-name="AZUL" style:base-cell-address="GENCODE.C26"/>
      <style:map style:condition="is-true-formula([.$C26]=&quot;YELLOW&quot;)" style:apply-style-name="AMARILLO" style:base-cell-address="GENCODE.C26"/>
    </style:style>
    <style:style style:name="ce171" style:family="table-cell" style:parent-style-name="Default">
      <style:table-cell-properties fo:border-bottom="none" fo:border-left="none" fo:border-right="none" fo:border-top="0.06pt solid #000000"/>
      <style:map style:condition="is-true-formula([.$C30]=&quot;RED&quot;)" style:apply-style-name="Rojo" style:base-cell-address="GENCODE.C30"/>
      <style:map style:condition="is-true-formula([.$C30]=&quot;GREEN&quot;)" style:apply-style-name="VERDE" style:base-cell-address="GENCODE.C30"/>
      <style:map style:condition="is-true-formula([.$C30]=&quot;ORANGE&quot;)" style:apply-style-name="Sin_20_título1" style:base-cell-address="GENCODE.C30"/>
      <style:map style:condition="is-true-formula([.$C30]=&quot;BLUE&quot;)" style:apply-style-name="AZUL" style:base-cell-address="GENCODE.C30"/>
      <style:map style:condition="is-true-formula([.$C30]=&quot;YELLOW&quot;)" style:apply-style-name="AMARILLO" style:base-cell-address="GENCODE.C30"/>
    </style:style>
    <style:style style:name="ce172" style:family="table-cell" style:parent-style-name="Default">
      <style:table-cell-properties fo:border-bottom="none" fo:border-left="none" fo:border-right="none" fo:border-top="0.06pt solid #000000"/>
      <style:map style:condition="is-true-formula([.$C34]=&quot;RED&quot;)" style:apply-style-name="Rojo" style:base-cell-address="GENCODE.C34"/>
      <style:map style:condition="is-true-formula([.$C34]=&quot;GREEN&quot;)" style:apply-style-name="VERDE" style:base-cell-address="GENCODE.C34"/>
      <style:map style:condition="is-true-formula([.$C34]=&quot;ORANGE&quot;)" style:apply-style-name="Sin_20_título1" style:base-cell-address="GENCODE.C34"/>
      <style:map style:condition="is-true-formula([.$C34]=&quot;BLUE&quot;)" style:apply-style-name="AZUL" style:base-cell-address="GENCODE.C34"/>
      <style:map style:condition="is-true-formula([.$C34]=&quot;YELLOW&quot;)" style:apply-style-name="AMARILLO" style:base-cell-address="GENCODE.C34"/>
    </style:style>
    <style:style style:name="ce173" style:family="table-cell" style:parent-style-name="Default">
      <style:table-cell-properties fo:border-bottom="none" fo:border-left="none" fo:border-right="none" fo:border-top="0.06pt solid #000000"/>
      <style:map style:condition="is-true-formula([.$C38]=&quot;RED&quot;)" style:apply-style-name="Rojo" style:base-cell-address="GENCODE.C38"/>
      <style:map style:condition="is-true-formula([.$C38]=&quot;GREEN&quot;)" style:apply-style-name="VERDE" style:base-cell-address="GENCODE.C38"/>
      <style:map style:condition="is-true-formula([.$C38]=&quot;ORANGE&quot;)" style:apply-style-name="Sin_20_título1" style:base-cell-address="GENCODE.C38"/>
      <style:map style:condition="is-true-formula([.$C38]=&quot;BLUE&quot;)" style:apply-style-name="AZUL" style:base-cell-address="GENCODE.C38"/>
      <style:map style:condition="is-true-formula([.$C38]=&quot;YELLOW&quot;)" style:apply-style-name="AMARILLO" style:base-cell-address="GENCODE.C38"/>
    </style:style>
    <style:style style:name="ce174" style:family="table-cell" style:parent-style-name="Default">
      <style:table-cell-properties fo:border-bottom="none" fo:border-left="none" fo:border-right="none" fo:border-top="0.06pt solid #000000"/>
      <style:map style:condition="is-true-formula([.$C42]=&quot;RED&quot;)" style:apply-style-name="Rojo" style:base-cell-address="GENCODE.C42"/>
      <style:map style:condition="is-true-formula([.$C42]=&quot;GREEN&quot;)" style:apply-style-name="VERDE" style:base-cell-address="GENCODE.C42"/>
      <style:map style:condition="is-true-formula([.$C42]=&quot;ORANGE&quot;)" style:apply-style-name="Sin_20_título1" style:base-cell-address="GENCODE.C42"/>
      <style:map style:condition="is-true-formula([.$C42]=&quot;BLUE&quot;)" style:apply-style-name="AZUL" style:base-cell-address="GENCODE.C42"/>
      <style:map style:condition="is-true-formula([.$C42]=&quot;YELLOW&quot;)" style:apply-style-name="AMARILLO" style:base-cell-address="GENCODE.C42"/>
    </style:style>
    <style:style style:name="ce175" style:family="table-cell" style:parent-style-name="Default">
      <style:table-cell-properties fo:border-bottom="none" fo:border-left="none" fo:border-right="none" fo:border-top="0.06pt solid #000000"/>
      <style:map style:condition="is-true-formula([.$C46]=&quot;RED&quot;)" style:apply-style-name="Rojo" style:base-cell-address="GENCODE.C46"/>
      <style:map style:condition="is-true-formula([.$C46]=&quot;GREEN&quot;)" style:apply-style-name="VERDE" style:base-cell-address="GENCODE.C46"/>
      <style:map style:condition="is-true-formula([.$C46]=&quot;ORANGE&quot;)" style:apply-style-name="Sin_20_título1" style:base-cell-address="GENCODE.C46"/>
      <style:map style:condition="is-true-formula([.$C46]=&quot;BLUE&quot;)" style:apply-style-name="AZUL" style:base-cell-address="GENCODE.C46"/>
      <style:map style:condition="is-true-formula([.$C46]=&quot;YELLOW&quot;)" style:apply-style-name="AMARILLO" style:base-cell-address="GENCODE.C46"/>
    </style:style>
    <style:style style:name="ce176" style:family="table-cell" style:parent-style-name="Default">
      <style:table-cell-properties fo:border-bottom="none" fo:border-left="none" fo:border-right="none" fo:border-top="0.06pt solid #000000"/>
      <style:map style:condition="is-true-formula([.$C50]=&quot;RED&quot;)" style:apply-style-name="Rojo" style:base-cell-address="GENCODE.C50"/>
      <style:map style:condition="is-true-formula([.$C50]=&quot;GREEN&quot;)" style:apply-style-name="VERDE" style:base-cell-address="GENCODE.C50"/>
      <style:map style:condition="is-true-formula([.$C50]=&quot;ORANGE&quot;)" style:apply-style-name="Sin_20_título1" style:base-cell-address="GENCODE.C50"/>
      <style:map style:condition="is-true-formula([.$C50]=&quot;BLUE&quot;)" style:apply-style-name="AZUL" style:base-cell-address="GENCODE.C50"/>
      <style:map style:condition="is-true-formula([.$C50]=&quot;YELLOW&quot;)" style:apply-style-name="AMARILLO" style:base-cell-address="GENCODE.C50"/>
    </style:style>
    <style:style style:name="ce177" style:family="table-cell" style:parent-style-name="Default">
      <style:table-cell-properties fo:background-color="#99cc66" style:cell-protect="none" style:print-content="true"/>
    </style:style>
    <style:style style:name="ce178" style:family="table-cell" style:parent-style-name="Default">
      <style:table-cell-properties fo:border-bottom="none" fo:border-left="none" fo:border-right="none" fo:border-top="0.06pt solid #000000"/>
    </style:style>
    <style:style style:name="ce179" style:family="table-cell" style:parent-style-name="Default">
      <style:table-cell-properties fo:border="none"/>
    </style:style>
    <style:style style:name="ce180" style:family="table-cell" style:parent-style-name="Default">
      <style:table-cell-properties style:cell-protect="protected" style:print-content="true" fo:background-color="transparent"/>
    </style:style>
    <style:style style:name="ce181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422" style:family="table-cell" style:parent-style-name="Default" style:data-style-name="N0">
      <style:table-cell-properties fo:border="0.06pt solid #000000"/>
    </style:style>
    <style:style style:name="ce182" style:family="table-cell" style:parent-style-name="Default">
      <style:table-cell-properties fo:border-bottom="none" fo:border-left="none" fo:border-right="0.06pt solid #000000" fo:border-top="0.06pt solid #000000"/>
    </style:style>
    <style:style style:name="ce183" style:family="table-cell" style:parent-style-name="Default">
      <style:table-cell-properties fo:border-bottom="none" fo:border-left="none" fo:border-right="0.06pt solid #000000" fo:border-top="none"/>
    </style:style>
    <style:style style:name="ce184" style:family="table-cell" style:parent-style-name="Default">
      <style:table-cell-properties fo:border-bottom="0.06pt solid #000000" fo:border-left="none" fo:border-right="0.06pt solid #000000" fo:border-top="none"/>
    </style:style>
    <style:style style:name="ce185" style:family="table-cell" style:parent-style-name="Default">
      <style:table-cell-properties fo:background-color="#dddddd"/>
      <style:text-properties style:font-name="Courier New1"/>
    </style:style>
    <style:style style:name="ce427" style:family="table-cell" style:parent-style-name="Default" style:data-style-name="N0">
      <style:table-cell-properties fo:background-color="#dddddd"/>
      <style:text-properties style:font-name="Courier New1"/>
    </style:style>
    <style:style style:name="ce186" style:family="table-cell" style:parent-style-name="Default" style:data-style-name="N21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7" style:family="table-cell" style:parent-style-name="Default">
      <style:text-properties fo:color="#cccccc" fo:font-style="italic" style:font-style-asian="italic" style:font-style-complex="italic"/>
    </style:style>
    <style:style style:name="ce188" style:family="table-cell" style:parent-style-name="Default" style:data-style-name="N219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89" style:family="table-cell" style:parent-style-name="Default" style:data-style-name="N219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9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191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lign="top" fo:border-top="0.06pt solid #000000" style:vertical-align="middle" loext:vertical-justify="auto"/>
      <style:paragraph-properties fo:text-align="center"/>
      <style:map style:condition="is-true-formula([.$C22]=&quot;RED&quot;)" style:apply-style-name="Rojo" style:base-cell-address="GENCODE.Q22"/>
      <style:map style:condition="is-true-formula([.$C22]=&quot;GREEN&quot;)" style:apply-style-name="VERDE" style:base-cell-address="GENCODE.Q22"/>
      <style:map style:condition="is-true-formula([.$C22]=&quot;ORANGE&quot;)" style:apply-style-name="Sin_20_título1" style:base-cell-address="GENCODE.Q22"/>
      <style:map style:condition="is-true-formula([.$C22]=&quot;BLUE&quot;)" style:apply-style-name="AZUL" style:base-cell-address="GENCODE.Q22"/>
      <style:map style:condition="is-true-formula([.$C22]=&quot;YELLOW&quot;)" style:apply-style-name="AMARILLO" style:base-cell-address="GENCODE.Q22"/>
    </style:style>
    <style:style style:name="ce1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map style:condition="is-true-formula([.$C22]=&quot;RED&quot;)" style:apply-style-name="Rojo" style:base-cell-address="GENCODE.Q22"/>
      <style:map style:condition="is-true-formula([.$C22]=&quot;GREEN&quot;)" style:apply-style-name="VERDE" style:base-cell-address="GENCODE.Q22"/>
      <style:map style:condition="is-true-formula([.$C22]=&quot;ORANGE&quot;)" style:apply-style-name="Sin_20_título1" style:base-cell-address="GENCODE.Q22"/>
      <style:map style:condition="is-true-formula([.$C22]=&quot;BLUE&quot;)" style:apply-style-name="AZUL" style:base-cell-address="GENCODE.Q22"/>
      <style:map style:condition="is-true-formula([.$C22]=&quot;YELLOW&quot;)" style:apply-style-name="AMARILLO" style:base-cell-address="GENCODE.Q22"/>
    </style:style>
    <style:style style:name="ce1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map style:condition="is-true-formula([.$C22]=&quot;RED&quot;)" style:apply-style-name="Rojo" style:base-cell-address="GENCODE.Q22"/>
      <style:map style:condition="is-true-formula([.$C22]=&quot;GREEN&quot;)" style:apply-style-name="VERDE" style:base-cell-address="GENCODE.Q22"/>
      <style:map style:condition="is-true-formula([.$C22]=&quot;ORANGE&quot;)" style:apply-style-name="Sin_20_título1" style:base-cell-address="GENCODE.Q22"/>
      <style:map style:condition="is-true-formula([.$C22]=&quot;BLUE&quot;)" style:apply-style-name="AZUL" style:base-cell-address="GENCODE.Q22"/>
      <style:map style:condition="is-true-formula([.$C22]=&quot;YELLOW&quot;)" style:apply-style-name="AMARILLO" style:base-cell-address="GENCODE.Q22"/>
    </style:style>
    <style:style style:name="ce19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map style:condition="is-true-formula([.$C22]=&quot;RED&quot;)" style:apply-style-name="Rojo" style:base-cell-address="GENCODE.Q22"/>
      <style:map style:condition="is-true-formula([.$C22]=&quot;GREEN&quot;)" style:apply-style-name="VERDE" style:base-cell-address="GENCODE.Q22"/>
      <style:map style:condition="is-true-formula([.$C22]=&quot;ORANGE&quot;)" style:apply-style-name="Sin_20_título1" style:base-cell-address="GENCODE.Q22"/>
      <style:map style:condition="is-true-formula([.$C22]=&quot;BLUE&quot;)" style:apply-style-name="AZUL" style:base-cell-address="GENCODE.Q22"/>
      <style:map style:condition="is-true-formula([.$C22]=&quot;YELLOW&quot;)" style:apply-style-name="AMARILLO" style:base-cell-address="GENCODE.Q22"/>
    </style:style>
    <style:style style:name="ce19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 loext:vertical-justify="auto"/>
      <style:paragraph-properties fo:text-align="center" fo:margin-left="0mm"/>
      <style:map style:condition="is-true-formula([.$C22]=&quot;RED&quot;)" style:apply-style-name="Rojo" style:base-cell-address="GENCODE.Q22"/>
      <style:map style:condition="is-true-formula([.$C22]=&quot;GREEN&quot;)" style:apply-style-name="VERDE" style:base-cell-address="GENCODE.Q22"/>
      <style:map style:condition="is-true-formula([.$C22]=&quot;ORANGE&quot;)" style:apply-style-name="Sin_20_título1" style:base-cell-address="GENCODE.Q22"/>
      <style:map style:condition="is-true-formula([.$C22]=&quot;BLUE&quot;)" style:apply-style-name="AZUL" style:base-cell-address="GENCODE.Q22"/>
      <style:map style:condition="is-true-formula([.$C22]=&quot;YELLOW&quot;)" style:apply-style-name="AMARILLO" style:base-cell-address="GENCODE.Q22"/>
    </style:style>
    <style:style style:name="ce1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map style:condition="is-true-formula([.$C22]=&quot;RED&quot;)" style:apply-style-name="Rojo" style:base-cell-address="GENCODE.Q22"/>
      <style:map style:condition="is-true-formula([.$C22]=&quot;GREEN&quot;)" style:apply-style-name="VERDE" style:base-cell-address="GENCODE.Q22"/>
      <style:map style:condition="is-true-formula([.$C22]=&quot;ORANGE&quot;)" style:apply-style-name="Sin_20_título1" style:base-cell-address="GENCODE.Q22"/>
      <style:map style:condition="is-true-formula([.$C22]=&quot;BLUE&quot;)" style:apply-style-name="AZUL" style:base-cell-address="GENCODE.Q22"/>
      <style:map style:condition="is-true-formula([.$C22]=&quot;YELLOW&quot;)" style:apply-style-name="AMARILLO" style:base-cell-address="GENCODE.Q22"/>
    </style:style>
    <style:style style:name="ce197" style:family="table-cell" style:parent-style-name="Default" style:data-style-name="N219">
      <style:table-cell-properties fo:border="0.06pt solid #000000"/>
    </style:style>
    <style:style style:name="ce198" style:family="table-cell" style:parent-style-name="Default" style:data-style-name="N2">
      <style:table-cell-properties fo:border="0.06pt solid #000000"/>
      <style:text-properties style:font-name="Arial" style:font-name-complex="Arial"/>
    </style:style>
    <style:style style:name="ce19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style:diagonal-bl-tr="none" style:diagonal-tl-br="none" fo:border="0.06pt solid #000000" style:rotation-align="none"/>
    </style:style>
    <style:style style:name="ce201" style:family="table-cell" style:parent-style-name="Default" style:data-style-name="N221">
      <style:text-properties fo:color="#cccccc" fo:font-style="italic" style:font-style-asian="italic" style:font-style-complex="italic"/>
    </style:style>
    <style:style style:name="ce202" style:family="table-cell" style:parent-style-name="Default" style:data-style-name="N219">
      <style:text-properties fo:color="#cccccc" fo:font-style="italic" style:font-style-asian="italic" style:font-style-complex="italic"/>
    </style:style>
    <style:style style:name="ce203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style:font-name="Courier New1" fo:font-size="8pt" style:font-size-asian="8pt" style:font-size-complex="8pt"/>
    </style:style>
    <style:style style:name="ce204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Courier New1" fo:font-size="8pt" style:font-size-asian="8pt" style:font-size-complex="8pt"/>
    </style:style>
    <style:style style:name="ce205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Courier New1" fo:font-size="8pt" style:font-size-asian="8pt" style:font-size-complex="8pt"/>
    </style:style>
    <style:style style:name="ce206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207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208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209" style:family="table-cell" style:parent-style-name="Default">
      <style:table-cell-properties fo:background-color="#99cc99" fo:border="0.06pt solid #000000"/>
      <style:text-properties style:font-name="Courier New" fo:font-weight="bold" style:font-weight-asian="bold" style:font-weight-complex="bold"/>
    </style:style>
    <style:style style:name="ce210" style:family="table-cell" style:parent-style-name="Default">
      <style:table-cell-properties fo:border="0.06pt solid #000000"/>
      <style:text-properties style:font-name="Courier New"/>
    </style:style>
    <style:style style:name="ce211" style:family="table-cell" style:parent-style-name="Default">
      <style:table-cell-properties fo:background-color="#99cc99"/>
      <style:text-properties style:font-name="Courier New"/>
    </style:style>
    <style:style style:name="ce212" style:family="table-cell" style:parent-style-name="Default">
      <style:table-cell-properties fo:background-color="#99cc66"/>
    </style:style>
    <style:style style:name="ce213" style:family="table-cell" style:parent-style-name="Default">
      <style:table-cell-properties fo:background-color="#99cc99" fo:border="0.06pt solid #000000"/>
      <style:text-properties style:font-name="Courier New"/>
    </style:style>
    <style:style style:name="ce214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font-name="Courier New" fo:font-weight="bold" style:font-weight-asian="bold" style:font-weight-complex="bold"/>
    </style:style>
    <style:style style:name="ce21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Courier New"/>
    </style:style>
    <style:style style:name="ce216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font-name="Courier New"/>
    </style:style>
    <style:style style:name="ce217" style:family="table-cell" style:parent-style-name="Default">
      <style:table-cell-properties fo:background-color="#99cc99" fo:border="0.06pt solid #000000"/>
      <style:text-properties fo:font-weight="bold" style:font-weight-asian="bold" style:font-weight-complex="bold"/>
    </style:style>
    <style:style style:name="ce218" style:family="table-cell" style:parent-style-name="Default">
      <style:table-cell-properties fo:background-color="#99cc99"/>
    </style:style>
    <style:style style:name="ce219" style:family="table-cell" style:parent-style-name="Default">
      <style:table-cell-properties fo:border-bottom="none" fo:background-color="#dddddd" fo:border-left="0.06pt solid #000000" fo:border-right="none" fo:border-top="none"/>
      <style:text-properties style:font-name="Courier New"/>
    </style:style>
    <style:style style:name="ce220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font-name="Courier New"/>
    </style:style>
    <style:style style:name="ce221" style:family="table-cell" style:parent-style-name="Default">
      <style:table-cell-properties fo:background-color="#99cc99" fo:border="0.06pt solid #000000"/>
    </style:style>
    <style:style style:name="ce222" style:family="table-cell" style:parent-style-name="Default">
      <style:table-cell-properties fo:border-bottom="none" fo:background-color="#dddddd" fo:border-left="none" fo:border-right="none" fo:border-top="0.06pt solid #000000"/>
      <style:text-properties style:font-name="Courier New"/>
    </style:style>
    <style:style style:name="ce223" style:family="table-cell" style:parent-style-name="Default">
      <style:table-cell-properties fo:background-color="#dddddd"/>
      <style:text-properties style:font-name="Courier New"/>
    </style:style>
    <style:style style:name="ce224" style:family="table-cell" style:parent-style-name="Default">
      <style:table-cell-properties fo:border-bottom="0.06pt solid #000000" fo:background-color="#dddddd" fo:border-left="none" fo:border-right="none" fo:border-top="none"/>
      <style:text-properties style:font-name="Courier New"/>
    </style:style>
    <style:style style:name="ce225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font-name="Courier New"/>
    </style:style>
    <style:style style:name="ce226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Courier New"/>
    </style:style>
    <style:style style:name="ce227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style:font-name="Courier New"/>
    </style:style>
    <style:style style:name="ce228" style:family="table-cell" style:parent-style-name="Default">
      <style:table-cell-properties fo:background-color="#e6e6e6" fo:border="0.06pt solid #000000"/>
    </style:style>
    <style:style style:name="ce229" style:family="table-cell" style:parent-style-name="Default" style:data-style-name="N100">
      <style:table-cell-properties fo:background-color="#e6e6e6" fo:border="0.06pt solid #000000" style:rotation-align="top"/>
    </style:style>
    <style:style style:name="ce230" style:family="table-cell" style:parent-style-name="Default">
      <style:table-cell-properties fo:border-bottom="none" fo:background-color="#e6e6e6" fo:border-left="0.06pt solid #000000" fo:border-right="none" fo:border-top="0.06pt solid #000000"/>
    </style:style>
    <style:style style:name="ce231" style:family="table-cell" style:parent-style-name="Default">
      <style:table-cell-properties fo:background-color="#e6e6e6" fo:border="none"/>
    </style:style>
    <style:style style:name="ce232" style:family="table-cell" style:parent-style-name="Default">
      <style:table-cell-properties fo:background-color="#aecf00"/>
    </style:style>
    <style:style style:name="ce233" style:family="table-cell" style:parent-style-name="Default">
      <style:table-cell-properties fo:background-color="#e6e6e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7" style:family="table-cell" style:parent-style-name="Default">
      <style:table-cell-properties fo:border-bottom="none" fo:border-left="none" fo:border-right="none" fo:border-top="0.06pt solid #000000"/>
      <style:map style:condition="is-true-formula([.$C22]=&quot;RED&quot;)" style:apply-style-name="Rojo" style:base-cell-address="GENCODE.C22"/>
      <style:map style:condition="is-true-formula([.$C22]=&quot;GREEN&quot;)" style:apply-style-name="VERDE" style:base-cell-address="GENCODE.C22"/>
      <style:map style:condition="is-true-formula([.$C22]=&quot;ORANGE&quot;)" style:apply-style-name="Sin_20_título1" style:base-cell-address="GENCODE.C22"/>
      <style:map style:condition="is-true-formula([.$C22]=&quot;BLUE&quot;)" style:apply-style-name="AZUL" style:base-cell-address="GENCODE.C22"/>
      <style:map style:condition="is-true-formula([.$C22]=&quot;YELLOW&quot;)" style:apply-style-name="AMARILLO" style:base-cell-address="GENCODE.C22"/>
    </style:style>
    <style:style style:name="ce235" style:family="table-cell" style:parent-style-name="Default">
      <style:map style:condition="is-true-formula([.$C22]=&quot;RED&quot;)" style:apply-style-name="Rojo" style:base-cell-address="GENCODE.C22"/>
      <style:map style:condition="is-true-formula([.$C22]=&quot;GREEN&quot;)" style:apply-style-name="VERDE" style:base-cell-address="GENCODE.C22"/>
      <style:map style:condition="is-true-formula([.$C22]=&quot;ORANGE&quot;)" style:apply-style-name="Sin_20_título1" style:base-cell-address="GENCODE.C22"/>
      <style:map style:condition="is-true-formula([.$C22]=&quot;BLUE&quot;)" style:apply-style-name="AZUL" style:base-cell-address="GENCODE.C22"/>
      <style:map style:condition="is-true-formula([.$C22]=&quot;YELLOW&quot;)" style:apply-style-name="AMARILLO" style:base-cell-address="GENCODE.C22"/>
    </style:style>
    <style:style style:name="ce236" style:family="table-cell" style:parent-style-name="Default">
      <style:table-cell-properties fo:border-bottom="0.06pt solid #000000" fo:border-left="none" fo:border-right="none" fo:border-top="none"/>
      <style:map style:condition="is-true-formula([.$C22]=&quot;RED&quot;)" style:apply-style-name="Rojo" style:base-cell-address="GENCODE.C22"/>
      <style:map style:condition="is-true-formula([.$C22]=&quot;GREEN&quot;)" style:apply-style-name="VERDE" style:base-cell-address="GENCODE.C22"/>
      <style:map style:condition="is-true-formula([.$C22]=&quot;ORANGE&quot;)" style:apply-style-name="Sin_20_título1" style:base-cell-address="GENCODE.C22"/>
      <style:map style:condition="is-true-formula([.$C22]=&quot;BLUE&quot;)" style:apply-style-name="AZUL" style:base-cell-address="GENCODE.C22"/>
      <style:map style:condition="is-true-formula([.$C22]=&quot;YELLOW&quot;)" style:apply-style-name="AMARILLO" style:base-cell-address="GENCODE.C22"/>
    </style:style>
    <style:style style:name="ce237" style:family="table-cell" style:parent-style-name="Default" style:data-style-name="N219"/>
    <style:style style:name="ce611" style:family="table-cell" style:parent-style-name="Default" style:data-style-name="N219">
      <style:table-cell-properties fo:background-color="#dddddd" fo:border="0.06pt solid #000000"/>
      <style:text-properties fo:font-weight="bold" style:font-weight-asian="bold" style:font-weight-complex="bold"/>
    </style:style>
    <style:style style:name="ce239" style:family="table-cell" style:parent-style-name="Default" style:data-style-name="N219">
      <style:table-cell-properties fo:border-bottom="0.74pt dotted #000000" style:text-align-source="fix" style:repeat-content="false" fo:border-left="none" fo:border-right="none" fo:border-top="none"/>
      <style:paragraph-properties fo:text-align="end" fo:margin-left="0mm"/>
    </style:style>
    <style:style style:name="ce240" style:family="table-cell" style:parent-style-name="Default" style:data-style-name="N219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241" style:family="table-cell" style:parent-style-name="Default" style:data-style-name="N219">
      <style:table-cell-properties style:text-align-source="fix" style:repeat-content="false" fo:border="none"/>
      <style:paragraph-properties fo:text-align="end" fo:margin-left="0mm"/>
    </style:style>
    <style:style style:name="ce242" style:family="table-cell" style:parent-style-name="Default" style:data-style-name="N219">
      <style:table-cell-properties fo:border-bottom="0.74pt dotted #000000" fo:border-left="none" fo:border-right="none" fo:border-top="none"/>
    </style:style>
    <style:style style:name="ce243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lign="top" fo:border-top="0.06pt solid #000000" style:vertical-align="middle" loext:vertical-justify="auto"/>
      <style:paragraph-properties fo:text-align="center"/>
      <style:text-properties style:font-name="Arial" fo:font-size="10pt" style:font-size-asian="10pt" style:font-size-complex="10pt"/>
      <style:map style:condition="is-true-formula([.$C22]=&quot;RED&quot;)" style:apply-style-name="Rojo" style:base-cell-address="GENCODE.C22"/>
      <style:map style:condition="is-true-formula([.$C22]=&quot;GREEN&quot;)" style:apply-style-name="VERDE" style:base-cell-address="GENCODE.C22"/>
      <style:map style:condition="is-true-formula([.$C22]=&quot;ORANGE&quot;)" style:apply-style-name="Sin_20_título1" style:base-cell-address="GENCODE.C22"/>
      <style:map style:condition="is-true-formula([.$C22]=&quot;BLUE&quot;)" style:apply-style-name="AZUL" style:base-cell-address="GENCODE.C22"/>
      <style:map style:condition="is-true-formula([.$C22]=&quot;YELLOW&quot;)" style:apply-style-name="AMARILLO" style:base-cell-address="GENCODE.C22"/>
    </style:style>
    <style:style style:name="ce2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1a1a1a" style:font-name="Arial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  <style:map style:condition="is-true-formula([.$C22]=&quot;RED&quot;)" style:apply-style-name="Rojo" style:base-cell-address="GENCODE.C22"/>
      <style:map style:condition="is-true-formula([.$C22]=&quot;GREEN&quot;)" style:apply-style-name="VERDE" style:base-cell-address="GENCODE.C22"/>
      <style:map style:condition="is-true-formula([.$C22]=&quot;ORANGE&quot;)" style:apply-style-name="Sin_20_título1" style:base-cell-address="GENCODE.C22"/>
      <style:map style:condition="is-true-formula([.$C22]=&quot;BLUE&quot;)" style:apply-style-name="AZUL" style:base-cell-address="GENCODE.C22"/>
      <style:map style:condition="is-true-formula([.$C22]=&quot;YELLOW&quot;)" style:apply-style-name="AMARILLO" style:base-cell-address="GENCODE.C22"/>
    </style:style>
    <style:style style:name="ce245" style:family="table-cell" style:parent-style-name="Default">
      <style:table-cell-properties fo:border-bottom="0.74pt dotte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Arial" fo:font-size="10pt" style:font-size-asian="10pt" style:font-size-complex="10pt"/>
      <style:map style:condition="is-true-formula([.$C22]=&quot;RED&quot;)" style:apply-style-name="Rojo" style:base-cell-address="GENCODE.C22"/>
      <style:map style:condition="is-true-formula([.$C22]=&quot;GREEN&quot;)" style:apply-style-name="VERDE" style:base-cell-address="GENCODE.C22"/>
      <style:map style:condition="is-true-formula([.$C22]=&quot;ORANGE&quot;)" style:apply-style-name="Sin_20_título1" style:base-cell-address="GENCODE.C22"/>
      <style:map style:condition="is-true-formula([.$C22]=&quot;BLUE&quot;)" style:apply-style-name="AZUL" style:base-cell-address="GENCODE.C22"/>
      <style:map style:condition="is-true-formula([.$C22]=&quot;YELLOW&quot;)" style:apply-style-name="AMARILLO" style:base-cell-address="GENCODE.C22"/>
    </style:style>
    <style:style style:name="ce2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Arial" fo:font-size="10pt" style:font-size-asian="10pt" style:font-size-complex="10pt"/>
      <style:map style:condition="is-true-formula([.$C22]=&quot;RED&quot;)" style:apply-style-name="Rojo" style:base-cell-address="GENCODE.C22"/>
      <style:map style:condition="is-true-formula([.$C22]=&quot;GREEN&quot;)" style:apply-style-name="VERDE" style:base-cell-address="GENCODE.C22"/>
      <style:map style:condition="is-true-formula([.$C22]=&quot;ORANGE&quot;)" style:apply-style-name="Sin_20_título1" style:base-cell-address="GENCODE.C22"/>
      <style:map style:condition="is-true-formula([.$C22]=&quot;BLUE&quot;)" style:apply-style-name="AZUL" style:base-cell-address="GENCODE.C22"/>
      <style:map style:condition="is-true-formula([.$C22]=&quot;YELLOW&quot;)" style:apply-style-name="AMARILLO" style:base-cell-address="GENCODE.C22"/>
    </style:style>
    <style:style style:name="ce24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 loext:vertical-justify="auto"/>
      <style:paragraph-properties fo:text-align="center" fo:margin-left="0mm"/>
      <style:text-properties style:font-name="Arial" fo:font-size="10pt" style:font-size-asian="10pt" style:font-size-complex="10pt"/>
      <style:map style:condition="is-true-formula([.$C22]=&quot;RED&quot;)" style:apply-style-name="Rojo" style:base-cell-address="GENCODE.C22"/>
      <style:map style:condition="is-true-formula([.$C22]=&quot;GREEN&quot;)" style:apply-style-name="VERDE" style:base-cell-address="GENCODE.C22"/>
      <style:map style:condition="is-true-formula([.$C22]=&quot;ORANGE&quot;)" style:apply-style-name="Sin_20_título1" style:base-cell-address="GENCODE.C22"/>
      <style:map style:condition="is-true-formula([.$C22]=&quot;BLUE&quot;)" style:apply-style-name="AZUL" style:base-cell-address="GENCODE.C22"/>
      <style:map style:condition="is-true-formula([.$C22]=&quot;YELLOW&quot;)" style:apply-style-name="AMARILLO" style:base-cell-address="GENCODE.C22"/>
    </style:style>
    <style:style style:name="ce2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Arial" fo:font-size="10pt" style:font-size-asian="10pt" style:font-size-complex="10pt"/>
      <style:map style:condition="is-true-formula([.$C22]=&quot;RED&quot;)" style:apply-style-name="Rojo" style:base-cell-address="GENCODE.C22"/>
      <style:map style:condition="is-true-formula([.$C22]=&quot;GREEN&quot;)" style:apply-style-name="VERDE" style:base-cell-address="GENCODE.C22"/>
      <style:map style:condition="is-true-formula([.$C22]=&quot;ORANGE&quot;)" style:apply-style-name="Sin_20_título1" style:base-cell-address="GENCODE.C22"/>
      <style:map style:condition="is-true-formula([.$C22]=&quot;BLUE&quot;)" style:apply-style-name="AZUL" style:base-cell-address="GENCODE.C22"/>
      <style:map style:condition="is-true-formula([.$C22]=&quot;YELLOW&quot;)" style:apply-style-name="AMARILLO" style:base-cell-address="GENCODE.C22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Arial" fo:font-size="10pt" style:font-size-asian="10pt" style:font-size-complex="10pt"/>
      <style:map style:condition="is-true-formula([.$C22]=&quot;RED&quot;)" style:apply-style-name="Rojo" style:base-cell-address="GENCODE.C22"/>
      <style:map style:condition="is-true-formula([.$C22]=&quot;GREEN&quot;)" style:apply-style-name="VERDE" style:base-cell-address="GENCODE.C22"/>
      <style:map style:condition="is-true-formula([.$C22]=&quot;ORANGE&quot;)" style:apply-style-name="Sin_20_título1" style:base-cell-address="GENCODE.C22"/>
      <style:map style:condition="is-true-formula([.$C22]=&quot;BLUE&quot;)" style:apply-style-name="AZUL" style:base-cell-address="GENCODE.C22"/>
      <style:map style:condition="is-true-formula([.$C22]=&quot;YELLOW&quot;)" style:apply-style-name="AMARILLO" style:base-cell-address="GENCODE.C22"/>
    </style:style>
    <style:style style:name="ce250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style:font-name="Courier New"/>
    </style:style>
    <style:style style:name="ce251" style:family="table-cell" style:parent-style-name="Default">
      <style:table-cell-properties fo:border-bottom="none" fo:background-color="#e6e6e6" fo:border-left="0.06pt solid #000000" fo:border-right="none" fo:border-top="0.06pt solid #000000"/>
      <style:text-properties style:font-name="Courier New"/>
    </style:style>
    <style:style style:name="ce252" style:family="table-cell" style:parent-style-name="Default">
      <style:table-cell-properties fo:border-bottom="none" fo:background-color="#e6e6e6" fo:border-left="0.06pt solid #000000" fo:border-right="none" fo:border-top="none"/>
      <style:text-properties style:font-name="Courier New"/>
    </style:style>
    <style:style style:name="ce253" style:family="table-cell" style:parent-style-name="Default">
      <style:table-cell-properties fo:border-bottom="0.06pt solid #000000" fo:background-color="#e6e6e6" fo:border-left="0.06pt solid #000000" fo:border-right="none" fo:border-top="none"/>
      <style:text-properties style:font-name="Courier New"/>
    </style:style>
    <style:style style:name="ce254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255" style:family="table-cell" style:parent-style-name="Default">
      <style:table-cell-properties fo:background-color="#e6e6e6"/>
    </style:style>
    <style:style style:name="ce256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257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258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259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gr1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9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9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.6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4.74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7.41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9.64mm" fo:padding-top="1mm" fo:padding-bottom="1mm" fo:padding-left="1mm" fo:padding-right="1mm" draw:shadow="hidden" draw:shadow-offset-x="1mm" draw:shadow-offset-y="1mm" draw:caption-escape-direction="auto"/>
    </style:style>
    <style:style style:name="gr1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1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aTypes.$B$2:.$B$11])" table:allow-empty-cell="true" table:display-list="unsorted" table:base-cell-address="DataTypes.G7">
          <table:error-message table:message-type="stop" table:display="true"/>
        </table:content-validation>
        <table:content-validation table:name="val2" table:condition="of:cell-content-is-in-list([.$A$6:.$A$14])" table:allow-empty-cell="true" table:display-list="unsorted" table:base-cell-address="KEYP.A49">
          <table:error-message table:message-type="stop" table:display="true"/>
        </table:content-validation>
        <table:content-validation table:name="val3" table:condition="of:cell-content-is-in-list(&quot;RED&quot;;&quot;ORANGE&quot;;&quot;YELLOW&quot;;&quot;GREEN&quot;;&quot;BLUE&quot;)" table:allow-empty-cell="true" table:display-list="unsorted" table:base-cell-address="GENCODE.C22">
          <table:error-message table:message-type="stop" table:display="true"/>
        </table:content-validation>
        <table:content-validation table:name="val4" table:base-cell-address="GENCODE_HYST.A50">
          <table:error-message table:message-type="stop" table:display="true"/>
        </table:content-validation>
      </table:content-validations>
      <table:table table:name="Cov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ce370" office:value-type="string" calcext:value-type="string">
            <office:annotation draw:style-name="gr1" draw:text-style-name="P2" svg:width="40.46mm" svg:height="21.46mm" svg:x="27.61mm" svg:y="0mm" draw:caption-point-x="-0.85mm" draw:caption-point-y="0.1mm">
              <dc:date>2014-09-12T00:00:00</dc:date>
              <text:p text:style-name="P1"><text:span text:style-name="T1">F30JJV0:</text:span></text:p>
              <text:p text:style-name="P1"><text:span text:style-name="T2">Product name</text:span></text:p>
            </office:annotation>
            <text:p>KEYP</text:p>
          </table:table-cell>
          <table:table-cell table:style-name="ce392" office:value-type="string" calcext:value-type="string" table:number-columns-spanned="12" table:number-rows-spanned="1">
            <text:p>UCANca 1D Discretizer Specification</text:p>
          </table:table-cell>
          <table:covered-table-cell table:number-columns-repeated="10" table:style-name="ce413"/>
          <table:covered-table-cell table:style-name="ce392"/>
          <table:table-cell table:number-columns-repeated="1011"/>
        </table:table-row>
        <table:table-row table:style-name="ro2">
          <table:table-cell table:style-name="ce371" office:value-type="string" calcext:value-type="string" table:number-columns-spanned="13" table:number-rows-spanned="1">
            <office:annotation draw:style-name="gr2" draw:text-style-name="P2" svg:width="40.7mm" svg:height="20.94mm" svg:x="298.55mm" svg:y="2.14mm" draw:caption-point-x="21.83mm" draw:caption-point-y="7.22mm">
              <dc:date>2014-09-12T00:00:00</dc:date>
              <text:p text:style-name="P1"><text:span text:style-name="T1">Txinto:</text:span></text:p>
              <text:p text:style-name="P1"><text:span text:style-name="T2">Project Name</text:span></text:p>
              <text:p text:style-name="P1"><text:span text:style-name="T2"/></text:p>
            </office:annotation>
            <text:p>cosmoBots</text:p>
          </table:table-cell>
          <table:covered-table-cell table:number-columns-repeated="11" table:style-name="ce393"/>
          <table:covered-table-cell table:style-name="ce473"/>
          <table:table-cell table:number-columns-repeated="1011"/>
        </table:table-row>
        <table:table-row table:style-name="ro3">
          <table:table-cell table:style-name="ce372" office:value-type="string" calcext:value-type="string" table:number-columns-spanned="13" table:number-rows-spanned="1">
            <text:p>XXX</text:p>
          </table:table-cell>
          <table:covered-table-cell table:number-columns-repeated="11" table:style-name="ce394"/>
          <table:covered-table-cell table:style-name="ce474"/>
          <table:table-cell table:number-columns-repeated="1011"/>
        </table:table-row>
        <table:table-row table:style-name="ro4">
          <table:table-cell table:style-name="ce373" table:number-columns-repeated="13"/>
          <table:table-cell table:number-columns-repeated="1011"/>
        </table:table-row>
        <table:table-row table:style-name="ro4">
          <table:table-cell table:style-name="ce374" office:value-type="string" calcext:value-type="string" table:number-columns-spanned="13" table:number-rows-spanned="1">
            <text:p>Identification</text:p>
          </table:table-cell>
          <table:covered-table-cell table:number-columns-repeated="11" table:style-name="ce395"/>
          <table:covered-table-cell table:style-name="ce475"/>
          <table:table-cell table:number-columns-repeated="1011"/>
        </table:table-row>
        <table:table-row table:style-name="ro5">
          <table:table-cell table:style-name="ce375" office:value-type="string" calcext:value-type="string" table:number-columns-spanned="2" table:number-rows-spanned="1">
            <text:p>Reference:</text:p>
          </table:table-cell>
          <table:covered-table-cell table:style-name="ce396"/>
          <table:table-cell table:style-name="ce414" table:formula="of:=CONCATENATE(&quot;uCANca_&quot;;[.A1];&quot;_1D_Discretizer_Spec_&quot;;[.A3])" office:value-type="string" office:string-value="uCANca_KEYP_1D_Discretizer_Spec_XXX" calcext:value-type="string" table:number-columns-spanned="4" table:number-rows-spanned="1">
            <text:p>uCANca_KEYP_1D_Discretizer_Spec_XXX</text:p>
          </table:table-cell>
          <table:covered-table-cell table:number-columns-repeated="3" table:style-name="ce430"/>
          <table:table-cell table:style-name="ce430" table:number-columns-repeated="6"/>
          <table:table-cell table:style-name="ce476"/>
          <table:table-cell table:number-columns-repeated="1011"/>
        </table:table-row>
        <table:table-row table:style-name="ro5">
          <table:table-cell table:style-name="ce376" office:value-type="string" calcext:value-type="string" table:number-columns-spanned="2" table:number-rows-spanned="1">
            <text:p>Version:</text:p>
          </table:table-cell>
          <table:covered-table-cell table:style-name="ce397"/>
          <table:table-cell table:style-name="ce415" office:value-type="string" calcext:value-type="string">
            <text:p>1.0</text:p>
          </table:table-cell>
          <table:table-cell table:style-name="ce431" table:number-columns-repeated="9"/>
          <table:table-cell table:style-name="ce477"/>
          <table:table-cell table:number-columns-repeated="1011"/>
        </table:table-row>
        <table:table-row table:style-name="ro5">
          <table:table-cell table:style-name="ce377" office:value-type="string" calcext:value-type="string" table:number-columns-spanned="2" table:number-rows-spanned="1">
            <text:p>Date:</text:p>
          </table:table-cell>
          <table:covered-table-cell table:style-name="ce398"/>
          <table:table-cell table:style-name="ce416" office:value-type="date" office:date-value="2014-11-12" calcext:value-type="date">
            <text:p>2014-11-12</text:p>
          </table:table-cell>
          <table:table-cell table:style-name="ce432" table:number-columns-repeated="9"/>
          <table:table-cell table:style-name="ce478"/>
          <table:table-cell table:number-columns-repeated="1011"/>
        </table:table-row>
        <table:table-row table:style-name="ro4">
          <table:table-cell table:style-name="ce373" table:number-columns-repeated="13"/>
          <table:table-cell table:number-columns-repeated="1011"/>
        </table:table-row>
        <table:table-row table:style-name="ro4">
          <table:table-cell table:style-name="ce374" office:value-type="string" calcext:value-type="string" table:number-columns-spanned="13" table:number-rows-spanned="1">
            <text:p>Reference documents</text:p>
          </table:table-cell>
          <table:covered-table-cell table:number-columns-repeated="11" table:style-name="ce395"/>
          <table:covered-table-cell table:style-name="ce475"/>
          <table:table-cell table:number-columns-repeated="1011"/>
        </table:table-row>
        <table:table-row table:style-name="ro4">
          <table:table-cell table:style-name="ce378" office:value-type="string" calcext:value-type="string" table:number-columns-spanned="3" table:number-rows-spanned="1">
            <text:p>Reference</text:p>
          </table:table-cell>
          <table:covered-table-cell table:style-name="ce399"/>
          <table:covered-table-cell table:style-name="ce417"/>
          <table:table-cell table:style-name="ce383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404"/>
          <table:covered-table-cell table:style-name="ce435"/>
          <table:table-cell table:style-name="ce386" office:value-type="string" calcext:value-type="string">
            <text:p>Date</text:p>
          </table:table-cell>
          <table:table-cell table:number-columns-repeated="1011"/>
        </table:table-row>
        <table:table-row table:style-name="ro6">
          <table:table-cell table:style-name="ce379" table:number-columns-spanned="3" table:number-rows-spanned="1"/>
          <table:covered-table-cell table:style-name="ce400"/>
          <table:covered-table-cell table:style-name="ce418"/>
          <table:table-cell table:style-name="ce433" table:number-columns-spanned="9" table:number-rows-spanned="1"/>
          <table:covered-table-cell table:number-columns-repeated="7" table:style-name="ce400"/>
          <table:covered-table-cell table:style-name="ce418"/>
          <table:table-cell table:style-name="ce479"/>
          <table:table-cell table:number-columns-repeated="1011"/>
        </table:table-row>
        <table:table-row table:style-name="ro6">
          <table:table-cell table:style-name="ce380" table:number-columns-spanned="3" table:number-rows-spanned="1"/>
          <table:covered-table-cell table:style-name="ce401"/>
          <table:covered-table-cell table:style-name="ce419"/>
          <table:table-cell table:style-name="ce434" table:number-columns-spanned="9" table:number-rows-spanned="1"/>
          <table:covered-table-cell table:number-columns-repeated="7" table:style-name="ce402"/>
          <table:covered-table-cell table:style-name="ce420"/>
          <table:table-cell table:style-name="ce480"/>
          <table:table-cell table:number-columns-repeated="1011"/>
        </table:table-row>
        <table:table-row table:style-name="ro6">
          <table:table-cell table:style-name="ce381" table:number-columns-spanned="3" table:number-rows-spanned="1"/>
          <table:covered-table-cell table:style-name="ce402"/>
          <table:covered-table-cell table:style-name="ce420"/>
          <table:table-cell table:style-name="ce434" table:number-columns-spanned="9" table:number-rows-spanned="1"/>
          <table:covered-table-cell table:number-columns-repeated="7" table:style-name="ce402"/>
          <table:covered-table-cell table:style-name="ce420"/>
          <table:table-cell table:style-name="ce480"/>
          <table:table-cell table:number-columns-repeated="1011"/>
        </table:table-row>
        <table:table-row table:style-name="ro4">
          <table:table-cell table:style-name="ce382" table:number-columns-spanned="3" table:number-rows-spanned="1"/>
          <table:covered-table-cell table:style-name="ce403"/>
          <table:covered-table-cell table:style-name="ce421"/>
          <table:table-cell table:style-name="ce405" table:number-columns-spanned="9" table:number-rows-spanned="1"/>
          <table:covered-table-cell table:number-columns-repeated="7" table:style-name="ce403"/>
          <table:covered-table-cell table:style-name="ce421"/>
          <table:table-cell table:style-name="ce481"/>
          <table:table-cell table:number-columns-repeated="1011"/>
        </table:table-row>
        <table:table-row table:style-name="ro4">
          <table:table-cell table:style-name="ce373" table:number-columns-repeated="13"/>
          <table:table-cell table:number-columns-repeated="1011"/>
        </table:table-row>
        <table:table-row table:style-name="ro4">
          <table:table-cell table:style-name="ce374" office:value-type="string" calcext:value-type="string" table:number-columns-spanned="13" table:number-rows-spanned="1">
            <text:p>Author(s)</text:p>
          </table:table-cell>
          <table:covered-table-cell table:number-columns-repeated="11" table:style-name="ce395"/>
          <table:covered-table-cell table:style-name="ce475"/>
          <table:table-cell table:number-columns-repeated="1011"/>
        </table:table-row>
        <table:table-row table:style-name="ro4">
          <table:table-cell table:style-name="ce383" office:value-type="string" calcext:value-type="string" table:number-columns-spanned="4" table:number-rows-spanned="1">
            <text:p>Name</text:p>
          </table:table-cell>
          <table:covered-table-cell table:number-columns-repeated="2" table:style-name="ce404"/>
          <table:covered-table-cell table:style-name="ce435"/>
          <table:table-cell table:style-name="ce386" office:value-type="string" calcext:value-type="string">
            <text:p>Initial</text:p>
          </table:table-cell>
          <table:table-cell table:style-name="ce383" office:value-type="string" calcext:value-type="string" table:number-columns-spanned="8" table:number-rows-spanned="1">
            <text:p>Function</text:p>
          </table:table-cell>
          <table:covered-table-cell table:number-columns-repeated="6" table:style-name="ce404"/>
          <table:covered-table-cell table:style-name="ce435"/>
          <table:table-cell table:number-columns-repeated="1011"/>
        </table:table-row>
        <table:table-row table:style-name="ro6">
          <table:table-cell table:style-name="ce384" office:value-type="string" calcext:value-type="string" table:number-columns-spanned="4" table:number-rows-spanned="1">
            <text:p>Txinto Vaz</text:p>
          </table:table-cell>
          <table:covered-table-cell table:number-columns-repeated="2" table:style-name="ce400"/>
          <table:covered-table-cell table:style-name="ce418"/>
          <table:table-cell table:style-name="ce440" office:value-type="string" calcext:value-type="string">
            <text:p>TV</text:p>
          </table:table-cell>
          <table:table-cell table:style-name="ce445" office:value-type="string" calcext:value-type="string" table:number-columns-spanned="8" table:number-rows-spanned="1">
            <text:p>SW/System Product Engineer</text:p>
          </table:table-cell>
          <table:covered-table-cell table:number-columns-repeated="6" table:style-name="ce451"/>
          <table:covered-table-cell table:style-name="ce482"/>
          <table:table-cell table:number-columns-repeated="1011"/>
        </table:table-row>
        <table:table-row table:style-name="ro4">
          <table:table-cell table:style-name="ce382" table:number-columns-spanned="4" table:number-rows-spanned="1"/>
          <table:covered-table-cell table:number-columns-repeated="2" table:style-name="ce403"/>
          <table:covered-table-cell table:style-name="ce421"/>
          <table:table-cell table:style-name="ce441"/>
          <table:table-cell table:style-name="ce446" table:number-columns-spanned="8" table:number-rows-spanned="1"/>
          <table:covered-table-cell table:number-columns-repeated="6" table:style-name="ce452"/>
          <table:covered-table-cell table:style-name="ce483"/>
          <table:table-cell table:number-columns-repeated="1011"/>
        </table:table-row>
        <table:table-row table:style-name="ro4">
          <table:table-cell table:style-name="ce373" table:number-columns-repeated="13"/>
          <table:table-cell table:number-columns-repeated="1011"/>
        </table:table-row>
        <table:table-row table:style-name="ro4">
          <table:table-cell table:style-name="ce374" office:value-type="string" calcext:value-type="string" table:number-columns-spanned="13" table:number-rows-spanned="1">
            <text:p>Reviewer(s)</text:p>
          </table:table-cell>
          <table:covered-table-cell table:number-columns-repeated="11" table:style-name="ce395"/>
          <table:covered-table-cell table:style-name="ce475"/>
          <table:table-cell table:number-columns-repeated="1011"/>
        </table:table-row>
        <table:table-row table:style-name="ro4">
          <table:table-cell table:style-name="ce383" office:value-type="string" calcext:value-type="string" table:number-columns-spanned="4" table:number-rows-spanned="1">
            <text:p>Name</text:p>
          </table:table-cell>
          <table:covered-table-cell table:number-columns-repeated="2" table:style-name="ce404"/>
          <table:covered-table-cell table:style-name="ce435"/>
          <table:table-cell table:style-name="ce386" office:value-type="string" calcext:value-type="string">
            <text:p>Initial</text:p>
          </table:table-cell>
          <table:table-cell table:style-name="ce447" office:value-type="string" calcext:value-type="string" table:number-columns-spanned="6" table:number-rows-spanned="1">
            <text:p>Function</text:p>
          </table:table-cell>
          <table:covered-table-cell table:number-columns-repeated="5" table:style-name="ce404"/>
          <table:table-cell table:style-name="ce383" office:value-type="string" calcext:value-type="string" table:number-columns-spanned="2" table:number-rows-spanned="1">
            <text:p>Date</text:p>
          </table:table-cell>
          <table:covered-table-cell table:style-name="ce435"/>
          <table:table-cell table:number-columns-repeated="1011"/>
        </table:table-row>
        <table:table-row table:style-name="ro6">
          <table:table-cell table:style-name="ce379" table:number-columns-spanned="4" table:number-rows-spanned="1"/>
          <table:covered-table-cell table:number-columns-repeated="2" table:style-name="ce400"/>
          <table:covered-table-cell table:style-name="ce418"/>
          <table:table-cell table:style-name="ce442"/>
          <table:table-cell table:style-name="ce442" table:number-columns-spanned="6" table:number-rows-spanned="1"/>
          <table:covered-table-cell table:number-columns-repeated="4" table:style-name="ce451"/>
          <table:covered-table-cell table:style-name="ce458"/>
          <table:table-cell table:style-name="ce463" table:number-columns-spanned="2" table:number-rows-spanned="1"/>
          <table:covered-table-cell table:style-name="ce482"/>
          <table:table-cell table:number-columns-repeated="1011"/>
        </table:table-row>
        <table:table-row table:style-name="ro6">
          <table:table-cell table:style-name="ce381" table:number-columns-spanned="4" table:number-rows-spanned="1"/>
          <table:covered-table-cell table:number-columns-repeated="2" table:style-name="ce402"/>
          <table:covered-table-cell table:style-name="ce420"/>
          <table:table-cell table:style-name="ce443"/>
          <table:table-cell table:style-name="ce443" table:number-columns-spanned="6" table:number-rows-spanned="1"/>
          <table:covered-table-cell table:number-columns-repeated="4" table:style-name="ce453"/>
          <table:covered-table-cell table:style-name="ce459"/>
          <table:table-cell table:style-name="ce464" table:number-columns-spanned="2" table:number-rows-spanned="1"/>
          <table:covered-table-cell table:style-name="ce484"/>
          <table:table-cell table:number-columns-repeated="1011"/>
        </table:table-row>
        <table:table-row table:style-name="ro4">
          <table:table-cell table:style-name="ce382" table:number-columns-spanned="4" table:number-rows-spanned="1"/>
          <table:covered-table-cell table:number-columns-repeated="3" table:style-name="ce405"/>
          <table:table-cell table:style-name="ce441"/>
          <table:table-cell table:style-name="ce448" table:number-columns-spanned="6" table:number-rows-spanned="1"/>
          <table:covered-table-cell table:number-columns-repeated="5" table:style-name="ce448"/>
          <table:table-cell table:style-name="ce446" table:number-columns-spanned="2" table:number-rows-spanned="1"/>
          <table:covered-table-cell table:style-name="ce446"/>
          <table:table-cell table:number-columns-repeated="1011"/>
        </table:table-row>
        <table:table-row table:style-name="ro4">
          <table:table-cell table:style-name="ce373" table:number-columns-repeated="13"/>
          <table:table-cell table:number-columns-repeated="1011"/>
        </table:table-row>
        <table:table-row table:style-name="ro4">
          <table:table-cell table:style-name="ce374" office:value-type="string" calcext:value-type="string" table:number-columns-spanned="13" table:number-rows-spanned="1">
            <text:p>Approving</text:p>
          </table:table-cell>
          <table:covered-table-cell table:number-columns-repeated="11" table:style-name="ce395"/>
          <table:covered-table-cell table:style-name="ce475"/>
          <table:table-cell table:number-columns-repeated="1011"/>
        </table:table-row>
        <table:table-row table:style-name="ro4">
          <table:table-cell table:style-name="ce383" office:value-type="string" calcext:value-type="string" table:number-columns-spanned="4" table:number-rows-spanned="1">
            <text:p>Name</text:p>
          </table:table-cell>
          <table:covered-table-cell table:number-columns-repeated="2" table:style-name="ce404"/>
          <table:covered-table-cell table:style-name="ce435"/>
          <table:table-cell table:style-name="ce386" office:value-type="string" calcext:value-type="string">
            <text:p>Initial</text:p>
          </table:table-cell>
          <table:table-cell table:style-name="ce447" office:value-type="string" calcext:value-type="string" table:number-columns-spanned="6" table:number-rows-spanned="1">
            <text:p>Function</text:p>
          </table:table-cell>
          <table:covered-table-cell table:number-columns-repeated="5" table:style-name="ce404"/>
          <table:table-cell table:style-name="ce383" office:value-type="string" calcext:value-type="string" table:number-columns-spanned="2" table:number-rows-spanned="1">
            <text:p>Date</text:p>
          </table:table-cell>
          <table:covered-table-cell table:style-name="ce435"/>
          <table:table-cell table:number-columns-repeated="1011"/>
        </table:table-row>
        <table:table-row table:style-name="ro6">
          <table:table-cell table:style-name="ce384" office:value-type="string" calcext:value-type="string" table:number-columns-spanned="4" table:number-rows-spanned="1">
            <text:p>XXX</text:p>
          </table:table-cell>
          <table:covered-table-cell table:number-columns-repeated="2" table:style-name="ce400"/>
          <table:covered-table-cell table:style-name="ce418"/>
          <table:table-cell table:style-name="ce440" office:value-type="string" calcext:value-type="string">
            <text:p>XX</text:p>
          </table:table-cell>
          <table:table-cell table:style-name="ce449" office:value-type="string" calcext:value-type="string" table:number-columns-spanned="6" table:number-rows-spanned="1">
            <text:p>XXXX</text:p>
          </table:table-cell>
          <table:covered-table-cell table:number-columns-repeated="5" table:style-name="ce454"/>
          <table:table-cell table:style-name="ce465" table:number-columns-spanned="2" table:number-rows-spanned="1"/>
          <table:covered-table-cell table:style-name="ce485"/>
          <table:table-cell table:number-columns-repeated="1011"/>
        </table:table-row>
        <table:table-row table:style-name="ro5">
          <table:table-cell table:style-name="ce385" office:value-type="string" calcext:value-type="string" table:number-columns-spanned="4" table:number-rows-spanned="1">
            <text:p>YYY</text:p>
          </table:table-cell>
          <table:covered-table-cell table:number-columns-repeated="2" table:style-name="ce403"/>
          <table:covered-table-cell table:style-name="ce421"/>
          <table:table-cell table:style-name="ce444" office:value-type="string" calcext:value-type="string">
            <text:p>YY</text:p>
          </table:table-cell>
          <table:table-cell table:style-name="ce450" office:value-type="string" calcext:value-type="string" table:number-columns-spanned="6" table:number-rows-spanned="1">
            <text:p>YYYY</text:p>
          </table:table-cell>
          <table:covered-table-cell table:number-columns-repeated="5" table:style-name="ce452"/>
          <table:table-cell table:style-name="ce446" table:number-columns-spanned="2" table:number-rows-spanned="1"/>
          <table:covered-table-cell table:style-name="ce483"/>
          <table:table-cell table:number-columns-repeated="1011"/>
        </table:table-row>
        <table:table-row table:style-name="ro6">
          <table:table-cell table:style-name="ce373" table:number-columns-repeated="13"/>
          <table:table-cell table:number-columns-repeated="1011"/>
        </table:table-row>
        <table:table-row table:style-name="ro7" table:visibility="collapse">
          <table:table-cell table:style-name="ce373"/>
          <table:table-cell table:style-name="ce406" table:formula="of:=[$Cover.$A$1]" office:value-type="string" office:string-value="KEYP" calcext:value-type="string" table:number-columns-spanned="8" table:number-rows-spanned="1">
            <text:p>KEYP</text:p>
          </table:table-cell>
          <table:covered-table-cell table:number-columns-repeated="6" table:style-name="ce423"/>
          <table:covered-table-cell table:style-name="ce455"/>
          <table:table-cell table:style-name="ce373"/>
          <table:table-cell table:style-name="ce460" office:value-type="string" calcext:value-type="string">
            <text:p>Author : </text:p>
          </table:table-cell>
          <table:table-cell table:style-name="ce466" table:formula="of:=[$Cover.$A$19]" office:value-type="string" office:string-value="Txinto Vaz" calcext:value-type="string">
            <text:p>Txinto Vaz</text:p>
          </table:table-cell>
          <table:table-cell table:style-name="ce373"/>
          <table:table-cell table:number-columns-repeated="1011"/>
        </table:table-row>
        <table:table-row table:style-name="ro4" table:visibility="collapse">
          <table:table-cell table:style-name="ce373"/>
          <table:table-cell table:style-name="ce408" table:formula="of:=[$Cover.$A$2]" office:value-type="string" office:string-value="cosmoBots" calcext:value-type="string" table:number-columns-spanned="8" table:number-rows-spanned="1">
            <text:p>cosmoBots</text:p>
          </table:table-cell>
          <table:covered-table-cell table:number-columns-repeated="6" table:style-name="ce424"/>
          <table:covered-table-cell table:style-name="ce456"/>
          <table:table-cell table:style-name="ce373"/>
          <table:table-cell table:style-name="ce460" office:value-type="string" calcext:value-type="string">
            <text:p>Reference : </text:p>
          </table:table-cell>
          <table:table-cell table:style-name="ce466" table:formula="of:=[$Cover.$C$6]" office:value-type="string" office:string-value="uCANca_KEYP_1D_Discretizer_Spec_XXX" calcext:value-type="string">
            <text:p>uCANca_KEYP_1D_Discretizer_Spec_XXX</text:p>
          </table:table-cell>
          <table:table-cell table:style-name="ce373"/>
          <table:table-cell table:number-columns-repeated="1011"/>
        </table:table-row>
        <table:table-row table:style-name="ro4" table:visibility="collapse">
          <table:table-cell table:style-name="ce373"/>
          <table:table-cell table:style-name="ce409" office:value-type="string" calcext:value-type="string">
            <text:p>Project N°</text:p>
          </table:table-cell>
          <table:table-cell table:style-name="ce425" table:formula="of:=[$Cover.$A$3]" office:value-type="string" office:string-value="XXX" calcext:value-type="string" table:number-columns-spanned="7" table:number-rows-spanned="1">
            <text:p>XXX</text:p>
          </table:table-cell>
          <table:covered-table-cell table:number-columns-repeated="5" table:style-name="ce436"/>
          <table:covered-table-cell table:style-name="ce457"/>
          <table:table-cell table:style-name="ce373"/>
          <table:table-cell table:style-name="ce460" office:value-type="string" calcext:value-type="string">
            <text:p>Revision Date : </text:p>
          </table:table-cell>
          <table:table-cell table:style-name="ce467" table:formula="of:=[$Cover.$C$8]" office:value-type="date" office:date-value="2014-11-12" calcext:value-type="date" table:number-columns-spanned="2" table:number-rows-spanned="1">
            <text:p>12/11/2014</text:p>
          </table:table-cell>
          <table:covered-table-cell table:style-name="ce486"/>
          <table:table-cell table:number-columns-repeated="1011"/>
        </table:table-row>
        <table:table-row table:style-name="ro6">
          <table:table-cell table:style-name="ce373" office:value-type="string" calcext:value-type="string">
            <text:p>All printed copies of this document are for “INFORMATION ONLY” and must be verified as being current before use. <text:s/></text:p>
          </table:table-cell>
          <table:table-cell table:style-name="ce373" table:number-columns-repeated="12"/>
          <table:table-cell table:number-columns-repeated="1011"/>
        </table:table-row>
        <table:table-row table:style-name="ro6">
          <table:table-cell table:style-name="ce373" office:value-type="string" calcext:value-type="string">
            <text:p>This document is Inergy’s property. It cannot be reproduced without expressed authorisation from Inergy’s representative.</text:p>
          </table:table-cell>
          <table:table-cell table:style-name="ce373" table:number-columns-repeated="12"/>
          <table:table-cell table:number-columns-repeated="1011"/>
        </table:table-row>
        <table:table-row table:style-name="ro6">
          <table:table-cell table:style-name="ce373" table:number-columns-repeated="13"/>
          <table:table-cell table:number-columns-repeated="1011"/>
        </table:table-row>
        <table:table-row table:style-name="ro4">
          <table:table-cell table:style-name="ce373" table:number-columns-repeated="13"/>
          <table:table-cell table:number-columns-repeated="1011"/>
        </table:table-row>
        <table:table-row table:style-name="ro4">
          <table:table-cell table:style-name="ce383" office:value-type="string" calcext:value-type="string" table:number-columns-spanned="13" table:number-rows-spanned="1">
            <text:p>History</text:p>
          </table:table-cell>
          <table:covered-table-cell table:number-columns-repeated="11" table:style-name="ce404"/>
          <table:covered-table-cell table:style-name="ce435"/>
          <table:table-cell table:number-columns-repeated="1011"/>
        </table:table-row>
        <table:table-row table:style-name="ro4">
          <table:table-cell table:style-name="ce386" office:value-type="string" calcext:value-type="string">
            <text:p>Date</text:p>
          </table:table-cell>
          <table:table-cell table:style-name="ce410" office:value-type="string" calcext:value-type="string">
            <text:p>Version</text:p>
          </table:table-cell>
          <table:table-cell table:style-name="ce383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404"/>
          <table:covered-table-cell table:style-name="ce435"/>
          <table:table-cell table:style-name="ce468" office:value-type="string" calcext:value-type="string" table:number-columns-spanned="2" table:number-rows-spanned="1">
            <text:p>Authors</text:p>
          </table:table-cell>
          <table:covered-table-cell table:style-name="ce487"/>
          <table:table-cell table:number-columns-repeated="1011"/>
        </table:table-row>
        <table:table-row table:style-name="ro5">
          <table:table-cell table:style-name="ce387"/>
          <table:table-cell table:style-name="ce411" office:value-type="string" calcext:value-type="string">
            <text:p>1.0</text:p>
          </table:table-cell>
          <table:table-cell table:style-name="ce426" office:value-type="string" calcext:value-type="string" table:number-columns-spanned="9" table:number-rows-spanned="1">
            <text:p>Document creation.</text:p>
          </table:table-cell>
          <table:covered-table-cell table:number-columns-repeated="7" table:style-name="ce437"/>
          <table:covered-table-cell table:style-name="ce461"/>
          <table:table-cell table:style-name="ce469" office:value-type="string" calcext:value-type="string" table:number-columns-spanned="2" table:number-rows-spanned="1">
            <text:p>TV</text:p>
          </table:table-cell>
          <table:covered-table-cell table:style-name="ce488"/>
          <table:table-cell table:number-columns-repeated="1011"/>
        </table:table-row>
        <table:table-row table:style-name="ro8">
          <table:table-cell table:style-name="ce388"/>
          <table:table-cell table:style-name="ce411"/>
          <table:table-cell table:style-name="ce428" table:number-columns-spanned="9" table:number-rows-spanned="1"/>
          <table:covered-table-cell table:number-columns-repeated="7" table:style-name="ce438"/>
          <table:covered-table-cell table:style-name="ce462"/>
          <table:table-cell table:style-name="ce470" table:number-columns-spanned="2" table:number-rows-spanned="1"/>
          <table:covered-table-cell table:style-name="ce489"/>
          <table:table-cell table:number-columns-repeated="1011"/>
        </table:table-row>
        <table:table-row table:style-name="ro5">
          <table:table-cell table:style-name="ce388"/>
          <table:table-cell table:style-name="ce411"/>
          <table:table-cell table:style-name="ce428" table:number-columns-spanned="9" table:number-rows-spanned="1"/>
          <table:covered-table-cell table:number-columns-repeated="7" table:style-name="ce438"/>
          <table:covered-table-cell table:style-name="ce462"/>
          <table:table-cell table:style-name="ce470" table:number-columns-spanned="2" table:number-rows-spanned="1"/>
          <table:covered-table-cell table:style-name="ce489"/>
          <table:table-cell table:number-columns-repeated="1011"/>
        </table:table-row>
        <table:table-row table:style-name="ro8">
          <table:table-cell table:style-name="ce389"/>
          <table:table-cell table:style-name="ce411"/>
          <table:table-cell table:style-name="ce428" table:number-columns-spanned="9" table:number-rows-spanned="1"/>
          <table:covered-table-cell table:number-columns-repeated="7" table:style-name="ce438"/>
          <table:covered-table-cell table:style-name="ce462"/>
          <table:table-cell table:style-name="ce471" table:number-columns-spanned="2" table:number-rows-spanned="1"/>
          <table:covered-table-cell table:style-name="ce489"/>
          <table:table-cell table:number-columns-repeated="1011"/>
        </table:table-row>
        <table:table-row table:style-name="ro8">
          <table:table-cell table:style-name="ce389"/>
          <table:table-cell table:style-name="ce411"/>
          <table:table-cell table:style-name="ce428" table:number-columns-spanned="9" table:number-rows-spanned="1"/>
          <table:covered-table-cell table:number-columns-repeated="7" table:style-name="ce438"/>
          <table:covered-table-cell table:style-name="ce462"/>
          <table:table-cell table:style-name="ce471" table:number-columns-spanned="2" table:number-rows-spanned="1"/>
          <table:covered-table-cell table:style-name="ce489"/>
          <table:table-cell table:number-columns-repeated="1011"/>
        </table:table-row>
        <table:table-row table:style-name="ro9">
          <table:table-cell table:style-name="ce389"/>
          <table:table-cell table:style-name="ce411"/>
          <table:table-cell table:style-name="ce428" table:number-columns-spanned="9" table:number-rows-spanned="1"/>
          <table:covered-table-cell table:number-columns-repeated="7" table:style-name="ce438"/>
          <table:covered-table-cell table:style-name="ce462"/>
          <table:table-cell table:style-name="ce471" table:number-columns-spanned="2" table:number-rows-spanned="1"/>
          <table:covered-table-cell table:style-name="ce489"/>
          <table:table-cell table:number-columns-repeated="1011"/>
        </table:table-row>
        <table:table-row table:style-name="ro6">
          <table:table-cell table:style-name="ce390"/>
          <table:table-cell table:style-name="ce411"/>
          <table:table-cell table:style-name="ce428" table:number-columns-spanned="9" table:number-rows-spanned="1"/>
          <table:covered-table-cell table:number-columns-repeated="7" table:style-name="ce438"/>
          <table:covered-table-cell table:style-name="ce462"/>
          <table:table-cell table:style-name="ce471" table:number-columns-spanned="2" table:number-rows-spanned="1"/>
          <table:covered-table-cell table:style-name="ce489"/>
          <table:table-cell table:number-columns-repeated="1011"/>
        </table:table-row>
        <table:table-row table:style-name="ro4">
          <table:table-cell table:style-name="ce391"/>
          <table:table-cell table:style-name="ce412"/>
          <table:table-cell table:style-name="ce429" table:number-columns-spanned="9" table:number-rows-spanned="1"/>
          <table:covered-table-cell table:number-columns-repeated="7" table:style-name="ce439"/>
          <table:covered-table-cell table:style-name="ce429"/>
          <table:table-cell table:style-name="ce472" table:number-columns-spanned="2" table:number-rows-spanned="1"/>
          <table:covered-table-cell table:style-name="ce472"/>
          <table:table-cell table:number-columns-repeated="1011"/>
        </table:table-row>
        <table:table-row table:style-name="ro6">
          <table:table-cell table:style-name="ce373" table:number-columns-repeated="13"/>
          <table:table-cell table:number-columns-repeated="101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aTypes" table:style-name="ta2">
        <table:table-column table:style-name="co7" table:default-cell-style-name="ce490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019" table:default-cell-style-name="Default"/>
        <table:table-row table:style-name="ro5">
          <table:table-cell office:value-type="string" calcext:value-type="string">
            <text:p>id</text:p>
          </table:table-cell>
          <table:table-cell table:style-name="ce490" office:value-type="string" calcext:value-type="string">
            <text:p>name</text:p>
          </table:table-cell>
          <table:table-cell table:style-name="ce490" office:value-type="string" calcext:value-type="string">
            <text:p>size</text:p>
          </table:table-cell>
          <table:table-cell table:style-name="ce490" office:value-type="string" calcext:value-type="string">
            <text:p>c_data_type</text:p>
          </table:table-cell>
          <table:table-cell table:style-name="ce490" office:value-type="string" calcext:value-type="string">
            <text:p>A2L_data_type</text:p>
          </table:table-cell>
          <table:table-cell table:style-name="ce490" table:number-columns-repeated="1018"/>
          <table:table-cell/>
        </table:table-row>
        <table:table-row table:style-name="ro5">
          <table:table-cell table:style-name="ce491" office:value-type="float" office:value="1" calcext:value-type="float">
            <text:p>1</text:p>
          </table:table-cell>
          <table:table-cell table:style-name="ce492" office:value-type="string" calcext:value-type="string">
            <text:p>UI_8</text:p>
          </table:table-cell>
          <table:table-cell table:style-name="ce493" office:value-type="float" office:value="8" calcext:value-type="float">
            <text:p>8</text:p>
          </table:table-cell>
          <table:table-cell table:style-name="ce492" office:value-type="string" calcext:value-type="string">
            <text:p>UI_8</text:p>
          </table:table-cell>
          <table:table-cell table:style-name="ce492" office:value-type="string" calcext:value-type="string">
            <text:p>UBYTE</text:p>
          </table:table-cell>
          <table:table-cell table:number-columns-repeated="1019"/>
        </table:table-row>
        <table:table-row table:style-name="ro5">
          <table:table-cell table:style-name="ce491" office:value-type="float" office:value="2" calcext:value-type="float">
            <text:p>2</text:p>
          </table:table-cell>
          <table:table-cell table:style-name="ce492" office:value-type="string" calcext:value-type="string">
            <text:p>UI_16</text:p>
          </table:table-cell>
          <table:table-cell table:style-name="ce493" office:value-type="float" office:value="16" calcext:value-type="float">
            <text:p>16</text:p>
          </table:table-cell>
          <table:table-cell table:style-name="ce492" office:value-type="string" calcext:value-type="string">
            <text:p>uint16_t</text:p>
          </table:table-cell>
          <table:table-cell table:style-name="ce492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491" office:value-type="float" office:value="3" calcext:value-type="float">
            <text:p>3</text:p>
          </table:table-cell>
          <table:table-cell table:style-name="ce492" office:value-type="string" calcext:value-type="string">
            <text:p>UI_32</text:p>
          </table:table-cell>
          <table:table-cell table:style-name="ce493" office:value-type="float" office:value="32" calcext:value-type="float">
            <text:p>32</text:p>
          </table:table-cell>
          <table:table-cell table:style-name="ce492" office:value-type="string" calcext:value-type="string">
            <text:p>UI_32</text:p>
          </table:table-cell>
          <table:table-cell table:style-name="ce492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491" office:value-type="float" office:value="4" calcext:value-type="float">
            <text:p>4</text:p>
          </table:table-cell>
          <table:table-cell table:style-name="ce492" office:value-type="string" calcext:value-type="string">
            <text:p>FL_32</text:p>
          </table:table-cell>
          <table:table-cell table:style-name="ce493" office:value-type="float" office:value="32" calcext:value-type="float">
            <text:p>32</text:p>
          </table:table-cell>
          <table:table-cell table:style-name="ce492" office:value-type="string" calcext:value-type="string">
            <text:p>FL_32</text:p>
          </table:table-cell>
          <table:table-cell table:style-name="ce492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491" office:value-type="float" office:value="5" calcext:value-type="float">
            <text:p>5</text:p>
          </table:table-cell>
          <table:table-cell table:style-name="ce492" office:value-type="string" calcext:value-type="string">
            <text:p>SI_32</text:p>
          </table:table-cell>
          <table:table-cell table:style-name="ce493" office:value-type="float" office:value="32" calcext:value-type="float">
            <text:p>32</text:p>
          </table:table-cell>
          <table:table-cell table:style-name="ce492" office:value-type="string" calcext:value-type="string">
            <text:p>SI_32</text:p>
          </table:table-cell>
          <table:table-cell table:style-name="ce492" office:value-type="string" calcext:value-type="string">
            <text:p>SLONG</text:p>
          </table:table-cell>
          <table:table-cell table:number-columns-repeated="1019"/>
        </table:table-row>
        <table:table-row table:style-name="ro5">
          <table:table-cell table:style-name="ce491" office:value-type="float" office:value="6" calcext:value-type="float">
            <text:p>6</text:p>
          </table:table-cell>
          <table:table-cell table:style-name="ce492" office:value-type="string" calcext:value-type="string">
            <text:p>SI_16</text:p>
          </table:table-cell>
          <table:table-cell table:style-name="ce493" office:value-type="float" office:value="16" calcext:value-type="float">
            <text:p>16</text:p>
          </table:table-cell>
          <table:table-cell table:style-name="ce492" office:value-type="string" calcext:value-type="string">
            <text:p>SI_16</text:p>
          </table:table-cell>
          <table:table-cell table:style-name="ce492" office:value-type="string" calcext:value-type="string">
            <text:p>SWORD</text:p>
          </table:table-cell>
          <table:table-cell table:number-columns-repeated="1019"/>
        </table:table-row>
        <table:table-row table:style-name="ro5">
          <table:table-cell table:style-name="ce491" office:value-type="float" office:value="7" calcext:value-type="float">
            <text:p>7</text:p>
          </table:table-cell>
          <table:table-cell table:style-name="ce492" office:value-type="string" calcext:value-type="string">
            <text:p>SI_8</text:p>
          </table:table-cell>
          <table:table-cell table:style-name="ce493" office:value-type="float" office:value="8" calcext:value-type="float">
            <text:p>8</text:p>
          </table:table-cell>
          <table:table-cell table:style-name="ce492" office:value-type="string" calcext:value-type="string">
            <text:p>SI_8</text:p>
          </table:table-cell>
          <table:table-cell table:style-name="ce492" office:value-type="string" calcext:value-type="string">
            <text:p>SBYTE</text:p>
          </table:table-cell>
          <table:table-cell table:number-columns-repeated="1019"/>
        </table:table-row>
        <table:table-row table:style-name="ro5">
          <table:table-cell table:style-name="ce491" office:value-type="float" office:value="8" calcext:value-type="float">
            <text:p>8</text:p>
          </table:table-cell>
          <table:table-cell table:style-name="ce492" office:value-type="string" calcext:value-type="string">
            <text:p>BOOL</text:p>
          </table:table-cell>
          <table:table-cell table:style-name="ce493" office:value-type="float" office:value="1" calcext:value-type="float">
            <text:p>1</text:p>
          </table:table-cell>
          <table:table-cell table:number-columns-repeated="2" table:style-name="ce492" office:value-type="string" calcext:value-type="string">
            <text:p>BOOL</text:p>
          </table:table-cell>
          <table:table-cell table:number-columns-repeated="1019"/>
        </table:table-row>
        <table:table-row table:style-name="ro5">
          <table:table-cell table:style-name="ce491" office:value-type="float" office:value="9" calcext:value-type="float">
            <text:p>9</text:p>
          </table:table-cell>
          <table:table-cell table:style-name="ce492" office:value-type="string" calcext:value-type="string">
            <text:p>PWM</text:p>
          </table:table-cell>
          <table:table-cell table:style-name="ce493" office:value-type="float" office:value="15" calcext:value-type="float">
            <text:p>15</text:p>
          </table:table-cell>
          <table:table-cell table:style-name="ce492" office:value-type="string" calcext:value-type="string">
            <text:p>UI_16</text:p>
          </table:table-cell>
          <table:table-cell table:style-name="ce492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491" office:value-type="float" office:value="10" calcext:value-type="float">
            <text:p>10</text:p>
          </table:table-cell>
          <table:table-cell table:style-name="ce492" office:value-type="string" calcext:value-type="string">
            <text:p>ADC</text:p>
          </table:table-cell>
          <table:table-cell table:style-name="ce493" office:value-type="float" office:value="10" calcext:value-type="float">
            <text:p>10</text:p>
          </table:table-cell>
          <table:table-cell table:style-name="ce492" office:value-type="string" calcext:value-type="string">
            <text:p>uint16_t</text:p>
          </table:table-cell>
          <table:table-cell table:style-name="ce492" office:value-type="string" calcext:value-type="string">
            <text:p>UWORD</text:p>
          </table:table-cell>
          <table:table-cell table:number-columns-repeated="1019"/>
        </table:table-row>
        <table:table-row table:style-name="ro5" table:number-rows-repeated="39">
          <table:table-cell table:style-name="ce491"/>
          <table:table-cell table:style-name="ce493" table:number-columns-repeated="4"/>
          <table:table-cell table:number-columns-repeated="1019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EYP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20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4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4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84" table:default-cell-style-name="Default"/>
        <table:table-row table:style-name="ro5">
          <table:table-cell table:style-name="ce122" office:value-type="string" calcext:value-type="string">
            <text:p>KEY_ADC measurement</text:p>
          </table:table-cell>
          <table:table-cell table:style-name="ce129" table:number-columns-repeated="2"/>
          <table:table-cell/>
          <table:table-cell table:style-name="ce129" office:value-type="string" calcext:value-type="string">
            <text:p>TP4B</text:p>
          </table:table-cell>
          <table:table-cell table:style-name="ce129"/>
          <table:table-cell table:style-name="ce148"/>
          <table:table-cell table:style-name="ce156"/>
          <table:table-cell table:number-columns-repeated="1016"/>
        </table:table-row>
        <table:table-row table:style-name="ro5">
          <table:table-cell table:style-name="ce123" office:value-type="string" calcext:value-type="string">
            <text:p>BAT_PROT_SENS (voltage) = (BAT_PROT - 1,75 * 90mA) / 0,13544</text:p>
          </table:table-cell>
          <table:table-cell table:style-name="ce130" table:number-columns-repeated="3"/>
          <table:table-cell/>
          <table:table-cell table:style-name="ce130"/>
          <table:table-cell table:style-name="ce149"/>
          <table:table-cell table:style-name="ce156"/>
          <table:table-cell table:number-columns-repeated="1016"/>
        </table:table-row>
        <table:table-row table:style-name="ro5">
          <table:table-cell table:style-name="ce124" office:value-type="string" calcext:value-type="string">
            <text:p>BAT_PROT (V)</text:p>
          </table:table-cell>
          <table:table-cell table:style-name="ce131" office:value-type="string" calcext:value-type="string">
            <text:p>BAT_PROT_SENS (V)-calculation</text:p>
          </table:table-cell>
          <table:table-cell table:style-name="ce135" office:value-type="string" calcext:value-type="string">
            <text:p>measurement</text:p>
          </table:table-cell>
          <table:table-cell table:style-name="ce139" office:value-type="string" calcext:value-type="string">
            <text:p>Tolerance</text:p>
          </table:table-cell>
          <table:table-cell/>
          <table:table-cell table:style-name="ce144" office:value-type="string" calcext:value-type="string">
            <text:p>Acquisition resolution</text:p>
          </table:table-cell>
          <table:table-cell table:style-name="ce150" table:formula="of:=1" office:value-type="float" office:value="1" calcext:value-type="float">
            <text:p>1</text:p>
          </table:table-cell>
          <table:table-cell table:style-name="ce156"/>
          <table:table-cell table:number-columns-repeated="1016"/>
        </table:table-row>
        <table:table-row table:style-name="ro5">
          <table:table-cell table:style-name="ce125" office:value-type="float" office:value="0" calcext:value-type="float">
            <text:p>0</text:p>
          </table:table-cell>
          <table:table-cell table:style-name="ce132" table:formula="of:=[.A4]" office:value-type="float" office:value="0" calcext:value-type="float">
            <text:p>0.000</text:p>
          </table:table-cell>
          <table:table-cell table:style-name="ce136" table:formula="of:=[.B4]" office:value-type="float" office:value="0" calcext:value-type="float">
            <text:p>0.000</text:p>
          </table:table-cell>
          <table:table-cell table:style-name="ce140" office:value-type="string" calcext:value-type="string">
            <text:p>'+/- 0,1 V</text:p>
          </table:table-cell>
          <table:table-cell/>
          <table:table-cell table:style-name="ce145" office:value-type="string" calcext:value-type="string">
            <text:p>Offset1?</text:p>
          </table:table-cell>
          <table:table-cell table:style-name="ce151" office:value-type="float" office:value="0" calcext:value-type="float">
            <text:p>0</text:p>
          </table:table-cell>
          <table:table-cell table:style-name="ce156"/>
          <table:table-cell table:number-columns-repeated="1016"/>
        </table:table-row>
        <table:table-row table:style-name="ro5">
          <table:table-cell table:style-name="ce126" office:value-type="float" office:value="5" calcext:value-type="float">
            <text:p>5</text:p>
          </table:table-cell>
          <table:table-cell table:style-name="ce132" table:formula="of:=[.A5]" office:value-type="float" office:value="5" calcext:value-type="float">
            <text:p>5.000</text:p>
          </table:table-cell>
          <table:table-cell table:style-name="ce136" table:formula="of:=[.B5]" office:value-type="float" office:value="5" calcext:value-type="float">
            <text:p>5.000</text:p>
          </table:table-cell>
          <table:table-cell table:style-name="ce141" office:value-type="string" calcext:value-type="string">
            <text:p>'+/- 0,1 V</text:p>
          </table:table-cell>
          <table:table-cell/>
          <table:table-cell table:style-name="ce145" office:value-type="string" calcext:value-type="string">
            <text:p>Offset2?</text:p>
          </table:table-cell>
          <table:table-cell table:style-name="ce151" office:value-type="float" office:value="0" calcext:value-type="float">
            <text:p>0</text:p>
          </table:table-cell>
          <table:table-cell table:style-name="ce156"/>
          <table:table-cell table:number-columns-repeated="1016"/>
        </table:table-row>
        <table:table-row table:style-name="ro5">
          <table:table-cell table:style-name="ce126"/>
          <table:table-cell table:style-name="ce132"/>
          <table:table-cell table:style-name="ce136"/>
          <table:table-cell table:style-name="ce141"/>
          <table:table-cell/>
          <table:table-cell table:style-name="ce145" office:value-type="string" calcext:value-type="string">
            <text:p>Acquisition offset</text:p>
          </table:table-cell>
          <table:table-cell table:style-name="ce152" table:formula="of:=[.G4]*[.G5]" office:value-type="float" office:value="0" calcext:value-type="float">
            <text:p>0</text:p>
          </table:table-cell>
          <table:table-cell table:style-name="ce156"/>
          <table:table-cell table:number-columns-repeated="1016"/>
        </table:table-row>
        <table:table-row table:style-name="ro5">
          <table:table-cell table:style-name="ce126"/>
          <table:table-cell table:style-name="ce132"/>
          <table:table-cell table:style-name="ce136"/>
          <table:table-cell table:style-name="ce141"/>
          <table:table-cell/>
          <table:table-cell table:style-name="ce145" office:value-type="string" calcext:value-type="string">
            <text:p>DataType</text:p>
          </table:table-cell>
          <table:table-cell table:style-name="ce151" table:content-validation-name="val1" office:value-type="string" calcext:value-type="string">
            <text:p>ADC</text:p>
          </table:table-cell>
          <table:table-cell table:style-name="ce156"/>
          <table:table-cell table:number-columns-repeated="1016"/>
        </table:table-row>
        <table:table-row table:style-name="ro5">
          <table:table-cell table:style-name="ce126"/>
          <table:table-cell table:style-name="ce132"/>
          <table:table-cell table:style-name="ce136"/>
          <table:table-cell table:style-name="ce141"/>
          <table:table-cell/>
          <table:table-cell table:style-name="ce145" table:formula="of:=CONCATENATE([.G7];&quot; Size&quot;)" office:value-type="string" office:string-value="ADC Size" calcext:value-type="string">
            <text:p>ADC Size</text:p>
          </table:table-cell>
          <table:table-cell table:style-name="ce151" table:formula="of:=VLOOKUP([.G7];[$DataTypes.$B$2:.$C$11];2;0)" office:value-type="float" office:value="10" calcext:value-type="float">
            <text:p>10</text:p>
          </table:table-cell>
          <table:table-cell table:style-name="ce156"/>
          <table:table-cell table:number-columns-repeated="1016"/>
        </table:table-row>
        <table:table-row table:style-name="ro5">
          <table:table-cell table:style-name="ce127"/>
          <table:table-cell table:style-name="ce132"/>
          <table:table-cell table:style-name="ce136"/>
          <table:table-cell table:style-name="ce142"/>
          <table:table-cell/>
          <table:table-cell table:style-name="ce145" table:formula="of:=CONCATENATE([.G7];&quot; Max&quot;)" office:value-type="string" office:string-value="ADC Max" calcext:value-type="string">
            <text:p>ADC Max</text:p>
          </table:table-cell>
          <table:table-cell table:style-name="ce151" table:formula="of:=POWER(2;[.G8])" office:value-type="float" office:value="1024" calcext:value-type="float">
            <text:p>1024</text:p>
          </table:table-cell>
          <table:table-cell table:style-name="ce156"/>
          <table:table-cell table:number-columns-repeated="1016"/>
        </table:table-row>
        <table:table-row table:style-name="ro5">
          <table:table-cell table:style-name="ce128"/>
          <table:table-cell table:style-name="ce133"/>
          <table:table-cell table:style-name="ce136"/>
          <table:table-cell table:style-name="ce143"/>
          <table:table-cell/>
          <table:table-cell table:style-name="ce145" office:value-type="string" calcext:value-type="string">
            <text:p>Full Scale</text:p>
          </table:table-cell>
          <table:table-cell table:style-name="ce153" office:value-type="float" office:value="5" calcext:value-type="float">
            <text:p>5</text:p>
          </table:table-cell>
          <table:table-cell table:style-name="ce156"/>
          <table:table-cell table:number-columns-repeated="1016"/>
        </table:table-row>
        <table:table-row table:style-name="ro5">
          <table:table-cell/>
          <table:table-cell table:style-name="ce134" table:number-columns-repeated="3"/>
          <table:table-cell/>
          <table:table-cell table:style-name="ce146" table:formula="of:=CONCATENATE([.G7];&quot; resolution&quot;)" office:value-type="string" office:string-value="ADC resolution" calcext:value-type="string">
            <text:p>ADC resolution</text:p>
          </table:table-cell>
          <table:table-cell table:style-name="ce154" table:formula="of:=[.G10]/[.G9]" office:value-type="float" office:value="0.0048828125" calcext:value-type="float">
            <text:p>0.0048828125</text:p>
          </table:table-cell>
          <table:table-cell table:style-name="ce156"/>
          <table:table-cell table:number-columns-repeated="1016"/>
        </table:table-row>
        <table:table-row table:style-name="ro5">
          <table:table-cell table:number-columns-repeated="5"/>
          <table:table-cell table:style-name="ce147" office:value-type="string" calcext:value-type="string">
            <text:p>Total resolution</text:p>
          </table:table-cell>
          <table:table-cell table:style-name="ce155" table:formula="of:=[.G11]/[.G3]" office:value-type="float" office:value="0.0048828125" calcext:value-type="float">
            <text:p>0.0048828125</text:p>
          </table:table-cell>
          <table:table-cell table:style-name="ce156"/>
          <table:table-cell table:number-columns-repeated="1016"/>
        </table:table-row>
        <table:table-row table:style-name="ro5" table:number-rows-repeated="39">
          <table:table-cell table:number-columns-repeated="1024"/>
        </table:table-row>
        <table:table-row table:style-name="ro5">
          <table:table-cell table:number-columns-repeated="7"/>
          <table:table-cell table:style-name="ce156"/>
          <table:table-cell table:number-columns-repeated="1016"/>
        </table:table-row>
        <table:table-row table:style-name="ro5">
          <table:table-cell table:number-columns-repeated="7"/>
          <table:table-cell table:style-name="ce156"/>
          <table:table-cell table:number-columns-repeated="1016"/>
        </table:table-row>
      </table:table>
      <table:table table:name="GENCODE" table:style-name="ta3">
        <office:forms form:automatic-focus="false" form:apply-design-mode="false"/>
        <table:table-column table:style-name="co25" table:default-cell-style-name="ce163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ce168"/>
        <table:table-column table:style-name="co27" table:number-columns-repeated="3" table:default-cell-style-name="Default"/>
        <table:table-column table:style-name="co27" table:default-cell-style-name="ce182"/>
        <table:table-column table:style-name="co27" table:default-cell-style-name="ce185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93"/>
        <table:table-column table:style-name="co27" table:number-columns-repeated="2" table:default-cell-style-name="Default"/>
        <table:table-column table:style-name="co35" table:number-columns-repeated="2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27" table:visibility="collapse" table:number-columns-repeated="2" table:default-cell-style-name="Default"/>
        <table:table-column table:style-name="co37" table:visibility="collapse" table:default-cell-style-name="Default"/>
        <table:table-column table:style-name="co27" table:visibility="collapse" table:number-columns-repeated="2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7" table:number-columns-repeated="961" table:default-cell-style-name="Default"/>
        <table:table-row table:style-name="ro5">
          <table:table-cell table:style-name="Default" office:value-type="string" calcext:value-type="string">
            <text:p>Signal:</text:p>
          </table:table-cell>
          <table:table-cell office:value-type="string" calcext:value-type="string">
            <text:p>KEYPMode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  <table:table-cell table:style-name="Default"/>
          <table:table-cell table:number-columns-repeated="1005"/>
        </table:table-row>
        <table:table-row table:style-name="ro5">
          <table:table-cell table:style-name="Default" office:value-type="string" calcext:value-type="string">
            <text:p>Abbrev</text:p>
          </table:table-cell>
          <table:table-cell office:value-type="string" calcext:value-type="string">
            <text:p>KEYP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ce187" table:number-columns-repeated="4"/>
          <table:table-cell table:number-columns-repeated="1004"/>
        </table:table-row>
        <table:table-row table:style-name="ro5">
          <table:table-cell table:style-name="ce157" office:value-type="string" calcext:value-type="string">
            <text:p>DataType</text:p>
          </table:table-cell>
          <table:table-cell table:formula="of:=VLOOKUP([KEYP.G7];[$DataTypes.B9:.E11];3;0)" office:value-type="string" office:string-value="uint16_t" calcext:value-type="string">
            <text:p>uint16_t</text:p>
          </table:table-cell>
          <table:table-cell table:number-columns-repeated="3"/>
          <table:table-cell table:style-name="ce535" office:value-type="string" calcext:value-type="string" table:number-columns-spanned="13" table:number-rows-spanned="1">
            <text:p>Interpolation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covered-table-cell table:style-name="ce189"/>
          <table:covered-table-cell table:style-name="Default"/>
          <table:covered-table-cell/>
          <table:table-cell table:number-columns-repeated="1004"/>
        </table:table-row>
        <table:table-row table:style-name="ro5">
          <table:table-cell table:style-name="ce528"/>
          <table:table-cell table:style-name="ce535"/>
          <table:table-cell table:style-name="ce535" office:value-type="string" calcext:value-type="string" table:number-columns-spanned="3" table:number-rows-spanned="1">
            <text:p>Direct conversion (if possible)</text:p>
          </table:table-cell>
          <table:covered-table-cell table:number-columns-repeated="2" table:style-name="ce528"/>
          <table:table-cell table:style-name="ce535" office:value-type="string" calcext:value-type="string" table:number-columns-spanned="5" table:number-rows-spanned="1">
            <text:p>interpolation look up values</text:p>
          </table:table-cell>
          <table:covered-table-cell table:number-columns-repeated="4" table:style-name="ce528"/>
          <table:table-cell table:style-name="ce535" office:value-type="string" calcext:value-type="string" table:number-columns-spanned="4" table:number-rows-spanned="1">
            <text:p>interpolation over calc</text:p>
          </table:table-cell>
          <table:covered-table-cell table:number-columns-repeated="3" table:style-name="ce528"/>
          <table:table-cell table:style-name="ce188" office:value-type="string" calcext:value-type="string" table:number-columns-spanned="4" table:number-rows-spanned="1">
            <text:p>interpolation over measure</text:p>
          </table:table-cell>
          <table:covered-table-cell table:number-columns-repeated="3" table:style-name="ce528"/>
          <table:table-cell table:style-name="ce535" office:value-type="string" calcext:value-type="string" table:number-columns-spanned="2" table:number-rows-spanned="1">
            <text:p>Summary</text:p>
          </table:table-cell>
          <table:covered-table-cell table:style-name="ce528"/>
          <table:table-cell table:style-name="ce535" office:value-type="string" calcext:value-type="string" table:number-columns-spanned="3" table:number-rows-spanned="1">
            <text:p>Raw</text:p>
          </table:table-cell>
          <table:covered-table-cell table:number-columns-repeated="2" table:style-name="ce528"/>
          <table:table-cell table:style-name="ce528" table:number-columns-repeated="26"/>
          <table:table-cell table:style-name="ce528" office:value-type="string" calcext:value-type="string">
            <text:p>Code</text:p>
          </table:table-cell>
          <table:table-cell table:style-name="ce528" table:number-columns-repeated="972"/>
        </table:table-row>
        <table:table-row table:style-name="ro5">
          <table:table-cell table:style-name="ce528" office:value-type="string" calcext:value-type="string">
            <text:p>Range Name</text:p>
          </table:table-cell>
          <table:table-cell table:style-name="ce528" office:value-type="string" calcext:value-type="string">
            <text:p>Min Value</text:p>
          </table:table-cell>
          <table:table-cell table:style-name="ce528" office:value-type="string" calcext:value-type="string">
            <text:p>calculated</text:p>
          </table:table-cell>
          <table:table-cell table:style-name="ce528" office:value-type="string" calcext:value-type="string">
            <text:p>measured</text:p>
          </table:table-cell>
          <table:table-cell table:style-name="ce528" office:value-type="string" calcext:value-type="string">
            <text:p>tolerance</text:p>
          </table:table-cell>
          <table:table-cell table:style-name="ce528" office:value-type="string" calcext:value-type="string">
            <text:p>prev</text:p>
          </table:table-cell>
          <table:table-cell table:style-name="ce528" office:value-type="string" calcext:value-type="string">
            <text:p>post</text:p>
          </table:table-cell>
          <table:table-cell table:style-name="ce528" office:value-type="string" calcext:value-type="string">
            <text:p>Def – prev</text:p>
          </table:table-cell>
          <table:table-cell table:style-name="ce528" office:value-type="string" calcext:value-type="string">
            <text:p>Post – Def</text:p>
          </table:table-cell>
          <table:table-cell table:style-name="ce528" office:value-type="string" calcext:value-type="string">
            <text:p>tolerance</text:p>
          </table:table-cell>
          <table:table-cell table:style-name="ce528" office:value-type="string" calcext:value-type="string">
            <text:p>prev val</text:p>
          </table:table-cell>
          <table:table-cell table:style-name="ce528" office:value-type="string" calcext:value-type="string">
            <text:p>post val</text:p>
          </table:table-cell>
          <table:table-cell table:style-name="ce528" office:value-type="string" calcext:value-type="string">
            <text:p>post val – prev val</text:p>
          </table:table-cell>
          <table:table-cell table:style-name="ce528" office:value-type="string" calcext:value-type="string">
            <text:p>result</text:p>
          </table:table-cell>
          <table:table-cell table:style-name="ce528" office:value-type="string" calcext:value-type="string">
            <text:p>prev val</text:p>
          </table:table-cell>
          <table:table-cell table:style-name="ce528" office:value-type="string" calcext:value-type="string">
            <text:p>post val</text:p>
          </table:table-cell>
          <table:table-cell table:style-name="ce528" office:value-type="string" calcext:value-type="string">
            <text:p>post val – prev val</text:p>
          </table:table-cell>
          <table:table-cell table:style-name="ce528" office:value-type="string" calcext:value-type="string">
            <text:p>result</text:p>
          </table:table-cell>
          <table:table-cell table:style-name="ce528" office:value-type="string" calcext:value-type="string">
            <text:p>Result</text:p>
          </table:table-cell>
          <table:table-cell table:style-name="ce528" office:value-type="string" calcext:value-type="string">
            <text:p>Tolerance</text:p>
          </table:table-cell>
          <table:table-cell table:style-name="ce528" office:value-type="string" calcext:value-type="string">
            <text:p>calculated</text:p>
          </table:table-cell>
          <table:table-cell table:style-name="ce528" office:value-type="string" calcext:value-type="string">
            <text:p>truncated</text:p>
          </table:table-cell>
          <table:table-cell table:style-name="ce528" office:value-type="string" calcext:value-type="string">
            <text:p>Hex</text:p>
          </table:table-cell>
          <table:table-cell table:style-name="ce528" table:number-columns-repeated="26"/>
          <table:table-cell table:style-name="ce528">
            <office:annotation draw:style-name="gr3" draw:text-style-name="P5" svg:width="28.99mm" svg:height="6.69mm" svg:x="750.34mm" svg:y="3.06mm" draw:caption-point-x="-6.1mm" draw:caption-point-y="15.1mm">
              <dc:date>2014-11-06T00:00:00</dc:date>
              <text:p text:style-name="P4"><text:span text:style-name="T3">º</text:span></text:p>
            </office:annotation>
          </table:table-cell>
          <table:table-cell table:style-name="ce528"/>
          <table:table-cell table:style-name="ce209" table:formula="of:=[.B3]&amp;&quot; &quot;" office:value-type="string" office:string-value="uint16_t " calcext:value-type="string">
            <office:annotation office:display="true" draw:style-name="gr4" draw:text-style-name="P5" svg:width="28.99mm" svg:height="17.81mm" svg:x="847.36mm" svg:y="0mm" draw:caption-point-x="-77.84mm" draw:caption-point-y="18.16mm">
              <dc:date>2014-11-06T00:00:00</dc:date>
              <text:p text:style-name="P6"><text:span text:style-name="T3">Use green areas to tune the typedefs, structs...</text:span></text:p>
            </office:annotation>
            <text:p>uint16_t </text:p>
          </table:table-cell>
          <table:table-cell table:style-name="ce209" table:formula="of:=[.$B$1]&amp;&quot;_values[] = {&quot;" office:value-type="string" office:string-value="KEYPMode_values[] = {" calcext:value-type="string">
            <text:p>KEYPMode_values[] = {</text:p>
          </table:table-cell>
          <table:table-cell table:style-name="ce209"/>
          <table:table-cell table:style-name="ce528"/>
          <table:table-cell table:style-name="ce214" table:formula="of:=CONCATENATE([.AZ5];[.BA5];[.BB5])" office:value-type="string" office:string-value="uint16_t KEYPMode_values[] = {" calcext:value-type="string">
            <office:annotation office:display="true" draw:style-name="gr5" draw:text-style-name="P5" svg:width="28.99mm" svg:height="21.76mm" svg:x="913.79mm" svg:y="48.96mm" draw:caption-point-x="-3.76mm" draw:caption-point-y="-30.8mm">
              <dc:date>2014-11-06T00:00:00</dc:date>
              <text:p text:style-name="P6"><text:span text:style-name="T3">Copy from here towards down for obtaining typedef, struct, table definitions.</text:span></text:p>
            </office:annotation>
            <text:p>uint16_t KEYPMode_values[] = {</text:p>
          </table:table-cell>
          <table:table-cell table:style-name="ce217" office:value-type="string" calcext:value-type="string">
            <text:p>typedef enum {</text:p>
          </table:table-cell>
          <table:table-cell table:style-name="ce217" table:number-columns-repeated="3"/>
          <table:table-cell table:style-name="ce214" table:formula="of:=[.BE5]" office:value-type="string" office:string-value="typedef enum {" calcext:value-type="string">
            <office:annotation office:display="true" draw:style-name="gr5" draw:text-style-name="P5" svg:width="28.99mm" svg:height="21.76mm" svg:x="1014.74mm" svg:y="71.14mm" draw:caption-point-x="32.87mm" draw:caption-point-y="-52.98mm">
              <dc:date>2014-11-06T00:00:00</dc:date>
              <text:p text:style-name="P6"><text:span text:style-name="T3">Copy from here towards down for obtaining enum definitions.</text:span></text:p>
            </office:annotation>
            <text:p>typedef enum {</text:p>
          </table:table-cell>
          <table:table-cell table:style-name="ce528" table:number-columns-repeated="961"/>
        </table:table-row>
        <table:table-row table:style-name="ro5">
          <table:table-cell table:style-name="ce159" office:value-type="string" calcext:value-type="string">
            <office:annotation office:display="true" draw:style-name="gr6" draw:text-style-name="P5" svg:width="60.02mm" svg:height="26.74mm" svg:x="174.72mm" svg:y="43.11mm" draw:caption-point-x="-141.51mm" draw:caption-point-y="-20.44mm">
              <dc:date>2014-11-06T00:00:00</dc:date>
              <text:p text:style-name="P6"><text:span text:style-name="T3">Green areas are for fulfilling with requirements:</text:span></text:p>
              <text:p text:style-name="P6"><text:span text:style-name="T3">Please note the name of the range and the minimum value within the range (lower frontier)</text:span></text:p>
            </office:annotation>
            <text:p>RIGHT</text:p>
          </table:table-cell>
          <table:table-cell table:style-name="ce166" office:value-type="float" office:value="0" calcext:value-type="float">
            <text:p>0</text:p>
          </table:table-cell>
          <table:table-cell table:style-name="ce168" table:formula="of:=VLOOKUP([.$B6];[KEYP.$A$4:.$D$20];2;0)" office:value-type="float" office:value="0" calcext:value-type="float">
            <text:p>0</text:p>
          </table:table-cell>
          <table:table-cell table:style-name="ce168" table:formula="of:=VLOOKUP([.$B6];[KEYP.$A$4:.$D$20];3;0)" office:value-type="float" office:value="0" calcext:value-type="float">
            <text:p>0</text:p>
          </table:table-cell>
          <table:table-cell table:style-name="ce168" table:formula="of:=VLOOKUP([.$B6];[KEYP.$A$4:.$D$20];4;0)" office:value-type="string" office:string-value="'+/- 0,1 V" calcext:value-type="string">
            <office:annotation office:display="true" draw:style-name="gr7" draw:text-style-name="P5" svg:width="28.99mm" svg:height="25.71mm" svg:x="130.54mm" svg:y="17.49mm" draw:caption-point-x="-8.88mm" draw:caption-point-y="5.18mm">
              <dc:date>2014-11-06T00:00:00</dc:date>
              <text:p text:style-name="P6"><text:span text:style-name="T3">If available, the values in the transfer function given in by hardware teams will be used.</text:span></text:p>
            </office:annotation>
            <text:p>'+/- 0,1 V</text:p>
          </table:table-cell>
          <table:table-cell table:formula="of:=VLOOKUP([.$B6];[KEYP.$A$4:.$D$20];1;1)" office:value-type="float" office:value="0" calcext:value-type="float">
            <text:p>0</text:p>
          </table:table-cell>
          <table:table-cell table:style-name="ce168" table:formula="of:=INDEX([KEYP.$A$5:.$A$20];MATCH([.$F6];[KEYP.$A$4:.$A$20]);1)" office:value-type="float" office:value="5" calcext:value-type="float">
            <text:p>5</text:p>
          </table:table-cell>
          <table:table-cell table:style-name="ce168" table:formula="of:=[.B6]-[.F6]" office:value-type="float" office:value="0" calcext:value-type="float">
            <text:p>0</text:p>
          </table:table-cell>
          <table:table-cell table:style-name="ce168" table:formula="of:=[.G6]-[.F6]" office:value-type="float" office:value="5" calcext:value-type="float">
            <text:p>5</text:p>
          </table:table-cell>
          <table:table-cell table:style-name="ce422" table:formula="of:=VLOOKUP([.B6];[KEYP.$A$4:.$D$20];4;1)" office:value-type="string" office:string-value="'+/- 0,1 V" calcext:value-type="string">
            <text:p>'+/- 0,1 V</text:p>
          </table:table-cell>
          <table:table-cell table:style-name="ce168" table:formula="of:=VLOOKUP([.F6];[KEYP.$A$4:.$D$20];2;0)" office:value-type="float" office:value="0" calcext:value-type="float">
            <office:annotation office:display="true" draw:style-name="gr8" draw:text-style-name="P5" svg:width="28.99mm" svg:height="49.41mm" svg:x="270.16mm" svg:y="5.7mm" draw:caption-point-x="-13.04mm" draw:caption-point-y="16.97mm">
              <dc:date>2014-11-06T00:00:00</dc:date>
              <text:p text:style-name="P6"><text:span text:style-name="T3">If interpolation using the measured values is not possible, then interpolation will be used on formula generated values (calculated values).</text:span></text:p>
            </office:annotation>
            <text:p>0</text:p>
          </table:table-cell>
          <table:table-cell table:style-name="ce168" table:formula="of:=VLOOKUP([.G6];[KEYP.$A$4:.$D$20];2;0)" office:value-type="float" office:value="5" calcext:value-type="float">
            <text:p>5</text:p>
          </table:table-cell>
          <table:table-cell table:style-name="ce168" table:formula="of:=[.L6]-[.K6]" office:value-type="float" office:value="5" calcext:value-type="float">
            <text:p>5</text:p>
          </table:table-cell>
          <table:table-cell table:style-name="ce186" table:formula="of:=([.M6]*([.H6]/[.I6]))+[.K6]" office:value-type="float" office:value="0" calcext:value-type="float">
            <text:p>0.000</text:p>
          </table:table-cell>
          <table:table-cell table:style-name="ce168" table:formula="of:=VLOOKUP([.F6];[KEYP.$A$4:.$D$20];3;0)" office:value-type="float" office:value="0" calcext:value-type="float">
            <office:annotation office:display="true" draw:style-name="gr9" draw:text-style-name="P5" svg:width="28.99mm" svg:height="33.61mm" svg:x="215.87mm" svg:y="41.61mm" draw:caption-point-x="141.21mm" draw:caption-point-y="-18.94mm">
              <dc:date>2014-11-06T00:00:00</dc:date>
              <text:p text:style-name="P6"><text:span text:style-name="T3">If not data not available for required value, then interpolation using the measured values is used.</text:span></text:p>
            </office:annotation>
            <text:p>0</text:p>
          </table:table-cell>
          <table:table-cell table:style-name="ce168" table:formula="of:=VLOOKUP([.G6];[KEYP.$A$4:.$D$20];3;0)" office:value-type="float" office:value="5" calcext:value-type="float">
            <text:p>5</text:p>
          </table:table-cell>
          <table:table-cell table:style-name="ce168" table:formula="of:=[.P6]-[.O6]" office:value-type="float" office:value="5" calcext:value-type="float">
            <text:p>5</text:p>
          </table:table-cell>
          <table:table-cell table:style-name="ce186" table:formula="of:=IF(OR([.O6]=&quot;&quot;;[.P6]=&quot;&quot;);;([.Q6]*([.H6]/[.I6]))+[.O6])" office:value-type="float" office:value="0" calcext:value-type="float">
            <text:p>0.000</text:p>
          </table:table-cell>
          <table:table-cell table:style-name="ce197" table:formula="of:=IF(ISERROR([.D6]);IF(ISERROR([.R6]);[.N6];[.R6]);[.D6])" office:value-type="float" office:value="0" calcext:value-type="float">
            <office:annotation office:display="true" draw:style-name="gr10" draw:text-style-name="P5" svg:width="28.99mm" svg:height="41.51mm" svg:x="438.1mm" svg:y="32.49mm" draw:caption-point-x="22.26mm" draw:caption-point-y="-9.82mm">
              <dc:date>2014-11-06T00:00:00</dc:date>
              <text:p text:style-name="P6"><text:span text:style-name="T3">In the summary the final choice values are shown (real,interpolation on measurements, interpolation of calculated values...)</text:span></text:p>
            </office:annotation>
            <text:p>0.000</text:p>
          </table:table-cell>
          <table:table-cell table:style-name="ce197" table:formula="of:=IF(ISERROR([.E6]);[.J6];[.E6])" office:value-type="string" office:string-value="'+/- 0,1 V" calcext:value-type="string">
            <text:p>'+/- 0,1 V</text:p>
          </table:table-cell>
          <table:table-cell table:style-name="ce198" table:formula="of:=[.S6]/[KEYP.$G$11]" office:value-type="float" office:value="0" calcext:value-type="float">
            <text:p>0.00</text:p>
          </table:table-cell>
          <table:table-cell table:style-name="ce199" table:formula="of:=ROUND([.U6])" office:value-type="float" office:value="0" calcext:value-type="float">
            <text:p>0</text:p>
          </table:table-cell>
          <table:table-cell table:style-name="ce200" table:formula="of:=DEC2HEX([.V6])" office:value-type="string" office:string-value="0" calcext:value-type="string">
            <office:annotation office:display="true" draw:style-name="gr11" draw:text-style-name="P5" svg:width="28.99mm" svg:height="37.56mm" svg:x="497.62mm" svg:y="54.21mm" draw:caption-point-x="42.27mm" draw:caption-point-y="-31.54mm">
              <dc:date>2014-11-06T00:00:00</dc:date>
              <text:p text:style-name="P6"><text:span text:style-name="T3">Raw values calculated using the resolution of the ADC port, the resolution and offset of the acquisition hardware, and the data type.</text:span></text:p>
            </office:annotation>
            <text:p>0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6])&gt;0;CONCATENATE([.$B$2];&quot;_&quot;;[.$A6];&quot;_CAL&quot;);&quot;&quot;)" office:value-type="string" office:string-value="KEYP_RIGHT_CAL" calcext:value-type="string">
            <text:p>KEYP_RIGHT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CONCATENATE(REPT(&quot;0&quot;;4-LEN([.W6]));[.W6])" office:value-type="string" office:string-value="0000" calcext:value-type="string">
            <text:p>0000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6]" office:value-type="float" office:value="0" calcext:value-type="float">
            <text:p>0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[.V6]" office:value-type="float" office:value="0" calcext:value-type="float">
            <text:p>00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TRUNC([.S6];3)" office:value-type="float" office:value="0" calcext:value-type="float">
            <text:p>0.000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3" table:formula="of:=IF(ISBLANK([.A6]);&quot;&quot;;CONCATENATE([.X6];[.Y6];CONCATENATE([.Z6];REPT(&quot; &quot;;40-LEN([.Z6]));[.AA6];[.AB6];[.AC6];[.AD6];[.AE6];[.AF6];[.AG6];[.AH6];[.AI6];[.AJ6];[.AK6];[.AL6];[.AM6];[.AN6];[.AO6];[.AP6];[.AQ6];[.AR6];[.AS6];[.AT6];[.AU6];[.AV6];[.AW6])))" office:value-type="string" office:string-value="#define KEYP_RIGHT_CAL                           ((uint16_t)0x0000)      /* 0V 0 adc 0 Vadc */" calcext:value-type="string">
            <office:annotation office:display="true" draw:style-name="gr12" draw:text-style-name="P5" svg:width="57.36mm" svg:height="21.64mm" svg:x="664.45mm" svg:y="51.72mm" draw:caption-point-x="79.79mm" draw:caption-point-y="-29.05mm">
              <dc:date>2014-11-06T00:00:00</dc:date>
              <text:p text:style-name="P6"><text:span text:style-name="T3">Copy from here towards down for obtaining the source code for inside micro-controller initialization.</text:span></text:p>
            </office:annotation>
            <text:p>#define KEYP_RIGHT_CAL <text:s text:c="26"/>((uint16_t)0x0000) <text:s text:c="5"/>/* 0V 0 adc 0 Vadc */</text:p>
          </table:table-cell>
          <table:table-cell table:style-name="ce206"/>
          <table:table-cell table:style-name="ce210"/>
          <table:table-cell table:style-name="ce210" table:formula="of:=CONCATENATE(&quot;&quot;;[.$Z6])" office:value-type="string" office:string-value="KEYP_RIGHT_CAL" calcext:value-type="string">
            <text:p>KEYP_RIGHT_CAL</text:p>
          </table:table-cell>
          <table:table-cell table:style-name="ce213" table:formula="of:=IF(LEN([.$BA7])&gt;0;&quot;,&quot;;&quot;&quot;)" office:value-type="string" office:string-value="," calcext:value-type="string">
            <text:p>,</text:p>
          </table:table-cell>
          <table:table-cell table:style-name="ce168"/>
          <table:table-cell table:style-name="ce215" table:formula="of:=IF(LEN([.BA6])&gt;0;CONCATENATE([.BA6];[.BB6]);&quot;&quot;)" office:value-type="string" office:string-value="KEYP_RIGHT_CAL," calcext:value-type="string">
            <text:p>KEYP_RIGHT_CAL,</text:p>
          </table:table-cell>
          <table:table-cell table:style-name="ce168"/>
          <table:table-cell table:style-name="ce168" table:formula="of:=IF(LEN([.BD6])&gt;0;CONCATENATE([.$B$2];&quot;_&quot;;[.$A6]);&quot;&quot;)" office:value-type="string" office:string-value="KEYP_RIGHT" calcext:value-type="string">
            <text:p>KEYP_RIGHT</text:p>
          </table:table-cell>
          <table:table-cell table:style-name="ce221" table:formula="of:=IF(LEN([.$BA6])&gt;0;&quot;_IDX&quot;;&quot;&quot;)" office:value-type="string" office:string-value="_IDX" calcext:value-type="string">
            <text:p>_IDX</text:p>
          </table:table-cell>
          <table:table-cell table:style-name="ce221" table:formula="of:=IF(LEN([.$BA7])&gt;0;&quot;,&quot;;&quot;&quot;)" office:value-type="string" office:string-value="," calcext:value-type="string">
            <text:p>,</text:p>
          </table:table-cell>
          <table:table-cell table:style-name="ce215" table:formula="of:=IF(LEN([.BF6])&gt;0;CONCATENATE([.BF6];[.BG6];[.BH6]);&quot;&quot;)" office:value-type="string" office:string-value="KEYP_RIGHT_IDX," calcext:value-type="string">
            <text:p>KEYP_RIGHT_IDX,</text:p>
          </table:table-cell>
          <table:table-cell table:style-name="ce168" table:number-columns-repeated="961"/>
        </table:table-row>
        <table:table-row table:style-name="ro5">
          <table:table-cell table:style-name="ce159" office:value-type="string" calcext:value-type="string">
            <text:p>UP</text:p>
          </table:table-cell>
          <table:table-cell table:style-name="ce166" table:formula="of:=5*(50/1023)" office:value-type="float" office:value="0.244379276637341" calcext:value-type="float">
            <text:p>0.244379276637341</text:p>
          </table:table-cell>
          <table:table-cell table:style-name="ce168" table:formula="of:=VLOOKUP([.$B7];[KEYP.$A$4:.$D$20];2;0)" office:value-type="string" office:string-value="" calcext:value-type="error">
            <text:p>#N/A</text:p>
          </table:table-cell>
          <table:table-cell table:style-name="ce168" table:formula="of:=VLOOKUP([.$B7];[KEYP.$A$4:.$D$20];3;0)" office:value-type="string" office:string-value="" calcext:value-type="error">
            <text:p>#N/A</text:p>
          </table:table-cell>
          <table:table-cell table:style-name="ce168" table:formula="of:=VLOOKUP([.$B7];[KEYP.$A$4:.$D$20];4;0)" office:value-type="string" office:string-value="" calcext:value-type="error">
            <text:p>#N/A</text:p>
          </table:table-cell>
          <table:table-cell table:formula="of:=VLOOKUP([.$B7];[KEYP.$A$4:.$D$20];1;1)" office:value-type="float" office:value="0" calcext:value-type="float">
            <text:p>0</text:p>
          </table:table-cell>
          <table:table-cell table:style-name="ce168" table:formula="of:=INDEX([KEYP.$A$5:.$A$20];MATCH([.$F7];[KEYP.$A$4:.$A$20]);1)" office:value-type="float" office:value="5" calcext:value-type="float">
            <text:p>5</text:p>
          </table:table-cell>
          <table:table-cell table:style-name="ce168" table:formula="of:=[.B7]-[.F7]" office:value-type="float" office:value="0.244379276637341" calcext:value-type="float">
            <text:p>0.244379276637341</text:p>
          </table:table-cell>
          <table:table-cell table:style-name="ce168" table:formula="of:=[.G7]-[.F7]" office:value-type="float" office:value="5" calcext:value-type="float">
            <text:p>5</text:p>
          </table:table-cell>
          <table:table-cell table:style-name="ce422" table:formula="of:=VLOOKUP([.B7];[KEYP.$A$4:.$D$20];4;1)" office:value-type="string" office:string-value="'+/- 0,1 V" calcext:value-type="string">
            <text:p>'+/- 0,1 V</text:p>
          </table:table-cell>
          <table:table-cell table:style-name="ce168" table:formula="of:=VLOOKUP([.F7];[KEYP.$A$4:.$D$20];2;0)" office:value-type="float" office:value="0" calcext:value-type="float">
            <text:p>0</text:p>
          </table:table-cell>
          <table:table-cell table:style-name="ce168" table:formula="of:=VLOOKUP([.G7];[KEYP.$A$4:.$D$20];2;0)" office:value-type="float" office:value="5" calcext:value-type="float">
            <text:p>5</text:p>
          </table:table-cell>
          <table:table-cell table:style-name="ce168" table:formula="of:=[.L7]-[.K7]" office:value-type="float" office:value="5" calcext:value-type="float">
            <text:p>5</text:p>
          </table:table-cell>
          <table:table-cell table:style-name="ce186" table:formula="of:=([.M7]*([.H7]/[.I7]))+[.K7]" office:value-type="float" office:value="0.244379276637341" calcext:value-type="float">
            <text:p>0.244</text:p>
          </table:table-cell>
          <table:table-cell table:style-name="ce168" table:formula="of:=VLOOKUP([.F7];[KEYP.$A$4:.$D$20];3;0)" office:value-type="float" office:value="0" calcext:value-type="float">
            <text:p>0</text:p>
          </table:table-cell>
          <table:table-cell table:style-name="ce168" table:formula="of:=VLOOKUP([.G7];[KEYP.$A$4:.$D$20];3;0)" office:value-type="float" office:value="5" calcext:value-type="float">
            <text:p>5</text:p>
          </table:table-cell>
          <table:table-cell table:style-name="ce168" table:formula="of:=[.P7]-[.O7]" office:value-type="float" office:value="5" calcext:value-type="float">
            <text:p>5</text:p>
          </table:table-cell>
          <table:table-cell table:style-name="ce186" table:formula="of:=IF(OR([.O7]=&quot;&quot;;[.P7]=&quot;&quot;);;([.Q7]*([.H7]/[.I7]))+[.O7])" office:value-type="float" office:value="0.244379276637341" calcext:value-type="float">
            <text:p>0.244</text:p>
          </table:table-cell>
          <table:table-cell table:style-name="ce197" table:formula="of:=IF(ISERROR([.D7]);IF(ISERROR([.R7]);[.N7];[.R7]);[.D7])" office:value-type="float" office:value="0.244379276637341" calcext:value-type="float">
            <text:p>0.244</text:p>
          </table:table-cell>
          <table:table-cell table:style-name="ce197" table:formula="of:=IF(ISERROR([.E7]);[.J7];[.E7])" office:value-type="string" office:string-value="'+/- 0,1 V" calcext:value-type="string">
            <text:p>'+/- 0,1 V</text:p>
          </table:table-cell>
          <table:table-cell table:style-name="ce198" table:formula="of:=[.S7]/[KEYP.$G$11]" office:value-type="float" office:value="50.0488758553275" calcext:value-type="float">
            <text:p>50.05</text:p>
          </table:table-cell>
          <table:table-cell table:style-name="ce199" table:formula="of:=ROUND([.U7])" office:value-type="float" office:value="50" calcext:value-type="float">
            <text:p>50</text:p>
          </table:table-cell>
          <table:table-cell table:style-name="ce200" table:formula="of:=DEC2HEX([.V7])" office:value-type="string" office:string-value="32" calcext:value-type="string">
            <text:p>32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7])&gt;0;CONCATENATE([.$B$2];&quot;_&quot;;[.$A7];&quot;_CAL&quot;);&quot;&quot;)" office:value-type="string" office:string-value="KEYP_UP_CAL" calcext:value-type="string">
            <text:p>KEYP_UP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CONCATENATE(REPT(&quot;0&quot;;4-LEN([.W7]));[.W7])" office:value-type="string" office:string-value="0032" calcext:value-type="string">
            <text:p>0032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7]" office:value-type="float" office:value="0.244379276637341" calcext:value-type="float">
            <text:p>0.244379276637341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[.V7]" office:value-type="float" office:value="50" calcext:value-type="float">
            <text:p>50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TRUNC([.S7];3)" office:value-type="float" office:value="0.244" calcext:value-type="float">
            <text:p>0.244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ISBLANK([.A7]);&quot;&quot;;CONCATENATE([.X7];[.Y7];CONCATENATE([.Z7];REPT(&quot; &quot;;40-LEN([.Z7]));[.AA7];[.AB7];[.AC7];[.AD7];[.AE7];[.AF7];[.AG7];[.AH7];[.AI7];[.AJ7];[.AK7];[.AL7];[.AM7];[.AN7];[.AO7];[.AP7];[.AQ7];[.AR7];[.AS7];[.AT7];[.AU7];[.AV7];[.AW7])))" office:value-type="string" office:string-value="#define KEYP_UP_CAL                              ((uint16_t)0x0032)      /* 0.244379276637341V 50 adc 0.244 Vadc */" calcext:value-type="string">
            <text:p>#define KEYP_UP_CAL <text:s text:c="29"/>((uint16_t)0x0032) <text:s text:c="5"/>/* 0.244379276637341V 50 adc 0.244 Vadc */</text:p>
          </table:table-cell>
          <table:table-cell table:style-name="ce207"/>
          <table:table-cell table:style-name="ce210"/>
          <table:table-cell table:style-name="ce210" table:formula="of:=CONCATENATE(&quot;&quot;;[.$Z7])" office:value-type="string" office:string-value="KEYP_UP_CAL" calcext:value-type="string">
            <text:p>KEYP_UP_CAL</text:p>
          </table:table-cell>
          <table:table-cell table:style-name="ce213" table:formula="of:=IF(LEN([.$BA8])&gt;0;&quot;,&quot;;&quot;&quot;)" office:value-type="string" office:string-value="," calcext:value-type="string">
            <text:p>,</text:p>
          </table:table-cell>
          <table:table-cell table:style-name="ce168"/>
          <table:table-cell table:style-name="ce215" table:formula="of:=IF(LEN([.BA7])&gt;0;CONCATENATE([.BA7];[.BB7]);&quot;&quot;)" office:value-type="string" office:string-value="KEYP_UP_CAL," calcext:value-type="string">
            <text:p>KEYP_UP_CAL,</text:p>
          </table:table-cell>
          <table:table-cell/>
          <table:table-cell table:style-name="ce168" table:formula="of:=IF(LEN([.BD7])&gt;0;CONCATENATE([.$B$2];&quot;_&quot;;[.$A7]);&quot;&quot;)" office:value-type="string" office:string-value="KEYP_UP" calcext:value-type="string">
            <text:p>KEYP_UP</text:p>
          </table:table-cell>
          <table:table-cell table:style-name="ce221" table:formula="of:=IF(LEN([.$BA7])&gt;0;&quot;_IDX&quot;;&quot;&quot;)" office:value-type="string" office:string-value="_IDX" calcext:value-type="string">
            <text:p>_IDX</text:p>
          </table:table-cell>
          <table:table-cell table:style-name="ce221" table:formula="of:=IF(LEN([.$BA8])&gt;0;&quot;,&quot;;&quot;&quot;)" office:value-type="string" office:string-value="," calcext:value-type="string">
            <text:p>,</text:p>
          </table:table-cell>
          <table:table-cell table:style-name="ce215" table:formula="of:=IF(LEN([.BF7])&gt;0;CONCATENATE([.BF7];[.BG7];[.BH7]);&quot;&quot;)" office:value-type="string" office:string-value="KEYP_UP_IDX," calcext:value-type="string">
            <text:p>KEYP_UP_IDX,</text:p>
          </table:table-cell>
          <table:table-cell table:number-columns-repeated="961"/>
        </table:table-row>
        <table:table-row table:style-name="ro5">
          <table:table-cell table:style-name="ce159" office:value-type="string" calcext:value-type="string">
            <office:annotation office:display="true" draw:style-name="gr6" draw:text-style-name="P5" svg:width="60.02mm" svg:height="26.74mm" svg:x="8.69mm" svg:y="59.67mm" draw:caption-point-x="24.52mm" draw:caption-point-y="-27.97mm">
              <dc:date>2014-11-06T00:00:00</dc:date>
              <text:p text:style-name="P6"><text:span text:style-name="T3">Green areas are for fulfilling with requirements:</text:span></text:p>
              <text:p text:style-name="P6"><text:span text:style-name="T3">Please note the name of the range and the minimum value within the range (lower frontier)</text:span></text:p>
            </office:annotation>
            <text:p>DOWN</text:p>
          </table:table-cell>
          <table:table-cell table:style-name="ce166" table:formula="of:=5*(250/1023)" office:value-type="float" office:value="1.22189638318671" calcext:value-type="float">
            <text:p>1.22189638318671</text:p>
          </table:table-cell>
          <table:table-cell table:style-name="ce168" table:formula="of:=VLOOKUP([.$B8];[KEYP.$A$4:.$D$20];2;0)" office:value-type="string" office:string-value="" calcext:value-type="error">
            <text:p>#N/A</text:p>
          </table:table-cell>
          <table:table-cell table:style-name="ce168" table:formula="of:=VLOOKUP([.$B8];[KEYP.$A$4:.$D$20];3;0)" office:value-type="string" office:string-value="" calcext:value-type="error">
            <text:p>#N/A</text:p>
          </table:table-cell>
          <table:table-cell table:style-name="ce168" table:formula="of:=VLOOKUP([.$B8];[KEYP.$A$4:.$D$20];4;0)" office:value-type="string" office:string-value="" calcext:value-type="error">
            <text:p>#N/A</text:p>
          </table:table-cell>
          <table:table-cell table:formula="of:=VLOOKUP([.$B8];[KEYP.$A$4:.$D$20];1;1)" office:value-type="float" office:value="0" calcext:value-type="float">
            <text:p>0</text:p>
          </table:table-cell>
          <table:table-cell table:style-name="ce168" table:formula="of:=INDEX([KEYP.$A$5:.$A$20];MATCH([.$F8];[KEYP.$A$4:.$A$20]);1)" office:value-type="float" office:value="5" calcext:value-type="float">
            <text:p>5</text:p>
          </table:table-cell>
          <table:table-cell table:style-name="ce168" table:formula="of:=[.B8]-[.F8]" office:value-type="float" office:value="1.22189638318671" calcext:value-type="float">
            <text:p>1.22189638318671</text:p>
          </table:table-cell>
          <table:table-cell table:style-name="ce168" table:formula="of:=[.G8]-[.F8]" office:value-type="float" office:value="5" calcext:value-type="float">
            <text:p>5</text:p>
          </table:table-cell>
          <table:table-cell table:style-name="ce422" table:formula="of:=VLOOKUP([.B8];[KEYP.$A$4:.$D$20];4;1)" office:value-type="string" office:string-value="'+/- 0,1 V" calcext:value-type="string">
            <text:p>'+/- 0,1 V</text:p>
          </table:table-cell>
          <table:table-cell table:style-name="ce168" table:formula="of:=VLOOKUP([.F8];[KEYP.$A$4:.$D$20];2;0)" office:value-type="float" office:value="0" calcext:value-type="float">
            <text:p>0</text:p>
          </table:table-cell>
          <table:table-cell table:style-name="ce168" table:formula="of:=VLOOKUP([.G8];[KEYP.$A$4:.$D$20];2;0)" office:value-type="float" office:value="5" calcext:value-type="float">
            <text:p>5</text:p>
          </table:table-cell>
          <table:table-cell table:style-name="ce168" table:formula="of:=[.L8]-[.K8]" office:value-type="float" office:value="5" calcext:value-type="float">
            <text:p>5</text:p>
          </table:table-cell>
          <table:table-cell table:style-name="ce186" table:formula="of:=([.M8]*([.H8]/[.I8]))+[.K8]" office:value-type="float" office:value="1.22189638318671" calcext:value-type="float">
            <text:p>1.222</text:p>
          </table:table-cell>
          <table:table-cell table:style-name="ce168" table:formula="of:=VLOOKUP([.F8];[KEYP.$A$4:.$D$20];3;0)" office:value-type="float" office:value="0" calcext:value-type="float">
            <text:p>0</text:p>
          </table:table-cell>
          <table:table-cell table:style-name="ce168" table:formula="of:=VLOOKUP([.G8];[KEYP.$A$4:.$D$20];3;0)" office:value-type="float" office:value="5" calcext:value-type="float">
            <text:p>5</text:p>
          </table:table-cell>
          <table:table-cell table:style-name="ce168" table:formula="of:=[.P8]-[.O8]" office:value-type="float" office:value="5" calcext:value-type="float">
            <text:p>5</text:p>
          </table:table-cell>
          <table:table-cell table:style-name="ce186" table:formula="of:=IF(OR([.O8]=&quot;&quot;;[.P8]=&quot;&quot;);;([.Q8]*([.H8]/[.I8]))+[.O8])" office:value-type="float" office:value="1.22189638318671" calcext:value-type="float">
            <text:p>1.222</text:p>
          </table:table-cell>
          <table:table-cell table:style-name="ce197" table:formula="of:=IF(ISERROR([.D8]);IF(ISERROR([.R8]);[.N8];[.R8]);[.D8])" office:value-type="float" office:value="1.22189638318671" calcext:value-type="float">
            <text:p>1.222</text:p>
          </table:table-cell>
          <table:table-cell table:style-name="ce197" table:formula="of:=IF(ISERROR([.E8]);[.J8];[.E8])" office:value-type="string" office:string-value="'+/- 0,1 V" calcext:value-type="string">
            <text:p>'+/- 0,1 V</text:p>
          </table:table-cell>
          <table:table-cell table:style-name="ce198" table:formula="of:=[.S8]/[KEYP.$G$11]" office:value-type="float" office:value="250.244379276637" calcext:value-type="float">
            <text:p>250.24</text:p>
          </table:table-cell>
          <table:table-cell table:style-name="ce199" table:formula="of:=ROUND([.U8])" office:value-type="float" office:value="250" calcext:value-type="float">
            <text:p>250</text:p>
          </table:table-cell>
          <table:table-cell table:style-name="ce200" table:formula="of:=DEC2HEX([.V8])" office:value-type="string" office:string-value="FA" calcext:value-type="string">
            <text:p>FA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8])&gt;0;CONCATENATE([.$B$2];&quot;_&quot;;[.$A8];&quot;_CAL&quot;);&quot;&quot;)" office:value-type="string" office:string-value="KEYP_DOWN_CAL" calcext:value-type="string">
            <text:p>KEYP_DOWN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CONCATENATE(REPT(&quot;0&quot;;4-LEN([.W8]));[.W8])" office:value-type="string" office:string-value="00FA" calcext:value-type="string">
            <text:p>00FA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8]" office:value-type="float" office:value="1.22189638318671" calcext:value-type="float">
            <text:p>1.22189638318671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[.V8]" office:value-type="float" office:value="250" calcext:value-type="float">
            <text:p>250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TRUNC([.S8];3)" office:value-type="float" office:value="1.221" calcext:value-type="float">
            <text:p>1.221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ISBLANK([.A8]);&quot;&quot;;CONCATENATE([.X8];[.Y8];CONCATENATE([.Z8];REPT(&quot; &quot;;40-LEN([.Z8]));[.AA8];[.AB8];[.AC8];[.AD8];[.AE8];[.AF8];[.AG8];[.AH8];[.AI8];[.AJ8];[.AK8];[.AL8];[.AM8];[.AN8];[.AO8];[.AP8];[.AQ8];[.AR8];[.AS8];[.AT8];[.AU8];[.AV8];[.AW8])))" office:value-type="string" office:string-value="#define KEYP_DOWN_CAL                            ((uint16_t)0x00FA)      /* 1.22189638318671V 250 adc 1.221 Vadc */" calcext:value-type="string">
            <text:p>#define KEYP_DOWN_CAL <text:s text:c="27"/>((uint16_t)0x00FA) <text:s text:c="5"/>/* 1.22189638318671V 250 adc 1.221 Vadc */</text:p>
          </table:table-cell>
          <table:table-cell table:style-name="ce207"/>
          <table:table-cell table:style-name="ce210"/>
          <table:table-cell table:style-name="ce210" table:formula="of:=CONCATENATE(&quot;&quot;;[.$Z8])" office:value-type="string" office:string-value="KEYP_DOWN_CAL" calcext:value-type="string">
            <text:p>KEYP_DOWN_CAL</text:p>
          </table:table-cell>
          <table:table-cell table:style-name="ce213" table:formula="of:=IF(LEN([.$BA9])&gt;0;&quot;,&quot;;&quot;&quot;)" office:value-type="string" office:string-value="," calcext:value-type="string">
            <text:p>,</text:p>
          </table:table-cell>
          <table:table-cell table:style-name="ce168"/>
          <table:table-cell table:style-name="ce215" table:formula="of:=IF(LEN([.BA8])&gt;0;CONCATENATE([.BA8];[.BB8]);&quot;&quot;)" office:value-type="string" office:string-value="KEYP_DOWN_CAL," calcext:value-type="string">
            <text:p>KEYP_DOWN_CAL,</text:p>
          </table:table-cell>
          <table:table-cell/>
          <table:table-cell table:style-name="ce168" table:formula="of:=IF(LEN([.BD8])&gt;0;CONCATENATE([.$B$2];&quot;_&quot;;[.$A8]);&quot;&quot;)" office:value-type="string" office:string-value="KEYP_DOWN" calcext:value-type="string">
            <text:p>KEYP_DOWN</text:p>
          </table:table-cell>
          <table:table-cell table:style-name="ce221" table:formula="of:=IF(LEN([.$BA8])&gt;0;&quot;_IDX&quot;;&quot;&quot;)" office:value-type="string" office:string-value="_IDX" calcext:value-type="string">
            <text:p>_IDX</text:p>
          </table:table-cell>
          <table:table-cell table:style-name="ce221" table:formula="of:=IF(LEN([.$BA9])&gt;0;&quot;,&quot;;&quot;&quot;)" office:value-type="string" office:string-value="," calcext:value-type="string">
            <text:p>,</text:p>
          </table:table-cell>
          <table:table-cell table:style-name="ce215" table:formula="of:=IF(LEN([.BF8])&gt;0;CONCATENATE([.BF8];[.BG8];[.BH8]);&quot;&quot;)" office:value-type="string" office:string-value="KEYP_DOWN_IDX," calcext:value-type="string">
            <text:p>KEYP_DOWN_IDX,</text:p>
          </table:table-cell>
          <table:table-cell table:number-columns-repeated="961"/>
        </table:table-row>
        <table:table-row table:style-name="ro5">
          <table:table-cell table:style-name="ce159" office:value-type="string" calcext:value-type="string">
            <text:p>LEFT</text:p>
          </table:table-cell>
          <table:table-cell table:style-name="ce166" table:formula="of:=5*(450/1023)" office:value-type="float" office:value="2.19941348973607" calcext:value-type="float">
            <text:p>2.19941348973607</text:p>
          </table:table-cell>
          <table:table-cell table:style-name="ce168" table:formula="of:=VLOOKUP([.$B9];[KEYP.$A$4:.$D$20];2;0)" office:value-type="string" office:string-value="" calcext:value-type="error">
            <text:p>#N/A</text:p>
          </table:table-cell>
          <table:table-cell table:style-name="ce168" table:formula="of:=VLOOKUP([.$B9];[KEYP.$A$4:.$D$20];3;0)" office:value-type="string" office:string-value="" calcext:value-type="error">
            <text:p>#N/A</text:p>
          </table:table-cell>
          <table:table-cell table:style-name="ce168" table:formula="of:=VLOOKUP([.$B9];[KEYP.$A$4:.$D$20];4;0)" office:value-type="string" office:string-value="" calcext:value-type="error">
            <text:p>#N/A</text:p>
          </table:table-cell>
          <table:table-cell table:formula="of:=VLOOKUP([.$B9];[KEYP.$A$4:.$D$20];1;1)" office:value-type="float" office:value="0" calcext:value-type="float">
            <text:p>0</text:p>
          </table:table-cell>
          <table:table-cell table:style-name="ce168" table:formula="of:=INDEX([KEYP.$A$5:.$A$20];MATCH([.$F9];[KEYP.$A$4:.$A$20]);1)" office:value-type="float" office:value="5" calcext:value-type="float">
            <text:p>5</text:p>
          </table:table-cell>
          <table:table-cell table:style-name="ce168" table:formula="of:=[.B9]-[.F9]" office:value-type="float" office:value="2.19941348973607" calcext:value-type="float">
            <text:p>2.19941348973607</text:p>
          </table:table-cell>
          <table:table-cell table:style-name="ce168" table:formula="of:=[.G9]-[.F9]" office:value-type="float" office:value="5" calcext:value-type="float">
            <text:p>5</text:p>
          </table:table-cell>
          <table:table-cell table:style-name="ce422" table:formula="of:=VLOOKUP([.B9];[KEYP.$A$4:.$D$20];4;1)" office:value-type="string" office:string-value="'+/- 0,1 V" calcext:value-type="string">
            <text:p>'+/- 0,1 V</text:p>
          </table:table-cell>
          <table:table-cell table:style-name="ce168" table:formula="of:=VLOOKUP([.F9];[KEYP.$A$4:.$D$20];2;0)" office:value-type="float" office:value="0" calcext:value-type="float">
            <text:p>0</text:p>
          </table:table-cell>
          <table:table-cell table:style-name="ce168" table:formula="of:=VLOOKUP([.G9];[KEYP.$A$4:.$D$20];2;0)" office:value-type="float" office:value="5" calcext:value-type="float">
            <text:p>5</text:p>
          </table:table-cell>
          <table:table-cell table:style-name="ce168" table:formula="of:=[.L9]-[.K9]" office:value-type="float" office:value="5" calcext:value-type="float">
            <text:p>5</text:p>
          </table:table-cell>
          <table:table-cell table:style-name="ce186" table:formula="of:=([.M9]*([.H9]/[.I9]))+[.K9]" office:value-type="float" office:value="2.19941348973607" calcext:value-type="float">
            <text:p>2.199</text:p>
          </table:table-cell>
          <table:table-cell table:style-name="ce168" table:formula="of:=VLOOKUP([.F9];[KEYP.$A$4:.$D$20];3;0)" office:value-type="float" office:value="0" calcext:value-type="float">
            <text:p>0</text:p>
          </table:table-cell>
          <table:table-cell table:style-name="ce168" table:formula="of:=VLOOKUP([.G9];[KEYP.$A$4:.$D$20];3;0)" office:value-type="float" office:value="5" calcext:value-type="float">
            <text:p>5</text:p>
          </table:table-cell>
          <table:table-cell table:style-name="ce168" table:formula="of:=[.P9]-[.O9]" office:value-type="float" office:value="5" calcext:value-type="float">
            <text:p>5</text:p>
          </table:table-cell>
          <table:table-cell table:style-name="ce186" table:formula="of:=IF(OR([.O9]=&quot;&quot;;[.P9]=&quot;&quot;);;([.Q9]*([.H9]/[.I9]))+[.O9])" office:value-type="float" office:value="2.19941348973607" calcext:value-type="float">
            <text:p>2.199</text:p>
          </table:table-cell>
          <table:table-cell table:style-name="ce197" table:formula="of:=IF(ISERROR([.D9]);IF(ISERROR([.R9]);[.N9];[.R9]);[.D9])" office:value-type="float" office:value="2.19941348973607" calcext:value-type="float">
            <text:p>2.199</text:p>
          </table:table-cell>
          <table:table-cell table:style-name="ce197" table:formula="of:=IF(ISERROR([.E9]);[.J9];[.E9])" office:value-type="string" office:string-value="'+/- 0,1 V" calcext:value-type="string">
            <text:p>'+/- 0,1 V</text:p>
          </table:table-cell>
          <table:table-cell table:style-name="ce198" table:formula="of:=[.S9]/[KEYP.$G$11]" office:value-type="float" office:value="450.439882697947" calcext:value-type="float">
            <text:p>450.44</text:p>
          </table:table-cell>
          <table:table-cell table:style-name="ce199" table:formula="of:=ROUND([.U9])" office:value-type="float" office:value="450" calcext:value-type="float">
            <text:p>450</text:p>
          </table:table-cell>
          <table:table-cell table:style-name="ce200" table:formula="of:=DEC2HEX([.V9])" office:value-type="string" office:string-value="1C2" calcext:value-type="string">
            <text:p>1C2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9])&gt;0;CONCATENATE([.$B$2];&quot;_&quot;;[.$A9];&quot;_CAL&quot;);&quot;&quot;)" office:value-type="string" office:string-value="KEYP_LEFT_CAL" calcext:value-type="string">
            <text:p>KEYP_LEFT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CONCATENATE(REPT(&quot;0&quot;;4-LEN([.W9]));[.W9])" office:value-type="string" office:string-value="01C2" calcext:value-type="string">
            <text:p>01C2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9]" office:value-type="float" office:value="2.19941348973607" calcext:value-type="float">
            <text:p>2.19941348973607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[.V9]" office:value-type="float" office:value="450" calcext:value-type="float">
            <text:p>450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TRUNC([.S9];3)" office:value-type="float" office:value="2.199" calcext:value-type="float">
            <text:p>2.199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ISBLANK([.A9]);&quot;&quot;;CONCATENATE([.X9];[.Y9];CONCATENATE([.Z9];REPT(&quot; &quot;;40-LEN([.Z9]));[.AA9];[.AB9];[.AC9];[.AD9];[.AE9];[.AF9];[.AG9];[.AH9];[.AI9];[.AJ9];[.AK9];[.AL9];[.AM9];[.AN9];[.AO9];[.AP9];[.AQ9];[.AR9];[.AS9];[.AT9];[.AU9];[.AV9];[.AW9])))" office:value-type="string" office:string-value="#define KEYP_LEFT_CAL                            ((uint16_t)0x01C2)      /* 2.19941348973607V 450 adc 2.199 Vadc */" calcext:value-type="string">
            <text:p>#define KEYP_LEFT_CAL <text:s text:c="27"/>((uint16_t)0x01C2) <text:s text:c="5"/>/* 2.19941348973607V 450 adc 2.199 Vadc */</text:p>
          </table:table-cell>
          <table:table-cell table:style-name="ce207"/>
          <table:table-cell table:style-name="ce210"/>
          <table:table-cell table:style-name="ce210" table:formula="of:=CONCATENATE(&quot;&quot;;[.$Z9])" office:value-type="string" office:string-value="KEYP_LEFT_CAL" calcext:value-type="string">
            <text:p>KEYP_LEFT_CAL</text:p>
          </table:table-cell>
          <table:table-cell table:style-name="ce213" table:formula="of:=IF(LEN([.$BA10])&gt;0;&quot;,&quot;;&quot;&quot;)" office:value-type="string" office:string-value="," calcext:value-type="string">
            <text:p>,</text:p>
          </table:table-cell>
          <table:table-cell table:style-name="ce168"/>
          <table:table-cell table:style-name="ce215" table:formula="of:=IF(LEN([.BA9])&gt;0;CONCATENATE([.BA9];[.BB9]);&quot;&quot;)" office:value-type="string" office:string-value="KEYP_LEFT_CAL," calcext:value-type="string">
            <text:p>KEYP_LEFT_CAL,</text:p>
          </table:table-cell>
          <table:table-cell/>
          <table:table-cell table:style-name="ce168" table:formula="of:=IF(LEN([.BD9])&gt;0;CONCATENATE([.$B$2];&quot;_&quot;;[.$A9]);&quot;&quot;)" office:value-type="string" office:string-value="KEYP_LEFT" calcext:value-type="string">
            <text:p>KEYP_LEFT</text:p>
          </table:table-cell>
          <table:table-cell table:style-name="ce221" table:formula="of:=IF(LEN([.$BA9])&gt;0;&quot;_IDX&quot;;&quot;&quot;)" office:value-type="string" office:string-value="_IDX" calcext:value-type="string">
            <text:p>_IDX</text:p>
          </table:table-cell>
          <table:table-cell table:style-name="ce221" table:formula="of:=IF(LEN([.$BA10])&gt;0;&quot;,&quot;;&quot;&quot;)" office:value-type="string" office:string-value="," calcext:value-type="string">
            <text:p>,</text:p>
          </table:table-cell>
          <table:table-cell table:style-name="ce215" table:formula="of:=IF(LEN([.BF9])&gt;0;CONCATENATE([.BF9];[.BG9];[.BH9]);&quot;&quot;)" office:value-type="string" office:string-value="KEYP_LEFT_IDX," calcext:value-type="string">
            <text:p>KEYP_LEFT_IDX,</text:p>
          </table:table-cell>
          <table:table-cell table:number-columns-repeated="961"/>
        </table:table-row>
        <table:table-row table:style-name="ro5">
          <table:table-cell table:style-name="ce159" office:value-type="string" calcext:value-type="string">
            <text:p>SELECT</text:p>
          </table:table-cell>
          <table:table-cell table:style-name="ce166" table:formula="of:=5*(650/1023)" office:value-type="float" office:value="3.17693059628543" calcext:value-type="float">
            <text:p>3.17693059628543</text:p>
          </table:table-cell>
          <table:table-cell table:style-name="ce168" table:formula="of:=VLOOKUP([.$B10];[KEYP.$A$4:.$D$20];2;0)" office:value-type="string" office:string-value="" calcext:value-type="error">
            <text:p>#N/A</text:p>
          </table:table-cell>
          <table:table-cell table:style-name="ce168" table:formula="of:=VLOOKUP([.$B10];[KEYP.$A$4:.$D$20];3;0)" office:value-type="string" office:string-value="" calcext:value-type="error">
            <text:p>#N/A</text:p>
          </table:table-cell>
          <table:table-cell table:style-name="ce168" table:formula="of:=VLOOKUP([.$B10];[KEYP.$A$4:.$D$20];4;0)" office:value-type="string" office:string-value="" calcext:value-type="error">
            <text:p>#N/A</text:p>
          </table:table-cell>
          <table:table-cell table:formula="of:=VLOOKUP([.$B10];[KEYP.$A$4:.$D$20];1;1)" office:value-type="float" office:value="0" calcext:value-type="float">
            <text:p>0</text:p>
          </table:table-cell>
          <table:table-cell table:style-name="ce168" table:formula="of:=INDEX([KEYP.$A$5:.$A$20];MATCH([.$F10];[KEYP.$A$4:.$A$20]);1)" office:value-type="float" office:value="5" calcext:value-type="float">
            <text:p>5</text:p>
          </table:table-cell>
          <table:table-cell table:style-name="ce168" table:formula="of:=[.B10]-[.F10]" office:value-type="float" office:value="3.17693059628543" calcext:value-type="float">
            <text:p>3.17693059628543</text:p>
          </table:table-cell>
          <table:table-cell table:style-name="ce168" table:formula="of:=[.G10]-[.F10]" office:value-type="float" office:value="5" calcext:value-type="float">
            <text:p>5</text:p>
          </table:table-cell>
          <table:table-cell table:style-name="ce168" table:formula="of:=VLOOKUP([.B10];[KEYP.$A$4:.$D$20];4;1)" office:value-type="string" office:string-value="'+/- 0,1 V" calcext:value-type="string">
            <text:p>'+/- 0,1 V</text:p>
          </table:table-cell>
          <table:table-cell table:style-name="ce168" table:formula="of:=VLOOKUP([.F10];[KEYP.$A$4:.$D$20];2;0)" office:value-type="float" office:value="0" calcext:value-type="float">
            <text:p>0</text:p>
          </table:table-cell>
          <table:table-cell table:style-name="ce168" table:formula="of:=VLOOKUP([.G10];[KEYP.$A$4:.$D$20];2;0)" office:value-type="float" office:value="5" calcext:value-type="float">
            <text:p>5</text:p>
          </table:table-cell>
          <table:table-cell table:style-name="ce168" table:formula="of:=[.L10]-[.K10]" office:value-type="float" office:value="5" calcext:value-type="float">
            <text:p>5</text:p>
          </table:table-cell>
          <table:table-cell table:style-name="ce186" table:formula="of:=([.M10]*([.H10]/[.I10]))+[.K10]" office:value-type="float" office:value="3.17693059628543" calcext:value-type="float">
            <text:p>3.177</text:p>
          </table:table-cell>
          <table:table-cell table:style-name="ce168" table:formula="of:=VLOOKUP([.F10];[KEYP.$A$4:.$D$20];3;0)" office:value-type="float" office:value="0" calcext:value-type="float">
            <text:p>0</text:p>
          </table:table-cell>
          <table:table-cell table:style-name="ce168" table:formula="of:=VLOOKUP([.G10];[KEYP.$A$4:.$D$20];3;0)" office:value-type="float" office:value="5" calcext:value-type="float">
            <text:p>5</text:p>
          </table:table-cell>
          <table:table-cell table:style-name="ce168" table:formula="of:=[.P10]-[.O10]" office:value-type="float" office:value="5" calcext:value-type="float">
            <text:p>5</text:p>
          </table:table-cell>
          <table:table-cell table:style-name="ce186" table:formula="of:=IF(OR([.O10]=&quot;&quot;;[.P10]=&quot;&quot;);;([.Q10]*([.H10]/[.I10]))+[.O10])" office:value-type="float" office:value="3.17693059628543" calcext:value-type="float">
            <text:p>3.177</text:p>
          </table:table-cell>
          <table:table-cell table:style-name="ce197" table:formula="of:=IF(ISERROR([.D10]);IF(ISERROR([.R10]);[.N10];[.R10]);[.D10])" office:value-type="float" office:value="3.17693059628543" calcext:value-type="float">
            <text:p>3.177</text:p>
          </table:table-cell>
          <table:table-cell table:style-name="ce197" table:formula="of:=IF(ISERROR([.E10]);[.J10];[.E10])" office:value-type="string" office:string-value="'+/- 0,1 V" calcext:value-type="string">
            <text:p>'+/- 0,1 V</text:p>
          </table:table-cell>
          <table:table-cell table:style-name="ce198" table:formula="of:=[.S10]/[KEYP.$G$11]" office:value-type="float" office:value="650.635386119257" calcext:value-type="float">
            <text:p>650.64</text:p>
          </table:table-cell>
          <table:table-cell table:style-name="ce199" table:formula="of:=ROUND([.U10])" office:value-type="float" office:value="651" calcext:value-type="float">
            <text:p>651</text:p>
          </table:table-cell>
          <table:table-cell table:style-name="ce200" table:formula="of:=DEC2HEX([.V10])" office:value-type="string" office:string-value="28B" calcext:value-type="string">
            <text:p>28B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0])&gt;0;CONCATENATE([.$B$2];&quot;_&quot;;[.$A10];&quot;_CAL&quot;);&quot;&quot;)" office:value-type="string" office:string-value="KEYP_SELECT_CAL" calcext:value-type="string">
            <text:p>KEYP_SELECT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CONCATENATE(REPT(&quot;0&quot;;4-LEN([.W10]));[.W10])" office:value-type="string" office:string-value="028B" calcext:value-type="string">
            <text:p>028B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0]" office:value-type="float" office:value="3.17693059628543" calcext:value-type="float">
            <text:p>3.17693059628543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[.V10]" office:value-type="float" office:value="651" calcext:value-type="float">
            <text:p>651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TRUNC([.S10];3)" office:value-type="float" office:value="3.176" calcext:value-type="float">
            <text:p>3.176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ISBLANK([.A10]);&quot;&quot;;CONCATENATE([.X10];[.Y10];CONCATENATE([.Z10];REPT(&quot; &quot;;40-LEN([.Z10]));[.AA10];[.AB10];[.AC10];[.AD10];[.AE10];[.AF10];[.AG10];[.AH10];[.AI10];[.AJ10];[.AK10];[.AL10];[.AM10];[.AN10];[.AO10];[.AP10];[.AQ10];[.AR10];[.AS10];[.AT10];[.AU10];[.AV10];[.AW10])))" office:value-type="string" office:string-value="#define KEYP_SELECT_CAL                          ((uint16_t)0x028B)      /* 3.17693059628543V 651 adc 3.176 Vadc */" calcext:value-type="string">
            <text:p>#define KEYP_SELECT_CAL <text:s text:c="25"/>((uint16_t)0x028B) <text:s text:c="5"/>/* 3.17693059628543V 651 adc 3.176 Vadc */</text:p>
          </table:table-cell>
          <table:table-cell table:style-name="ce207"/>
          <table:table-cell table:style-name="ce210"/>
          <table:table-cell table:style-name="ce210" table:formula="of:=CONCATENATE(&quot;&quot;;[.$Z10])" office:value-type="string" office:string-value="KEYP_SELECT_CAL" calcext:value-type="string">
            <text:p>KEYP_SELECT_CAL</text:p>
          </table:table-cell>
          <table:table-cell table:style-name="ce213" table:formula="of:=IF(LEN([.$BA11])&gt;0;&quot;,&quot;;&quot;&quot;)" office:value-type="string" office:string-value="," calcext:value-type="string">
            <text:p>,</text:p>
          </table:table-cell>
          <table:table-cell table:style-name="ce168"/>
          <table:table-cell table:style-name="ce215" table:formula="of:=IF(LEN([.BA10])&gt;0;CONCATENATE([.BA10];[.BB10]);&quot;&quot;)" office:value-type="string" office:string-value="KEYP_SELECT_CAL," calcext:value-type="string">
            <text:p>KEYP_SELECT_CAL,</text:p>
          </table:table-cell>
          <table:table-cell/>
          <table:table-cell table:style-name="ce168" table:formula="of:=IF(LEN([.BD10])&gt;0;CONCATENATE([.$B$2];&quot;_&quot;;[.$A10]);&quot;&quot;)" office:value-type="string" office:string-value="KEYP_SELECT" calcext:value-type="string">
            <text:p>KEYP_SELECT</text:p>
          </table:table-cell>
          <table:table-cell table:style-name="ce221" table:formula="of:=IF(LEN([.$BA10])&gt;0;&quot;_IDX&quot;;&quot;&quot;)" office:value-type="string" office:string-value="_IDX" calcext:value-type="string">
            <text:p>_IDX</text:p>
          </table:table-cell>
          <table:table-cell table:style-name="ce221" table:formula="of:=IF(LEN([.$BA11])&gt;0;&quot;,&quot;;&quot;&quot;)" office:value-type="string" office:string-value="," calcext:value-type="string">
            <text:p>,</text:p>
          </table:table-cell>
          <table:table-cell table:style-name="ce215" table:formula="of:=IF(LEN([.BF10])&gt;0;CONCATENATE([.BF10];[.BG10];[.BH10]);&quot;&quot;)" office:value-type="string" office:string-value="KEYP_SELECT_IDX," calcext:value-type="string">
            <text:p>KEYP_SELECT_IDX,</text:p>
          </table:table-cell>
          <table:table-cell table:number-columns-repeated="961"/>
        </table:table-row>
        <table:table-row table:style-name="ro5">
          <table:table-cell table:style-name="ce159" office:value-type="string" calcext:value-type="string">
            <text:p>NONE</text:p>
          </table:table-cell>
          <table:table-cell table:style-name="ce166" table:formula="of:=5*(850/1023)" office:value-type="float" office:value="4.1544477028348" calcext:value-type="float">
            <text:p>4.1544477028348</text:p>
          </table:table-cell>
          <table:table-cell table:style-name="ce168" table:formula="of:=VLOOKUP([.$B11];[KEYP.$A$4:.$D$20];2;0)" office:value-type="string" office:string-value="" calcext:value-type="error">
            <text:p>#N/A</text:p>
          </table:table-cell>
          <table:table-cell table:style-name="ce168" table:formula="of:=VLOOKUP([.$B11];[KEYP.$A$4:.$D$20];3;0)" office:value-type="string" office:string-value="" calcext:value-type="error">
            <text:p>#N/A</text:p>
          </table:table-cell>
          <table:table-cell table:style-name="ce168" table:formula="of:=VLOOKUP([.$B11];[KEYP.$A$4:.$D$20];4;0)" office:value-type="string" office:string-value="" calcext:value-type="error">
            <text:p>#N/A</text:p>
          </table:table-cell>
          <table:table-cell table:formula="of:=VLOOKUP([.$B11];[KEYP.$A$4:.$D$20];1;1)" office:value-type="float" office:value="0" calcext:value-type="float">
            <text:p>0</text:p>
          </table:table-cell>
          <table:table-cell table:style-name="ce168" table:formula="of:=INDEX([KEYP.$A$5:.$A$20];MATCH([.$F11];[KEYP.$A$4:.$A$20]);1)" office:value-type="float" office:value="5" calcext:value-type="float">
            <text:p>5</text:p>
          </table:table-cell>
          <table:table-cell table:style-name="ce168" table:formula="of:=[.B11]-[.F11]" office:value-type="float" office:value="4.1544477028348" calcext:value-type="float">
            <text:p>4.1544477028348</text:p>
          </table:table-cell>
          <table:table-cell table:style-name="ce168" table:formula="of:=[.G11]-[.F11]" office:value-type="float" office:value="5" calcext:value-type="float">
            <text:p>5</text:p>
          </table:table-cell>
          <table:table-cell table:style-name="ce168" table:formula="of:=VLOOKUP([.B11];[KEYP.$A$4:.$D$20];4;1)" office:value-type="string" office:string-value="'+/- 0,1 V" calcext:value-type="string">
            <text:p>'+/- 0,1 V</text:p>
          </table:table-cell>
          <table:table-cell table:style-name="ce168" table:formula="of:=VLOOKUP([.F11];[KEYP.$A$4:.$D$20];2;0)" office:value-type="float" office:value="0" calcext:value-type="float">
            <text:p>0</text:p>
          </table:table-cell>
          <table:table-cell table:style-name="ce168" table:formula="of:=VLOOKUP([.G11];[KEYP.$A$4:.$D$20];2;0)" office:value-type="float" office:value="5" calcext:value-type="float">
            <text:p>5</text:p>
          </table:table-cell>
          <table:table-cell table:style-name="ce168" table:formula="of:=[.L11]-[.K11]" office:value-type="float" office:value="5" calcext:value-type="float">
            <text:p>5</text:p>
          </table:table-cell>
          <table:table-cell table:style-name="ce186" table:formula="of:=([.M11]*([.H11]/[.I11]))+[.K11]" office:value-type="float" office:value="4.1544477028348" calcext:value-type="float">
            <text:p>4.154</text:p>
          </table:table-cell>
          <table:table-cell table:style-name="ce168" table:formula="of:=VLOOKUP([.F11];[KEYP.$A$4:.$D$20];3;0)" office:value-type="float" office:value="0" calcext:value-type="float">
            <text:p>0</text:p>
          </table:table-cell>
          <table:table-cell table:style-name="ce168" table:formula="of:=VLOOKUP([.G11];[KEYP.$A$4:.$D$20];3;0)" office:value-type="float" office:value="5" calcext:value-type="float">
            <text:p>5</text:p>
          </table:table-cell>
          <table:table-cell table:style-name="ce168" table:formula="of:=[.P11]-[.O11]" office:value-type="float" office:value="5" calcext:value-type="float">
            <text:p>5</text:p>
          </table:table-cell>
          <table:table-cell table:style-name="ce186" table:formula="of:=IF(OR([.O11]=&quot;&quot;;[.P11]=&quot;&quot;);;([.Q11]*([.H11]/[.I11]))+[.O11])" office:value-type="float" office:value="4.1544477028348" calcext:value-type="float">
            <text:p>4.154</text:p>
          </table:table-cell>
          <table:table-cell table:style-name="ce197" table:formula="of:=IF(ISERROR([.D11]);IF(ISERROR([.R11]);[.N11];[.R11]);[.D11])" office:value-type="float" office:value="4.1544477028348" calcext:value-type="float">
            <text:p>4.154</text:p>
          </table:table-cell>
          <table:table-cell table:style-name="ce197" table:formula="of:=IF(ISERROR([.E11]);[.J11];[.E11])" office:value-type="string" office:string-value="'+/- 0,1 V" calcext:value-type="string">
            <text:p>'+/- 0,1 V</text:p>
          </table:table-cell>
          <table:table-cell table:style-name="ce198" table:formula="of:=[.S11]/[KEYP.$G$11]" office:value-type="float" office:value="850.830889540567" calcext:value-type="float">
            <text:p>850.83</text:p>
          </table:table-cell>
          <table:table-cell table:style-name="ce199" table:formula="of:=ROUND([.U11])" office:value-type="float" office:value="851" calcext:value-type="float">
            <text:p>851</text:p>
          </table:table-cell>
          <table:table-cell table:style-name="ce200" table:formula="of:=DEC2HEX([.V11])" office:value-type="string" office:string-value="353" calcext:value-type="string">
            <text:p>353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1])&gt;0;CONCATENATE([.$B$2];&quot;_&quot;;[.$A11];&quot;_CAL&quot;);&quot;&quot;)" office:value-type="string" office:string-value="KEYP_NONE_CAL" calcext:value-type="string">
            <text:p>KEYP_NONE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CONCATENATE(REPT(&quot;0&quot;;4-LEN([.W11]));[.W11])" office:value-type="string" office:string-value="0353" calcext:value-type="string">
            <text:p>0353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1]" office:value-type="float" office:value="4.1544477028348" calcext:value-type="float">
            <text:p>4.1544477028348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[.V11]" office:value-type="float" office:value="851" calcext:value-type="float">
            <text:p>851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TRUNC([.S11];3)" office:value-type="float" office:value="4.154" calcext:value-type="float">
            <text:p>4.154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ISBLANK([.A11]);&quot;&quot;;CONCATENATE([.X11];[.Y11];CONCATENATE([.Z11];REPT(&quot; &quot;;40-LEN([.Z11]));[.AA11];[.AB11];[.AC11];[.AD11];[.AE11];[.AF11];[.AG11];[.AH11];[.AI11];[.AJ11];[.AK11];[.AL11];[.AM11];[.AN11];[.AO11];[.AP11];[.AQ11];[.AR11];[.AS11];[.AT11];[.AU11];[.AV11];[.AW11])))" office:value-type="string" office:string-value="#define KEYP_NONE_CAL                            ((uint16_t)0x0353)      /* 4.1544477028348V 851 adc 4.154 Vadc */" calcext:value-type="string">
            <text:p>#define KEYP_NONE_CAL <text:s text:c="27"/>((uint16_t)0x0353) <text:s text:c="5"/>/* 4.1544477028348V 851 adc 4.154 Vadc */</text:p>
          </table:table-cell>
          <table:table-cell table:style-name="ce207"/>
          <table:table-cell table:style-name="ce210"/>
          <table:table-cell table:style-name="ce210" table:formula="of:=CONCATENATE(&quot;&quot;;[.$Z11])" office:value-type="string" office:string-value="KEYP_NONE_CAL" calcext:value-type="string">
            <text:p>KEYP_NONE_CAL</text:p>
          </table:table-cell>
          <table:table-cell table:style-name="ce213" table:formula="of:=IF(LEN([.$BA12])&gt;0;&quot;,&quot;;&quot;&quot;)">
            <text:p/>
          </table:table-cell>
          <table:table-cell table:style-name="ce168"/>
          <table:table-cell table:style-name="ce215" table:formula="of:=IF(LEN([.BA11])&gt;0;CONCATENATE([.BA11];[.BB11]);&quot;&quot;)" office:value-type="string" office:string-value="KEYP_NONE_CAL" calcext:value-type="string">
            <text:p>KEYP_NONE_CAL</text:p>
          </table:table-cell>
          <table:table-cell/>
          <table:table-cell table:style-name="ce168" table:formula="of:=IF(LEN([.BD11])&gt;0;CONCATENATE([.$B$2];&quot;_&quot;;[.$A11]);&quot;&quot;)" office:value-type="string" office:string-value="KEYP_NONE" calcext:value-type="string">
            <text:p>KEYP_NONE</text:p>
          </table:table-cell>
          <table:table-cell table:style-name="ce221" table:formula="of:=IF(LEN([.$BA11])&gt;0;&quot;_IDX&quot;;&quot;&quot;)" office:value-type="string" office:string-value="_IDX" calcext:value-type="string">
            <text:p>_IDX</text:p>
          </table:table-cell>
          <table:table-cell table:style-name="ce221" table:formula="of:=IF(LEN([.$BA12])&gt;0;&quot;,&quot;;&quot;&quot;)">
            <text:p/>
          </table:table-cell>
          <table:table-cell table:style-name="ce215" table:formula="of:=IF(LEN([.BF11])&gt;0;CONCATENATE([.BF11];[.BG11];[.BH11]);&quot;&quot;)" office:value-type="string" office:string-value="KEYP_NONE_IDX" calcext:value-type="string">
            <text:p>KEYP_NONE_IDX</text:p>
          </table:table-cell>
          <table:table-cell table:number-columns-repeated="961"/>
        </table:table-row>
        <table:table-row table:style-name="ro5">
          <table:table-cell table:style-name="ce159"/>
          <table:table-cell table:style-name="ce166"/>
          <table:table-cell table:style-name="ce168" table:formula="of:=VLOOKUP([.$B12];[KEYP.$A$4:.$D$20];2;0)" office:value-type="string" office:string-value="" calcext:value-type="error">
            <text:p>#N/A</text:p>
          </table:table-cell>
          <table:table-cell table:style-name="ce168" table:formula="of:=VLOOKUP([.$B12];[KEYP.$A$4:.$D$20];3;0)" office:value-type="string" office:string-value="" calcext:value-type="error">
            <text:p>#N/A</text:p>
          </table:table-cell>
          <table:table-cell table:style-name="ce168" table:formula="of:=VLOOKUP([.$B12];[KEYP.$A$4:.$D$20];4;0)" office:value-type="string" office:string-value="" calcext:value-type="error">
            <text:p>#N/A</text:p>
          </table:table-cell>
          <table:table-cell table:formula="of:=VLOOKUP([.$B12];[KEYP.$A$4:.$D$20];1;1)" office:value-type="string" office:string-value="" calcext:value-type="error">
            <text:p>#N/A</text:p>
          </table:table-cell>
          <table:table-cell table:style-name="ce168" table:formula="of:=INDEX([KEYP.$A$5:.$A$20];MATCH([.$F12];[KEYP.$A$4:.$A$20]);1)" office:value-type="string" office:string-value="" calcext:value-type="error">
            <text:p>#N/A</text:p>
          </table:table-cell>
          <table:table-cell table:style-name="ce168" table:formula="of:=[.B12]-[.F12]" office:value-type="string" office:string-value="" calcext:value-type="error">
            <text:p>#N/A</text:p>
          </table:table-cell>
          <table:table-cell table:style-name="ce168" table:formula="of:=[.G12]-[.F12]" office:value-type="string" office:string-value="" calcext:value-type="error">
            <text:p>#N/A</text:p>
          </table:table-cell>
          <table:table-cell table:style-name="ce168" table:formula="of:=VLOOKUP([.B12];[KEYP.$A$4:.$D$20];4;1)" office:value-type="string" office:string-value="" calcext:value-type="error">
            <text:p>#N/A</text:p>
          </table:table-cell>
          <table:table-cell table:style-name="ce168" table:formula="of:=VLOOKUP([.F12];[KEYP.$A$4:.$D$20];2;0)" office:value-type="string" office:string-value="" calcext:value-type="error">
            <text:p>#N/A</text:p>
          </table:table-cell>
          <table:table-cell table:style-name="ce168" table:formula="of:=VLOOKUP([.G12];[KEYP.$A$4:.$D$20];2;0)" office:value-type="string" office:string-value="" calcext:value-type="error">
            <text:p>#N/A</text:p>
          </table:table-cell>
          <table:table-cell table:style-name="ce168" table:formula="of:=[.L12]-[.K12]" office:value-type="string" office:string-value="" calcext:value-type="error">
            <text:p>#N/A</text:p>
          </table:table-cell>
          <table:table-cell table:style-name="ce186" table:formula="of:=([.M12]*([.H12]/[.I12]))+[.K12]" office:value-type="string" office:string-value="" calcext:value-type="error">
            <text:p>#N/A</text:p>
          </table:table-cell>
          <table:table-cell table:style-name="ce168" table:formula="of:=VLOOKUP([.F12];[KEYP.$A$4:.$D$20];3;0)" office:value-type="string" office:string-value="" calcext:value-type="error">
            <text:p>#N/A</text:p>
          </table:table-cell>
          <table:table-cell table:style-name="ce168" table:formula="of:=VLOOKUP([.G12];[KEYP.$A$4:.$D$20];3;0)" office:value-type="string" office:string-value="" calcext:value-type="error">
            <text:p>#N/A</text:p>
          </table:table-cell>
          <table:table-cell table:style-name="ce168" table:formula="of:=[.P12]-[.O12]" office:value-type="string" office:string-value="" calcext:value-type="error">
            <text:p>#N/A</text:p>
          </table:table-cell>
          <table:table-cell table:style-name="ce186" table:formula="of:=IF(OR([.O12]=&quot;&quot;;[.P12]=&quot;&quot;);;([.Q12]*([.H12]/[.I12]))+[.O12])" office:value-type="string" office:string-value="" calcext:value-type="error">
            <text:p>#N/A</text:p>
          </table:table-cell>
          <table:table-cell table:style-name="ce197" table:formula="of:=IF(ISERROR([.D12]);IF(ISERROR([.R12]);[.N12];[.R12]);[.D12])" office:value-type="string" office:string-value="" calcext:value-type="error">
            <text:p>#N/A</text:p>
          </table:table-cell>
          <table:table-cell table:style-name="ce197" table:formula="of:=IF(ISERROR([.E12]);[.J12];[.E12])" office:value-type="string" office:string-value="" calcext:value-type="error">
            <text:p>#N/A</text:p>
          </table:table-cell>
          <table:table-cell table:style-name="ce198" table:formula="of:=[.S12]/[KEYP.$G$11]" office:value-type="string" office:string-value="" calcext:value-type="error">
            <text:p>#N/A</text:p>
          </table:table-cell>
          <table:table-cell table:style-name="ce199" table:formula="of:=ROUND([.U12])" office:value-type="string" office:string-value="" calcext:value-type="error">
            <text:p>#N/A</text:p>
          </table:table-cell>
          <table:table-cell table:style-name="ce200" table:formula="of:=DEC2HEX([.V12])" office:value-type="string" office:string-value="" calcext:value-type="error">
            <text:p>#N/A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2])&gt;0;CONCATENATE([.$B$2];&quot;_&quot;;[.$A12];&quot;_CAL&quot;);&quot;&quot;)">
            <text:p/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CONCATENATE(REPT(&quot;0&quot;;4-LEN([.W12]));[.W12])" office:value-type="string" office:string-value="" calcext:value-type="error">
            <text:p>#N/A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2]" office:value-type="float" office:value="0" calcext:value-type="float">
            <text:p>0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[.V12]" office:value-type="string" office:string-value="" calcext:value-type="error">
            <text:p>#N/A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TRUNC([.S12];3)" office:value-type="string" office:string-value="" calcext:value-type="error">
            <text:p>#N/A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ISBLANK([.A12]);&quot;&quot;;CONCATENATE([.X12];[.Y12];CONCATENATE([.Z12];REPT(&quot; &quot;;40-LEN([.Z12]));[.AA12];[.AB12];[.AC12];[.AD12];[.AE12];[.AF12];[.AG12];[.AH12];[.AI12];[.AJ12];[.AK12];[.AL12];[.AM12];[.AN12];[.AO12];[.AP12];[.AQ12];[.AR12];[.AS12];[.AT12];[.AU12];[.AV12];[.AW12])))">
            <text:p/>
          </table:table-cell>
          <table:table-cell table:style-name="ce207"/>
          <table:table-cell table:style-name="ce210"/>
          <table:table-cell table:style-name="ce210" table:formula="of:=CONCATENATE(&quot;&quot;;[.$Z12])">
            <text:p/>
          </table:table-cell>
          <table:table-cell table:style-name="ce213" table:formula="of:=IF(LEN([.$BA13])&gt;0;&quot;,&quot;;&quot;&quot;)">
            <text:p/>
          </table:table-cell>
          <table:table-cell table:style-name="ce168"/>
          <table:table-cell table:style-name="ce215" table:formula="of:=IF(LEN([.BA12])&gt;0;CONCATENATE([.BA12];[.BB12]);&quot;&quot;)">
            <text:p/>
          </table:table-cell>
          <table:table-cell/>
          <table:table-cell table:style-name="ce168" table:formula="of:=IF(LEN([.BD12])&gt;0;CONCATENATE([.$B$2];&quot;_&quot;;[.$A12]);&quot;&quot;)">
            <text:p/>
          </table:table-cell>
          <table:table-cell table:style-name="ce221" table:formula="of:=IF(LEN([.$BA12])&gt;0;&quot;_IDX&quot;;&quot;&quot;)">
            <text:p/>
          </table:table-cell>
          <table:table-cell table:style-name="ce221" table:formula="of:=IF(LEN([.$BA13])&gt;0;&quot;,&quot;;&quot;&quot;)">
            <text:p/>
          </table:table-cell>
          <table:table-cell table:style-name="ce215" table:formula="of:=IF(LEN([.BF12])&gt;0;CONCATENATE([.BF12];[.BG12];[.BH12]);&quot;&quot;)">
            <text:p/>
          </table:table-cell>
          <table:table-cell table:number-columns-repeated="961"/>
        </table:table-row>
        <table:table-row table:style-name="ro5">
          <table:table-cell table:style-name="ce159"/>
          <table:table-cell table:style-name="ce166"/>
          <table:table-cell table:style-name="ce168" table:formula="of:=VLOOKUP([.$B13];[KEYP.$A$4:.$D$20];2;0)" office:value-type="string" office:string-value="" calcext:value-type="error">
            <text:p>#N/A</text:p>
          </table:table-cell>
          <table:table-cell table:style-name="ce168" table:formula="of:=VLOOKUP([.$B13];[KEYP.$A$4:.$D$20];3;0)" office:value-type="string" office:string-value="" calcext:value-type="error">
            <text:p>#N/A</text:p>
          </table:table-cell>
          <table:table-cell table:style-name="ce168" table:formula="of:=VLOOKUP([.$B13];[KEYP.$A$4:.$D$20];4;0)" office:value-type="string" office:string-value="" calcext:value-type="error">
            <text:p>#N/A</text:p>
          </table:table-cell>
          <table:table-cell table:formula="of:=VLOOKUP([.$B13];[KEYP.$A$4:.$D$20];1;1)" office:value-type="string" office:string-value="" calcext:value-type="error">
            <text:p>#N/A</text:p>
          </table:table-cell>
          <table:table-cell table:style-name="ce168" table:formula="of:=INDEX([KEYP.$A$5:.$A$20];MATCH([.$F13];[KEYP.$A$4:.$A$20]);1)" office:value-type="string" office:string-value="" calcext:value-type="error">
            <text:p>#N/A</text:p>
          </table:table-cell>
          <table:table-cell table:style-name="ce168" table:formula="of:=[.B13]-[.F13]" office:value-type="string" office:string-value="" calcext:value-type="error">
            <text:p>#N/A</text:p>
          </table:table-cell>
          <table:table-cell table:style-name="ce168" table:formula="of:=[.G13]-[.F13]" office:value-type="string" office:string-value="" calcext:value-type="error">
            <text:p>#N/A</text:p>
          </table:table-cell>
          <table:table-cell table:style-name="ce168" table:formula="of:=VLOOKUP([.B13];[KEYP.$A$4:.$D$20];4;1)" office:value-type="string" office:string-value="" calcext:value-type="error">
            <text:p>#N/A</text:p>
          </table:table-cell>
          <table:table-cell table:style-name="ce168" table:formula="of:=VLOOKUP([.F13];[KEYP.$A$4:.$D$20];2;0)" office:value-type="string" office:string-value="" calcext:value-type="error">
            <text:p>#N/A</text:p>
          </table:table-cell>
          <table:table-cell table:style-name="ce168" table:formula="of:=VLOOKUP([.G13];[KEYP.$A$4:.$D$20];2;0)" office:value-type="string" office:string-value="" calcext:value-type="error">
            <text:p>#N/A</text:p>
          </table:table-cell>
          <table:table-cell table:style-name="ce168" table:formula="of:=[.L13]-[.K13]" office:value-type="string" office:string-value="" calcext:value-type="error">
            <text:p>#N/A</text:p>
          </table:table-cell>
          <table:table-cell table:style-name="ce186" table:formula="of:=([.M13]*([.H13]/[.I13]))+[.K13]" office:value-type="string" office:string-value="" calcext:value-type="error">
            <text:p>#N/A</text:p>
          </table:table-cell>
          <table:table-cell table:style-name="ce168" table:formula="of:=VLOOKUP([.F13];[KEYP.$A$4:.$D$20];3;0)" office:value-type="string" office:string-value="" calcext:value-type="error">
            <text:p>#N/A</text:p>
          </table:table-cell>
          <table:table-cell table:style-name="ce168" table:formula="of:=VLOOKUP([.G13];[KEYP.$A$4:.$D$20];3;0)" office:value-type="string" office:string-value="" calcext:value-type="error">
            <text:p>#N/A</text:p>
          </table:table-cell>
          <table:table-cell table:style-name="ce168" table:formula="of:=[.P13]-[.O13]" office:value-type="string" office:string-value="" calcext:value-type="error">
            <text:p>#N/A</text:p>
          </table:table-cell>
          <table:table-cell table:style-name="ce186" table:formula="of:=IF(OR([.O13]=&quot;&quot;;[.P13]=&quot;&quot;);;([.Q13]*([.H13]/[.I13]))+[.O13])" office:value-type="string" office:string-value="" calcext:value-type="error">
            <text:p>#N/A</text:p>
          </table:table-cell>
          <table:table-cell table:style-name="ce197" table:formula="of:=IF(ISERROR([.D13]);IF(ISERROR([.R13]);[.N13];[.R13]);[.D13])" office:value-type="string" office:string-value="" calcext:value-type="error">
            <text:p>#N/A</text:p>
          </table:table-cell>
          <table:table-cell table:style-name="ce197" table:formula="of:=IF(ISERROR([.E13]);[.J13];[.E13])" office:value-type="string" office:string-value="" calcext:value-type="error">
            <text:p>#N/A</text:p>
          </table:table-cell>
          <table:table-cell table:style-name="ce198" table:formula="of:=[.S13]/[KEYP.$G$11]" office:value-type="string" office:string-value="" calcext:value-type="error">
            <text:p>#N/A</text:p>
          </table:table-cell>
          <table:table-cell table:style-name="ce199" table:formula="of:=ROUND([.U13])" office:value-type="string" office:string-value="" calcext:value-type="error">
            <text:p>#N/A</text:p>
          </table:table-cell>
          <table:table-cell table:style-name="ce200" table:formula="of:=DEC2HEX([.V13])" office:value-type="string" office:string-value="" calcext:value-type="error">
            <text:p>#N/A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3])&gt;0;CONCATENATE([.$B$2];&quot;_&quot;;[.$A13];&quot;_CAL&quot;);&quot;&quot;)">
            <text:p/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CONCATENATE(REPT(&quot;0&quot;;4-LEN([.W13]));[.W13])" office:value-type="string" office:string-value="" calcext:value-type="error">
            <text:p>#N/A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3]" office:value-type="float" office:value="0" calcext:value-type="float">
            <text:p>0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[.V13]" office:value-type="string" office:string-value="" calcext:value-type="error">
            <text:p>#N/A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TRUNC([.S13];3)" office:value-type="string" office:string-value="" calcext:value-type="error">
            <text:p>#N/A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ISBLANK([.A13]);&quot;&quot;;CONCATENATE([.X13];[.Y13];CONCATENATE([.Z13];REPT(&quot; &quot;;40-LEN([.Z13]));[.AA13];[.AB13];[.AC13];[.AD13];[.AE13];[.AF13];[.AG13];[.AH13];[.AI13];[.AJ13];[.AK13];[.AL13];[.AM13];[.AN13];[.AO13];[.AP13];[.AQ13];[.AR13];[.AS13];[.AT13];[.AU13];[.AV13];[.AW13])))">
            <text:p/>
          </table:table-cell>
          <table:table-cell table:style-name="ce207"/>
          <table:table-cell table:style-name="ce210"/>
          <table:table-cell table:style-name="ce210" table:formula="of:=CONCATENATE(&quot;&quot;;[.$Z13])">
            <text:p/>
          </table:table-cell>
          <table:table-cell table:style-name="ce213" table:formula="of:=IF(LEN([.$BA14])&gt;0;&quot;,&quot;;&quot;&quot;)">
            <text:p/>
          </table:table-cell>
          <table:table-cell table:style-name="ce168"/>
          <table:table-cell table:style-name="ce215" table:formula="of:=IF(LEN([.BA13])&gt;0;CONCATENATE([.BA13];[.BB13]);&quot;&quot;)">
            <text:p/>
          </table:table-cell>
          <table:table-cell/>
          <table:table-cell table:style-name="ce168" table:formula="of:=IF(LEN([.BD13])&gt;0;CONCATENATE([.$B$2];&quot;_&quot;;[.$A13]);&quot;&quot;)">
            <text:p/>
          </table:table-cell>
          <table:table-cell table:style-name="ce221" table:formula="of:=IF(LEN([.$BA13])&gt;0;&quot;_IDX&quot;;&quot;&quot;)">
            <text:p/>
          </table:table-cell>
          <table:table-cell table:style-name="ce221" table:formula="of:=IF(LEN([.$BA14])&gt;0;&quot;,&quot;;&quot;&quot;)">
            <text:p/>
          </table:table-cell>
          <table:table-cell table:style-name="ce215" table:formula="of:=IF(LEN([.BF13])&gt;0;CONCATENATE([.BF13];[.BG13];[.BH13]);&quot;&quot;)">
            <text:p/>
          </table:table-cell>
          <table:table-cell table:number-columns-repeated="961"/>
        </table:table-row>
        <table:table-row table:style-name="ro5">
          <table:table-cell table:style-name="ce159"/>
          <table:table-cell table:style-name="ce166"/>
          <table:table-cell table:style-name="ce168" table:formula="of:=VLOOKUP([.$B14];[KEYP.$A$4:.$D$20];2;0)" office:value-type="string" office:string-value="" calcext:value-type="error">
            <text:p>#N/A</text:p>
          </table:table-cell>
          <table:table-cell table:style-name="ce168" table:formula="of:=VLOOKUP([.$B14];[KEYP.$A$4:.$D$20];3;0)" office:value-type="string" office:string-value="" calcext:value-type="error">
            <text:p>#N/A</text:p>
          </table:table-cell>
          <table:table-cell table:style-name="ce168" table:formula="of:=VLOOKUP([.$B14];[KEYP.$A$4:.$D$20];4;0)" office:value-type="string" office:string-value="" calcext:value-type="error">
            <text:p>#N/A</text:p>
          </table:table-cell>
          <table:table-cell table:formula="of:=VLOOKUP([.$B14];[KEYP.$A$4:.$D$20];1;1)" office:value-type="string" office:string-value="" calcext:value-type="error">
            <text:p>#N/A</text:p>
          </table:table-cell>
          <table:table-cell table:style-name="ce168" table:formula="of:=INDEX([KEYP.$A$5:.$A$20];MATCH([.$F14];[KEYP.$A$4:.$A$20]);1)" office:value-type="string" office:string-value="" calcext:value-type="error">
            <text:p>#N/A</text:p>
          </table:table-cell>
          <table:table-cell table:style-name="ce168" table:formula="of:=[.B14]-[.F14]" office:value-type="string" office:string-value="" calcext:value-type="error">
            <text:p>#N/A</text:p>
          </table:table-cell>
          <table:table-cell table:style-name="ce168" table:formula="of:=[.G14]-[.F14]" office:value-type="string" office:string-value="" calcext:value-type="error">
            <text:p>#N/A</text:p>
          </table:table-cell>
          <table:table-cell table:style-name="ce168" table:formula="of:=VLOOKUP([.B14];[KEYP.$A$4:.$D$20];4;1)" office:value-type="string" office:string-value="" calcext:value-type="error">
            <text:p>#N/A</text:p>
          </table:table-cell>
          <table:table-cell table:style-name="ce168" table:formula="of:=VLOOKUP([.F14];[KEYP.$A$4:.$D$20];2;0)" office:value-type="string" office:string-value="" calcext:value-type="error">
            <text:p>#N/A</text:p>
          </table:table-cell>
          <table:table-cell table:style-name="ce168" table:formula="of:=VLOOKUP([.G14];[KEYP.$A$4:.$D$20];2;0)" office:value-type="string" office:string-value="" calcext:value-type="error">
            <text:p>#N/A</text:p>
          </table:table-cell>
          <table:table-cell table:style-name="ce168" table:formula="of:=[.L14]-[.K14]" office:value-type="string" office:string-value="" calcext:value-type="error">
            <text:p>#N/A</text:p>
          </table:table-cell>
          <table:table-cell table:style-name="ce186" table:formula="of:=([.M14]*([.H14]/[.I14]))+[.K14]" office:value-type="string" office:string-value="" calcext:value-type="error">
            <text:p>#N/A</text:p>
          </table:table-cell>
          <table:table-cell table:style-name="ce168" table:formula="of:=VLOOKUP([.F14];[KEYP.$A$4:.$D$20];3;0)" office:value-type="string" office:string-value="" calcext:value-type="error">
            <text:p>#N/A</text:p>
          </table:table-cell>
          <table:table-cell table:style-name="ce168" table:formula="of:=VLOOKUP([.G14];[KEYP.$A$4:.$D$20];3;0)" office:value-type="string" office:string-value="" calcext:value-type="error">
            <text:p>#N/A</text:p>
          </table:table-cell>
          <table:table-cell table:style-name="ce168" table:formula="of:=[.P14]-[.O14]" office:value-type="string" office:string-value="" calcext:value-type="error">
            <text:p>#N/A</text:p>
          </table:table-cell>
          <table:table-cell table:style-name="ce186" table:formula="of:=IF(OR([.O14]=&quot;&quot;;[.P14]=&quot;&quot;);;([.Q14]*([.H14]/[.I14]))+[.O14])" office:value-type="string" office:string-value="" calcext:value-type="error">
            <text:p>#N/A</text:p>
          </table:table-cell>
          <table:table-cell table:style-name="ce197" table:formula="of:=IF(ISERROR([.D14]);IF(ISERROR([.R14]);[.N14];[.R14]);[.D14])" office:value-type="string" office:string-value="" calcext:value-type="error">
            <text:p>#N/A</text:p>
          </table:table-cell>
          <table:table-cell table:style-name="ce197" table:formula="of:=IF(ISERROR([.E14]);[.J14];[.E14])" office:value-type="string" office:string-value="" calcext:value-type="error">
            <text:p>#N/A</text:p>
          </table:table-cell>
          <table:table-cell table:style-name="ce198" table:formula="of:=[.S14]/[KEYP.$G$11]" office:value-type="string" office:string-value="" calcext:value-type="error">
            <text:p>#N/A</text:p>
          </table:table-cell>
          <table:table-cell table:style-name="ce199" table:formula="of:=ROUND([.U14])" office:value-type="string" office:string-value="" calcext:value-type="error">
            <text:p>#N/A</text:p>
          </table:table-cell>
          <table:table-cell table:style-name="ce200" table:formula="of:=DEC2HEX([.V14])" office:value-type="string" office:string-value="" calcext:value-type="error">
            <text:p>#N/A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4])&gt;0;CONCATENATE([.$B$2];&quot;_&quot;;[.$A14];&quot;_CAL&quot;);&quot;&quot;)">
            <text:p/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CONCATENATE(REPT(&quot;0&quot;;4-LEN([.W14]));[.W14])" office:value-type="string" office:string-value="" calcext:value-type="error">
            <text:p>#N/A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4]" office:value-type="float" office:value="0" calcext:value-type="float">
            <text:p>0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[.V14]" office:value-type="string" office:string-value="" calcext:value-type="error">
            <text:p>#N/A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TRUNC([.S14];3)" office:value-type="string" office:string-value="" calcext:value-type="error">
            <text:p>#N/A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5" table:formula="of:=IF(ISBLANK([.A14]);&quot;&quot;;CONCATENATE([.X14];[.Y14];CONCATENATE([.Z14];REPT(&quot; &quot;;40-LEN([.Z14]));[.AA14];[.AB14];[.AC14];[.AD14];[.AE14];[.AF14];[.AG14];[.AH14];[.AI14];[.AJ14];[.AK14];[.AL14];[.AM14];[.AN14];[.AO14];[.AP14];[.AQ14];[.AR14];[.AS14];[.AT14];[.AU14];[.AV14];[.AW14])))">
            <text:p/>
          </table:table-cell>
          <table:table-cell table:style-name="ce208"/>
          <table:table-cell table:style-name="ce210"/>
          <table:table-cell table:style-name="ce210" table:formula="of:=CONCATENATE(&quot;&quot;;[.$Z14])">
            <text:p/>
          </table:table-cell>
          <table:table-cell table:style-name="ce210"/>
          <table:table-cell table:style-name="ce168"/>
          <table:table-cell table:style-name="ce215" table:formula="of:=IF(LEN([.BA14])&gt;0;CONCATENATE([.BA14];[.BB14]);&quot;&quot;)">
            <text:p/>
          </table:table-cell>
          <table:table-cell/>
          <table:table-cell table:style-name="ce168" table:formula="of:=IF(LEN([.BD14])&gt;0;CONCATENATE([.$B$2];&quot;_&quot;;[.$A14]);&quot;&quot;)">
            <text:p/>
          </table:table-cell>
          <table:table-cell table:style-name="ce221" table:formula="of:=IF(LEN([.$BA14])&gt;0;&quot;_IDX&quot;;&quot;&quot;)">
            <text:p/>
          </table:table-cell>
          <table:table-cell table:style-name="ce168"/>
          <table:table-cell table:style-name="ce215" table:formula="of:=IF(LEN([.BF14])&gt;0;CONCATENATE([.BF14];[.BG14];[.BH14]);&quot;&quot;)">
            <text:p/>
          </table:table-cell>
          <table:table-cell table:number-columns-repeated="961"/>
        </table:table-row>
        <table:table-row table:style-name="ro5"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table:style-name="ce211" office:value-type="string" calcext:value-type="string">
            <text:p>}</text:p>
          </table:table-cell>
          <table:table-cell table:style-name="ce211"/>
          <table:table-cell table:style-name="ce211" office:value-type="string" calcext:value-type="string">
            <text:p>;</text:p>
          </table:table-cell>
          <table:table-cell/>
          <table:table-cell table:style-name="ce216" table:formula="of:=CONCATENATE([.AZ15];[.BA15];[.BB15])" office:value-type="string" office:string-value="};" calcext:value-type="string">
            <text:p>};</text:p>
          </table:table-cell>
          <table:table-cell table:style-name="ce218" office:value-type="string" calcext:value-type="string">
            <text:p>} t_enum_</text:p>
          </table:table-cell>
          <table:table-cell table:style-name="ce218" table:formula="of:=[.B1]" office:value-type="string" office:string-value="KEYPMode" calcext:value-type="string">
            <text:p>KEYPMode</text:p>
          </table:table-cell>
          <table:table-cell table:style-name="ce218" office:value-type="string" calcext:value-type="string">
            <text:p>;</text:p>
          </table:table-cell>
          <table:table-cell/>
          <table:table-cell table:style-name="ce216" table:formula="of:=IF(LEN([.BF15])&gt;0;CONCATENATE([.BE15];[.BF15];[.BG15]);&quot;&quot;)" office:value-type="string" office:string-value="} t_enum_KEYPMode;" calcext:value-type="string">
            <text:p>} t_enum_KEYPMode;</text:p>
          </table:table-cell>
          <table:table-cell table:number-columns-repeated="961"/>
        </table:table-row>
        <table:table-row table:style-name="ro5"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office:value-type="string" calcext:value-type="string">
            <text:p>input</text:p>
          </table:table-cell>
          <table:table-cell table:style-name="ce212" office:value-type="string" calcext:value-type="string">
            <office:annotation office:display="true" draw:style-name="gr4" draw:text-style-name="P5" svg:width="28.99mm" svg:height="17.81mm" svg:x="721.09mm" svg:y="85.34mm" draw:caption-point-x="97.96mm" draw:caption-point-y="-17.51mm">
              <dc:date>2014-11-06T00:00:00</dc:date>
              <text:p text:style-name="P6"><text:span text:style-name="T3">Use green areas to tune the discretizer source code.</text:span></text:p>
            </office:annotation>
            <text:p>_input</text:p>
          </table:table-cell>
          <table:table-cell table:number-columns-repeated="969"/>
        </table:table-row>
        <table:table-row table:style-name="ro5">
          <table:table-cell table:style-name="ce160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177" table:number-columns-repeated="3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output</text:p>
          </table:table-cell>
          <table:table-cell table:style-name="ce212" office:value-type="string" calcext:value-type="string">
            <text:p>_range_unfilt</text:p>
          </table:table-cell>
          <table:table-cell table:number-columns-repeated="969"/>
        </table:table-row>
        <table:table-row table:style-name="ro5">
          <table:table-cell table:style-name="ce160" table:number-columns-repeated="2"/>
          <table:table-cell/>
          <table:table-cell table:style-name="ce177" office:value-type="string" calcext:value-type="string">
            <text:p><text:s/>/* <text:s text:c="9"/></text:p>
          </table:table-cell>
          <table:table-cell table:style-name="ce177" office:value-type="string" calcext:value-type="string">
            <text:p>-----</text:p>
          </table:table-cell>
          <table:table-cell table:style-name="ce177"/>
          <table:table-cell table:style-name="ce177" office:value-type="string" calcext:value-type="string">
            <text:p>| <text:s text:c="9"/></text:p>
          </table:table-cell>
          <table:table-cell/>
          <table:table-cell table:style-name="ce177" office:value-type="string" calcext:value-type="string">
            <text:p><text:s text:c="2"/>*/</text:p>
          </table:table-cell>
          <table:table-cell table:style-name="ce177" table:number-columns-repeated="4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if (</text:p>
          </table:table-cell>
          <table:table-cell table:formula="of:=CONCATENATE([.$B$2];[.BA16])" office:value-type="string" office:string-value="KEYP_input" calcext:value-type="string">
            <text:p>KEYP_input</text:p>
          </table:table-cell>
          <table:table-cell table:style-name="ce212" office:value-type="string" calcext:value-type="string">
            <text:p>&lt;=</text:p>
          </table:table-cell>
          <table:table-cell/>
          <table:table-cell table:formula="of:=[.BA7]" office:value-type="string" office:string-value="KEYP_UP_CAL" calcext:value-type="string">
            <text:p>KEYP_UP_CAL</text:p>
          </table:table-cell>
          <table:table-cell office:value-type="string" calcext:value-type="string">
            <text:p>){</text:p>
          </table:table-cell>
          <table:table-cell table:style-name="ce219" table:formula="of:=IF(LEN([.BD19])&gt;0;CONCATENATE(IF(LEN([.BD18])&gt;0;CONCATENATE([.AZ18];[.BA18];[.BB18];[.BC18];[.BD18];[.BE18]);[.AZ$34]);&quot;&quot;);&quot;&quot;)" office:value-type="string" office:string-value="if (KEYP_input&lt;=KEYP_UP_CAL){" calcext:value-type="string">
            <text:p>if (KEYP_input&lt;=KEYP_UP_CAL){</text:p>
          </table:table-cell>
          <table:table-cell table:style-name="ce222" table:number-columns-repeated="2"/>
          <table:table-cell table:style-name="ce225"/>
          <table:table-cell table:number-columns-repeated="961"/>
        </table:table-row>
        <table:table-row table:style-name="ro5">
          <table:table-cell table:style-name="ce161"/>
          <table:table-cell table:style-name="ce160"/>
          <table:table-cell/>
          <table:table-cell table:style-name="ce177" office:value-type="string" calcext:value-type="string">
            <text:p><text:s/>/* <text:s text:c="9"/></text:p>
          </table:table-cell>
          <table:table-cell table:style-name="ce180"/>
          <table:table-cell table:style-name="ce177" office:value-type="string" calcext:value-type="string">
            <text:p>v</text:p>
          </table:table-cell>
          <table:table-cell table:style-name="ce177" office:value-type="string" calcext:value-type="string">
            <text:p>| - - - - - - - - - - - - - - - <text:s/>*/</text:p>
          </table:table-cell>
          <table:table-cell table:style-name="ce177" table:number-columns-repeated="6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CONCATENATE([.$B$2];[.BA17])" office:value-type="string" office:string-value="KEYP_range_unfilt" calcext:value-type="string">
            <text:p>KEYP_range_unfilt</text:p>
          </table:table-cell>
          <table:table-cell office:value-type="string" calcext:value-type="string">
            <text:p>=</text:p>
          </table:table-cell>
          <table:table-cell/>
          <table:table-cell table:formula="of:=[.BA6]" office:value-type="string" office:string-value="KEYP_RIGHT_CAL" calcext:value-type="string">
            <text:p>KEYP_RIGHT_CAL</text:p>
          </table:table-cell>
          <table:table-cell office:value-type="string" calcext:value-type="string">
            <text:p>;</text:p>
          </table:table-cell>
          <table:table-cell table:style-name="ce219" table:formula="of:=IF(LEN([.BD19])&gt;0;CONCATENATE([.AZ19];[.BA19];[.BB19];[.BC19];[.BD19];[.BE19]);&quot;&quot;)" office:value-type="string" office:string-value="    KEYP_range_unfilt=KEYP_RIGHT_CAL;" calcext:value-type="string">
            <text:p><text:s text:c="4"/>KEYP_range_unfilt=KEYP_RIGHT_CAL;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Default"/>
          <table:table-cell table:number-columns-repeated="2"/>
          <table:table-cell table:style-name="ce177" office:value-type="string" calcext:value-type="string">
            <text:p><text:s/>/* <text:s text:c="9"/></text:p>
          </table:table-cell>
          <table:table-cell table:style-name="ce177" office:value-type="string" calcext:value-type="string">
            <text:p>-----</text:p>
          </table:table-cell>
          <table:table-cell table:style-name="ce177"/>
          <table:table-cell table:style-name="ce177" office:value-type="string" calcext:value-type="string">
            <text:p>|________________________________*/</text:p>
          </table:table-cell>
          <table:table-cell/>
          <table:table-cell table:style-name="ce177" table:number-columns-repeated="5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} else if (</text:p>
          </table:table-cell>
          <table:table-cell table:formula="of:=[.BA18]" office:value-type="string" office:string-value="KEYP_input" calcext:value-type="string">
            <text:p>KEYP_input</text:p>
          </table:table-cell>
          <table:table-cell table:formula="of:=[.BB18]" office:value-type="string" office:string-value="&lt;=" calcext:value-type="string">
            <text:p>&lt;=</text:p>
          </table:table-cell>
          <table:table-cell/>
          <table:table-cell table:formula="of:=[.BA8]" office:value-type="string" office:string-value="KEYP_DOWN_CAL" calcext:value-type="string">
            <text:p>KEYP_DOWN_CAL</text:p>
          </table:table-cell>
          <table:table-cell office:value-type="string" calcext:value-type="string">
            <text:p>){</text:p>
          </table:table-cell>
          <table:table-cell table:style-name="ce219" table:formula="of:=IF(LEN([.BD21])&gt;0;CONCATENATE(IF(LEN([.BD20])&gt;0;CONCATENATE([.AZ20];[.BA20];[.BB20];[.BC20];[.BD20];[.BE20]);[.AZ$34]);&quot;&quot;);&quot;&quot;)" office:value-type="string" office:string-value="} else if (KEYP_input&lt;=KEYP_DOWN_CAL){" calcext:value-type="string">
            <text:p>} else if (KEYP_input&lt;=KEYP_DOWN_CAL){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Default"/>
          <table:table-cell table:number-columns-repeated="2"/>
          <table:table-cell table:style-name="ce177" office:value-type="string" calcext:value-type="string">
            <text:p><text:s/>/* <text:s text:c="9"/></text:p>
          </table:table-cell>
          <table:table-cell table:style-name="ce177" office:value-type="string" calcext:value-type="string">
            <text:p>-----</text:p>
          </table:table-cell>
          <table:table-cell table:style-name="ce177"/>
          <table:table-cell table:style-name="ce177" office:value-type="string" calcext:value-type="string">
            <text:p>_________________________________*/</text:p>
          </table:table-cell>
          <table:table-cell table:style-name="ce177" table:number-columns-repeated="3"/>
          <table:table-cell table:formula="of:=CONCATENATE([.D21];[.E21];[.F21];[.G21];[.H21];[.I21];[.J21])" office:value-type="string" office:string-value=" /*          -----_________________________________*/" calcext:value-type="string">
            <office:annotation office:display="true" draw:style-name="gr7" draw:text-style-name="P5" svg:width="35.4mm" svg:height="25.71mm" svg:x="261.56mm" svg:y="68.35mm" draw:caption-point-x="-4.44mm" draw:caption-point-y="22.06mm">
              <dc:date>2014-11-06T00:00:00</dc:date>
              <text:p text:style-name="P6"><text:span text:style-name="T3">Copy from here towards down for obtaining the figure for source code comment.</text:span></text:p>
              <text:p text:style-name="P6"><text:span text:style-name="T3"/></text:p>
            </office:annotation>
            <text:p><text:s/>/* <text:s text:c="9"/>-----_________________________________*/</text:p>
          </table:table-cell>
          <table:table-cell table:number-columns-repeated="4"/>
          <table:table-cell>
            <office:annotation office:display="true" draw:style-name="gr8" draw:text-style-name="P5" svg:width="28.99mm" svg:height="49.41mm" svg:x="354mm" svg:y="35.91mm" draw:caption-point-x="20.58mm" draw:caption-point-y="54.5mm">
              <dc:date>2014-11-06T00:00:00</dc:date>
              <text:p text:style-name="P6"><text:span text:style-name="T3">Here you can find the auto-generated documentation figure. <text:s/>You should use screen capture, because conditional format colors are <text:s/>lost on clipboard.</text:span></text:p>
            </office:annotation>
          </table:table-cell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19]" office:value-type="string" office:string-value="KEYP_range_unfilt" calcext:value-type="string">
            <text:p>KEYP_range_unfilt</text:p>
          </table:table-cell>
          <table:table-cell office:value-type="string" calcext:value-type="string">
            <text:p>=</text:p>
          </table:table-cell>
          <table:table-cell/>
          <table:table-cell table:formula="of:=[.BD18]" office:value-type="string" office:string-value="KEYP_UP_CAL" calcext:value-type="string">
            <text:p>KEYP_UP_CAL</text:p>
          </table:table-cell>
          <table:table-cell office:value-type="string" calcext:value-type="string">
            <text:p>;</text:p>
          </table:table-cell>
          <table:table-cell table:style-name="ce219" table:formula="of:=IF(LEN([.BD21])&gt;0;CONCATENATE([.AZ21];[.BA21];[.BB21];[.BC21];[.BD21];[.BE21]);&quot;&quot;)" office:value-type="string" office:string-value="    KEYP_range_unfilt=KEYP_UP_CAL;" calcext:value-type="string">
            <text:p><text:s text:c="4"/>KEYP_range_unfilt=KEYP_UP_CAL;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2" table:content-validation-name="val2" office:value-type="string" calcext:value-type="string">
            <office:annotation office:display="true" draw:style-name="gr13" draw:text-style-name="P5" svg:width="28.99mm" svg:height="13.86mm" svg:x="105.1mm" svg:y="113.25mm" draw:caption-point-x="-71.89mm" draw:caption-point-y="-18.33mm">
              <dc:date>2014-11-06T00:00:00</dc:date>
              <text:p text:style-name="P6"><text:span text:style-name="T3">Select the range in order to obtain the figures.</text:span></text:p>
            </office:annotation>
            <text:p>NONE</text:p>
          </table:table-cell>
          <table:table-cell table:formula="of:=IF(LEN([.A22])&gt;0;VLOOKUP([.A22];[.$A$6:.$B$15];2;0);&quot;&quot;)" office:value-type="float" office:value="4.1544477028348" calcext:value-type="float">
            <text:p>4.1544477028348</text:p>
          </table:table-cell>
          <table:table-cell table:style-name="ce169" table:content-validation-name="val3" office:value-type="string" calcext:value-type="string">
            <office:annotation office:display="true" draw:style-name="gr14" draw:text-style-name="P5" svg:width="28.99mm" svg:height="9.91mm" svg:x="85.81mm" svg:y="96.97mm" draw:caption-point-x="-4.99mm" draw:caption-point-y="-2.05mm">
              <dc:date>2014-11-06T00:00:00</dc:date>
              <text:p text:style-name="P6"><text:span text:style-name="T3">Select the color for the range.</text:span></text:p>
            </office:annotation>
            <text:p>RED</text:p>
          </table:table-cell>
          <table:table-cell table:style-name="ce178" table:formula="of:=[.D23]" office:value-type="string" office:string-value=" /*          " calcext:value-type="string">
            <text:p><text:s/>/* <text:s text:c="9"/></text:p>
          </table:table-cell>
          <table:table-cell table:style-name="ce178" table:formula="of:=[.E23]" office:value-type="string" office:string-value="-----" calcext:value-type="string">
            <text:p>-----</text:p>
          </table:table-cell>
          <table:table-cell table:style-name="ce178" table:formula="of:=[.F23]">
            <text:p/>
          </table:table-cell>
          <table:table-cell table:style-name="ce178" table:formula="of:=[.G23]" office:value-type="string" office:string-value="|          " calcext:value-type="string">
            <text:p>| <text:s text:c="9"/></text:p>
          </table:table-cell>
          <table:table-cell table:style-name="ce178" table:formula="of:=IF(ISBLANK([.$A22])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ISBLANK([.$A22]);&quot;&quot;;CONCATENATE(&quot;&quot;;[.I$23]))" office:value-type="string" office:string-value="  */" calcext:value-type="string">
            <text:p><text:s text:c="2"/>*/</text:p>
          </table:table-cell>
          <table:table-cell table:formula="of:=IF(ISBLANK([.$A$22]);&quot;&quot;;CONCATENATE(&quot;&quot;;[.J$17]))">
            <text:p/>
          </table:table-cell>
          <table:table-cell table:style-name="ce427" table:formula="of:=CONCATENATE([.D22];[.E22];[.F22];[.G22];[.H22];[.I22];[.J2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1"/>
          <table:table-cell table:number-columns-repeated="34"/>
          <table:table-cell table:formula="of:=[.AZ20]" office:value-type="string" office:string-value="} else if (" calcext:value-type="string">
            <text:p>} else if (</text:p>
          </table:table-cell>
          <table:table-cell table:formula="of:=[.BA20]" office:value-type="string" office:string-value="KEYP_input" calcext:value-type="string">
            <text:p>KEYP_input</text:p>
          </table:table-cell>
          <table:table-cell table:formula="of:=[.BB20]" office:value-type="string" office:string-value="&lt;=" calcext:value-type="string">
            <text:p>&lt;=</text:p>
          </table:table-cell>
          <table:table-cell/>
          <table:table-cell table:formula="of:=[.BA9]" office:value-type="string" office:string-value="KEYP_LEFT_CAL" calcext:value-type="string">
            <text:p>KEYP_LEFT_CAL</text:p>
          </table:table-cell>
          <table:table-cell office:value-type="string" calcext:value-type="string">
            <text:p>){</text:p>
          </table:table-cell>
          <table:table-cell table:style-name="ce219" table:formula="of:=IF(LEN([.BD23])&gt;0;CONCATENATE(IF(LEN([.BD22])&gt;0;CONCATENATE([.AZ22];[.BA22];[.BB22];[.BC22];[.BD22];[.BE22]);[.AZ$34]);&quot;&quot;);&quot;&quot;)" office:value-type="string" office:string-value="} else if (KEYP_input&lt;=KEYP_LEFT_CAL){" calcext:value-type="string">
            <text:p>} else if (KEYP_input&lt;=KEYP_LEFT_CAL){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2"/>
          <table:table-cell table:formula="of:=[.C22]" office:value-type="string" office:string-value="RED" calcext:value-type="string">
            <text:p>RED</text:p>
          </table:table-cell>
          <table:table-cell table:formula="of:=IF(ISBLANK([.$A22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22]);&quot;&quot;;CONCATENATE(&quot;&quot;;[.E$18]))" office:value-type="string" office:string-value="-----" calcext:value-type="string">
            <text:p>-----</text:p>
          </table:table-cell>
          <table:table-cell table:style-name="ce407" table:formula="of:=IF(ISBLANK([.$A22]);&quot;&quot;;CONCATENATE(&quot;&quot;;[.F$18]))">
            <text:p/>
          </table:table-cell>
          <table:table-cell table:formula="of:=IF(ISBLANK([.$A22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22]);&quot;&quot;;[.$A22]&amp;REPT(&quot; &quot;;20-LEN([.$A22])))" office:value-type="string" office:string-value="NONE                " calcext:value-type="string">
            <text:p>NONE <text:s text:c="15"/></text:p>
          </table:table-cell>
          <table:table-cell table:formula="of:=IF(ISBLANK([.$A22])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ISBLANK([.$A22]);&quot;&quot;;CONCATENATE(&quot;&quot;;[.J$18]))">
            <text:p/>
          </table:table-cell>
          <table:table-cell table:style-name="ce427" table:formula="of:=CONCATENATE([.D23];[.E23];[.F23];[.G23];[.H23];[.I23];[.J23])" office:value-type="string" office:string-value=" /*          -----|          NONE                  */" calcext:value-type="string">
            <text:p><text:s/>/* <text:s text:c="9"/>-----| <text:s text:c="9"/>NONE <text:s text:c="17"/>*/</text:p>
          </table:table-cell>
          <table:table-cell table:number-columns-repeated="5"/>
          <table:table-cell table:style-name="ce192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1]" office:value-type="string" office:string-value="KEYP_range_unfilt" calcext:value-type="string">
            <text:p>KEYP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0]" office:value-type="string" office:string-value="KEYP_DOWN_CAL" calcext:value-type="string">
            <text:p>KEYP_DOWN_CAL</text:p>
          </table:table-cell>
          <table:table-cell office:value-type="string" calcext:value-type="string">
            <text:p>;</text:p>
          </table:table-cell>
          <table:table-cell table:style-name="ce219" table:formula="of:=IF(LEN([.BD23])&gt;0;CONCATENATE([.AZ23];[.BA23];[.BB23];[.BC23];[.BD23];[.BE23]);&quot;&quot;)" office:value-type="string" office:string-value="    KEYP_range_unfilt=KEYP_DOWN_CAL;" calcext:value-type="string">
            <text:p><text:s text:c="4"/>KEYP_range_unfilt=KEYP_DOWN_CAL;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2"/>
          <table:table-cell table:formula="of:=[.C23]" office:value-type="string" office:string-value="RED" calcext:value-type="string">
            <text:p>RED</text:p>
          </table:table-cell>
          <table:table-cell table:style-name="ce179" table:formula="of:=[.D25]" office:value-type="string" office:string-value=" /*          " calcext:value-type="string">
            <text:p><text:s/>/* <text:s text:c="9"/></text:p>
          </table:table-cell>
          <table:table-cell table:style-name="ce179" table:formula="of:=[.E23]" office:value-type="string" office:string-value="-----" calcext:value-type="string">
            <text:p>-----</text:p>
          </table:table-cell>
          <table:table-cell table:style-name="ce179" table:formula="of:=[.F23]">
            <text:p/>
          </table:table-cell>
          <table:table-cell table:style-name="ce179" table:formula="of:=[.G23]" office:value-type="string" office:string-value="|          " calcext:value-type="string">
            <text:p>| <text:s text:c="9"/></text:p>
          </table:table-cell>
          <table:table-cell table:style-name="ce179" table:formula="of:=IF(ISBLANK([.$A22])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ISBLANK([.$A22]);&quot;&quot;;CONCATENATE(&quot;&quot;;[.I$23]))" office:value-type="string" office:string-value="  */" calcext:value-type="string">
            <text:p><text:s text:c="2"/>*/</text:p>
          </table:table-cell>
          <table:table-cell table:style-name="ce179" table:formula="of:=IF(ISBLANK([.$A$22]);&quot;&quot;;CONCATENATE(&quot;&quot;;[.J$17]))">
            <text:p/>
          </table:table-cell>
          <table:table-cell table:style-name="ce427" table:formula="of:=CONCATENATE([.D24];[.E24];[.F24];[.G24];[.H24];[.I24];[.J2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22])" office:value-type="string" office:string-value="NONE" calcext:value-type="string">
            <text:p>NONE</text:p>
          </table:table-cell>
          <table:table-cell table:number-columns-repeated="34"/>
          <table:table-cell table:formula="of:=[.AZ22]" office:value-type="string" office:string-value="} else if (" calcext:value-type="string">
            <text:p>} else if (</text:p>
          </table:table-cell>
          <table:table-cell table:formula="of:=[.BA22]" office:value-type="string" office:string-value="KEYP_input" calcext:value-type="string">
            <text:p>KEYP_input</text:p>
          </table:table-cell>
          <table:table-cell table:formula="of:=[.BB22]" office:value-type="string" office:string-value="&lt;=" calcext:value-type="string">
            <text:p>&lt;=</text:p>
          </table:table-cell>
          <table:table-cell/>
          <table:table-cell table:formula="of:=[.BA10]" office:value-type="string" office:string-value="KEYP_SELECT_CAL" calcext:value-type="string">
            <text:p>KEYP_SELECT_CAL</text:p>
          </table:table-cell>
          <table:table-cell office:value-type="string" calcext:value-type="string">
            <text:p>){</text:p>
          </table:table-cell>
          <table:table-cell table:style-name="ce219" table:formula="of:=IF(LEN([.BD25])&gt;0;CONCATENATE(IF(LEN([.BD24])&gt;0;CONCATENATE([.AZ24];[.BA24];[.BB24];[.BC24];[.BD24];[.BE24]);[.AZ$34]);&quot;&quot;);&quot;&quot;)" office:value-type="string" office:string-value="} else if (KEYP_input&lt;=KEYP_SELECT_CAL){" calcext:value-type="string">
            <text:p>} else if (KEYP_input&lt;=KEYP_SELECT_CAL){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4"/>
          <table:table-cell table:style-name="ce167"/>
          <table:table-cell table:style-name="ce167" table:formula="of:=[.C24]" office:value-type="string" office:string-value="RED" calcext:value-type="string">
            <text:p>RED</text:p>
          </table:table-cell>
          <table:table-cell table:style-name="ce167" table:formula="of:=IF(ISBLANK([.$A22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CONCATENATE(REPT(&quot; &quot;;4-LEN(TEXT([.B22];&quot;0.0&quot;)));TEXT([.B22];&quot;0.0&quot;))" office:value-type="string" office:string-value=" 4.2" calcext:value-type="string">
            <text:p><text:s/>4.2</text:p>
          </table:table-cell>
          <table:table-cell table:style-name="ce167" table:formula="of:=IF(ISBLANK([.$A22]);&quot;&quot;;CONCATENATE(&quot;&quot;;[.F$19]))" office:value-type="string" office:string-value="v" calcext:value-type="string">
            <text:p>v</text:p>
          </table:table-cell>
          <table:table-cell table:style-name="ce181" table:formula="of:=IF(LEN([.$A22])=0;&quot;&quot;;IF(ISBLANK([.A26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7" table:formula="of:=IF(ISBLANK([.$A22]);&quot;&quot;;CONCATENATE(&quot;&quot;;[.H$19]))">
            <text:p/>
          </table:table-cell>
          <table:table-cell table:style-name="ce167" table:formula="of:=IF(ISBLANK([.$A$22]);&quot;&quot;;CONCATENATE(&quot;&quot;;[.I$19]))">
            <text:p/>
          </table:table-cell>
          <table:table-cell table:style-name="ce184" table:formula="of:=IF(ISBLANK([.$A$22]);&quot;&quot;;CONCATENATE(&quot;&quot;;[.J$19]))">
            <text:p/>
          </table:table-cell>
          <table:table-cell table:formula="of:=CONCATENATE([.D25];[.E25];[.F25];[.G25];[.H25];[.I25];[.J25])" office:value-type="string" office:string-value=" /*           4.2v| - - - - - - - - - - - - - - -  */" calcext:value-type="string">
            <text:p><text:s/>/* <text:s text:c="10"/>4.2v| - - - - - - - - - - - - - - - <text:s/>*/</text:p>
          </table:table-cell>
          <table:table-cell table:number-columns-repeated="4"/>
          <table:table-cell table:style-name="ce190" table:formula="of:=[.E25]&amp;&quot; v&quot;" office:value-type="string" office:string-value=" 4.2 v" calcext:value-type="string">
            <text:p><text:s/>4.2 v</text:p>
          </table:table-cell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3]" office:value-type="string" office:string-value="KEYP_range_unfilt" calcext:value-type="string">
            <text:p>KEYP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2]" office:value-type="string" office:string-value="KEYP_LEFT_CAL" calcext:value-type="string">
            <text:p>KEYP_LEFT_CAL</text:p>
          </table:table-cell>
          <table:table-cell office:value-type="string" calcext:value-type="string">
            <text:p>;</text:p>
          </table:table-cell>
          <table:table-cell table:style-name="ce219" table:formula="of:=IF(LEN([.BD25])&gt;0;CONCATENATE([.AZ25];[.BA25];[.BB25];[.BC25];[.BD25];[.BE25]);&quot;&quot;)" office:value-type="string" office:string-value="    KEYP_range_unfilt=KEYP_LEFT_CAL;" calcext:value-type="string">
            <text:p><text:s text:c="4"/>KEYP_range_unfilt=KEYP_LEFT_CAL;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2" table:content-validation-name="val2" office:value-type="string" calcext:value-type="string">
            <text:p>SELECT</text:p>
          </table:table-cell>
          <table:table-cell table:formula="of:=IF(LEN([.A26])&gt;0;VLOOKUP([.A26];[.$A$6:.$B$15];2;0);&quot;&quot;)" office:value-type="float" office:value="3.17693059628543" calcext:value-type="float">
            <text:p>3.17693059628543</text:p>
          </table:table-cell>
          <table:table-cell table:style-name="ce170" table:content-validation-name="val3" office:value-type="string" calcext:value-type="string">
            <text:p>GREEN</text:p>
          </table:table-cell>
          <table:table-cell table:style-name="ce178" table:formula="of:=[.D27]" office:value-type="string" office:string-value=" /*          " calcext:value-type="string">
            <text:p><text:s/>/* <text:s text:c="9"/></text:p>
          </table:table-cell>
          <table:table-cell table:style-name="ce178" table:formula="of:=[.E27]" office:value-type="string" office:string-value="-----" calcext:value-type="string">
            <text:p>-----</text:p>
          </table:table-cell>
          <table:table-cell table:style-name="ce178" table:formula="of:=[.F27]">
            <text:p/>
          </table:table-cell>
          <table:table-cell table:style-name="ce178" table:formula="of:=[.G27]" office:value-type="string" office:string-value="|          " calcext:value-type="string">
            <text:p>| <text:s text:c="9"/></text:p>
          </table:table-cell>
          <table:table-cell table:style-name="ce178" table:formula="of:=IF(ISBLANK([.$A26])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ISBLANK([.$A26]);&quot;&quot;;CONCATENATE(&quot;&quot;;[.I$23]))" office:value-type="string" office:string-value="  */" calcext:value-type="string">
            <text:p><text:s text:c="2"/>*/</text:p>
          </table:table-cell>
          <table:table-cell table:formula="of:=IF(ISBLANK([.$A$22]);&quot;&quot;;CONCATENATE(&quot;&quot;;[.J$17]))">
            <text:p/>
          </table:table-cell>
          <table:table-cell table:style-name="ce427" table:formula="of:=CONCATENATE([.D26];[.E26];[.F26];[.G26];[.H26];[.I26];[.J2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5"/>
          <table:table-cell table:number-columns-repeated="34"/>
          <table:table-cell table:formula="of:=[.AZ24]" office:value-type="string" office:string-value="} else if (" calcext:value-type="string">
            <text:p>} else if (</text:p>
          </table:table-cell>
          <table:table-cell table:formula="of:=[.BA24]" office:value-type="string" office:string-value="KEYP_input" calcext:value-type="string">
            <text:p>KEYP_input</text:p>
          </table:table-cell>
          <table:table-cell table:formula="of:=[.BB24]" office:value-type="string" office:string-value="&lt;=" calcext:value-type="string">
            <text:p>&lt;=</text:p>
          </table:table-cell>
          <table:table-cell/>
          <table:table-cell table:formula="of:=[.BA11]" office:value-type="string" office:string-value="KEYP_NONE_CAL" calcext:value-type="string">
            <text:p>KEYP_NONE_CAL</text:p>
          </table:table-cell>
          <table:table-cell office:value-type="string" calcext:value-type="string">
            <text:p>){</text:p>
          </table:table-cell>
          <table:table-cell table:style-name="ce219" table:formula="of:=IF(LEN([.BD27])&gt;0;CONCATENATE(IF(LEN([.BD26])&gt;0;CONCATENATE([.AZ26];[.BA26];[.BB26];[.BC26];[.BD26];[.BE26]);[.AZ$34]);&quot;&quot;);&quot;&quot;)" office:value-type="string" office:string-value="} else if (KEYP_input&lt;=KEYP_NONE_CAL){" calcext:value-type="string">
            <text:p>} else if (KEYP_input&lt;=KEYP_NONE_CAL){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2"/>
          <table:table-cell table:formula="of:=[.C26]" office:value-type="string" office:string-value="GREEN" calcext:value-type="string">
            <text:p>GREEN</text:p>
          </table:table-cell>
          <table:table-cell table:formula="of:=IF(ISBLANK([.$A26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26]);&quot;&quot;;CONCATENATE(&quot;&quot;;[.E$18]))" office:value-type="string" office:string-value="-----" calcext:value-type="string">
            <text:p>-----</text:p>
          </table:table-cell>
          <table:table-cell table:style-name="ce407" table:formula="of:=IF(ISBLANK([.$A26]);&quot;&quot;;CONCATENATE(&quot;&quot;;[.F$18]))">
            <text:p/>
          </table:table-cell>
          <table:table-cell table:formula="of:=IF(ISBLANK([.$A26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26]);&quot;&quot;;[.$A26]&amp;REPT(&quot; &quot;;20-LEN([.$A26])))" office:value-type="string" office:string-value="SELECT              " calcext:value-type="string">
            <text:p>SELECT <text:s text:c="13"/></text:p>
          </table:table-cell>
          <table:table-cell table:formula="of:=IF(ISBLANK([.$A26])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ISBLANK([.$A26]);&quot;&quot;;CONCATENATE(&quot;&quot;;[.J$18]))">
            <text:p/>
          </table:table-cell>
          <table:table-cell table:style-name="ce427" table:formula="of:=CONCATENATE([.D27];[.E27];[.F27];[.G27];[.H27];[.I27];[.J27])" office:value-type="string" office:string-value=" /*          -----|          SELECT                */" calcext:value-type="string">
            <text:p><text:s/>/* <text:s text:c="9"/>-----| <text:s text:c="9"/>SELECT <text:s text:c="15"/>*/</text:p>
          </table:table-cell>
          <table:table-cell table:number-columns-repeated="5"/>
          <table:table-cell table:style-name="ce192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5]" office:value-type="string" office:string-value="KEYP_range_unfilt" calcext:value-type="string">
            <text:p>KEYP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4]" office:value-type="string" office:string-value="KEYP_SELECT_CAL" calcext:value-type="string">
            <text:p>KEYP_SELECT_CAL</text:p>
          </table:table-cell>
          <table:table-cell office:value-type="string" calcext:value-type="string">
            <text:p>;</text:p>
          </table:table-cell>
          <table:table-cell table:style-name="ce219" table:formula="of:=IF(LEN([.BD27])&gt;0;CONCATENATE([.AZ27];[.BA27];[.BB27];[.BC27];[.BD27];[.BE27]);&quot;&quot;)" office:value-type="string" office:string-value="    KEYP_range_unfilt=KEYP_SELECT_CAL;" calcext:value-type="string">
            <text:p><text:s text:c="4"/>KEYP_range_unfilt=KEYP_SELECT_CAL;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2"/>
          <table:table-cell table:formula="of:=[.C27]" office:value-type="string" office:string-value="GREEN" calcext:value-type="string">
            <text:p>GREEN</text:p>
          </table:table-cell>
          <table:table-cell table:style-name="ce179" table:formula="of:=[.D29]" office:value-type="string" office:string-value=" /*          " calcext:value-type="string">
            <text:p><text:s/>/* <text:s text:c="9"/></text:p>
          </table:table-cell>
          <table:table-cell table:style-name="ce179" table:formula="of:=[.E27]" office:value-type="string" office:string-value="-----" calcext:value-type="string">
            <text:p>-----</text:p>
          </table:table-cell>
          <table:table-cell table:style-name="ce179" table:formula="of:=[.F27]">
            <text:p/>
          </table:table-cell>
          <table:table-cell table:style-name="ce179" table:formula="of:=[.G27]" office:value-type="string" office:string-value="|          " calcext:value-type="string">
            <text:p>| <text:s text:c="9"/></text:p>
          </table:table-cell>
          <table:table-cell table:style-name="ce179" table:formula="of:=IF(ISBLANK([.$A26])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ISBLANK([.$A26]);&quot;&quot;;CONCATENATE(&quot;&quot;;[.I$23]))" office:value-type="string" office:string-value="  */" calcext:value-type="string">
            <text:p><text:s text:c="2"/>*/</text:p>
          </table:table-cell>
          <table:table-cell table:style-name="ce179" table:formula="of:=IF(ISBLANK([.$A$22]);&quot;&quot;;CONCATENATE(&quot;&quot;;[.J$17]))">
            <text:p/>
          </table:table-cell>
          <table:table-cell table:style-name="ce427" table:formula="of:=CONCATENATE([.D28];[.E28];[.F28];[.G28];[.H28];[.I28];[.J28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26])" office:value-type="string" office:string-value="SELECT" calcext:value-type="string">
            <text:p>SELECT</text:p>
          </table:table-cell>
          <table:table-cell table:number-columns-repeated="34"/>
          <table:table-cell table:formula="of:=[.AZ26]" office:value-type="string" office:string-value="} else if (" calcext:value-type="string">
            <text:p>} else if (</text:p>
          </table:table-cell>
          <table:table-cell table:formula="of:=[.BA26]" office:value-type="string" office:string-value="KEYP_input" calcext:value-type="string">
            <text:p>KEYP_input</text:p>
          </table:table-cell>
          <table:table-cell table:formula="of:=[.BB26]" office:value-type="string" office:string-value="&lt;=" calcext:value-type="string">
            <text:p>&lt;=</text:p>
          </table:table-cell>
          <table:table-cell/>
          <table:table-cell table:formula="of:=[.BA12]">
            <text:p/>
          </table:table-cell>
          <table:table-cell office:value-type="string" calcext:value-type="string">
            <text:p>){</text:p>
          </table:table-cell>
          <table:table-cell table:style-name="ce219" table:formula="of:=IF(LEN([.BD29])&gt;0;CONCATENATE(IF(LEN([.BD28])&gt;0;CONCATENATE([.AZ28];[.BA28];[.BB28];[.BC28];[.BD28];[.BE28]);[.AZ$34]);&quot;&quot;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4"/>
          <table:table-cell table:style-name="ce167"/>
          <table:table-cell table:style-name="ce167" table:formula="of:=[.C28]" office:value-type="string" office:string-value="GREEN" calcext:value-type="string">
            <text:p>GREEN</text:p>
          </table:table-cell>
          <table:table-cell table:style-name="ce167" table:formula="of:=IF(ISBLANK([.$A26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CONCATENATE(REPT(&quot; &quot;;4-LEN(TEXT([.B26];&quot;0.0&quot;)));TEXT([.B26];&quot;0.0&quot;))" office:value-type="string" office:string-value=" 3.2" calcext:value-type="string">
            <text:p><text:s/>3.2</text:p>
          </table:table-cell>
          <table:table-cell table:style-name="ce167" table:formula="of:=IF(ISBLANK([.$A26]);&quot;&quot;;CONCATENATE(&quot;&quot;;[.F$19]))" office:value-type="string" office:string-value="v" calcext:value-type="string">
            <text:p>v</text:p>
          </table:table-cell>
          <table:table-cell table:style-name="ce181" table:formula="of:=IF(LEN([.$A26])=0;&quot;&quot;;IF(ISBLANK([.A30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7" table:formula="of:=IF(ISBLANK([.$A26]);&quot;&quot;;CONCATENATE(&quot;&quot;;[.H$19]))">
            <text:p/>
          </table:table-cell>
          <table:table-cell table:style-name="ce167" table:formula="of:=IF(ISBLANK([.$A$22]);&quot;&quot;;CONCATENATE(&quot;&quot;;[.I$19]))">
            <text:p/>
          </table:table-cell>
          <table:table-cell table:style-name="ce184" table:formula="of:=IF(ISBLANK([.$A$22]);&quot;&quot;;CONCATENATE(&quot;&quot;;[.J$19]))">
            <text:p/>
          </table:table-cell>
          <table:table-cell table:formula="of:=CONCATENATE([.D29];[.E29];[.F29];[.G29];[.H29];[.I29];[.J29])" office:value-type="string" office:string-value=" /*           3.2v| - - - - - - - - - - - - - - -  */" calcext:value-type="string">
            <text:p><text:s/>/* <text:s text:c="10"/>3.2v| - - - - - - - - - - - - - - - <text:s/>*/</text:p>
          </table:table-cell>
          <table:table-cell table:number-columns-repeated="4"/>
          <table:table-cell table:style-name="ce190" table:formula="of:=[.E29]&amp;&quot; v&quot;" office:value-type="string" office:string-value=" 3.2 v" calcext:value-type="string">
            <text:p><text:s/>3.2 v</text:p>
          </table:table-cell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7]" office:value-type="string" office:string-value="KEYP_range_unfilt" calcext:value-type="string">
            <text:p>KEYP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8]">
            <text:p/>
          </table:table-cell>
          <table:table-cell office:value-type="string" calcext:value-type="string">
            <text:p>;</text:p>
          </table:table-cell>
          <table:table-cell table:style-name="ce219" table:formula="of:=IF(LEN([.BD29])&gt;0;CONCATENATE([.AZ29];[.BA29];[.BB29];[.BC29];[.BD29];[.BE29]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2" table:content-validation-name="val2" office:value-type="string" calcext:value-type="string">
            <text:p>LEFT</text:p>
          </table:table-cell>
          <table:table-cell table:formula="of:=IF(LEN([.A30])&gt;0;VLOOKUP([.A30];[.$A$6:.$B$15];2;0);&quot;&quot;)" office:value-type="float" office:value="2.19941348973607" calcext:value-type="float">
            <text:p>2.19941348973607</text:p>
          </table:table-cell>
          <table:table-cell table:style-name="ce171" table:content-validation-name="val3" office:value-type="string" calcext:value-type="string">
            <text:p>YELLOW</text:p>
          </table:table-cell>
          <table:table-cell table:style-name="ce178" table:formula="of:=[.D31]" office:value-type="string" office:string-value=" /*          " calcext:value-type="string">
            <text:p><text:s/>/* <text:s text:c="9"/></text:p>
          </table:table-cell>
          <table:table-cell table:style-name="ce178" table:formula="of:=[.E31]" office:value-type="string" office:string-value="-----" calcext:value-type="string">
            <text:p>-----</text:p>
          </table:table-cell>
          <table:table-cell table:style-name="ce178" table:formula="of:=[.F31]">
            <text:p/>
          </table:table-cell>
          <table:table-cell table:style-name="ce178" table:formula="of:=[.G31]" office:value-type="string" office:string-value="|          " calcext:value-type="string">
            <text:p>| <text:s text:c="9"/></text:p>
          </table:table-cell>
          <table:table-cell table:style-name="ce178" table:formula="of:=IF(ISBLANK([.$A30])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ISBLANK([.$A30]);&quot;&quot;;CONCATENATE(&quot;&quot;;[.I$23]))" office:value-type="string" office:string-value="  */" calcext:value-type="string">
            <text:p><text:s text:c="2"/>*/</text:p>
          </table:table-cell>
          <table:table-cell table:formula="of:=IF(ISBLANK([.$A$22]);&quot;&quot;;CONCATENATE(&quot;&quot;;[.J$17]))">
            <text:p/>
          </table:table-cell>
          <table:table-cell table:style-name="ce427" table:formula="of:=CONCATENATE([.D30];[.E30];[.F30];[.G30];[.H30];[.I30];[.J3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5"/>
          <table:table-cell table:number-columns-repeated="34"/>
          <table:table-cell table:formula="of:=[.AZ28]" office:value-type="string" office:string-value="} else if (" calcext:value-type="string">
            <text:p>} else if (</text:p>
          </table:table-cell>
          <table:table-cell table:formula="of:=[.BA28]" office:value-type="string" office:string-value="KEYP_input" calcext:value-type="string">
            <text:p>KEYP_input</text:p>
          </table:table-cell>
          <table:table-cell table:formula="of:=[.BB28]" office:value-type="string" office:string-value="&lt;=" calcext:value-type="string">
            <text:p>&lt;=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style-name="ce219" table:formula="of:=IF(LEN([.BD31])&gt;0;CONCATENATE(IF(LEN([.BD30])&gt;0;CONCATENATE([.AZ30];[.BA30];[.BB30];[.BC30];[.BD30];[.BE30]);[.AZ$34]);&quot;&quot;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2"/>
          <table:table-cell table:formula="of:=[.C30]" office:value-type="string" office:string-value="YELLOW" calcext:value-type="string">
            <text:p>YELLOW</text:p>
          </table:table-cell>
          <table:table-cell table:formula="of:=IF(ISBLANK([.$A30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0]);&quot;&quot;;CONCATENATE(&quot;&quot;;[.E$18]))" office:value-type="string" office:string-value="-----" calcext:value-type="string">
            <text:p>-----</text:p>
          </table:table-cell>
          <table:table-cell table:style-name="ce407" table:formula="of:=IF(ISBLANK([.$A30]);&quot;&quot;;CONCATENATE(&quot;&quot;;[.F$18]))">
            <text:p/>
          </table:table-cell>
          <table:table-cell table:formula="of:=IF(ISBLANK([.$A30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0]);&quot;&quot;;[.$A30]&amp;REPT(&quot; &quot;;20-LEN([.$A30])))" office:value-type="string" office:string-value="LEFT                " calcext:value-type="string">
            <text:p>LEFT <text:s text:c="15"/></text:p>
          </table:table-cell>
          <table:table-cell table:formula="of:=IF(ISBLANK([.$A30])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ISBLANK([.$A30]);&quot;&quot;;CONCATENATE(&quot;&quot;;[.J$18]))">
            <text:p/>
          </table:table-cell>
          <table:table-cell table:style-name="ce427" table:formula="of:=CONCATENATE([.D31];[.E31];[.F31];[.G31];[.H31];[.I31];[.J31])" office:value-type="string" office:string-value=" /*          -----|          LEFT                  */" calcext:value-type="string">
            <text:p><text:s/>/* <text:s text:c="9"/>-----| <text:s text:c="9"/>LEFT <text:s text:c="17"/>*/</text:p>
          </table:table-cell>
          <table:table-cell table:number-columns-repeated="5"/>
          <table:table-cell table:style-name="ce192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9]" office:value-type="string" office:string-value="KEYP_range_unfilt" calcext:value-type="string">
            <text:p>KEYP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style-name="ce219" table:formula="of:=IF(LEN([.BD31])&gt;0;CONCATENATE([.AZ31];[.BA31];[.BB31];[.BC31];[.BD31];[.BE31]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2"/>
          <table:table-cell table:formula="of:=[.C31]" office:value-type="string" office:string-value="YELLOW" calcext:value-type="string">
            <text:p>YELLOW</text:p>
          </table:table-cell>
          <table:table-cell table:style-name="ce179" table:formula="of:=[.D33]" office:value-type="string" office:string-value=" /*          " calcext:value-type="string">
            <text:p><text:s/>/* <text:s text:c="9"/></text:p>
          </table:table-cell>
          <table:table-cell table:style-name="ce179" table:formula="of:=[.E31]" office:value-type="string" office:string-value="-----" calcext:value-type="string">
            <text:p>-----</text:p>
          </table:table-cell>
          <table:table-cell table:style-name="ce179" table:formula="of:=[.F31]">
            <text:p/>
          </table:table-cell>
          <table:table-cell table:style-name="ce179" table:formula="of:=[.G31]" office:value-type="string" office:string-value="|          " calcext:value-type="string">
            <text:p>| <text:s text:c="9"/></text:p>
          </table:table-cell>
          <table:table-cell table:style-name="ce179" table:formula="of:=IF(ISBLANK([.$A30])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ISBLANK([.$A30]);&quot;&quot;;CONCATENATE(&quot;&quot;;[.I$23]))" office:value-type="string" office:string-value="  */" calcext:value-type="string">
            <text:p><text:s text:c="2"/>*/</text:p>
          </table:table-cell>
          <table:table-cell table:style-name="ce179" table:formula="of:=IF(ISBLANK([.$A$22]);&quot;&quot;;CONCATENATE(&quot;&quot;;[.J$17]))">
            <text:p/>
          </table:table-cell>
          <table:table-cell table:style-name="ce427" table:formula="of:=CONCATENATE([.D32];[.E32];[.F32];[.G32];[.H32];[.I32];[.J3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30])" office:value-type="string" office:string-value="LEFT" calcext:value-type="string">
            <text:p>LEFT</text:p>
          </table:table-cell>
          <table:table-cell table:number-columns-repeated="34"/>
          <table:table-cell table:formula="of:=[.AZ30]" office:value-type="string" office:string-value="} else if (" calcext:value-type="string">
            <text:p>} else if (</text:p>
          </table:table-cell>
          <table:table-cell table:formula="of:=[.BA30]" office:value-type="string" office:string-value="KEYP_input" calcext:value-type="string">
            <text:p>KEYP_input</text:p>
          </table:table-cell>
          <table:table-cell table:formula="of:=[.BB30]" office:value-type="string" office:string-value="&lt;=" calcext:value-type="string">
            <text:p>&lt;=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style-name="ce219" table:formula="of:=IF(LEN([.BD33])&gt;0;CONCATENATE(IF(LEN([.BD32])&gt;0;CONCATENATE([.AZ32];[.BA32];[.BB32];[.BC32];[.BD32];[.BE32]);[.AZ$34]);&quot;&quot;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4"/>
          <table:table-cell table:style-name="ce167"/>
          <table:table-cell table:style-name="ce167" table:formula="of:=[.C32]" office:value-type="string" office:string-value="YELLOW" calcext:value-type="string">
            <text:p>YELLOW</text:p>
          </table:table-cell>
          <table:table-cell table:style-name="ce167" table:formula="of:=IF(ISBLANK([.$A30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CONCATENATE(REPT(&quot; &quot;;4-LEN(TEXT([.B30];&quot;0.0&quot;)));TEXT([.B30];&quot;0.0&quot;))" office:value-type="string" office:string-value=" 2.2" calcext:value-type="string">
            <text:p><text:s/>2.2</text:p>
          </table:table-cell>
          <table:table-cell table:style-name="ce167" table:formula="of:=IF(ISBLANK([.$A30]);&quot;&quot;;CONCATENATE(&quot;&quot;;[.F$19]))" office:value-type="string" office:string-value="v" calcext:value-type="string">
            <text:p>v</text:p>
          </table:table-cell>
          <table:table-cell table:style-name="ce181" table:formula="of:=IF(LEN([.$A30])=0;&quot;&quot;;IF(ISBLANK([.A34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7" table:formula="of:=IF(ISBLANK([.$A30]);&quot;&quot;;CONCATENATE(&quot;&quot;;[.H$19]))">
            <text:p/>
          </table:table-cell>
          <table:table-cell table:style-name="ce167" table:formula="of:=IF(ISBLANK([.$A$22]);&quot;&quot;;CONCATENATE(&quot;&quot;;[.I$19]))">
            <text:p/>
          </table:table-cell>
          <table:table-cell table:style-name="ce184" table:formula="of:=IF(ISBLANK([.$A$22]);&quot;&quot;;CONCATENATE(&quot;&quot;;[.J$19]))">
            <text:p/>
          </table:table-cell>
          <table:table-cell table:formula="of:=CONCATENATE([.D33];[.E33];[.F33];[.G33];[.H33];[.I33];[.J33])" office:value-type="string" office:string-value=" /*           2.2v| - - - - - - - - - - - - - - -  */" calcext:value-type="string">
            <text:p><text:s/>/* <text:s text:c="10"/>2.2v| - - - - - - - - - - - - - - - <text:s/>*/</text:p>
          </table:table-cell>
          <table:table-cell table:number-columns-repeated="4"/>
          <table:table-cell table:style-name="ce190" table:formula="of:=[.E33]&amp;&quot; v&quot;" office:value-type="string" office:string-value=" 2.2 v" calcext:value-type="string">
            <text:p><text:s/>2.2 v</text:p>
          </table:table-cell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1]" office:value-type="string" office:string-value="KEYP_range_unfilt" calcext:value-type="string">
            <text:p>KEYP_range_unfilt</text:p>
          </table:table-cell>
          <table:table-cell office:value-type="string" calcext:value-type="string">
            <text:p>=</text:p>
          </table:table-cell>
          <table:table-cell/>
          <table:table-cell table:formula="of:=[.BD32]">
            <text:p/>
          </table:table-cell>
          <table:table-cell office:value-type="string" calcext:value-type="string">
            <text:p>;</text:p>
          </table:table-cell>
          <table:table-cell table:style-name="ce219" table:formula="of:=IF(LEN([.BD33])&gt;0;CONCATENATE([.AZ33];[.BA33];[.BB33];[.BC33];[.BD33];[.BE33]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2" table:content-validation-name="val2" office:value-type="string" calcext:value-type="string">
            <text:p>DOWN</text:p>
          </table:table-cell>
          <table:table-cell table:formula="of:=IF(LEN([.A34])&gt;0;VLOOKUP([.A34];[.$A$6:.$B$15];2;0);&quot;&quot;)" office:value-type="float" office:value="1.22189638318671" calcext:value-type="float">
            <text:p>1.22189638318671</text:p>
          </table:table-cell>
          <table:table-cell table:style-name="ce172" table:content-validation-name="val3" office:value-type="string" calcext:value-type="string">
            <text:p>GREEN</text:p>
          </table:table-cell>
          <table:table-cell table:style-name="ce178" table:formula="of:=[.D35]" office:value-type="string" office:string-value=" /*          " calcext:value-type="string">
            <text:p><text:s/>/* <text:s text:c="9"/></text:p>
          </table:table-cell>
          <table:table-cell table:style-name="ce178" table:formula="of:=[.E35]" office:value-type="string" office:string-value="-----" calcext:value-type="string">
            <text:p>-----</text:p>
          </table:table-cell>
          <table:table-cell table:style-name="ce178" table:formula="of:=[.F35]">
            <text:p/>
          </table:table-cell>
          <table:table-cell table:style-name="ce178" table:formula="of:=[.G35]" office:value-type="string" office:string-value="|          " calcext:value-type="string">
            <text:p>| <text:s text:c="9"/></text:p>
          </table:table-cell>
          <table:table-cell table:style-name="ce178" table:formula="of:=IF(ISBLANK([.$A34])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ISBLANK([.$A34]);&quot;&quot;;CONCATENATE(&quot;&quot;;[.I$23]))" office:value-type="string" office:string-value="  */" calcext:value-type="string">
            <text:p><text:s text:c="2"/>*/</text:p>
          </table:table-cell>
          <table:table-cell table:formula="of:=IF(ISBLANK([.$A$22]);&quot;&quot;;CONCATENATE(&quot;&quot;;[.J$17]))">
            <text:p/>
          </table:table-cell>
          <table:table-cell table:style-name="ce427" table:formula="of:=CONCATENATE([.D34];[.E34];[.F34];[.G34];[.H34];[.I34];[.J3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5"/>
          <table:table-cell table:number-columns-repeated="34"/>
          <table:table-cell office:value-type="string" calcext:value-type="string">
            <text:p>} else {</text:p>
          </table:table-cell>
          <table:table-cell table:number-columns-repeated="5"/>
          <table:table-cell table:style-name="ce219" table:formula="of:=IF(LEN([.BD35])&gt;0;CONCATENATE(IF(LEN([.BD34])&gt;0;CONCATENATE([.AZ34];[.BA34];[.BB34];[.BC34];[.BD34];[.BE34]);[.AZ$34]);&quot;&quot;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2"/>
          <table:table-cell table:formula="of:=[.C34]" office:value-type="string" office:string-value="GREEN" calcext:value-type="string">
            <text:p>GREEN</text:p>
          </table:table-cell>
          <table:table-cell table:formula="of:=IF(ISBLANK([.$A34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4]);&quot;&quot;;CONCATENATE(&quot;&quot;;[.E$18]))" office:value-type="string" office:string-value="-----" calcext:value-type="string">
            <text:p>-----</text:p>
          </table:table-cell>
          <table:table-cell table:style-name="ce407" table:formula="of:=IF(ISBLANK([.$A34]);&quot;&quot;;CONCATENATE(&quot;&quot;;[.F$18]))">
            <text:p/>
          </table:table-cell>
          <table:table-cell table:formula="of:=IF(ISBLANK([.$A34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4]);&quot;&quot;;[.$A34]&amp;REPT(&quot; &quot;;20-LEN([.$A34])))" office:value-type="string" office:string-value="DOWN                " calcext:value-type="string">
            <text:p>DOWN <text:s text:c="15"/></text:p>
          </table:table-cell>
          <table:table-cell table:formula="of:=IF(ISBLANK([.$A34])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ISBLANK([.$A34]);&quot;&quot;;CONCATENATE(&quot;&quot;;[.J$18]))">
            <text:p/>
          </table:table-cell>
          <table:table-cell table:style-name="ce427" table:formula="of:=CONCATENATE([.D35];[.E35];[.F35];[.G35];[.H35];[.I35];[.J35])" office:value-type="string" office:string-value=" /*          -----|          DOWN                  */" calcext:value-type="string">
            <text:p><text:s/>/* <text:s text:c="9"/>-----| <text:s text:c="9"/>DOWN <text:s text:c="17"/>*/</text:p>
          </table:table-cell>
          <table:table-cell table:number-columns-repeated="5"/>
          <table:table-cell table:style-name="ce192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3]" office:value-type="string" office:string-value="KEYP_range_unfilt" calcext:value-type="string">
            <text:p>KEYP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style-name="ce219" table:formula="of:=IF(LEN([.BD35])&gt;0;CONCATENATE([.AZ35];[.BA35];[.BB35];[.BC35];[.BD35];[.BE35]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2"/>
          <table:table-cell table:formula="of:=[.C35]" office:value-type="string" office:string-value="GREEN" calcext:value-type="string">
            <text:p>GREEN</text:p>
          </table:table-cell>
          <table:table-cell table:style-name="ce179" table:formula="of:=[.D37]" office:value-type="string" office:string-value=" /*          " calcext:value-type="string">
            <text:p><text:s/>/* <text:s text:c="9"/></text:p>
          </table:table-cell>
          <table:table-cell table:style-name="ce179" table:formula="of:=[.E35]" office:value-type="string" office:string-value="-----" calcext:value-type="string">
            <text:p>-----</text:p>
          </table:table-cell>
          <table:table-cell table:style-name="ce179" table:formula="of:=[.F35]">
            <text:p/>
          </table:table-cell>
          <table:table-cell table:style-name="ce179" table:formula="of:=[.G35]" office:value-type="string" office:string-value="|          " calcext:value-type="string">
            <text:p>| <text:s text:c="9"/></text:p>
          </table:table-cell>
          <table:table-cell table:style-name="ce179" table:formula="of:=IF(ISBLANK([.$A34])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ISBLANK([.$A34]);&quot;&quot;;CONCATENATE(&quot;&quot;;[.I$23]))" office:value-type="string" office:string-value="  */" calcext:value-type="string">
            <text:p><text:s text:c="2"/>*/</text:p>
          </table:table-cell>
          <table:table-cell table:style-name="ce179" table:formula="of:=IF(ISBLANK([.$A$22]);&quot;&quot;;CONCATENATE(&quot;&quot;;[.J$17]))">
            <text:p/>
          </table:table-cell>
          <table:table-cell table:style-name="ce427" table:formula="of:=CONCATENATE([.D36];[.E36];[.F36];[.G36];[.H36];[.I36];[.J3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34])" office:value-type="string" office:string-value="DOWN" calcext:value-type="string">
            <text:p>DOWN</text:p>
          </table:table-cell>
          <table:table-cell table:number-columns-repeated="34"/>
          <table:table-cell office:value-type="string" calcext:value-type="string">
            <text:p>}</text:p>
          </table:table-cell>
          <table:table-cell table:number-columns-repeated="5"/>
          <table:table-cell table:style-name="ce220" table:formula="of:=[.AZ36]" office:value-type="string" office:string-value="}" calcext:value-type="string">
            <text:p>}</text:p>
          </table:table-cell>
          <table:table-cell table:style-name="ce224" table:number-columns-repeated="2"/>
          <table:table-cell table:style-name="ce227"/>
          <table:table-cell table:number-columns-repeated="961"/>
        </table:table-row>
        <table:table-row table:style-name="ro5">
          <table:table-cell table:style-name="ce164"/>
          <table:table-cell table:style-name="ce167"/>
          <table:table-cell table:style-name="ce167" table:formula="of:=[.C36]" office:value-type="string" office:string-value="GREEN" calcext:value-type="string">
            <text:p>GREEN</text:p>
          </table:table-cell>
          <table:table-cell table:style-name="ce167" table:formula="of:=IF(ISBLANK([.$A34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CONCATENATE(REPT(&quot; &quot;;4-LEN(TEXT([.B34];&quot;0.0&quot;)));TEXT([.B34];&quot;0.0&quot;))" office:value-type="string" office:string-value=" 1.2" calcext:value-type="string">
            <text:p><text:s/>1.2</text:p>
          </table:table-cell>
          <table:table-cell table:style-name="ce167" table:formula="of:=IF(ISBLANK([.$A34]);&quot;&quot;;CONCATENATE(&quot;&quot;;[.F$19]))" office:value-type="string" office:string-value="v" calcext:value-type="string">
            <text:p>v</text:p>
          </table:table-cell>
          <table:table-cell table:style-name="ce181" table:formula="of:=IF(LEN([.$A34])=0;&quot;&quot;;IF(ISBLANK([.A38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7" table:formula="of:=IF(ISBLANK([.$A34]);&quot;&quot;;CONCATENATE(&quot;&quot;;[.H$19]))">
            <text:p/>
          </table:table-cell>
          <table:table-cell table:style-name="ce167" table:formula="of:=IF(ISBLANK([.$A$22]);&quot;&quot;;CONCATENATE(&quot;&quot;;[.I$19]))">
            <text:p/>
          </table:table-cell>
          <table:table-cell table:style-name="ce184" table:formula="of:=IF(ISBLANK([.$A$22]);&quot;&quot;;CONCATENATE(&quot;&quot;;[.J$19]))">
            <text:p/>
          </table:table-cell>
          <table:table-cell table:formula="of:=CONCATENATE([.D37];[.E37];[.F37];[.G37];[.H37];[.I37];[.J37])" office:value-type="string" office:string-value=" /*           1.2v| - - - - - - - - - - - - - - -  */" calcext:value-type="string">
            <text:p><text:s/>/* <text:s text:c="10"/>1.2v| - - - - - - - - - - - - - - - <text:s/>*/</text:p>
          </table:table-cell>
          <table:table-cell table:number-columns-repeated="4"/>
          <table:table-cell table:style-name="ce190" table:formula="of:=[.E37]&amp;&quot; v&quot;" office:value-type="string" office:string-value=" 1.2 v" calcext:value-type="string">
            <text:p><text:s/>1.2 v</text:p>
          </table:table-cell>
          <table:table-cell table:style-name="ce194"/>
          <table:table-cell table:number-columns-repeated="1005"/>
        </table:table-row>
        <table:table-row table:style-name="ro5">
          <table:table-cell table:style-name="ce162" table:content-validation-name="val2" office:value-type="string" calcext:value-type="string">
            <text:p>UP</text:p>
          </table:table-cell>
          <table:table-cell table:style-name="ce407" table:formula="of:=IF(LEN([.A38])&gt;0;VLOOKUP([.A38];[.$A$6:.$B$15];2;0);&quot;&quot;)" office:value-type="float" office:value="0.244379276637341" calcext:value-type="float">
            <text:p>0.244379276637341</text:p>
          </table:table-cell>
          <table:table-cell table:style-name="ce173" table:content-validation-name="val3" office:value-type="string" calcext:value-type="string">
            <text:p>YELLOW</text:p>
          </table:table-cell>
          <table:table-cell table:style-name="ce178" table:formula="of:=[.D39]" office:value-type="string" office:string-value=" /*          " calcext:value-type="string">
            <text:p><text:s/>/* <text:s text:c="9"/></text:p>
          </table:table-cell>
          <table:table-cell table:style-name="ce178" table:formula="of:=[.E39]" office:value-type="string" office:string-value="-----" calcext:value-type="string">
            <text:p>-----</text:p>
          </table:table-cell>
          <table:table-cell table:style-name="ce178" table:formula="of:=[.F39]">
            <text:p/>
          </table:table-cell>
          <table:table-cell table:style-name="ce178" table:formula="of:=[.G39]" office:value-type="string" office:string-value="|          " calcext:value-type="string">
            <text:p>| <text:s text:c="9"/></text:p>
          </table:table-cell>
          <table:table-cell table:style-name="ce178" table:formula="of:=IF(ISBLANK([.$A38])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ISBLANK([.$A38]);&quot;&quot;;CONCATENATE(&quot;&quot;;[.I$23]))" office:value-type="string" office:string-value="  */" calcext:value-type="string">
            <text:p><text:s text:c="2"/>*/</text:p>
          </table:table-cell>
          <table:table-cell table:formula="of:=IF(ISBLANK([.$A$22]);&quot;&quot;;CONCATENATE(&quot;&quot;;[.J$17]))">
            <text:p/>
          </table:table-cell>
          <table:table-cell table:style-name="ce427" table:formula="of:=CONCATENATE([.D38];[.E38];[.F38];[.G38];[.H38];[.I38];[.J38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5"/>
          <table:table-cell table:number-columns-repeated="1005"/>
        </table:table-row>
        <table:table-row table:style-name="ro5">
          <table:table-cell table:number-columns-repeated="2"/>
          <table:table-cell table:formula="of:=[.C38]" office:value-type="string" office:string-value="YELLOW" calcext:value-type="string">
            <text:p>YELLOW</text:p>
          </table:table-cell>
          <table:table-cell table:formula="of:=IF(ISBLANK([.$A38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8]);&quot;&quot;;CONCATENATE(&quot;&quot;;[.E$18]))" office:value-type="string" office:string-value="-----" calcext:value-type="string">
            <text:p>-----</text:p>
          </table:table-cell>
          <table:table-cell table:style-name="ce407" table:formula="of:=IF(ISBLANK([.$A38]);&quot;&quot;;CONCATENATE(&quot;&quot;;[.F$18]))">
            <text:p/>
          </table:table-cell>
          <table:table-cell table:formula="of:=IF(ISBLANK([.$A38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8]);&quot;&quot;;[.$A38]&amp;REPT(&quot; &quot;;20-LEN([.$A38])))" office:value-type="string" office:string-value="UP                  " calcext:value-type="string">
            <text:p>UP <text:s text:c="17"/></text:p>
          </table:table-cell>
          <table:table-cell table:formula="of:=IF(ISBLANK([.$A38])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ISBLANK([.$A38]);&quot;&quot;;CONCATENATE(&quot;&quot;;[.J$18]))">
            <text:p/>
          </table:table-cell>
          <table:table-cell table:formula="of:=CONCATENATE([.D39];[.E39];[.F39];[.G39];[.H39];[.I39];[.J39])" office:value-type="string" office:string-value=" /*          -----|          UP                    */" calcext:value-type="string">
            <text:p><text:s/>/* <text:s text:c="9"/>-----| <text:s text:c="9"/>UP <text:s text:c="19"/>*/</text:p>
          </table:table-cell>
          <table:table-cell table:number-columns-repeated="5"/>
          <table:table-cell table:style-name="ce192"/>
          <table:table-cell table:number-columns-repeated="1005"/>
        </table:table-row>
        <table:table-row table:style-name="ro5">
          <table:table-cell table:number-columns-repeated="2"/>
          <table:table-cell table:formula="of:=[.C39]" office:value-type="string" office:string-value="YELLOW" calcext:value-type="string">
            <text:p>YELLOW</text:p>
          </table:table-cell>
          <table:table-cell table:style-name="ce179" table:formula="of:=[.D41]" office:value-type="string" office:string-value=" /*          " calcext:value-type="string">
            <text:p><text:s/>/* <text:s text:c="9"/></text:p>
          </table:table-cell>
          <table:table-cell table:style-name="ce179" table:formula="of:=[.E39]" office:value-type="string" office:string-value="-----" calcext:value-type="string">
            <text:p>-----</text:p>
          </table:table-cell>
          <table:table-cell table:style-name="ce179" table:formula="of:=[.F39]">
            <text:p/>
          </table:table-cell>
          <table:table-cell table:style-name="ce179" table:formula="of:=[.G39]" office:value-type="string" office:string-value="|          " calcext:value-type="string">
            <text:p>| <text:s text:c="9"/></text:p>
          </table:table-cell>
          <table:table-cell table:style-name="ce179" table:formula="of:=IF(ISBLANK([.$A38])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ISBLANK([.$A38]);&quot;&quot;;CONCATENATE(&quot;&quot;;[.I$23]))" office:value-type="string" office:string-value="  */" calcext:value-type="string">
            <text:p><text:s text:c="2"/>*/</text:p>
          </table:table-cell>
          <table:table-cell table:style-name="ce179" table:formula="of:=IF(ISBLANK([.$A$22]);&quot;&quot;;CONCATENATE(&quot;&quot;;[.J$17]))">
            <text:p/>
          </table:table-cell>
          <table:table-cell table:formula="of:=CONCATENATE([.D40];[.E40];[.F40];[.G40];[.H40];[.I40];[.J4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38])" office:value-type="string" office:string-value="UP" calcext:value-type="string">
            <text:p>UP</text:p>
          </table:table-cell>
          <table:table-cell table:number-columns-repeated="1005"/>
        </table:table-row>
        <table:table-row table:style-name="ro5">
          <table:table-cell table:style-name="ce164"/>
          <table:table-cell table:style-name="ce167"/>
          <table:table-cell table:style-name="ce167" table:formula="of:=[.C40]" office:value-type="string" office:string-value="YELLOW" calcext:value-type="string">
            <text:p>YELLOW</text:p>
          </table:table-cell>
          <table:table-cell table:style-name="ce167" table:formula="of:=IF(ISBLANK([.$A38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CONCATENATE(REPT(&quot; &quot;;4-LEN(TEXT([.B38];&quot;0.0&quot;)));TEXT([.B38];&quot;0.0&quot;))" office:value-type="string" office:string-value=" 0.2" calcext:value-type="string">
            <text:p><text:s/>0.2</text:p>
          </table:table-cell>
          <table:table-cell table:style-name="ce167" table:formula="of:=IF(ISBLANK([.$A38]);&quot;&quot;;CONCATENATE(&quot;&quot;;[.F$19]))" office:value-type="string" office:string-value="v" calcext:value-type="string">
            <text:p>v</text:p>
          </table:table-cell>
          <table:table-cell table:style-name="ce181" table:formula="of:=IF(LEN([.$A38])=0;&quot;&quot;;IF(ISBLANK([.A42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7" table:formula="of:=IF(ISBLANK([.$A38]);&quot;&quot;;CONCATENATE(&quot;&quot;;[.H$19]))">
            <text:p/>
          </table:table-cell>
          <table:table-cell table:style-name="ce167" table:formula="of:=IF(ISBLANK([.$A$22]);&quot;&quot;;CONCATENATE(&quot;&quot;;[.I$19]))">
            <text:p/>
          </table:table-cell>
          <table:table-cell table:style-name="ce184" table:formula="of:=IF(ISBLANK([.$A$22]);&quot;&quot;;CONCATENATE(&quot;&quot;;[.J$19]))">
            <text:p/>
          </table:table-cell>
          <table:table-cell table:formula="of:=CONCATENATE([.D41];[.E41];[.F41];[.G41];[.H41];[.I41];[.J41])" office:value-type="string" office:string-value=" /*           0.2v| - - - - - - - - - - - - - - -  */" calcext:value-type="string">
            <text:p><text:s/>/* <text:s text:c="10"/>0.2v| - - - - - - - - - - - - - - - <text:s/>*/</text:p>
          </table:table-cell>
          <table:table-cell table:number-columns-repeated="4"/>
          <table:table-cell table:style-name="ce190" table:formula="of:=[.E41]&amp;&quot; v&quot;" office:value-type="string" office:string-value=" 0.2 v" calcext:value-type="string">
            <text:p><text:s/>0.2 v</text:p>
          </table:table-cell>
          <table:table-cell table:style-name="ce194"/>
          <table:table-cell table:number-columns-repeated="1005"/>
        </table:table-row>
        <table:table-row table:style-name="ro5">
          <table:table-cell table:style-name="ce162" table:content-validation-name="val2" office:value-type="string" calcext:value-type="string">
            <text:p>RIGHT</text:p>
          </table:table-cell>
          <table:table-cell table:style-name="ce407" table:formula="of:=IF(LEN([.A42])&gt;0;VLOOKUP([.A42];[.$A$6:.$B$15];2;0);&quot;&quot;)" office:value-type="float" office:value="0" calcext:value-type="float">
            <text:p>0</text:p>
          </table:table-cell>
          <table:table-cell table:style-name="ce174" table:content-validation-name="val3" office:value-type="string" calcext:value-type="string">
            <text:p>GREEN</text:p>
          </table:table-cell>
          <table:table-cell table:style-name="ce178" table:formula="of:=[.D43]" office:value-type="string" office:string-value=" /*          " calcext:value-type="string">
            <text:p><text:s/>/* <text:s text:c="9"/></text:p>
          </table:table-cell>
          <table:table-cell table:style-name="ce178" table:formula="of:=[.E43]" office:value-type="string" office:string-value="-----" calcext:value-type="string">
            <text:p>-----</text:p>
          </table:table-cell>
          <table:table-cell table:style-name="ce178" table:formula="of:=[.F43]">
            <text:p/>
          </table:table-cell>
          <table:table-cell table:style-name="ce178" table:formula="of:=[.G43]" office:value-type="string" office:string-value="|          " calcext:value-type="string">
            <text:p>| <text:s text:c="9"/></text:p>
          </table:table-cell>
          <table:table-cell table:style-name="ce178" table:formula="of:=IF(ISBLANK([.$A42])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ISBLANK([.$A42]);&quot;&quot;;CONCATENATE(&quot;&quot;;[.I$23]))" office:value-type="string" office:string-value="  */" calcext:value-type="string">
            <text:p><text:s text:c="2"/>*/</text:p>
          </table:table-cell>
          <table:table-cell table:formula="of:=IF(ISBLANK([.$A$22]);&quot;&quot;;CONCATENATE(&quot;&quot;;[.J$17]))">
            <text:p/>
          </table:table-cell>
          <table:table-cell table:formula="of:=CONCATENATE([.D42];[.E42];[.F42];[.G42];[.H42];[.I42];[.J4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6"/>
          <table:table-cell table:number-columns-repeated="1005"/>
        </table:table-row>
        <table:table-row table:style-name="ro5">
          <table:table-cell table:number-columns-repeated="2"/>
          <table:table-cell table:formula="of:=[.C42]" office:value-type="string" office:string-value="GREEN" calcext:value-type="string">
            <text:p>GREEN</text:p>
          </table:table-cell>
          <table:table-cell table:formula="of:=IF(ISBLANK([.$A42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42]);&quot;&quot;;CONCATENATE(&quot;&quot;;[.E$18]))" office:value-type="string" office:string-value="-----" calcext:value-type="string">
            <text:p>-----</text:p>
          </table:table-cell>
          <table:table-cell table:style-name="Default" table:formula="of:=IF(ISBLANK([.$A42]);&quot;&quot;;CONCATENATE(&quot;&quot;;[.F$18]))">
            <text:p/>
          </table:table-cell>
          <table:table-cell table:formula="of:=IF(ISBLANK([.$A42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42]);&quot;&quot;;[.$A42]&amp;REPT(&quot; &quot;;20-LEN([.$A42])))" office:value-type="string" office:string-value="RIGHT               " calcext:value-type="string">
            <text:p>RIGHT <text:s text:c="14"/></text:p>
          </table:table-cell>
          <table:table-cell table:formula="of:=IF(ISBLANK([.$A42])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ISBLANK([.$A42]);&quot;&quot;;CONCATENATE(&quot;&quot;;[.J$18]))">
            <text:p/>
          </table:table-cell>
          <table:table-cell table:formula="of:=CONCATENATE([.D43];[.E43];[.F43];[.G43];[.H43];[.I43];[.J43])" office:value-type="string" office:string-value=" /*          -----|          RIGHT                 */" calcext:value-type="string">
            <text:p><text:s/>/* <text:s text:c="9"/>-----| <text:s text:c="9"/>RIGHT <text:s text:c="16"/>*/</text:p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43]" office:value-type="string" office:string-value="GREEN" calcext:value-type="string">
            <text:p>GREEN</text:p>
          </table:table-cell>
          <table:table-cell table:style-name="ce179" table:formula="of:=[.D45]" office:value-type="string" office:string-value=" /*          " calcext:value-type="string">
            <text:p><text:s/>/* <text:s text:c="9"/></text:p>
          </table:table-cell>
          <table:table-cell table:style-name="ce179" table:formula="of:=[.E43]" office:value-type="string" office:string-value="-----" calcext:value-type="string">
            <text:p>-----</text:p>
          </table:table-cell>
          <table:table-cell table:style-name="ce179" table:formula="of:=[.F43]">
            <text:p/>
          </table:table-cell>
          <table:table-cell table:style-name="ce179" table:formula="of:=[.G43]" office:value-type="string" office:string-value="|          " calcext:value-type="string">
            <text:p>| <text:s text:c="9"/></text:p>
          </table:table-cell>
          <table:table-cell table:style-name="ce179" table:formula="of:=IF(ISBLANK([.$A42])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ISBLANK([.$A42]);&quot;&quot;;CONCATENATE(&quot;&quot;;[.I$23]))" office:value-type="string" office:string-value="  */" calcext:value-type="string">
            <text:p><text:s text:c="2"/>*/</text:p>
          </table:table-cell>
          <table:table-cell table:style-name="ce179" table:formula="of:=IF(ISBLANK([.$A$22]);&quot;&quot;;CONCATENATE(&quot;&quot;;[.J$17]))">
            <text:p/>
          </table:table-cell>
          <table:table-cell table:formula="of:=CONCATENATE([.D44];[.E44];[.F44];[.G44];[.H44];[.I44];[.J4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42])" office:value-type="string" office:string-value="RIGHT" calcext:value-type="string">
            <text:p>RIGHT</text:p>
          </table:table-cell>
          <table:table-cell table:number-columns-repeated="1005"/>
        </table:table-row>
        <table:table-row table:style-name="ro5">
          <table:table-cell table:style-name="ce164"/>
          <table:table-cell/>
          <table:table-cell table:style-name="ce167" table:formula="of:=[.C44]" office:value-type="string" office:string-value="GREEN" calcext:value-type="string">
            <text:p>GREEN</text:p>
          </table:table-cell>
          <table:table-cell table:style-name="ce167" table:formula="of:=IF(ISBLANK([.$A42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CONCATENATE(REPT(&quot; &quot;;4-LEN(TEXT([.B42];&quot;0.0&quot;)));TEXT([.B42];&quot;0.0&quot;))" office:value-type="string" office:string-value=" 0.0" calcext:value-type="string">
            <text:p><text:s/>0.0</text:p>
          </table:table-cell>
          <table:table-cell table:style-name="ce167" table:formula="of:=IF(ISBLANK([.$A42]);&quot;&quot;;CONCATENATE(&quot;&quot;;[.F$19]))" office:value-type="string" office:string-value="v" calcext:value-type="string">
            <text:p>v</text:p>
          </table:table-cell>
          <table:table-cell table:style-name="ce181" table:formula="of:=IF(LEN([.$A42])=0;&quot;&quot;;IF(ISBLANK([.A46]);CONCATENATE(&quot;&quot;;[.G$20]);CONCATENATE(&quot;&quot;;[.G$19])))" office:value-type="string" office:string-value="|________________________________*/" calcext:value-type="string">
            <text:p>|________________________________*/</text:p>
          </table:table-cell>
          <table:table-cell table:style-name="ce167" table:formula="of:=IF(ISBLANK([.$A42]);&quot;&quot;;CONCATENATE(&quot;&quot;;[.H$19]))">
            <text:p/>
          </table:table-cell>
          <table:table-cell table:style-name="ce167" table:formula="of:=IF(ISBLANK([.$A$22]);&quot;&quot;;CONCATENATE(&quot;&quot;;[.I$19]))">
            <text:p/>
          </table:table-cell>
          <table:table-cell table:style-name="ce184" table:formula="of:=IF(ISBLANK([.$A$22]);&quot;&quot;;CONCATENATE(&quot;&quot;;[.J$19]))">
            <text:p/>
          </table:table-cell>
          <table:table-cell table:formula="of:=CONCATENATE([.D45];[.E45];[.F45];[.G45];[.H45];[.I45];[.J45])" office:value-type="string" office:string-value=" /*           0.0v|________________________________*/" calcext:value-type="string">
            <text:p><text:s/>/* <text:s text:c="10"/>0.0v|________________________________*/</text:p>
          </table:table-cell>
          <table:table-cell table:number-columns-repeated="4"/>
          <table:table-cell table:style-name="ce190" table:formula="of:=[.E45]&amp;&quot; v&quot;" office:value-type="string" office:string-value=" 0.0 v" calcext:value-type="string">
            <text:p><text:s/>0.0 v</text:p>
          </table:table-cell>
          <table:table-cell table:style-name="ce194"/>
          <table:table-cell table:number-columns-repeated="1005"/>
        </table:table-row>
        <table:table-row table:style-name="ro5">
          <table:table-cell table:style-name="ce162" table:content-validation-name="val2"/>
          <table:table-cell table:formula="of:=IF(LEN([.A46])&gt;0;VLOOKUP([.A46];[.$A$6:.$B$15];2;0);&quot;&quot;)">
            <text:p/>
          </table:table-cell>
          <table:table-cell table:style-name="ce175" table:content-validation-name="val3"/>
          <table:table-cell table:style-name="ce178" table:formula="of:=[.D47]">
            <text:p/>
          </table:table-cell>
          <table:table-cell table:style-name="ce178" table:formula="of:=[.E47]">
            <text:p/>
          </table:table-cell>
          <table:table-cell table:style-name="ce178" table:formula="of:=[.F47]">
            <text:p/>
          </table:table-cell>
          <table:table-cell table:style-name="ce178" table:formula="of:=[.G47]">
            <text:p/>
          </table:table-cell>
          <table:table-cell table:style-name="ce178" table:formula="of:=IF(ISBLANK([.$A46]);&quot;&quot;;REPT(&quot; &quot;;20))">
            <text:p/>
          </table:table-cell>
          <table:table-cell table:style-name="ce178" table:formula="of:=IF(ISBLANK([.$A46]);&quot;&quot;;CONCATENATE(&quot;&quot;;[.I$23]))">
            <text:p/>
          </table:table-cell>
          <table:table-cell table:formula="of:=IF(ISBLANK([.$A$22]);&quot;&quot;;CONCATENATE(&quot;&quot;;[.J$17]))">
            <text:p/>
          </table:table-cell>
          <table:table-cell table:formula="of:=CONCATENATE([.D46];[.E46];[.F46];[.G46];[.H46];[.I46];[.J46])">
            <text:p/>
          </table:table-cell>
          <table:table-cell table:number-columns-repeated="5"/>
          <table:table-cell table:style-name="ce196"/>
          <table:table-cell table:number-columns-repeated="1005"/>
        </table:table-row>
        <table:table-row table:style-name="ro5">
          <table:table-cell table:number-columns-repeated="2"/>
          <table:table-cell table:formula="of:=[.C46]" office:value-type="float" office:value="0" calcext:value-type="float">
            <text:p>0</text:p>
          </table:table-cell>
          <table:table-cell table:formula="of:=IF(ISBLANK([.$A46]);&quot;&quot;;CONCATENATE(&quot;&quot;;[.D$18]))">
            <text:p/>
          </table:table-cell>
          <table:table-cell table:formula="of:=IF(ISBLANK([.$A46]);&quot;&quot;;CONCATENATE(&quot;&quot;;[.E$18]))">
            <text:p/>
          </table:table-cell>
          <table:table-cell table:style-name="Default" table:formula="of:=IF(ISBLANK([.$A46]);&quot;&quot;;CONCATENATE(&quot;&quot;;[.F$18]))">
            <text:p/>
          </table:table-cell>
          <table:table-cell table:formula="of:=IF(ISBLANK([.$A46]);&quot;&quot;;CONCATENATE(&quot;&quot;;[.G$18]))">
            <text:p/>
          </table:table-cell>
          <table:table-cell table:formula="of:=IF(ISBLANK([.$A46]);&quot;&quot;;[.$A46]&amp;REPT(&quot; &quot;;20-LEN([.$A46])))">
            <text:p/>
          </table:table-cell>
          <table:table-cell table:formula="of:=IF(ISBLANK([.$A46]);&quot;&quot;;CONCATENATE(&quot;&quot;;[.I$18]))">
            <text:p/>
          </table:table-cell>
          <table:table-cell table:style-name="ce183" table:formula="of:=IF(ISBLANK([.$A46]);&quot;&quot;;CONCATENATE(&quot;&quot;;[.J$18]))">
            <text:p/>
          </table:table-cell>
          <table:table-cell table:formula="of:=CONCATENATE([.D47];[.E47];[.F47];[.G47];[.H47];[.I47];[.J47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47]" office:value-type="float" office:value="0" calcext:value-type="float">
            <text:p>0</text:p>
          </table:table-cell>
          <table:table-cell table:style-name="ce179" table:formula="of:=[.D49]">
            <text:p/>
          </table:table-cell>
          <table:table-cell table:style-name="ce179" table:formula="of:=[.E47]">
            <text:p/>
          </table:table-cell>
          <table:table-cell table:style-name="ce179" table:formula="of:=[.F47]">
            <text:p/>
          </table:table-cell>
          <table:table-cell table:style-name="ce179" table:formula="of:=[.G47]">
            <text:p/>
          </table:table-cell>
          <table:table-cell table:style-name="ce179" table:formula="of:=IF(ISBLANK([.$A46]);&quot;&quot;;REPT(&quot; &quot;;20))">
            <text:p/>
          </table:table-cell>
          <table:table-cell table:style-name="ce179" table:formula="of:=IF(ISBLANK([.$A46]);&quot;&quot;;CONCATENATE(&quot;&quot;;[.I$23]))">
            <text:p/>
          </table:table-cell>
          <table:table-cell table:style-name="ce179" table:formula="of:=IF(ISBLANK([.$A$22]);&quot;&quot;;CONCATENATE(&quot;&quot;;[.J$17]))">
            <text:p/>
          </table:table-cell>
          <table:table-cell table:formula="of:=CONCATENATE([.D48];[.E48];[.F48];[.G48];[.H48];[.I48];[.J48])">
            <text:p/>
          </table:table-cell>
          <table:table-cell table:number-columns-repeated="5"/>
          <table:table-cell table:formula="of:=CONCATENATE(&quot;&quot;;[.A46])">
            <text:p/>
          </table:table-cell>
          <table:table-cell table:number-columns-repeated="1005"/>
        </table:table-row>
        <table:table-row table:style-name="ro5">
          <table:table-cell table:style-name="ce164"/>
          <table:table-cell table:style-name="ce167"/>
          <table:table-cell table:style-name="ce167" table:formula="of:=[.C48]" office:value-type="float" office:value="0" calcext:value-type="float">
            <text:p>0</text:p>
          </table:table-cell>
          <table:table-cell table:style-name="ce167" table:formula="of:=IF(ISBLANK([.$A46]);&quot;&quot;;CONCATENATE(&quot;&quot;;[.D$19]))">
            <text:p/>
          </table:table-cell>
          <table:table-cell table:style-name="ce167" table:formula="of:=CONCATENATE(REPT(&quot; &quot;;4-LEN(TEXT([.B46];&quot;0,0&quot;)));TEXT([.B46];&quot;0,0&quot;))" office:value-type="string" office:string-value="    " calcext:value-type="string">
            <text:p><text:s text:c="4"/></text:p>
          </table:table-cell>
          <table:table-cell table:style-name="ce167" table:formula="of:=IF(ISBLANK([.$A46]);&quot;&quot;;CONCATENATE(&quot;&quot;;[.F$19]))">
            <text:p/>
          </table:table-cell>
          <table:table-cell table:style-name="ce181" table:formula="of:=IF(LEN([.$A46])=0;&quot;&quot;;IF(ISBLANK([.A50]);CONCATENATE(&quot;&quot;;[.G$20]);CONCATENATE(&quot;&quot;;[.G$19])))">
            <text:p/>
          </table:table-cell>
          <table:table-cell table:style-name="ce167" table:formula="of:=IF(ISBLANK([.$A46]);&quot;&quot;;CONCATENATE(&quot;&quot;;[.H$19]))">
            <text:p/>
          </table:table-cell>
          <table:table-cell table:style-name="ce167" table:formula="of:=IF(ISBLANK([.$A$22]);&quot;&quot;;CONCATENATE(&quot;&quot;;[.I$19]))">
            <text:p/>
          </table:table-cell>
          <table:table-cell table:style-name="ce184" table:formula="of:=IF(ISBLANK([.$A$22]);&quot;&quot;;CONCATENATE(&quot;&quot;;[.J$19]))">
            <text:p/>
          </table:table-cell>
          <table:table-cell table:formula="of:=CONCATENATE([.D49];[.E49];[.F49];[.G49];[.H49];[.I49];[.J49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0" table:formula="of:=[.E49]&amp;&quot; v&quot;" office:value-type="string" office:string-value="     v" calcext:value-type="string">
            <text:p><text:s text:c="5"/>v</text:p>
          </table:table-cell>
          <table:table-cell table:style-name="ce194"/>
          <table:table-cell table:number-columns-repeated="1005"/>
        </table:table-row>
        <table:table-row table:style-name="ro5">
          <table:table-cell table:style-name="ce162" table:content-validation-name="val2"/>
          <table:table-cell table:formula="of:=IF(LEN([.A50])&gt;0;VLOOKUP([.A50];[.$A$6:.$B$15];2;0);&quot;&quot;)">
            <text:p/>
          </table:table-cell>
          <table:table-cell table:style-name="ce176" table:content-validation-name="val3"/>
          <table:table-cell table:style-name="ce178" table:formula="of:=[.D51]">
            <text:p/>
          </table:table-cell>
          <table:table-cell table:style-name="ce178" table:formula="of:=[.E51]">
            <text:p/>
          </table:table-cell>
          <table:table-cell table:style-name="ce178" table:formula="of:=[.F51]">
            <text:p/>
          </table:table-cell>
          <table:table-cell table:style-name="ce178" table:formula="of:=[.G51]">
            <text:p/>
          </table:table-cell>
          <table:table-cell table:style-name="ce178" table:formula="of:=IF(ISBLANK([.$A50]);&quot;&quot;;REPT(&quot; &quot;;20))">
            <text:p/>
          </table:table-cell>
          <table:table-cell table:style-name="ce178" table:formula="of:=IF(ISBLANK([.$A50]);&quot;&quot;;CONCATENATE(&quot;&quot;;[.I$23]))">
            <text:p/>
          </table:table-cell>
          <table:table-cell table:formula="of:=IF(ISBLANK([.$A$22]);&quot;&quot;;CONCATENATE(&quot;&quot;;[.J$17]))">
            <text:p/>
          </table:table-cell>
          <table:table-cell table:formula="of:=CONCATENATE([.D50];[.E50];[.F50];[.G50];[.H50];[.I50];[.J50])">
            <text:p/>
          </table:table-cell>
          <table:table-cell table:number-columns-repeated="5"/>
          <table:table-cell table:style-name="ce196"/>
          <table:table-cell table:number-columns-repeated="1005"/>
        </table:table-row>
        <table:table-row table:style-name="ro5">
          <table:table-cell table:number-columns-repeated="2"/>
          <table:table-cell table:formula="of:=[.C50]" office:value-type="float" office:value="0" calcext:value-type="float">
            <text:p>0</text:p>
          </table:table-cell>
          <table:table-cell table:formula="of:=IF(ISBLANK([.$A50]);&quot;&quot;;CONCATENATE(&quot;&quot;;[.D$18]))">
            <text:p/>
          </table:table-cell>
          <table:table-cell table:formula="of:=IF(ISBLANK([.$A50]);&quot;&quot;;CONCATENATE(&quot;&quot;;[.E$18]))">
            <text:p/>
          </table:table-cell>
          <table:table-cell table:style-name="Default" table:formula="of:=IF(ISBLANK([.$A50]);&quot;&quot;;CONCATENATE(&quot;&quot;;[.F$18]))">
            <text:p/>
          </table:table-cell>
          <table:table-cell table:formula="of:=IF(ISBLANK([.$A50]);&quot;&quot;;CONCATENATE(&quot;&quot;;[.G$18]))">
            <text:p/>
          </table:table-cell>
          <table:table-cell table:formula="of:=IF(ISBLANK([.$A50]);&quot;&quot;;[.$A50]&amp;REPT(&quot; &quot;;20-LEN([.$A50])))">
            <text:p/>
          </table:table-cell>
          <table:table-cell table:formula="of:=IF(ISBLANK([.$A50]);&quot;&quot;;CONCATENATE(&quot;&quot;;[.I$18]))">
            <text:p/>
          </table:table-cell>
          <table:table-cell table:style-name="ce183" table:formula="of:=IF(ISBLANK([.$A50]);&quot;&quot;;CONCATENATE(&quot;&quot;;[.J$18]))">
            <text:p/>
          </table:table-cell>
          <table:table-cell table:formula="of:=CONCATENATE([.D51];[.E51];[.F51];[.G51];[.H51];[.I51];[.J51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51]" office:value-type="float" office:value="0" calcext:value-type="float">
            <text:p>0</text:p>
          </table:table-cell>
          <table:table-cell table:style-name="ce179" table:formula="of:=[.D53]">
            <text:p/>
          </table:table-cell>
          <table:table-cell table:style-name="ce179" table:formula="of:=[.E51]">
            <text:p/>
          </table:table-cell>
          <table:table-cell table:style-name="ce179" table:formula="of:=[.F51]">
            <text:p/>
          </table:table-cell>
          <table:table-cell table:style-name="ce179" table:formula="of:=[.G51]">
            <text:p/>
          </table:table-cell>
          <table:table-cell table:style-name="ce179" table:formula="of:=IF(ISBLANK([.$A50]);&quot;&quot;;REPT(&quot; &quot;;20))">
            <text:p/>
          </table:table-cell>
          <table:table-cell table:style-name="ce179" table:formula="of:=IF(ISBLANK([.$A50]);&quot;&quot;;CONCATENATE(&quot;&quot;;[.I$23]))">
            <text:p/>
          </table:table-cell>
          <table:table-cell table:style-name="ce179" table:formula="of:=IF(ISBLANK([.$A$22]);&quot;&quot;;CONCATENATE(&quot;&quot;;[.J$17]))">
            <text:p/>
          </table:table-cell>
          <table:table-cell table:formula="of:=CONCATENATE([.D52];[.E52];[.F52];[.G52];[.H52];[.I52];[.J52])">
            <text:p/>
          </table:table-cell>
          <table:table-cell table:number-columns-repeated="5"/>
          <table:table-cell table:formula="of:=CONCATENATE(&quot;&quot;;[.A50])">
            <text:p/>
          </table:table-cell>
          <table:table-cell table:number-columns-repeated="1005"/>
        </table:table-row>
        <table:table-row table:style-name="ro5">
          <table:table-cell table:style-name="ce164"/>
          <table:table-cell table:style-name="ce167"/>
          <table:table-cell table:style-name="ce167" table:formula="of:=[.C52]" office:value-type="float" office:value="0" calcext:value-type="float">
            <text:p>0</text:p>
          </table:table-cell>
          <table:table-cell table:style-name="ce167" table:formula="of:=IF(ISBLANK([.$A50]);&quot;&quot;;CONCATENATE(&quot;&quot;;[.D$19]))">
            <text:p/>
          </table:table-cell>
          <table:table-cell table:style-name="ce167" table:formula="of:=CONCATENATE(REPT(&quot; &quot;;4-LEN(TEXT([.B50];&quot;0,0&quot;)));TEXT([.B50];&quot;0,0&quot;))" office:value-type="string" office:string-value="    " calcext:value-type="string">
            <text:p><text:s text:c="4"/></text:p>
          </table:table-cell>
          <table:table-cell table:style-name="ce167" table:formula="of:=IF(ISBLANK([.$A50]);&quot;&quot;;CONCATENATE(&quot;&quot;;[.F$19]))">
            <text:p/>
          </table:table-cell>
          <table:table-cell table:style-name="ce181" table:formula="of:=IF(LEN([.$A50])=0;&quot;&quot;;IF(ISBLANK([.A54]);CONCATENATE(&quot;&quot;;[.G$20]);CONCATENATE(&quot;&quot;;[.G$19])))">
            <text:p/>
          </table:table-cell>
          <table:table-cell table:style-name="ce167" table:formula="of:=IF(ISBLANK([.$A50]);&quot;&quot;;CONCATENATE(&quot;&quot;;[.H$19]))">
            <text:p/>
          </table:table-cell>
          <table:table-cell table:style-name="ce167" table:formula="of:=IF(ISBLANK([.$A$22]);&quot;&quot;;CONCATENATE(&quot;&quot;;[.I$19]))">
            <text:p/>
          </table:table-cell>
          <table:table-cell table:style-name="ce184" table:formula="of:=IF(ISBLANK([.$A$22]);&quot;&quot;;CONCATENATE(&quot;&quot;;[.J$19]))">
            <text:p/>
          </table:table-cell>
          <table:table-cell table:formula="of:=CONCATENATE([.D53];[.E53];[.F53];[.G53];[.H53];[.I53];[.J53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0" table:formula="of:=[.E53]&amp;&quot; v&quot;" office:value-type="string" office:string-value="     v" calcext:value-type="string">
            <text:p><text:s text:c="5"/>v</text:p>
          </table:table-cell>
          <table:table-cell table:style-name="ce194"/>
          <table:table-cell table:number-columns-repeated="1005"/>
        </table:table-row>
        <calcext:conditional-formats>
          <calcext:conditional-format calcext:target-range-address="GENCODE.C22:GENCODE.C22">
            <calcext:condition calcext:apply-style-name="Rojo" calcext:value="formula-is([.$C22]=&quot;RED&quot;)" calcext:base-cell-address="GENCODE.C22"/>
            <calcext:condition calcext:apply-style-name="VERDE" calcext:value="formula-is([.$C22]=&quot;GREEN&quot;)" calcext:base-cell-address="GENCODE.C22"/>
            <calcext:condition calcext:apply-style-name="Sin título1" calcext:value="formula-is([.$C22]=&quot;ORANGE&quot;)" calcext:base-cell-address="GENCODE.C22"/>
            <calcext:condition calcext:apply-style-name="AZUL" calcext:value="formula-is([.$C22]=&quot;BLUE&quot;)" calcext:base-cell-address="GENCODE.C22"/>
            <calcext:condition calcext:apply-style-name="AMARILLO" calcext:value="formula-is([.$C22]=&quot;YELLOW&quot;)" calcext:base-cell-address="GENCODE.C22"/>
          </calcext:conditional-format>
          <calcext:conditional-format calcext:target-range-address="GENCODE.Q22:GENCODE.Q53">
            <calcext:condition calcext:apply-style-name="Rojo" calcext:value="formula-is([.$C22]=&quot;RED&quot;)" calcext:base-cell-address="GENCODE.Q22"/>
            <calcext:condition calcext:apply-style-name="VERDE" calcext:value="formula-is([.$C22]=&quot;GREEN&quot;)" calcext:base-cell-address="GENCODE.Q22"/>
            <calcext:condition calcext:apply-style-name="Sin título1" calcext:value="formula-is([.$C22]=&quot;ORANGE&quot;)" calcext:base-cell-address="GENCODE.Q22"/>
            <calcext:condition calcext:apply-style-name="AZUL" calcext:value="formula-is([.$C22]=&quot;BLUE&quot;)" calcext:base-cell-address="GENCODE.Q22"/>
            <calcext:condition calcext:apply-style-name="AMARILLO" calcext:value="formula-is([.$C22]=&quot;YELLOW&quot;)" calcext:base-cell-address="GENCODE.Q22"/>
          </calcext:conditional-format>
          <calcext:conditional-format calcext:target-range-address="GENCODE.C26:GENCODE.C26">
            <calcext:condition calcext:apply-style-name="Rojo" calcext:value="formula-is([.$C26]=&quot;RED&quot;)" calcext:base-cell-address="GENCODE.C26"/>
            <calcext:condition calcext:apply-style-name="VERDE" calcext:value="formula-is([.$C26]=&quot;GREEN&quot;)" calcext:base-cell-address="GENCODE.C26"/>
            <calcext:condition calcext:apply-style-name="Sin título1" calcext:value="formula-is([.$C26]=&quot;ORANGE&quot;)" calcext:base-cell-address="GENCODE.C26"/>
            <calcext:condition calcext:apply-style-name="AZUL" calcext:value="formula-is([.$C26]=&quot;BLUE&quot;)" calcext:base-cell-address="GENCODE.C26"/>
            <calcext:condition calcext:apply-style-name="AMARILLO" calcext:value="formula-is([.$C26]=&quot;YELLOW&quot;)" calcext:base-cell-address="GENCODE.C26"/>
          </calcext:conditional-format>
          <calcext:conditional-format calcext:target-range-address="GENCODE.C30:GENCODE.C30">
            <calcext:condition calcext:apply-style-name="Rojo" calcext:value="formula-is([.$C30]=&quot;RED&quot;)" calcext:base-cell-address="GENCODE.C30"/>
            <calcext:condition calcext:apply-style-name="VERDE" calcext:value="formula-is([.$C30]=&quot;GREEN&quot;)" calcext:base-cell-address="GENCODE.C30"/>
            <calcext:condition calcext:apply-style-name="Sin título1" calcext:value="formula-is([.$C30]=&quot;ORANGE&quot;)" calcext:base-cell-address="GENCODE.C30"/>
            <calcext:condition calcext:apply-style-name="AZUL" calcext:value="formula-is([.$C30]=&quot;BLUE&quot;)" calcext:base-cell-address="GENCODE.C30"/>
            <calcext:condition calcext:apply-style-name="AMARILLO" calcext:value="formula-is([.$C30]=&quot;YELLOW&quot;)" calcext:base-cell-address="GENCODE.C30"/>
          </calcext:conditional-format>
          <calcext:conditional-format calcext:target-range-address="GENCODE.C34:GENCODE.C34">
            <calcext:condition calcext:apply-style-name="Rojo" calcext:value="formula-is([.$C34]=&quot;RED&quot;)" calcext:base-cell-address="GENCODE.C34"/>
            <calcext:condition calcext:apply-style-name="VERDE" calcext:value="formula-is([.$C34]=&quot;GREEN&quot;)" calcext:base-cell-address="GENCODE.C34"/>
            <calcext:condition calcext:apply-style-name="Sin título1" calcext:value="formula-is([.$C34]=&quot;ORANGE&quot;)" calcext:base-cell-address="GENCODE.C34"/>
            <calcext:condition calcext:apply-style-name="AZUL" calcext:value="formula-is([.$C34]=&quot;BLUE&quot;)" calcext:base-cell-address="GENCODE.C34"/>
            <calcext:condition calcext:apply-style-name="AMARILLO" calcext:value="formula-is([.$C34]=&quot;YELLOW&quot;)" calcext:base-cell-address="GENCODE.C34"/>
          </calcext:conditional-format>
          <calcext:conditional-format calcext:target-range-address="GENCODE.C38:GENCODE.C38">
            <calcext:condition calcext:apply-style-name="Rojo" calcext:value="formula-is([.$C38]=&quot;RED&quot;)" calcext:base-cell-address="GENCODE.C38"/>
            <calcext:condition calcext:apply-style-name="VERDE" calcext:value="formula-is([.$C38]=&quot;GREEN&quot;)" calcext:base-cell-address="GENCODE.C38"/>
            <calcext:condition calcext:apply-style-name="Sin título1" calcext:value="formula-is([.$C38]=&quot;ORANGE&quot;)" calcext:base-cell-address="GENCODE.C38"/>
            <calcext:condition calcext:apply-style-name="AZUL" calcext:value="formula-is([.$C38]=&quot;BLUE&quot;)" calcext:base-cell-address="GENCODE.C38"/>
            <calcext:condition calcext:apply-style-name="AMARILLO" calcext:value="formula-is([.$C38]=&quot;YELLOW&quot;)" calcext:base-cell-address="GENCODE.C38"/>
          </calcext:conditional-format>
          <calcext:conditional-format calcext:target-range-address="GENCODE.C42:GENCODE.C42">
            <calcext:condition calcext:apply-style-name="Rojo" calcext:value="formula-is([.$C42]=&quot;RED&quot;)" calcext:base-cell-address="GENCODE.C42"/>
            <calcext:condition calcext:apply-style-name="VERDE" calcext:value="formula-is([.$C42]=&quot;GREEN&quot;)" calcext:base-cell-address="GENCODE.C42"/>
            <calcext:condition calcext:apply-style-name="Sin título1" calcext:value="formula-is([.$C42]=&quot;ORANGE&quot;)" calcext:base-cell-address="GENCODE.C42"/>
            <calcext:condition calcext:apply-style-name="AZUL" calcext:value="formula-is([.$C42]=&quot;BLUE&quot;)" calcext:base-cell-address="GENCODE.C42"/>
            <calcext:condition calcext:apply-style-name="AMARILLO" calcext:value="formula-is([.$C42]=&quot;YELLOW&quot;)" calcext:base-cell-address="GENCODE.C42"/>
          </calcext:conditional-format>
          <calcext:conditional-format calcext:target-range-address="GENCODE.C46:GENCODE.C46">
            <calcext:condition calcext:apply-style-name="Rojo" calcext:value="formula-is([.$C46]=&quot;RED&quot;)" calcext:base-cell-address="GENCODE.C46"/>
            <calcext:condition calcext:apply-style-name="VERDE" calcext:value="formula-is([.$C46]=&quot;GREEN&quot;)" calcext:base-cell-address="GENCODE.C46"/>
            <calcext:condition calcext:apply-style-name="Sin título1" calcext:value="formula-is([.$C46]=&quot;ORANGE&quot;)" calcext:base-cell-address="GENCODE.C46"/>
            <calcext:condition calcext:apply-style-name="AZUL" calcext:value="formula-is([.$C46]=&quot;BLUE&quot;)" calcext:base-cell-address="GENCODE.C46"/>
            <calcext:condition calcext:apply-style-name="AMARILLO" calcext:value="formula-is([.$C46]=&quot;YELLOW&quot;)" calcext:base-cell-address="GENCODE.C46"/>
          </calcext:conditional-format>
          <calcext:conditional-format calcext:target-range-address="GENCODE.C50:GENCODE.C50">
            <calcext:condition calcext:apply-style-name="Rojo" calcext:value="formula-is([.$C50]=&quot;RED&quot;)" calcext:base-cell-address="GENCODE.C50"/>
            <calcext:condition calcext:apply-style-name="VERDE" calcext:value="formula-is([.$C50]=&quot;GREEN&quot;)" calcext:base-cell-address="GENCODE.C50"/>
            <calcext:condition calcext:apply-style-name="Sin título1" calcext:value="formula-is([.$C50]=&quot;ORANGE&quot;)" calcext:base-cell-address="GENCODE.C50"/>
            <calcext:condition calcext:apply-style-name="AZUL" calcext:value="formula-is([.$C50]=&quot;BLUE&quot;)" calcext:base-cell-address="GENCODE.C50"/>
            <calcext:condition calcext:apply-style-name="AMARILLO" calcext:value="formula-is([.$C50]=&quot;YELLOW&quot;)" calcext:base-cell-address="GENCODE.C50"/>
          </calcext:conditional-format>
        </calcext:conditional-formats>
      </table:table>
      <table:table table:name="GENCODE_HYST" table:style-name="ta3">
        <office:forms form:automatic-focus="false" form:apply-design-mode="false"/>
        <table:table-column table:style-name="co25" table:default-cell-style-name="Default"/>
        <table:table-column table:style-name="co5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number-columns-repeated="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ce237"/>
        <table:table-column table:style-name="co34" table:default-cell-style-name="Default"/>
        <table:table-column table:style-name="co27" table:number-columns-repeated="2" table:default-cell-style-name="Default"/>
        <table:table-column table:style-name="co35" table:number-columns-repeated="2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27" table:visibility="collapse" table:number-columns-repeated="2" table:default-cell-style-name="Default"/>
        <table:table-column table:style-name="co37" table:visibility="collapse" table:default-cell-style-name="Default"/>
        <table:table-column table:style-name="co27" table:visibility="collapse" table:number-columns-repeated="2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52" table:default-cell-style-name="Default"/>
        <table:table-column table:style-name="co27" table:number-columns-repeated="961" table:default-cell-style-name="Default"/>
        <table:table-row table:style-name="ro5">
          <table:table-cell table:style-name="ce228" office:value-type="string" calcext:value-type="string">
            <text:p>Signal:</text:p>
          </table:table-cell>
          <table:table-cell table:style-name="ce228" table:formula="of:=[GENCODE.B1]" office:value-type="string" office:string-value="KEYPMode" calcext:value-type="string">
            <text:p>KEYPMode</text:p>
          </table:table-cell>
          <table:table-cell table:number-columns-repeated="1020"/>
        </table:table-row>
        <table:table-row table:style-name="ro5">
          <table:table-cell table:style-name="ce228" office:value-type="string" calcext:value-type="string">
            <text:p>Abbrev</text:p>
          </table:table-cell>
          <table:table-cell table:style-name="ce228" table:formula="of:=[GENCODE.B2]" office:value-type="string" office:string-value="KEYP" calcext:value-type="string">
            <text:p>KEYP</text:p>
          </table:table-cell>
          <table:table-cell table:number-columns-repeated="12"/>
          <table:table-cell table:style-name="ce187"/>
          <table:table-cell table:style-name="ce202"/>
          <table:table-cell table:style-name="ce187" table:number-columns-repeated="2"/>
          <table:table-cell table:number-columns-repeated="1004"/>
        </table:table-row>
        <table:table-row table:style-name="ro5">
          <table:table-cell table:style-name="ce229" office:value-type="string" calcext:value-type="string">
            <text:p>DataType</text:p>
          </table:table-cell>
          <table:table-cell table:style-name="ce228" table:formula="of:=[GENCODE.B3]" office:value-type="string" office:string-value="uint16_t" calcext:value-type="string">
            <text:p>uint16_t</text:p>
          </table:table-cell>
          <table:table-cell table:number-columns-repeated="3"/>
          <table:table-cell table:style-name="ce535" office:value-type="string" calcext:value-type="string" table:number-columns-spanned="13" table:number-rows-spanned="1">
            <text:p>Interpolation</text:p>
          </table:table-cell>
          <table:covered-table-cell table:number-columns-repeated="9"/>
          <table:covered-table-cell table:style-name="ce189"/>
          <table:covered-table-cell table:number-columns-repeated="2"/>
          <table:table-cell table:number-columns-repeated="1004"/>
        </table:table-row>
        <table:table-row table:style-name="ro5">
          <table:table-cell table:style-name="ce228" office:value-type="string" calcext:value-type="string">
            <text:p>HYST</text:p>
          </table:table-cell>
          <table:table-cell table:style-name="ce232" office:value-type="float" office:value="0.2" calcext:value-type="float">
            <text:p>0.2</text:p>
          </table:table-cell>
          <table:table-cell table:style-name="ce535" office:value-type="string" calcext:value-type="string" table:number-columns-spanned="3" table:number-rows-spanned="1">
            <text:p>Direct conversion (if possible)</text:p>
          </table:table-cell>
          <table:covered-table-cell table:number-columns-repeated="2" table:style-name="ce528"/>
          <table:table-cell table:style-name="ce535" office:value-type="string" calcext:value-type="string" table:number-columns-spanned="5" table:number-rows-spanned="1">
            <text:p>interpolation look up values</text:p>
          </table:table-cell>
          <table:covered-table-cell table:number-columns-repeated="4" table:style-name="ce528"/>
          <table:table-cell table:style-name="ce535" office:value-type="string" calcext:value-type="string" table:number-columns-spanned="4" table:number-rows-spanned="1">
            <text:p>interpolation over calc</text:p>
          </table:table-cell>
          <table:covered-table-cell table:number-columns-repeated="3" table:style-name="ce528"/>
          <table:table-cell table:style-name="ce188" office:value-type="string" calcext:value-type="string" table:number-columns-spanned="4" table:number-rows-spanned="1">
            <text:p>interpolation over measure</text:p>
          </table:table-cell>
          <table:covered-table-cell table:style-name="ce611"/>
          <table:covered-table-cell table:number-columns-repeated="2" table:style-name="ce528"/>
          <table:table-cell table:style-name="ce535" office:value-type="string" calcext:value-type="string" table:number-columns-spanned="2" table:number-rows-spanned="1">
            <text:p>Summary</text:p>
          </table:table-cell>
          <table:covered-table-cell table:style-name="ce528"/>
          <table:table-cell table:style-name="ce535" office:value-type="string" calcext:value-type="string" table:number-columns-spanned="3" table:number-rows-spanned="1">
            <text:p>Raw</text:p>
          </table:table-cell>
          <table:covered-table-cell table:number-columns-repeated="2" table:style-name="ce528"/>
          <table:table-cell table:style-name="ce528" table:number-columns-repeated="26"/>
          <table:table-cell table:style-name="ce528" office:value-type="string" calcext:value-type="string">
            <text:p>Code</text:p>
          </table:table-cell>
          <table:table-cell table:style-name="ce528" table:number-columns-repeated="972"/>
        </table:table-row>
        <table:table-row table:style-name="ro5">
          <table:table-cell table:style-name="ce528" office:value-type="string" calcext:value-type="string">
            <text:p>Range Name</text:p>
          </table:table-cell>
          <table:table-cell table:style-name="ce528" office:value-type="string" calcext:value-type="string">
            <text:p>Min Value</text:p>
          </table:table-cell>
          <table:table-cell table:style-name="ce528" office:value-type="string" calcext:value-type="string">
            <text:p>calculated</text:p>
          </table:table-cell>
          <table:table-cell table:style-name="ce528" office:value-type="string" calcext:value-type="string">
            <text:p>measured</text:p>
          </table:table-cell>
          <table:table-cell table:style-name="ce528" office:value-type="string" calcext:value-type="string">
            <text:p>tolerance</text:p>
          </table:table-cell>
          <table:table-cell table:style-name="ce528" office:value-type="string" calcext:value-type="string">
            <text:p>prev</text:p>
          </table:table-cell>
          <table:table-cell table:style-name="ce528" office:value-type="string" calcext:value-type="string">
            <text:p>post</text:p>
          </table:table-cell>
          <table:table-cell table:style-name="ce528" office:value-type="string" calcext:value-type="string">
            <text:p>Def – prev</text:p>
          </table:table-cell>
          <table:table-cell table:style-name="ce528" office:value-type="string" calcext:value-type="string">
            <text:p>Post – Def</text:p>
          </table:table-cell>
          <table:table-cell table:style-name="ce528" office:value-type="string" calcext:value-type="string">
            <text:p>tolerance</text:p>
          </table:table-cell>
          <table:table-cell table:style-name="ce528" office:value-type="string" calcext:value-type="string">
            <text:p>prev val</text:p>
          </table:table-cell>
          <table:table-cell table:style-name="ce528" office:value-type="string" calcext:value-type="string">
            <text:p>post val</text:p>
          </table:table-cell>
          <table:table-cell table:style-name="ce528" office:value-type="string" calcext:value-type="string">
            <text:p>post val – prev val</text:p>
          </table:table-cell>
          <table:table-cell table:style-name="ce528" office:value-type="string" calcext:value-type="string">
            <text:p>result</text:p>
          </table:table-cell>
          <table:table-cell table:style-name="ce528" office:value-type="string" calcext:value-type="string">
            <text:p>prev val</text:p>
          </table:table-cell>
          <table:table-cell table:style-name="ce611" office:value-type="string" calcext:value-type="string">
            <text:p>post val</text:p>
          </table:table-cell>
          <table:table-cell table:style-name="ce528" office:value-type="string" calcext:value-type="string">
            <text:p>post val – prev val</text:p>
          </table:table-cell>
          <table:table-cell table:style-name="ce528" office:value-type="string" calcext:value-type="string">
            <text:p>result</text:p>
          </table:table-cell>
          <table:table-cell table:style-name="ce528" office:value-type="string" calcext:value-type="string">
            <text:p>Result</text:p>
          </table:table-cell>
          <table:table-cell table:style-name="ce528" office:value-type="string" calcext:value-type="string">
            <text:p>Tolerance</text:p>
          </table:table-cell>
          <table:table-cell table:style-name="ce528" office:value-type="string" calcext:value-type="string">
            <text:p>calculated</text:p>
          </table:table-cell>
          <table:table-cell table:style-name="ce528" office:value-type="string" calcext:value-type="string">
            <text:p>truncated</text:p>
          </table:table-cell>
          <table:table-cell table:style-name="ce528" office:value-type="string" calcext:value-type="string">
            <text:p>Hex</text:p>
          </table:table-cell>
          <table:table-cell table:style-name="ce528" table:number-columns-repeated="26"/>
          <table:table-cell table:style-name="ce528">
            <office:annotation draw:style-name="gr3" draw:text-style-name="P5" svg:width="28.99mm" svg:height="6.69mm" svg:x="755.22mm" svg:y="3.06mm" draw:caption-point-x="-6.1mm" draw:caption-point-y="15.1mm">
              <dc:date>2014-11-06T00:00:00</dc:date>
              <text:p text:style-name="P4"><text:span text:style-name="T3">º</text:span></text:p>
            </office:annotation>
          </table:table-cell>
          <table:table-cell table:style-name="ce528"/>
          <table:table-cell table:style-name="ce209" table:formula="of:=[.B3]&amp;&quot; &quot;" office:value-type="string" office:string-value="uint16_t " calcext:value-type="string">
            <text:p>uint16_t </text:p>
          </table:table-cell>
          <table:table-cell table:style-name="ce209" table:formula="of:=[.B1]&amp;&quot;_hyst_values[] = {&quot;" office:value-type="string" office:string-value="KEYPMode_hyst_values[] = {" calcext:value-type="string">
            <text:p>KEYPMode_hyst_values[] = {</text:p>
          </table:table-cell>
          <table:table-cell table:style-name="ce209"/>
          <table:table-cell table:style-name="ce528"/>
          <table:table-cell table:style-name="ce214" table:formula="of:=CONCATENATE([.AZ5];[.BA5];[.BB5])" office:value-type="string" office:string-value="uint16_t KEYPMode_hyst_values[] = {" calcext:value-type="string">
            <text:p>uint16_t KEYPMode_hyst_values[] = {</text:p>
          </table:table-cell>
          <table:table-cell table:style-name="ce217" office:value-type="string" calcext:value-type="string">
            <text:p>typedef enum {</text:p>
          </table:table-cell>
          <table:table-cell table:style-name="ce217" table:number-columns-repeated="3"/>
          <table:table-cell table:style-name="ce214" table:formula="of:=[.BE5]" office:value-type="string" office:string-value="typedef enum {" calcext:value-type="string">
            <text:p>typedef enum {</text:p>
          </table:table-cell>
          <table:table-cell table:style-name="ce528" table:number-columns-repeated="961"/>
        </table:table-row>
        <table:table-row table:style-name="ro5">
          <table:table-cell table:style-name="ce228" table:formula="of:=CONCATENATE(&quot;&quot;;[GENCODE.A6])" office:value-type="string" office:string-value="RIGHT" calcext:value-type="string">
            <text:p>RIGHT</text:p>
          </table:table-cell>
          <table:table-cell table:style-name="ce233" table:formula="of:=IF(ISBLANK([GENCODE.B6]);&quot;&quot;;[GENCODE.B6]-[.$B$4])" office:value-type="float" office:value="-0.2" calcext:value-type="float">
            <text:p>-0.2</text:p>
          </table:table-cell>
          <table:table-cell table:style-name="ce168" table:formula="of:=VLOOKUP([.$B6];[KEYP.$A$4:.$D$20];2;0)" office:value-type="string" office:string-value="" calcext:value-type="error">
            <text:p>#N/A</text:p>
          </table:table-cell>
          <table:table-cell table:style-name="ce168" table:formula="of:=VLOOKUP([.$B6];[KEYP.$A$4:.$D$20];3;0)" office:value-type="string" office:string-value="" calcext:value-type="error">
            <text:p>#N/A</text:p>
          </table:table-cell>
          <table:table-cell table:style-name="ce168" table:formula="of:=VLOOKUP([.$B6];[KEYP.$A$4:.$D$20];4;0)" office:value-type="string" office:string-value="" calcext:value-type="error">
            <text:p>#N/A</text:p>
          </table:table-cell>
          <table:table-cell table:style-name="ce168" table:formula="of:=VLOOKUP([.$B6];[KEYP.$A$4:.$D$20];1;1)" office:value-type="string" office:string-value="" calcext:value-type="error">
            <text:p>#N/A</text:p>
          </table:table-cell>
          <table:table-cell table:style-name="ce168" table:formula="of:=INDEX([KEYP.$A$5:.$A$20];MATCH([.$F6];[KEYP.$A$4:.$A$20]);1)" office:value-type="string" office:string-value="" calcext:value-type="error">
            <text:p>#N/A</text:p>
          </table:table-cell>
          <table:table-cell table:style-name="ce168" table:formula="of:=[.B6]-[.F6]" office:value-type="string" office:string-value="" calcext:value-type="error">
            <text:p>#N/A</text:p>
          </table:table-cell>
          <table:table-cell table:style-name="ce168" table:formula="of:=[.G6]-[.F6]" office:value-type="string" office:string-value="" calcext:value-type="error">
            <text:p>#N/A</text:p>
          </table:table-cell>
          <table:table-cell table:style-name="ce168" table:formula="of:=VLOOKUP([.B6];[KEYP.$A$4:.$D$20];4;1)" office:value-type="string" office:string-value="" calcext:value-type="error">
            <text:p>#N/A</text:p>
          </table:table-cell>
          <table:table-cell table:style-name="ce168" table:formula="of:=VLOOKUP([.F6];[KEYP.$A$4:.$D$20];2;0)" office:value-type="string" office:string-value="" calcext:value-type="error">
            <text:p>#N/A</text:p>
          </table:table-cell>
          <table:table-cell table:style-name="ce168" table:formula="of:=VLOOKUP([.G6];[KEYP.$A$4:.$D$20];2;0)" office:value-type="string" office:string-value="" calcext:value-type="error">
            <text:p>#N/A</text:p>
          </table:table-cell>
          <table:table-cell table:style-name="ce168" table:formula="of:=[.L6]-[.K6]" office:value-type="string" office:string-value="" calcext:value-type="error">
            <text:p>#N/A</text:p>
          </table:table-cell>
          <table:table-cell table:style-name="ce186" table:formula="of:=([.M6]*([.H6]/[.I6]))+[.K6]" office:value-type="string" office:string-value="" calcext:value-type="error">
            <text:p>#N/A</text:p>
          </table:table-cell>
          <table:table-cell table:style-name="ce168" table:formula="of:=VLOOKUP([.F6];[KEYP.$A$4:.$D$20];3;0)" office:value-type="string" office:string-value="" calcext:value-type="error">
            <text:p>#N/A</text:p>
          </table:table-cell>
          <table:table-cell table:style-name="ce197" table:formula="of:=VLOOKUP([.G6];[KEYP.$A$4:.$D$20];3;0)" office:value-type="string" office:string-value="" calcext:value-type="error">
            <text:p>#N/A</text:p>
          </table:table-cell>
          <table:table-cell table:style-name="ce168" table:formula="of:=[.P6]-[.O6]" office:value-type="string" office:string-value="" calcext:value-type="error">
            <text:p>#N/A</text:p>
          </table:table-cell>
          <table:table-cell table:style-name="ce186" table:formula="of:=IF(OR([.O6]=&quot;&quot;;[.P6]=&quot;&quot;);;([.Q6]*([.H6]/[.I6]))+[.O6])" office:value-type="string" office:string-value="" calcext:value-type="error">
            <text:p>#N/A</text:p>
          </table:table-cell>
          <table:table-cell table:style-name="ce197" table:formula="of:=IF(ISERROR([.D6]);IF(ISERROR([.R6]);[.N6];[.R6]);[.D6])" office:value-type="string" office:string-value="" calcext:value-type="error">
            <text:p>#N/A</text:p>
          </table:table-cell>
          <table:table-cell table:style-name="ce197" table:formula="of:=IF(ISERROR([.E6]);[.J6];[.E6])" office:value-type="string" office:string-value="" calcext:value-type="error">
            <text:p>#N/A</text:p>
          </table:table-cell>
          <table:table-cell table:style-name="ce198" table:formula="of:=[.S6]/[KEYP.$G$11]" office:value-type="string" office:string-value="" calcext:value-type="error">
            <text:p>#N/A</text:p>
          </table:table-cell>
          <table:table-cell table:style-name="ce199" table:formula="of:=ROUND([.U6])" office:value-type="string" office:string-value="" calcext:value-type="error">
            <text:p>#N/A</text:p>
          </table:table-cell>
          <table:table-cell table:style-name="ce200" table:formula="of:=DEC2HEX([.V6])" office:value-type="string" office:string-value="" calcext:value-type="error">
            <text:p>#N/A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6])&gt;0;CONCATENATE([.$B$2];&quot;_&quot;;[.$A6];&quot;_HYST_CAL&quot;);&quot;&quot;)" office:value-type="string" office:string-value="KEYP_RIGHT_HYST_CAL" calcext:value-type="string">
            <text:p>KEYP_RIGHT_HYST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IF([.B6]&lt;0;&quot;0000&quot;;CONCATENATE(REPT(&quot;0&quot;;4-LEN([.W6]));[.W6]))" office:value-type="string" office:string-value="0000" calcext:value-type="string">
            <text:p>0000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6]" office:value-type="float" office:value="-0.2" calcext:value-type="float">
            <text:p>-0.2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IF([.B6]&lt;0;&quot;0&quot;;[.V6])" office:value-type="string" office:string-value="0" calcext:value-type="string">
            <text:p>0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IF([.B6]&lt;0;0;TRUNC([.S6];3))" office:value-type="float" office:value="0" calcext:value-type="float">
            <text:p>0.000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3" table:formula="of:=IF(LEN([.A6])=0;&quot;&quot;;CONCATENATE([.X6];[.Y6];CONCATENATE([.Z6];REPT(&quot; &quot;;40-LEN([.Z6]));[.AA6];[.AB6];[.AC6];[.AD6];[.AE6];[.AF6];[.AG6];[.AH6];[.AI6];[.AJ6];[.AK6];[.AL6];[.AM6];[.AN6];[.AO6];[.AP6];[.AQ6];[.AR6];[.AS6];[.AT6];[.AU6];[.AV6];[.AW6])))" office:value-type="string" office:string-value="#define KEYP_RIGHT_HYST_CAL                      ((uint16_t)0x0000)      /* -0.2V 0 adc 0 Vadc */" calcext:value-type="string">
            <text:p>#define KEYP_RIGHT_HYST_CAL <text:s text:c="21"/>((uint16_t)0x0000) <text:s text:c="5"/>/* -0.2V 0 adc 0 Vadc */</text:p>
          </table:table-cell>
          <table:table-cell table:style-name="ce206"/>
          <table:table-cell table:style-name="ce210"/>
          <table:table-cell table:style-name="ce210" table:formula="of:=CONCATENATE(&quot;&quot;;[.$Z6])" office:value-type="string" office:string-value="KEYP_RIGHT_HYST_CAL" calcext:value-type="string">
            <text:p>KEYP_RIGHT_HYST_CAL</text:p>
          </table:table-cell>
          <table:table-cell table:style-name="ce213" table:formula="of:=IF(LEN([.$BA7])&gt;0;&quot;,&quot;;&quot;&quot;)" office:value-type="string" office:string-value="," calcext:value-type="string">
            <text:p>,</text:p>
          </table:table-cell>
          <table:table-cell table:style-name="ce168"/>
          <table:table-cell table:style-name="ce215" table:formula="of:=IF(LEN([.BA6])&gt;0;CONCATENATE([.BA6];[.BB6]);&quot;&quot;)" office:value-type="string" office:string-value="KEYP_RIGHT_HYST_CAL," calcext:value-type="string">
            <text:p>KEYP_RIGHT_HYST_CAL,</text:p>
          </table:table-cell>
          <table:table-cell table:style-name="ce168"/>
          <table:table-cell table:style-name="ce168" table:formula="of:=IF(LEN([.BD6])&gt;0;CONCATENATE([.$B$2];&quot;_&quot;;[.$A6];&quot;_HYST&quot;);&quot;&quot;)" office:value-type="string" office:string-value="KEYP_RIGHT_HYST" calcext:value-type="string">
            <text:p>KEYP_RIGHT_HYST</text:p>
          </table:table-cell>
          <table:table-cell table:style-name="ce221" table:formula="of:=IF(LEN([.$BA6])&gt;0;&quot;_IDX&quot;;&quot;&quot;)" office:value-type="string" office:string-value="_IDX" calcext:value-type="string">
            <text:p>_IDX</text:p>
          </table:table-cell>
          <table:table-cell table:style-name="ce221" table:formula="of:=IF(LEN([.$BA7])&gt;0;&quot;,&quot;;&quot;&quot;)" office:value-type="string" office:string-value="," calcext:value-type="string">
            <text:p>,</text:p>
          </table:table-cell>
          <table:table-cell table:style-name="ce215" table:formula="of:=IF(LEN([.BF6])&gt;0;CONCATENATE([.BF6];[.BG6];[.BH6]);&quot;&quot;)" office:value-type="string" office:string-value="KEYP_RIGHT_HYST_IDX," calcext:value-type="string">
            <text:p>KEYP_RIGHT_HYST_IDX,</text:p>
          </table:table-cell>
          <table:table-cell table:style-name="ce168" table:number-columns-repeated="961"/>
        </table:table-row>
        <table:table-row table:style-name="ro5">
          <table:table-cell table:style-name="ce228" table:formula="of:=CONCATENATE(&quot;&quot;;[GENCODE.A7])" office:value-type="string" office:string-value="UP" calcext:value-type="string">
            <text:p>UP</text:p>
          </table:table-cell>
          <table:table-cell table:style-name="ce233" table:formula="of:=IF(ISBLANK([GENCODE.B7]);&quot;&quot;;[GENCODE.B7]-[.$B$4])" office:value-type="float" office:value="0.0443792766373412" calcext:value-type="float">
            <text:p>0.044379276637341</text:p>
          </table:table-cell>
          <table:table-cell table:style-name="ce168" table:formula="of:=VLOOKUP([.$B7];[KEYP.$A$4:.$D$20];2;0)" office:value-type="string" office:string-value="" calcext:value-type="error">
            <text:p>#N/A</text:p>
          </table:table-cell>
          <table:table-cell table:style-name="ce168" table:formula="of:=VLOOKUP([.$B7];[KEYP.$A$4:.$D$20];3;0)" office:value-type="string" office:string-value="" calcext:value-type="error">
            <text:p>#N/A</text:p>
          </table:table-cell>
          <table:table-cell table:style-name="ce168" table:formula="of:=VLOOKUP([.$B7];[KEYP.$A$4:.$D$20];4;0)" office:value-type="string" office:string-value="" calcext:value-type="error">
            <text:p>#N/A</text:p>
          </table:table-cell>
          <table:table-cell table:style-name="ce168" table:formula="of:=VLOOKUP([.$B7];[KEYP.$A$4:.$D$20];1;1)" office:value-type="float" office:value="0" calcext:value-type="float">
            <text:p>0</text:p>
          </table:table-cell>
          <table:table-cell table:style-name="ce168" table:formula="of:=INDEX([KEYP.$A$5:.$A$20];MATCH([.$F7];[KEYP.$A$4:.$A$20]);1)" office:value-type="float" office:value="5" calcext:value-type="float">
            <text:p>5</text:p>
          </table:table-cell>
          <table:table-cell table:style-name="ce168" table:formula="of:=[.B7]-[.F7]" office:value-type="float" office:value="0.0443792766373412" calcext:value-type="float">
            <text:p>0.044379276637341</text:p>
          </table:table-cell>
          <table:table-cell table:style-name="ce168" table:formula="of:=[.G7]-[.F7]" office:value-type="float" office:value="5" calcext:value-type="float">
            <text:p>5</text:p>
          </table:table-cell>
          <table:table-cell table:style-name="ce168" table:formula="of:=VLOOKUP([.B7];[KEYP.$A$4:.$D$20];4;1)" office:value-type="string" office:string-value="'+/- 0,1 V" calcext:value-type="string">
            <text:p>'+/- 0,1 V</text:p>
          </table:table-cell>
          <table:table-cell table:style-name="ce168" table:formula="of:=VLOOKUP([.F7];[KEYP.$A$4:.$D$20];2;0)" office:value-type="float" office:value="0" calcext:value-type="float">
            <text:p>0</text:p>
          </table:table-cell>
          <table:table-cell table:style-name="ce168" table:formula="of:=VLOOKUP([.G7];[KEYP.$A$4:.$D$20];2;0)" office:value-type="float" office:value="5" calcext:value-type="float">
            <text:p>5</text:p>
          </table:table-cell>
          <table:table-cell table:style-name="ce168" table:formula="of:=[.L7]-[.K7]" office:value-type="float" office:value="5" calcext:value-type="float">
            <text:p>5</text:p>
          </table:table-cell>
          <table:table-cell table:style-name="ce186" table:formula="of:=([.M7]*([.H7]/[.I7]))+[.K7]" office:value-type="float" office:value="0.0443792766373412" calcext:value-type="float">
            <text:p>0.044</text:p>
          </table:table-cell>
          <table:table-cell table:style-name="ce168" table:formula="of:=VLOOKUP([.F7];[KEYP.$A$4:.$D$20];3;0)" office:value-type="float" office:value="0" calcext:value-type="float">
            <text:p>0</text:p>
          </table:table-cell>
          <table:table-cell table:style-name="ce197" table:formula="of:=VLOOKUP([.G7];[KEYP.$A$4:.$D$20];3;0)" office:value-type="float" office:value="5" calcext:value-type="float">
            <text:p>5.000</text:p>
          </table:table-cell>
          <table:table-cell table:style-name="ce168" table:formula="of:=[.P7]-[.O7]" office:value-type="float" office:value="5" calcext:value-type="float">
            <text:p>5</text:p>
          </table:table-cell>
          <table:table-cell table:style-name="ce186" table:formula="of:=IF(OR([.O7]=&quot;&quot;;[.P7]=&quot;&quot;);;([.Q7]*([.H7]/[.I7]))+[.O7])" office:value-type="float" office:value="0.0443792766373412" calcext:value-type="float">
            <text:p>0.044</text:p>
          </table:table-cell>
          <table:table-cell table:style-name="ce197" table:formula="of:=IF(ISERROR([.D7]);IF(ISERROR([.R7]);[.N7];[.R7]);[.D7])" office:value-type="float" office:value="0.0443792766373412" calcext:value-type="float">
            <text:p>0.044</text:p>
          </table:table-cell>
          <table:table-cell table:style-name="ce197" table:formula="of:=IF(ISERROR([.E7]);[.J7];[.E7])" office:value-type="string" office:string-value="'+/- 0,1 V" calcext:value-type="string">
            <text:p>'+/- 0,1 V</text:p>
          </table:table-cell>
          <table:table-cell table:style-name="ce198" table:formula="of:=[.S7]/[KEYP.$G$11]" office:value-type="float" office:value="9.08887585532747" calcext:value-type="float">
            <text:p>9.09</text:p>
          </table:table-cell>
          <table:table-cell table:style-name="ce199" table:formula="of:=ROUND([.U7])" office:value-type="float" office:value="9" calcext:value-type="float">
            <text:p>9</text:p>
          </table:table-cell>
          <table:table-cell table:style-name="ce200" table:formula="of:=DEC2HEX([.V7])" office:value-type="string" office:string-value="9" calcext:value-type="string">
            <text:p>9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7])&gt;0;CONCATENATE([.$B$2];&quot;_&quot;;[.$A7];&quot;_HYST_CAL&quot;);&quot;&quot;)" office:value-type="string" office:string-value="KEYP_UP_HYST_CAL" calcext:value-type="string">
            <text:p>KEYP_UP_HYST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IF([.B7]&lt;0;&quot;0000&quot;;CONCATENATE(REPT(&quot;0&quot;;4-LEN([.W7]));[.W7]))" office:value-type="string" office:string-value="0009" calcext:value-type="string">
            <text:p>0009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7]" office:value-type="float" office:value="0.0443792766373412" calcext:value-type="float">
            <text:p>0.044379276637341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IF([.B7]&lt;0;&quot;0&quot;;[.V7])" office:value-type="float" office:value="9" calcext:value-type="float">
            <text:p>09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IF([.B7]&lt;0;0;TRUNC([.S7];3))" office:value-type="float" office:value="0.044" calcext:value-type="float">
            <text:p>0.044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LEN([.A7])=0;&quot;&quot;;CONCATENATE([.X7];[.Y7];CONCATENATE([.Z7];REPT(&quot; &quot;;40-LEN([.Z7]));[.AA7];[.AB7];[.AC7];[.AD7];[.AE7];[.AF7];[.AG7];[.AH7];[.AI7];[.AJ7];[.AK7];[.AL7];[.AM7];[.AN7];[.AO7];[.AP7];[.AQ7];[.AR7];[.AS7];[.AT7];[.AU7];[.AV7];[.AW7])))" office:value-type="string" office:string-value="#define KEYP_UP_HYST_CAL                         ((uint16_t)0x0009)      /* 0.0443792766373412V 9 adc 0.044 Vadc */" calcext:value-type="string">
            <text:p>#define KEYP_UP_HYST_CAL <text:s text:c="24"/>((uint16_t)0x0009) <text:s text:c="5"/>/* 0.0443792766373412V 9 adc 0.044 Vadc */</text:p>
          </table:table-cell>
          <table:table-cell table:style-name="ce207"/>
          <table:table-cell table:style-name="ce210"/>
          <table:table-cell table:style-name="ce210" table:formula="of:=CONCATENATE(&quot;&quot;;[.$Z7])" office:value-type="string" office:string-value="KEYP_UP_HYST_CAL" calcext:value-type="string">
            <text:p>KEYP_UP_HYST_CAL</text:p>
          </table:table-cell>
          <table:table-cell table:style-name="ce213" table:formula="of:=IF(LEN([.$BA8])&gt;0;&quot;,&quot;;&quot;&quot;)" office:value-type="string" office:string-value="," calcext:value-type="string">
            <text:p>,</text:p>
          </table:table-cell>
          <table:table-cell table:style-name="ce168"/>
          <table:table-cell table:style-name="ce215" table:formula="of:=IF(LEN([.BA7])&gt;0;CONCATENATE([.BA7];[.BB7]);&quot;&quot;)" office:value-type="string" office:string-value="KEYP_UP_HYST_CAL," calcext:value-type="string">
            <text:p>KEYP_UP_HYST_CAL,</text:p>
          </table:table-cell>
          <table:table-cell/>
          <table:table-cell table:style-name="ce168" table:formula="of:=IF(LEN([.BD7])&gt;0;CONCATENATE([.$B$2];&quot;_&quot;;[.$A7];&quot;_HYST&quot;);&quot;&quot;)" office:value-type="string" office:string-value="KEYP_UP_HYST" calcext:value-type="string">
            <text:p>KEYP_UP_HYST</text:p>
          </table:table-cell>
          <table:table-cell table:style-name="ce221" table:formula="of:=IF(LEN([.$BA7])&gt;0;&quot;_IDX&quot;;&quot;&quot;)" office:value-type="string" office:string-value="_IDX" calcext:value-type="string">
            <text:p>_IDX</text:p>
          </table:table-cell>
          <table:table-cell table:style-name="ce221" table:formula="of:=IF(LEN([.$BA8])&gt;0;&quot;,&quot;;&quot;&quot;)" office:value-type="string" office:string-value="," calcext:value-type="string">
            <text:p>,</text:p>
          </table:table-cell>
          <table:table-cell table:style-name="ce215" table:formula="of:=IF(LEN([.BF7])&gt;0;CONCATENATE([.BF7];[.BG7];[.BH7]);&quot;&quot;)" office:value-type="string" office:string-value="KEYP_UP_HYST_IDX," calcext:value-type="string">
            <text:p>KEYP_UP_HYST_IDX,</text:p>
          </table:table-cell>
          <table:table-cell table:number-columns-repeated="961"/>
        </table:table-row>
        <table:table-row table:style-name="ro5">
          <table:table-cell table:style-name="ce228" table:formula="of:=CONCATENATE(&quot;&quot;;[GENCODE.A8])" office:value-type="string" office:string-value="DOWN" calcext:value-type="string">
            <text:p>DOWN</text:p>
          </table:table-cell>
          <table:table-cell table:style-name="ce233" table:formula="of:=IF(ISBLANK([GENCODE.B8]);&quot;&quot;;[GENCODE.B8]-[.$B$4])" office:value-type="float" office:value="1.02189638318671" calcext:value-type="float">
            <text:p>1.02189638318671</text:p>
          </table:table-cell>
          <table:table-cell table:style-name="ce168" table:formula="of:=VLOOKUP([.$B8];[KEYP.$A$4:.$D$20];2;0)" office:value-type="string" office:string-value="" calcext:value-type="error">
            <text:p>#N/A</text:p>
          </table:table-cell>
          <table:table-cell table:style-name="ce168" table:formula="of:=VLOOKUP([.$B8];[KEYP.$A$4:.$D$20];3;0)" office:value-type="string" office:string-value="" calcext:value-type="error">
            <text:p>#N/A</text:p>
          </table:table-cell>
          <table:table-cell table:style-name="ce168" table:formula="of:=VLOOKUP([.$B8];[KEYP.$A$4:.$D$20];4;0)" office:value-type="string" office:string-value="" calcext:value-type="error">
            <text:p>#N/A</text:p>
          </table:table-cell>
          <table:table-cell table:style-name="ce168" table:formula="of:=VLOOKUP([.$B8];[KEYP.$A$4:.$D$20];1;1)" office:value-type="float" office:value="0" calcext:value-type="float">
            <text:p>0</text:p>
          </table:table-cell>
          <table:table-cell table:style-name="ce168" table:formula="of:=INDEX([KEYP.$A$5:.$A$20];MATCH([.$F8];[KEYP.$A$4:.$A$20]);1)" office:value-type="float" office:value="5" calcext:value-type="float">
            <text:p>5</text:p>
          </table:table-cell>
          <table:table-cell table:style-name="ce168" table:formula="of:=[.B8]-[.F8]" office:value-type="float" office:value="1.02189638318671" calcext:value-type="float">
            <text:p>1.02189638318671</text:p>
          </table:table-cell>
          <table:table-cell table:style-name="ce168" table:formula="of:=[.G8]-[.F8]" office:value-type="float" office:value="5" calcext:value-type="float">
            <text:p>5</text:p>
          </table:table-cell>
          <table:table-cell table:style-name="ce168" table:formula="of:=VLOOKUP([.B8];[KEYP.$A$4:.$D$20];4;1)" office:value-type="string" office:string-value="'+/- 0,1 V" calcext:value-type="string">
            <text:p>'+/- 0,1 V</text:p>
          </table:table-cell>
          <table:table-cell table:style-name="ce168" table:formula="of:=VLOOKUP([.F8];[KEYP.$A$4:.$D$20];2;0)" office:value-type="float" office:value="0" calcext:value-type="float">
            <text:p>0</text:p>
          </table:table-cell>
          <table:table-cell table:style-name="ce168" table:formula="of:=VLOOKUP([.G8];[KEYP.$A$4:.$D$20];2;0)" office:value-type="float" office:value="5" calcext:value-type="float">
            <text:p>5</text:p>
          </table:table-cell>
          <table:table-cell table:style-name="ce168" table:formula="of:=[.L8]-[.K8]" office:value-type="float" office:value="5" calcext:value-type="float">
            <text:p>5</text:p>
          </table:table-cell>
          <table:table-cell table:style-name="ce186" table:formula="of:=([.M8]*([.H8]/[.I8]))+[.K8]" office:value-type="float" office:value="1.02189638318671" calcext:value-type="float">
            <text:p>1.022</text:p>
          </table:table-cell>
          <table:table-cell table:style-name="ce168" table:formula="of:=VLOOKUP([.F8];[KEYP.$A$4:.$D$20];3;0)" office:value-type="float" office:value="0" calcext:value-type="float">
            <text:p>0</text:p>
          </table:table-cell>
          <table:table-cell table:style-name="ce197" table:formula="of:=VLOOKUP([.G8];[KEYP.$A$4:.$D$20];3;0)" office:value-type="float" office:value="5" calcext:value-type="float">
            <text:p>5.000</text:p>
          </table:table-cell>
          <table:table-cell table:style-name="ce168" table:formula="of:=[.P8]-[.O8]" office:value-type="float" office:value="5" calcext:value-type="float">
            <text:p>5</text:p>
          </table:table-cell>
          <table:table-cell table:style-name="ce186" table:formula="of:=IF(OR([.O8]=&quot;&quot;;[.P8]=&quot;&quot;);;([.Q8]*([.H8]/[.I8]))+[.O8])" office:value-type="float" office:value="1.02189638318671" calcext:value-type="float">
            <text:p>1.022</text:p>
          </table:table-cell>
          <table:table-cell table:style-name="ce197" table:formula="of:=IF(ISERROR([.D8]);IF(ISERROR([.R8]);[.N8];[.R8]);[.D8])" office:value-type="float" office:value="1.02189638318671" calcext:value-type="float">
            <text:p>1.022</text:p>
          </table:table-cell>
          <table:table-cell table:style-name="ce197" table:formula="of:=IF(ISERROR([.E8]);[.J8];[.E8])" office:value-type="string" office:string-value="'+/- 0,1 V" calcext:value-type="string">
            <text:p>'+/- 0,1 V</text:p>
          </table:table-cell>
          <table:table-cell table:style-name="ce198" table:formula="of:=[.S8]/[KEYP.$G$11]" office:value-type="float" office:value="209.284379276637" calcext:value-type="float">
            <text:p>209.28</text:p>
          </table:table-cell>
          <table:table-cell table:style-name="ce199" table:formula="of:=ROUND([.U8])" office:value-type="float" office:value="209" calcext:value-type="float">
            <text:p>209</text:p>
          </table:table-cell>
          <table:table-cell table:style-name="ce200" table:formula="of:=DEC2HEX([.V8])" office:value-type="string" office:string-value="D1" calcext:value-type="string">
            <text:p>D1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8])&gt;0;CONCATENATE([.$B$2];&quot;_&quot;;[.$A8];&quot;_HYST_CAL&quot;);&quot;&quot;)" office:value-type="string" office:string-value="KEYP_DOWN_HYST_CAL" calcext:value-type="string">
            <text:p>KEYP_DOWN_HYST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IF([.B8]&lt;0;&quot;0000&quot;;CONCATENATE(REPT(&quot;0&quot;;4-LEN([.W8]));[.W8]))" office:value-type="string" office:string-value="00D1" calcext:value-type="string">
            <text:p>00D1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8]" office:value-type="float" office:value="1.02189638318671" calcext:value-type="float">
            <text:p>1.02189638318671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IF([.B8]&lt;0;&quot;0&quot;;[.V8])" office:value-type="float" office:value="209" calcext:value-type="float">
            <text:p>209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IF([.B8]&lt;0;0;TRUNC([.S8];3))" office:value-type="float" office:value="1.021" calcext:value-type="float">
            <text:p>1.021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LEN([.A8])=0;&quot;&quot;;CONCATENATE([.X8];[.Y8];CONCATENATE([.Z8];REPT(&quot; &quot;;40-LEN([.Z8]));[.AA8];[.AB8];[.AC8];[.AD8];[.AE8];[.AF8];[.AG8];[.AH8];[.AI8];[.AJ8];[.AK8];[.AL8];[.AM8];[.AN8];[.AO8];[.AP8];[.AQ8];[.AR8];[.AS8];[.AT8];[.AU8];[.AV8];[.AW8])))" office:value-type="string" office:string-value="#define KEYP_DOWN_HYST_CAL                       ((uint16_t)0x00D1)      /* 1.02189638318671V 209 adc 1.021 Vadc */" calcext:value-type="string">
            <text:p>#define KEYP_DOWN_HYST_CAL <text:s text:c="22"/>((uint16_t)0x00D1) <text:s text:c="5"/>/* 1.02189638318671V 209 adc 1.021 Vadc */</text:p>
          </table:table-cell>
          <table:table-cell table:style-name="ce207"/>
          <table:table-cell table:style-name="ce210"/>
          <table:table-cell table:style-name="ce210" table:formula="of:=CONCATENATE(&quot;&quot;;[.$Z8])" office:value-type="string" office:string-value="KEYP_DOWN_HYST_CAL" calcext:value-type="string">
            <text:p>KEYP_DOWN_HYST_CAL</text:p>
          </table:table-cell>
          <table:table-cell table:style-name="ce213" table:formula="of:=IF(LEN([.$BA9])&gt;0;&quot;,&quot;;&quot;&quot;)" office:value-type="string" office:string-value="," calcext:value-type="string">
            <text:p>,</text:p>
          </table:table-cell>
          <table:table-cell table:style-name="ce168"/>
          <table:table-cell table:style-name="ce215" table:formula="of:=IF(LEN([.BA8])&gt;0;CONCATENATE([.BA8];[.BB8]);&quot;&quot;)" office:value-type="string" office:string-value="KEYP_DOWN_HYST_CAL," calcext:value-type="string">
            <text:p>KEYP_DOWN_HYST_CAL,</text:p>
          </table:table-cell>
          <table:table-cell/>
          <table:table-cell table:style-name="ce168" table:formula="of:=IF(LEN([.BD8])&gt;0;CONCATENATE([.$B$2];&quot;_&quot;;[.$A8];&quot;_HYST&quot;);&quot;&quot;)" office:value-type="string" office:string-value="KEYP_DOWN_HYST" calcext:value-type="string">
            <text:p>KEYP_DOWN_HYST</text:p>
          </table:table-cell>
          <table:table-cell table:style-name="ce221" table:formula="of:=IF(LEN([.$BA8])&gt;0;&quot;_IDX&quot;;&quot;&quot;)" office:value-type="string" office:string-value="_IDX" calcext:value-type="string">
            <text:p>_IDX</text:p>
          </table:table-cell>
          <table:table-cell table:style-name="ce221" table:formula="of:=IF(LEN([.$BA9])&gt;0;&quot;,&quot;;&quot;&quot;)" office:value-type="string" office:string-value="," calcext:value-type="string">
            <text:p>,</text:p>
          </table:table-cell>
          <table:table-cell table:style-name="ce215" table:formula="of:=IF(LEN([.BF8])&gt;0;CONCATENATE([.BF8];[.BG8];[.BH8]);&quot;&quot;)" office:value-type="string" office:string-value="KEYP_DOWN_HYST_IDX," calcext:value-type="string">
            <text:p>KEYP_DOWN_HYST_IDX,</text:p>
          </table:table-cell>
          <table:table-cell table:number-columns-repeated="961"/>
        </table:table-row>
        <table:table-row table:style-name="ro5">
          <table:table-cell table:style-name="ce228" table:formula="of:=CONCATENATE(&quot;&quot;;[GENCODE.A9])" office:value-type="string" office:string-value="LEFT" calcext:value-type="string">
            <text:p>LEFT</text:p>
          </table:table-cell>
          <table:table-cell table:style-name="ce233" table:formula="of:=IF(ISBLANK([GENCODE.B9]);&quot;&quot;;[GENCODE.B9]-[.$B$4])" office:value-type="float" office:value="1.99941348973607" calcext:value-type="float">
            <text:p>1.99941348973607</text:p>
          </table:table-cell>
          <table:table-cell table:style-name="ce168" table:formula="of:=VLOOKUP([.$B9];[KEYP.$A$4:.$D$20];2;0)" office:value-type="string" office:string-value="" calcext:value-type="error">
            <text:p>#N/A</text:p>
          </table:table-cell>
          <table:table-cell table:style-name="ce168" table:formula="of:=VLOOKUP([.$B9];[KEYP.$A$4:.$D$20];3;0)" office:value-type="string" office:string-value="" calcext:value-type="error">
            <text:p>#N/A</text:p>
          </table:table-cell>
          <table:table-cell table:style-name="ce168" table:formula="of:=VLOOKUP([.$B9];[KEYP.$A$4:.$D$20];4;0)" office:value-type="string" office:string-value="" calcext:value-type="error">
            <text:p>#N/A</text:p>
          </table:table-cell>
          <table:table-cell table:style-name="ce168" table:formula="of:=VLOOKUP([.$B9];[KEYP.$A$4:.$D$20];1;1)" office:value-type="float" office:value="0" calcext:value-type="float">
            <text:p>0</text:p>
          </table:table-cell>
          <table:table-cell table:style-name="ce168" table:formula="of:=INDEX([KEYP.$A$5:.$A$20];MATCH([.$F9];[KEYP.$A$4:.$A$20]);1)" office:value-type="float" office:value="5" calcext:value-type="float">
            <text:p>5</text:p>
          </table:table-cell>
          <table:table-cell table:style-name="ce168" table:formula="of:=[.B9]-[.F9]" office:value-type="float" office:value="1.99941348973607" calcext:value-type="float">
            <text:p>1.99941348973607</text:p>
          </table:table-cell>
          <table:table-cell table:style-name="ce168" table:formula="of:=[.G9]-[.F9]" office:value-type="float" office:value="5" calcext:value-type="float">
            <text:p>5</text:p>
          </table:table-cell>
          <table:table-cell table:style-name="ce168" table:formula="of:=VLOOKUP([.B9];[KEYP.$A$4:.$D$20];4;1)" office:value-type="string" office:string-value="'+/- 0,1 V" calcext:value-type="string">
            <text:p>'+/- 0,1 V</text:p>
          </table:table-cell>
          <table:table-cell table:style-name="ce168" table:formula="of:=VLOOKUP([.F9];[KEYP.$A$4:.$D$20];2;0)" office:value-type="float" office:value="0" calcext:value-type="float">
            <text:p>0</text:p>
          </table:table-cell>
          <table:table-cell table:style-name="ce168" table:formula="of:=VLOOKUP([.G9];[KEYP.$A$4:.$D$20];2;0)" office:value-type="float" office:value="5" calcext:value-type="float">
            <text:p>5</text:p>
          </table:table-cell>
          <table:table-cell table:style-name="ce168" table:formula="of:=[.L9]-[.K9]" office:value-type="float" office:value="5" calcext:value-type="float">
            <text:p>5</text:p>
          </table:table-cell>
          <table:table-cell table:style-name="ce186" table:formula="of:=([.M9]*([.H9]/[.I9]))+[.K9]" office:value-type="float" office:value="1.99941348973607" calcext:value-type="float">
            <text:p>1.999</text:p>
          </table:table-cell>
          <table:table-cell table:style-name="ce168" table:formula="of:=VLOOKUP([.F9];[KEYP.$A$4:.$D$20];3;0)" office:value-type="float" office:value="0" calcext:value-type="float">
            <text:p>0</text:p>
          </table:table-cell>
          <table:table-cell table:style-name="ce197" table:formula="of:=VLOOKUP([.G9];[KEYP.$A$4:.$D$20];3;0)" office:value-type="float" office:value="5" calcext:value-type="float">
            <text:p>5.000</text:p>
          </table:table-cell>
          <table:table-cell table:style-name="ce168" table:formula="of:=[.P9]-[.O9]" office:value-type="float" office:value="5" calcext:value-type="float">
            <text:p>5</text:p>
          </table:table-cell>
          <table:table-cell table:style-name="ce186" table:formula="of:=IF(OR([.O9]=&quot;&quot;;[.P9]=&quot;&quot;);;([.Q9]*([.H9]/[.I9]))+[.O9])" office:value-type="float" office:value="1.99941348973607" calcext:value-type="float">
            <text:p>1.999</text:p>
          </table:table-cell>
          <table:table-cell table:style-name="ce197" table:formula="of:=IF(ISERROR([.D9]);IF(ISERROR([.R9]);[.N9];[.R9]);[.D9])" office:value-type="float" office:value="1.99941348973607" calcext:value-type="float">
            <text:p>1.999</text:p>
          </table:table-cell>
          <table:table-cell table:style-name="ce197" table:formula="of:=IF(ISERROR([.E9]);[.J9];[.E9])" office:value-type="string" office:string-value="'+/- 0,1 V" calcext:value-type="string">
            <text:p>'+/- 0,1 V</text:p>
          </table:table-cell>
          <table:table-cell table:style-name="ce198" table:formula="of:=[.S9]/[KEYP.$G$11]" office:value-type="float" office:value="409.479882697947" calcext:value-type="float">
            <text:p>409.48</text:p>
          </table:table-cell>
          <table:table-cell table:style-name="ce199" table:formula="of:=ROUND([.U9])" office:value-type="float" office:value="409" calcext:value-type="float">
            <text:p>409</text:p>
          </table:table-cell>
          <table:table-cell table:style-name="ce200" table:formula="of:=DEC2HEX([.V9])" office:value-type="string" office:string-value="199" calcext:value-type="string">
            <text:p>199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9])&gt;0;CONCATENATE([.$B$2];&quot;_&quot;;[.$A9];&quot;_HYST_CAL&quot;);&quot;&quot;)" office:value-type="string" office:string-value="KEYP_LEFT_HYST_CAL" calcext:value-type="string">
            <text:p>KEYP_LEFT_HYST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IF([.B9]&lt;0;&quot;0000&quot;;CONCATENATE(REPT(&quot;0&quot;;4-LEN([.W9]));[.W9]))" office:value-type="string" office:string-value="0199" calcext:value-type="string">
            <text:p>0199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9]" office:value-type="float" office:value="1.99941348973607" calcext:value-type="float">
            <text:p>1.99941348973607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IF([.B9]&lt;0;&quot;0&quot;;[.V9])" office:value-type="float" office:value="409" calcext:value-type="float">
            <text:p>409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IF([.B9]&lt;0;0;TRUNC([.S9];3))" office:value-type="float" office:value="1.999" calcext:value-type="float">
            <text:p>1.999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LEN([.A9])=0;&quot;&quot;;CONCATENATE([.X9];[.Y9];CONCATENATE([.Z9];REPT(&quot; &quot;;40-LEN([.Z9]));[.AA9];[.AB9];[.AC9];[.AD9];[.AE9];[.AF9];[.AG9];[.AH9];[.AI9];[.AJ9];[.AK9];[.AL9];[.AM9];[.AN9];[.AO9];[.AP9];[.AQ9];[.AR9];[.AS9];[.AT9];[.AU9];[.AV9];[.AW9])))" office:value-type="string" office:string-value="#define KEYP_LEFT_HYST_CAL                       ((uint16_t)0x0199)      /* 1.99941348973607V 409 adc 1.999 Vadc */" calcext:value-type="string">
            <text:p>#define KEYP_LEFT_HYST_CAL <text:s text:c="22"/>((uint16_t)0x0199) <text:s text:c="5"/>/* 1.99941348973607V 409 adc 1.999 Vadc */</text:p>
          </table:table-cell>
          <table:table-cell table:style-name="ce207"/>
          <table:table-cell table:style-name="ce210"/>
          <table:table-cell table:style-name="ce210" table:formula="of:=CONCATENATE(&quot;&quot;;[.$Z9])" office:value-type="string" office:string-value="KEYP_LEFT_HYST_CAL" calcext:value-type="string">
            <text:p>KEYP_LEFT_HYST_CAL</text:p>
          </table:table-cell>
          <table:table-cell table:style-name="ce213" table:formula="of:=IF(LEN([.$BA10])&gt;0;&quot;,&quot;;&quot;&quot;)" office:value-type="string" office:string-value="," calcext:value-type="string">
            <text:p>,</text:p>
          </table:table-cell>
          <table:table-cell table:style-name="ce168"/>
          <table:table-cell table:style-name="ce215" table:formula="of:=IF(LEN([.BA9])&gt;0;CONCATENATE([.BA9];[.BB9]);&quot;&quot;)" office:value-type="string" office:string-value="KEYP_LEFT_HYST_CAL," calcext:value-type="string">
            <text:p>KEYP_LEFT_HYST_CAL,</text:p>
          </table:table-cell>
          <table:table-cell/>
          <table:table-cell table:style-name="ce168" table:formula="of:=IF(LEN([.BD9])&gt;0;CONCATENATE([.$B$2];&quot;_&quot;;[.$A9];&quot;_HYST&quot;);&quot;&quot;)" office:value-type="string" office:string-value="KEYP_LEFT_HYST" calcext:value-type="string">
            <text:p>KEYP_LEFT_HYST</text:p>
          </table:table-cell>
          <table:table-cell table:style-name="ce221" table:formula="of:=IF(LEN([.$BA9])&gt;0;&quot;_IDX&quot;;&quot;&quot;)" office:value-type="string" office:string-value="_IDX" calcext:value-type="string">
            <text:p>_IDX</text:p>
          </table:table-cell>
          <table:table-cell table:style-name="ce221" table:formula="of:=IF(LEN([.$BA10])&gt;0;&quot;,&quot;;&quot;&quot;)" office:value-type="string" office:string-value="," calcext:value-type="string">
            <text:p>,</text:p>
          </table:table-cell>
          <table:table-cell table:style-name="ce215" table:formula="of:=IF(LEN([.BF9])&gt;0;CONCATENATE([.BF9];[.BG9];[.BH9]);&quot;&quot;)" office:value-type="string" office:string-value="KEYP_LEFT_HYST_IDX," calcext:value-type="string">
            <text:p>KEYP_LEFT_HYST_IDX,</text:p>
          </table:table-cell>
          <table:table-cell table:number-columns-repeated="961"/>
        </table:table-row>
        <table:table-row table:style-name="ro5">
          <table:table-cell table:style-name="ce228" table:formula="of:=CONCATENATE(&quot;&quot;;[GENCODE.A10])" office:value-type="string" office:string-value="SELECT" calcext:value-type="string">
            <text:p>SELECT</text:p>
          </table:table-cell>
          <table:table-cell table:style-name="ce233" table:formula="of:=IF(ISBLANK([GENCODE.B10]);&quot;&quot;;[GENCODE.B10]-[.$B$4])" office:value-type="float" office:value="2.97693059628543" calcext:value-type="float">
            <text:p>2.97693059628543</text:p>
          </table:table-cell>
          <table:table-cell table:style-name="ce168" table:formula="of:=VLOOKUP([.$B10];[KEYP.$A$4:.$D$20];2;0)" office:value-type="string" office:string-value="" calcext:value-type="error">
            <text:p>#N/A</text:p>
          </table:table-cell>
          <table:table-cell table:style-name="ce168" table:formula="of:=VLOOKUP([.$B10];[KEYP.$A$4:.$D$20];3;0)" office:value-type="string" office:string-value="" calcext:value-type="error">
            <text:p>#N/A</text:p>
          </table:table-cell>
          <table:table-cell table:style-name="ce168" table:formula="of:=VLOOKUP([.$B10];[KEYP.$A$4:.$D$20];4;0)" office:value-type="string" office:string-value="" calcext:value-type="error">
            <text:p>#N/A</text:p>
          </table:table-cell>
          <table:table-cell table:style-name="ce168" table:formula="of:=VLOOKUP([.$B10];[KEYP.$A$4:.$D$20];1;1)" office:value-type="float" office:value="0" calcext:value-type="float">
            <text:p>0</text:p>
          </table:table-cell>
          <table:table-cell table:style-name="ce168" table:formula="of:=INDEX([KEYP.$A$5:.$A$20];MATCH([.$F10];[KEYP.$A$4:.$A$20]);1)" office:value-type="float" office:value="5" calcext:value-type="float">
            <text:p>5</text:p>
          </table:table-cell>
          <table:table-cell table:style-name="ce168" table:formula="of:=[.B10]-[.F10]" office:value-type="float" office:value="2.97693059628543" calcext:value-type="float">
            <text:p>2.97693059628543</text:p>
          </table:table-cell>
          <table:table-cell table:style-name="ce168" table:formula="of:=[.G10]-[.F10]" office:value-type="float" office:value="5" calcext:value-type="float">
            <text:p>5</text:p>
          </table:table-cell>
          <table:table-cell table:style-name="ce168" table:formula="of:=VLOOKUP([.B10];[KEYP.$A$4:.$D$20];4;1)" office:value-type="string" office:string-value="'+/- 0,1 V" calcext:value-type="string">
            <text:p>'+/- 0,1 V</text:p>
          </table:table-cell>
          <table:table-cell table:style-name="ce168" table:formula="of:=VLOOKUP([.F10];[KEYP.$A$4:.$D$20];2;0)" office:value-type="float" office:value="0" calcext:value-type="float">
            <text:p>0</text:p>
          </table:table-cell>
          <table:table-cell table:style-name="ce168" table:formula="of:=VLOOKUP([.G10];[KEYP.$A$4:.$D$20];2;0)" office:value-type="float" office:value="5" calcext:value-type="float">
            <text:p>5</text:p>
          </table:table-cell>
          <table:table-cell table:style-name="ce168" table:formula="of:=[.L10]-[.K10]" office:value-type="float" office:value="5" calcext:value-type="float">
            <text:p>5</text:p>
          </table:table-cell>
          <table:table-cell table:style-name="ce186" table:formula="of:=([.M10]*([.H10]/[.I10]))+[.K10]" office:value-type="float" office:value="2.97693059628543" calcext:value-type="float">
            <text:p>2.977</text:p>
          </table:table-cell>
          <table:table-cell table:style-name="ce168" table:formula="of:=VLOOKUP([.F10];[KEYP.$A$4:.$D$20];3;0)" office:value-type="float" office:value="0" calcext:value-type="float">
            <text:p>0</text:p>
          </table:table-cell>
          <table:table-cell table:style-name="ce197" table:formula="of:=VLOOKUP([.G10];[KEYP.$A$4:.$D$20];3;0)" office:value-type="float" office:value="5" calcext:value-type="float">
            <text:p>5.000</text:p>
          </table:table-cell>
          <table:table-cell table:style-name="ce168" table:formula="of:=[.P10]-[.O10]" office:value-type="float" office:value="5" calcext:value-type="float">
            <text:p>5</text:p>
          </table:table-cell>
          <table:table-cell table:style-name="ce186" table:formula="of:=IF(OR([.O10]=&quot;&quot;;[.P10]=&quot;&quot;);;([.Q10]*([.H10]/[.I10]))+[.O10])" office:value-type="float" office:value="2.97693059628543" calcext:value-type="float">
            <text:p>2.977</text:p>
          </table:table-cell>
          <table:table-cell table:style-name="ce197" table:formula="of:=IF(ISERROR([.D10]);IF(ISERROR([.R10]);[.N10];[.R10]);[.D10])" office:value-type="float" office:value="2.97693059628543" calcext:value-type="float">
            <text:p>2.977</text:p>
          </table:table-cell>
          <table:table-cell table:style-name="ce197" table:formula="of:=IF(ISERROR([.E10]);[.J10];[.E10])" office:value-type="string" office:string-value="'+/- 0,1 V" calcext:value-type="string">
            <text:p>'+/- 0,1 V</text:p>
          </table:table-cell>
          <table:table-cell table:style-name="ce198" table:formula="of:=[.S10]/[KEYP.$G$11]" office:value-type="float" office:value="609.675386119257" calcext:value-type="float">
            <text:p>609.68</text:p>
          </table:table-cell>
          <table:table-cell table:style-name="ce199" table:formula="of:=ROUND([.U10])" office:value-type="float" office:value="610" calcext:value-type="float">
            <text:p>610</text:p>
          </table:table-cell>
          <table:table-cell table:style-name="ce200" table:formula="of:=DEC2HEX([.V10])" office:value-type="string" office:string-value="262" calcext:value-type="string">
            <text:p>262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0])&gt;0;CONCATENATE([.$B$2];&quot;_&quot;;[.$A10];&quot;_HYST_CAL&quot;);&quot;&quot;)" office:value-type="string" office:string-value="KEYP_SELECT_HYST_CAL" calcext:value-type="string">
            <text:p>KEYP_SELECT_HYST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IF([.B10]&lt;0;&quot;0000&quot;;CONCATENATE(REPT(&quot;0&quot;;4-LEN([.W10]));[.W10]))" office:value-type="string" office:string-value="0262" calcext:value-type="string">
            <text:p>0262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0]" office:value-type="float" office:value="2.97693059628543" calcext:value-type="float">
            <text:p>2.97693059628543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IF([.B10]&lt;0;&quot;0&quot;;[.V10])" office:value-type="float" office:value="610" calcext:value-type="float">
            <text:p>610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IF([.B10]&lt;0;0;TRUNC([.S10];3))" office:value-type="float" office:value="2.976" calcext:value-type="float">
            <text:p>2.976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LEN([.A10])=0;&quot;&quot;;CONCATENATE([.X10];[.Y10];CONCATENATE([.Z10];REPT(&quot; &quot;;40-LEN([.Z10]));[.AA10];[.AB10];[.AC10];[.AD10];[.AE10];[.AF10];[.AG10];[.AH10];[.AI10];[.AJ10];[.AK10];[.AL10];[.AM10];[.AN10];[.AO10];[.AP10];[.AQ10];[.AR10];[.AS10];[.AT10];[.AU10];[.AV10];[.AW10])))" office:value-type="string" office:string-value="#define KEYP_SELECT_HYST_CAL                     ((uint16_t)0x0262)      /* 2.97693059628543V 610 adc 2.976 Vadc */" calcext:value-type="string">
            <text:p>#define KEYP_SELECT_HYST_CAL <text:s text:c="20"/>((uint16_t)0x0262) <text:s text:c="5"/>/* 2.97693059628543V 610 adc 2.976 Vadc */</text:p>
          </table:table-cell>
          <table:table-cell table:style-name="ce207"/>
          <table:table-cell table:style-name="ce210"/>
          <table:table-cell table:style-name="ce210" table:formula="of:=CONCATENATE(&quot;&quot;;[.$Z10])" office:value-type="string" office:string-value="KEYP_SELECT_HYST_CAL" calcext:value-type="string">
            <text:p>KEYP_SELECT_HYST_CAL</text:p>
          </table:table-cell>
          <table:table-cell table:style-name="ce213" table:formula="of:=IF(LEN([.$BA11])&gt;0;&quot;,&quot;;&quot;&quot;)" office:value-type="string" office:string-value="," calcext:value-type="string">
            <text:p>,</text:p>
          </table:table-cell>
          <table:table-cell table:style-name="ce168"/>
          <table:table-cell table:style-name="ce215" table:formula="of:=IF(LEN([.BA10])&gt;0;CONCATENATE([.BA10];[.BB10]);&quot;&quot;)" office:value-type="string" office:string-value="KEYP_SELECT_HYST_CAL," calcext:value-type="string">
            <text:p>KEYP_SELECT_HYST_CAL,</text:p>
          </table:table-cell>
          <table:table-cell/>
          <table:table-cell table:style-name="ce168" table:formula="of:=IF(LEN([.BD10])&gt;0;CONCATENATE([.$B$2];&quot;_&quot;;[.$A10];&quot;_HYST&quot;);&quot;&quot;)" office:value-type="string" office:string-value="KEYP_SELECT_HYST" calcext:value-type="string">
            <text:p>KEYP_SELECT_HYST</text:p>
          </table:table-cell>
          <table:table-cell table:style-name="ce221" table:formula="of:=IF(LEN([.$BA10])&gt;0;&quot;_IDX&quot;;&quot;&quot;)" office:value-type="string" office:string-value="_IDX" calcext:value-type="string">
            <text:p>_IDX</text:p>
          </table:table-cell>
          <table:table-cell table:style-name="ce221" table:formula="of:=IF(LEN([.$BA11])&gt;0;&quot;,&quot;;&quot;&quot;)" office:value-type="string" office:string-value="," calcext:value-type="string">
            <text:p>,</text:p>
          </table:table-cell>
          <table:table-cell table:style-name="ce215" table:formula="of:=IF(LEN([.BF10])&gt;0;CONCATENATE([.BF10];[.BG10];[.BH10]);&quot;&quot;)" office:value-type="string" office:string-value="KEYP_SELECT_HYST_IDX," calcext:value-type="string">
            <text:p>KEYP_SELECT_HYST_IDX,</text:p>
          </table:table-cell>
          <table:table-cell table:number-columns-repeated="961"/>
        </table:table-row>
        <table:table-row table:style-name="ro5">
          <table:table-cell table:style-name="ce228" table:formula="of:=CONCATENATE(&quot;&quot;;[GENCODE.A11])" office:value-type="string" office:string-value="NONE" calcext:value-type="string">
            <text:p>NONE</text:p>
          </table:table-cell>
          <table:table-cell table:style-name="ce233" table:formula="of:=IF(ISBLANK([GENCODE.B11]);&quot;&quot;;[GENCODE.B11]-[.$B$4])" office:value-type="float" office:value="3.9544477028348" calcext:value-type="float">
            <text:p>3.9544477028348</text:p>
          </table:table-cell>
          <table:table-cell table:style-name="ce168" table:formula="of:=VLOOKUP([.$B11];[KEYP.$A$4:.$D$20];2;0)" office:value-type="string" office:string-value="" calcext:value-type="error">
            <text:p>#N/A</text:p>
          </table:table-cell>
          <table:table-cell table:style-name="ce168" table:formula="of:=VLOOKUP([.$B11];[KEYP.$A$4:.$D$20];3;0)" office:value-type="string" office:string-value="" calcext:value-type="error">
            <text:p>#N/A</text:p>
          </table:table-cell>
          <table:table-cell table:style-name="ce168" table:formula="of:=VLOOKUP([.$B11];[KEYP.$A$4:.$D$20];4;0)" office:value-type="string" office:string-value="" calcext:value-type="error">
            <text:p>#N/A</text:p>
          </table:table-cell>
          <table:table-cell table:style-name="ce168" table:formula="of:=VLOOKUP([.$B11];[KEYP.$A$4:.$D$20];1;1)" office:value-type="float" office:value="0" calcext:value-type="float">
            <text:p>0</text:p>
          </table:table-cell>
          <table:table-cell table:style-name="ce168" table:formula="of:=INDEX([KEYP.$A$5:.$A$20];MATCH([.$F11];[KEYP.$A$4:.$A$20]);1)" office:value-type="float" office:value="5" calcext:value-type="float">
            <text:p>5</text:p>
          </table:table-cell>
          <table:table-cell table:style-name="ce168" table:formula="of:=[.B11]-[.F11]" office:value-type="float" office:value="3.9544477028348" calcext:value-type="float">
            <text:p>3.9544477028348</text:p>
          </table:table-cell>
          <table:table-cell table:style-name="ce168" table:formula="of:=[.G11]-[.F11]" office:value-type="float" office:value="5" calcext:value-type="float">
            <text:p>5</text:p>
          </table:table-cell>
          <table:table-cell table:style-name="ce168" table:formula="of:=VLOOKUP([.B11];[KEYP.$A$4:.$D$20];4;1)" office:value-type="string" office:string-value="'+/- 0,1 V" calcext:value-type="string">
            <text:p>'+/- 0,1 V</text:p>
          </table:table-cell>
          <table:table-cell table:style-name="ce168" table:formula="of:=VLOOKUP([.F11];[KEYP.$A$4:.$D$20];2;0)" office:value-type="float" office:value="0" calcext:value-type="float">
            <text:p>0</text:p>
          </table:table-cell>
          <table:table-cell table:style-name="ce168" table:formula="of:=VLOOKUP([.G11];[KEYP.$A$4:.$D$20];2;0)" office:value-type="float" office:value="5" calcext:value-type="float">
            <text:p>5</text:p>
          </table:table-cell>
          <table:table-cell table:style-name="ce168" table:formula="of:=[.L11]-[.K11]" office:value-type="float" office:value="5" calcext:value-type="float">
            <text:p>5</text:p>
          </table:table-cell>
          <table:table-cell table:style-name="ce186" table:formula="of:=([.M11]*([.H11]/[.I11]))+[.K11]" office:value-type="float" office:value="3.9544477028348" calcext:value-type="float">
            <text:p>3.954</text:p>
          </table:table-cell>
          <table:table-cell table:style-name="ce168" table:formula="of:=VLOOKUP([.F11];[KEYP.$A$4:.$D$20];3;0)" office:value-type="float" office:value="0" calcext:value-type="float">
            <text:p>0</text:p>
          </table:table-cell>
          <table:table-cell table:style-name="ce197" table:formula="of:=VLOOKUP([.G11];[KEYP.$A$4:.$D$20];3;0)" office:value-type="float" office:value="5" calcext:value-type="float">
            <text:p>5.000</text:p>
          </table:table-cell>
          <table:table-cell table:style-name="ce168" table:formula="of:=[.P11]-[.O11]" office:value-type="float" office:value="5" calcext:value-type="float">
            <text:p>5</text:p>
          </table:table-cell>
          <table:table-cell table:style-name="ce186" table:formula="of:=IF(OR([.O11]=&quot;&quot;;[.P11]=&quot;&quot;);;([.Q11]*([.H11]/[.I11]))+[.O11])" office:value-type="float" office:value="3.9544477028348" calcext:value-type="float">
            <text:p>3.954</text:p>
          </table:table-cell>
          <table:table-cell table:style-name="ce197" table:formula="of:=IF(ISERROR([.D11]);IF(ISERROR([.R11]);[.N11];[.R11]);[.D11])" office:value-type="float" office:value="3.9544477028348" calcext:value-type="float">
            <text:p>3.954</text:p>
          </table:table-cell>
          <table:table-cell table:style-name="ce197" table:formula="of:=IF(ISERROR([.E11]);[.J11];[.E11])" office:value-type="string" office:string-value="'+/- 0,1 V" calcext:value-type="string">
            <text:p>'+/- 0,1 V</text:p>
          </table:table-cell>
          <table:table-cell table:style-name="ce198" table:formula="of:=[.S11]/[KEYP.$G$11]" office:value-type="float" office:value="809.870889540567" calcext:value-type="float">
            <text:p>809.87</text:p>
          </table:table-cell>
          <table:table-cell table:style-name="ce199" table:formula="of:=ROUND([.U11])" office:value-type="float" office:value="810" calcext:value-type="float">
            <text:p>810</text:p>
          </table:table-cell>
          <table:table-cell table:style-name="ce200" table:formula="of:=DEC2HEX([.V11])" office:value-type="string" office:string-value="32A" calcext:value-type="string">
            <text:p>32A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1])&gt;0;CONCATENATE([.$B$2];&quot;_&quot;;[.$A11];&quot;_HYST_CAL&quot;);&quot;&quot;)" office:value-type="string" office:string-value="KEYP_NONE_HYST_CAL" calcext:value-type="string">
            <text:p>KEYP_NONE_HYST_CAL</text:p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IF([.B11]&lt;0;&quot;0000&quot;;CONCATENATE(REPT(&quot;0&quot;;4-LEN([.W11]));[.W11]))" office:value-type="string" office:string-value="032A" calcext:value-type="string">
            <text:p>032A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1]" office:value-type="float" office:value="3.9544477028348" calcext:value-type="float">
            <text:p>3.9544477028348</text:p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IF([.B11]&lt;0;&quot;0&quot;;[.V11])" office:value-type="float" office:value="810" calcext:value-type="float">
            <text:p>810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IF([.B11]&lt;0;0;TRUNC([.S11];3))" office:value-type="float" office:value="3.954" calcext:value-type="float">
            <text:p>3.954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LEN([.A11])=0;&quot;&quot;;CONCATENATE([.X11];[.Y11];CONCATENATE([.Z11];REPT(&quot; &quot;;40-LEN([.Z11]));[.AA11];[.AB11];[.AC11];[.AD11];[.AE11];[.AF11];[.AG11];[.AH11];[.AI11];[.AJ11];[.AK11];[.AL11];[.AM11];[.AN11];[.AO11];[.AP11];[.AQ11];[.AR11];[.AS11];[.AT11];[.AU11];[.AV11];[.AW11])))" office:value-type="string" office:string-value="#define KEYP_NONE_HYST_CAL                       ((uint16_t)0x032A)      /* 3.9544477028348V 810 adc 3.954 Vadc */" calcext:value-type="string">
            <text:p>#define KEYP_NONE_HYST_CAL <text:s text:c="22"/>((uint16_t)0x032A) <text:s text:c="5"/>/* 3.9544477028348V 810 adc 3.954 Vadc */</text:p>
          </table:table-cell>
          <table:table-cell table:style-name="ce207"/>
          <table:table-cell table:style-name="ce210"/>
          <table:table-cell table:style-name="ce210" table:formula="of:=CONCATENATE(&quot;&quot;;[.$Z11])" office:value-type="string" office:string-value="KEYP_NONE_HYST_CAL" calcext:value-type="string">
            <text:p>KEYP_NONE_HYST_CAL</text:p>
          </table:table-cell>
          <table:table-cell table:style-name="ce213" table:formula="of:=IF(LEN([.$BA12])&gt;0;&quot;,&quot;;&quot;&quot;)">
            <text:p/>
          </table:table-cell>
          <table:table-cell table:style-name="ce168"/>
          <table:table-cell table:style-name="ce215" table:formula="of:=IF(LEN([.BA11])&gt;0;CONCATENATE([.BA11];[.BB11]);&quot;&quot;)" office:value-type="string" office:string-value="KEYP_NONE_HYST_CAL" calcext:value-type="string">
            <text:p>KEYP_NONE_HYST_CAL</text:p>
          </table:table-cell>
          <table:table-cell/>
          <table:table-cell table:style-name="ce168" table:formula="of:=IF(LEN([.BD11])&gt;0;CONCATENATE([.$B$2];&quot;_&quot;;[.$A11];&quot;_HYST&quot;);&quot;&quot;)" office:value-type="string" office:string-value="KEYP_NONE_HYST" calcext:value-type="string">
            <text:p>KEYP_NONE_HYST</text:p>
          </table:table-cell>
          <table:table-cell table:style-name="ce221" table:formula="of:=IF(LEN([.$BA11])&gt;0;&quot;_IDX&quot;;&quot;&quot;)" office:value-type="string" office:string-value="_IDX" calcext:value-type="string">
            <text:p>_IDX</text:p>
          </table:table-cell>
          <table:table-cell table:style-name="ce221" table:formula="of:=IF(LEN([.$BA12])&gt;0;&quot;,&quot;;&quot;&quot;)">
            <text:p/>
          </table:table-cell>
          <table:table-cell table:style-name="ce215" table:formula="of:=IF(LEN([.BF11])&gt;0;CONCATENATE([.BF11];[.BG11];[.BH11]);&quot;&quot;)" office:value-type="string" office:string-value="KEYP_NONE_HYST_IDX" calcext:value-type="string">
            <text:p>KEYP_NONE_HYST_IDX</text:p>
          </table:table-cell>
          <table:table-cell table:number-columns-repeated="961"/>
        </table:table-row>
        <table:table-row table:style-name="ro5">
          <table:table-cell table:style-name="ce228" table:formula="of:=CONCATENATE(&quot;&quot;;[GENCODE.A12])">
            <text:p/>
          </table:table-cell>
          <table:table-cell table:style-name="ce233" table:formula="of:=IF(ISBLANK([GENCODE.B12]);&quot;&quot;;[GENCODE.B12]-[.$B$4])">
            <text:p/>
          </table:table-cell>
          <table:table-cell table:style-name="ce168" table:formula="of:=VLOOKUP([.$B12];[KEYP.$A$4:.$D$20];2;0)" office:value-type="string" office:string-value="" calcext:value-type="error">
            <text:p>#N/A</text:p>
          </table:table-cell>
          <table:table-cell table:style-name="ce168" table:formula="of:=VLOOKUP([.$B12];[KEYP.$A$4:.$D$20];3;0)" office:value-type="string" office:string-value="" calcext:value-type="error">
            <text:p>#N/A</text:p>
          </table:table-cell>
          <table:table-cell table:style-name="ce168" table:formula="of:=VLOOKUP([.$B12];[KEYP.$A$4:.$D$20];4;0)" office:value-type="string" office:string-value="" calcext:value-type="error">
            <text:p>#N/A</text:p>
          </table:table-cell>
          <table:table-cell table:style-name="ce168" table:formula="of:=VLOOKUP([.$B12];[KEYP.$A$4:.$D$20];1;1)" office:value-type="string" office:string-value="" calcext:value-type="error">
            <text:p>#N/A</text:p>
          </table:table-cell>
          <table:table-cell table:style-name="ce168" table:formula="of:=INDEX([KEYP.$A$5:.$A$20];MATCH([.$F12];[KEYP.$A$4:.$A$20]);1)" office:value-type="string" office:string-value="" calcext:value-type="error">
            <text:p>#N/A</text:p>
          </table:table-cell>
          <table:table-cell table:style-name="ce168" table:formula="of:=[.B12]-[.F12]" office:value-type="string" office:string-value="" calcext:value-type="error">
            <text:p>#VALUE!</text:p>
          </table:table-cell>
          <table:table-cell table:style-name="ce168" table:formula="of:=[.G12]-[.F12]" office:value-type="string" office:string-value="" calcext:value-type="error">
            <text:p>#N/A</text:p>
          </table:table-cell>
          <table:table-cell table:style-name="ce168" table:formula="of:=VLOOKUP([.B12];[KEYP.$A$4:.$D$20];4;1)" office:value-type="string" office:string-value="" calcext:value-type="error">
            <text:p>#N/A</text:p>
          </table:table-cell>
          <table:table-cell table:style-name="ce168" table:formula="of:=VLOOKUP([.F12];[KEYP.$A$4:.$D$20];2;0)" office:value-type="string" office:string-value="" calcext:value-type="error">
            <text:p>#N/A</text:p>
          </table:table-cell>
          <table:table-cell table:style-name="ce168" table:formula="of:=VLOOKUP([.G12];[KEYP.$A$4:.$D$20];2;0)" office:value-type="string" office:string-value="" calcext:value-type="error">
            <text:p>#N/A</text:p>
          </table:table-cell>
          <table:table-cell table:style-name="ce168" table:formula="of:=[.L12]-[.K12]" office:value-type="string" office:string-value="" calcext:value-type="error">
            <text:p>#N/A</text:p>
          </table:table-cell>
          <table:table-cell table:style-name="ce186" table:formula="of:=([.M12]*([.H12]/[.I12]))+[.K12]" office:value-type="string" office:string-value="" calcext:value-type="error">
            <text:p>#VALUE!</text:p>
          </table:table-cell>
          <table:table-cell table:style-name="ce168" table:formula="of:=VLOOKUP([.F12];[KEYP.$A$4:.$D$20];3;0)" office:value-type="string" office:string-value="" calcext:value-type="error">
            <text:p>#N/A</text:p>
          </table:table-cell>
          <table:table-cell table:style-name="ce197" table:formula="of:=VLOOKUP([.G12];[KEYP.$A$4:.$D$20];3;0)" office:value-type="string" office:string-value="" calcext:value-type="error">
            <text:p>#N/A</text:p>
          </table:table-cell>
          <table:table-cell table:style-name="ce168" table:formula="of:=[.P12]-[.O12]" office:value-type="string" office:string-value="" calcext:value-type="error">
            <text:p>#N/A</text:p>
          </table:table-cell>
          <table:table-cell table:style-name="ce186" table:formula="of:=IF(OR([.O12]=&quot;&quot;;[.P12]=&quot;&quot;);;([.Q12]*([.H12]/[.I12]))+[.O12])" office:value-type="string" office:string-value="" calcext:value-type="error">
            <text:p>#N/A</text:p>
          </table:table-cell>
          <table:table-cell table:style-name="ce197" table:formula="of:=IF(ISERROR([.D12]);IF(ISERROR([.R12]);[.N12];[.R12]);[.D12])" office:value-type="string" office:string-value="" calcext:value-type="error">
            <text:p>#VALUE!</text:p>
          </table:table-cell>
          <table:table-cell table:style-name="ce197" table:formula="of:=IF(ISERROR([.E12]);[.J12];[.E12])" office:value-type="string" office:string-value="" calcext:value-type="error">
            <text:p>#N/A</text:p>
          </table:table-cell>
          <table:table-cell table:style-name="ce198" table:formula="of:=[.S12]/[KEYP.$G$11]" office:value-type="string" office:string-value="" calcext:value-type="error">
            <text:p>#VALUE!</text:p>
          </table:table-cell>
          <table:table-cell table:style-name="ce199" table:formula="of:=ROUND([.U12])" office:value-type="string" office:string-value="" calcext:value-type="error">
            <text:p>#VALUE!</text:p>
          </table:table-cell>
          <table:table-cell table:style-name="ce200" table:formula="of:=DEC2HEX([.V12])" office:value-type="string" office:string-value="" calcext:value-type="error">
            <text:p>#VALUE!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2])&gt;0;CONCATENATE([.$B$2];&quot;_&quot;;[.$A12];&quot;_HYST_CAL&quot;);&quot;&quot;)">
            <text:p/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IF([.B12]&lt;0;&quot;0000&quot;;CONCATENATE(REPT(&quot;0&quot;;4-LEN([.W12]));[.W12]))" office:value-type="string" office:string-value="" calcext:value-type="error">
            <text:p>#VALUE!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2]">
            <text:p/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IF([.B12]&lt;0;&quot;0&quot;;[.V12])" office:value-type="string" office:string-value="" calcext:value-type="error">
            <text:p>#VALUE!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IF([.B12]&lt;0;0;TRUNC([.S12];3))" office:value-type="string" office:string-value="" calcext:value-type="error">
            <text:p>#VALUE!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LEN([.A12])=0;&quot;&quot;;CONCATENATE([.X12];[.Y12];CONCATENATE([.Z12];REPT(&quot; &quot;;40-LEN([.Z12]));[.AA12];[.AB12];[.AC12];[.AD12];[.AE12];[.AF12];[.AG12];[.AH12];[.AI12];[.AJ12];[.AK12];[.AL12];[.AM12];[.AN12];[.AO12];[.AP12];[.AQ12];[.AR12];[.AS12];[.AT12];[.AU12];[.AV12];[.AW12])))">
            <text:p/>
          </table:table-cell>
          <table:table-cell table:style-name="ce207"/>
          <table:table-cell table:style-name="ce210"/>
          <table:table-cell table:style-name="ce210" table:formula="of:=CONCATENATE(&quot;&quot;;[.$Z12])">
            <text:p/>
          </table:table-cell>
          <table:table-cell table:style-name="ce213" table:formula="of:=IF(LEN([.$BA13])&gt;0;&quot;,&quot;;&quot;&quot;)">
            <text:p/>
          </table:table-cell>
          <table:table-cell table:style-name="ce168"/>
          <table:table-cell table:style-name="ce215" table:formula="of:=IF(LEN([.BA12])&gt;0;CONCATENATE([.BA12];[.BB12]);&quot;&quot;)">
            <text:p/>
          </table:table-cell>
          <table:table-cell/>
          <table:table-cell table:style-name="ce168" table:formula="of:=IF(LEN([.BD12])&gt;0;CONCATENATE([.$B$2];&quot;_&quot;;[.$A12];&quot;_HYST&quot;);&quot;&quot;)">
            <text:p/>
          </table:table-cell>
          <table:table-cell table:style-name="ce221" table:formula="of:=IF(LEN([.$BA12])&gt;0;&quot;_IDX&quot;;&quot;&quot;)">
            <text:p/>
          </table:table-cell>
          <table:table-cell table:style-name="ce221" table:formula="of:=IF(LEN([.$BA13])&gt;0;&quot;,&quot;;&quot;&quot;)">
            <text:p/>
          </table:table-cell>
          <table:table-cell table:style-name="ce215" table:formula="of:=IF(LEN([.BF12])&gt;0;CONCATENATE([.BF12];[.BG12];[.BH12]);&quot;&quot;)">
            <text:p/>
          </table:table-cell>
          <table:table-cell table:number-columns-repeated="961"/>
        </table:table-row>
        <table:table-row table:style-name="ro5">
          <table:table-cell table:style-name="ce228" table:formula="of:=CONCATENATE(&quot;&quot;;[GENCODE.A13])">
            <text:p/>
          </table:table-cell>
          <table:table-cell table:style-name="ce233" table:formula="of:=IF(ISBLANK([GENCODE.B13]);&quot;&quot;;[GENCODE.B13]-[.$B$4])">
            <text:p/>
          </table:table-cell>
          <table:table-cell table:style-name="ce168" table:formula="of:=VLOOKUP([.$B13];[KEYP.$A$4:.$D$20];2;0)" office:value-type="string" office:string-value="" calcext:value-type="error">
            <text:p>#N/A</text:p>
          </table:table-cell>
          <table:table-cell table:style-name="ce168" table:formula="of:=VLOOKUP([.$B13];[KEYP.$A$4:.$D$20];3;0)" office:value-type="string" office:string-value="" calcext:value-type="error">
            <text:p>#N/A</text:p>
          </table:table-cell>
          <table:table-cell table:style-name="ce168" table:formula="of:=VLOOKUP([.$B13];[KEYP.$A$4:.$D$20];4;0)" office:value-type="string" office:string-value="" calcext:value-type="error">
            <text:p>#N/A</text:p>
          </table:table-cell>
          <table:table-cell table:style-name="ce168" table:formula="of:=VLOOKUP([.$B13];[KEYP.$A$4:.$D$20];1;1)" office:value-type="string" office:string-value="" calcext:value-type="error">
            <text:p>#N/A</text:p>
          </table:table-cell>
          <table:table-cell table:style-name="ce168" table:formula="of:=INDEX([KEYP.$A$5:.$A$20];MATCH([.$F13];[KEYP.$A$4:.$A$20]);1)" office:value-type="string" office:string-value="" calcext:value-type="error">
            <text:p>#N/A</text:p>
          </table:table-cell>
          <table:table-cell table:style-name="ce168" table:formula="of:=[.B13]-[.F13]" office:value-type="string" office:string-value="" calcext:value-type="error">
            <text:p>#VALUE!</text:p>
          </table:table-cell>
          <table:table-cell table:style-name="ce168" table:formula="of:=[.G13]-[.F13]" office:value-type="string" office:string-value="" calcext:value-type="error">
            <text:p>#N/A</text:p>
          </table:table-cell>
          <table:table-cell table:style-name="ce168" table:formula="of:=VLOOKUP([.B13];[KEYP.$A$4:.$D$20];4;1)" office:value-type="string" office:string-value="" calcext:value-type="error">
            <text:p>#N/A</text:p>
          </table:table-cell>
          <table:table-cell table:style-name="ce168" table:formula="of:=VLOOKUP([.F13];[KEYP.$A$4:.$D$20];2;0)" office:value-type="string" office:string-value="" calcext:value-type="error">
            <text:p>#N/A</text:p>
          </table:table-cell>
          <table:table-cell table:style-name="ce168" table:formula="of:=VLOOKUP([.G13];[KEYP.$A$4:.$D$20];2;0)" office:value-type="string" office:string-value="" calcext:value-type="error">
            <text:p>#N/A</text:p>
          </table:table-cell>
          <table:table-cell table:style-name="ce168" table:formula="of:=[.L13]-[.K13]" office:value-type="string" office:string-value="" calcext:value-type="error">
            <text:p>#N/A</text:p>
          </table:table-cell>
          <table:table-cell table:style-name="ce186" table:formula="of:=([.M13]*([.H13]/[.I13]))+[.K13]" office:value-type="string" office:string-value="" calcext:value-type="error">
            <text:p>#VALUE!</text:p>
          </table:table-cell>
          <table:table-cell table:style-name="ce168" table:formula="of:=VLOOKUP([.F13];[KEYP.$A$4:.$D$20];3;0)" office:value-type="string" office:string-value="" calcext:value-type="error">
            <text:p>#N/A</text:p>
          </table:table-cell>
          <table:table-cell table:style-name="ce197" table:formula="of:=VLOOKUP([.G13];[KEYP.$A$4:.$D$20];3;0)" office:value-type="string" office:string-value="" calcext:value-type="error">
            <text:p>#N/A</text:p>
          </table:table-cell>
          <table:table-cell table:style-name="ce168" table:formula="of:=[.P13]-[.O13]" office:value-type="string" office:string-value="" calcext:value-type="error">
            <text:p>#N/A</text:p>
          </table:table-cell>
          <table:table-cell table:style-name="ce186" table:formula="of:=IF(OR([.O13]=&quot;&quot;;[.P13]=&quot;&quot;);;([.Q13]*([.H13]/[.I13]))+[.O13])" office:value-type="string" office:string-value="" calcext:value-type="error">
            <text:p>#N/A</text:p>
          </table:table-cell>
          <table:table-cell table:style-name="ce197" table:formula="of:=IF(ISERROR([.D13]);IF(ISERROR([.R13]);[.N13];[.R13]);[.D13])" office:value-type="string" office:string-value="" calcext:value-type="error">
            <text:p>#VALUE!</text:p>
          </table:table-cell>
          <table:table-cell table:style-name="ce197" table:formula="of:=IF(ISERROR([.E13]);[.J13];[.E13])" office:value-type="string" office:string-value="" calcext:value-type="error">
            <text:p>#N/A</text:p>
          </table:table-cell>
          <table:table-cell table:style-name="ce198" table:formula="of:=[.S13]/[KEYP.$G$11]" office:value-type="string" office:string-value="" calcext:value-type="error">
            <text:p>#VALUE!</text:p>
          </table:table-cell>
          <table:table-cell table:style-name="ce199" table:formula="of:=ROUND([.U13])" office:value-type="string" office:string-value="" calcext:value-type="error">
            <text:p>#VALUE!</text:p>
          </table:table-cell>
          <table:table-cell table:style-name="ce200" table:formula="of:=DEC2HEX([.V13])" office:value-type="string" office:string-value="" calcext:value-type="error">
            <text:p>#VALUE!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3])&gt;0;CONCATENATE([.$B$2];&quot;_&quot;;[.$A13];&quot;_HYST_CAL&quot;);&quot;&quot;)">
            <text:p/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IF([.B13]&lt;0;&quot;0000&quot;;CONCATENATE(REPT(&quot;0&quot;;4-LEN([.W13]));[.W13]))" office:value-type="string" office:string-value="" calcext:value-type="error">
            <text:p>#VALUE!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3]">
            <text:p/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IF([.B13]&lt;0;&quot;0&quot;;[.V13])" office:value-type="string" office:string-value="" calcext:value-type="error">
            <text:p>#VALUE!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IF([.B13]&lt;0;0;TRUNC([.S13];3))" office:value-type="string" office:string-value="" calcext:value-type="error">
            <text:p>#VALUE!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4" table:formula="of:=IF(LEN([.A13])=0;&quot;&quot;;CONCATENATE([.X13];[.Y13];CONCATENATE([.Z13];REPT(&quot; &quot;;40-LEN([.Z13]));[.AA13];[.AB13];[.AC13];[.AD13];[.AE13];[.AF13];[.AG13];[.AH13];[.AI13];[.AJ13];[.AK13];[.AL13];[.AM13];[.AN13];[.AO13];[.AP13];[.AQ13];[.AR13];[.AS13];[.AT13];[.AU13];[.AV13];[.AW13])))">
            <text:p/>
          </table:table-cell>
          <table:table-cell table:style-name="ce207"/>
          <table:table-cell table:style-name="ce210"/>
          <table:table-cell table:style-name="ce210" table:formula="of:=CONCATENATE(&quot;&quot;;[.$Z13])">
            <text:p/>
          </table:table-cell>
          <table:table-cell table:style-name="ce213" table:formula="of:=IF(LEN([.$BA14])&gt;0;&quot;,&quot;;&quot;&quot;)">
            <text:p/>
          </table:table-cell>
          <table:table-cell table:style-name="ce168"/>
          <table:table-cell table:style-name="ce215" table:formula="of:=IF(LEN([.BA13])&gt;0;CONCATENATE([.BA13];[.BB13]);&quot;&quot;)">
            <text:p/>
          </table:table-cell>
          <table:table-cell/>
          <table:table-cell table:style-name="ce168" table:formula="of:=IF(LEN([.BD13])&gt;0;CONCATENATE([.$B$2];&quot;_&quot;;[.$A13];&quot;_HYST&quot;);&quot;&quot;)">
            <text:p/>
          </table:table-cell>
          <table:table-cell table:style-name="ce221" table:formula="of:=IF(LEN([.$BA13])&gt;0;&quot;_IDX&quot;;&quot;&quot;)">
            <text:p/>
          </table:table-cell>
          <table:table-cell table:style-name="ce221" table:formula="of:=IF(LEN([.$BA14])&gt;0;&quot;,&quot;;&quot;&quot;)">
            <text:p/>
          </table:table-cell>
          <table:table-cell table:style-name="ce215" table:formula="of:=IF(LEN([.BF13])&gt;0;CONCATENATE([.BF13];[.BG13];[.BH13]);&quot;&quot;)">
            <text:p/>
          </table:table-cell>
          <table:table-cell table:number-columns-repeated="961"/>
        </table:table-row>
        <table:table-row table:style-name="ro5">
          <table:table-cell table:style-name="ce228" table:formula="of:=CONCATENATE(&quot;&quot;;[GENCODE.A14])">
            <text:p/>
          </table:table-cell>
          <table:table-cell table:style-name="ce233" table:formula="of:=IF(ISBLANK([GENCODE.B14]);&quot;&quot;;[GENCODE.B14]-[.$B$4])">
            <text:p/>
          </table:table-cell>
          <table:table-cell table:style-name="ce168" table:formula="of:=VLOOKUP([.$B14];[KEYP.$A$4:.$D$20];2;0)" office:value-type="string" office:string-value="" calcext:value-type="error">
            <text:p>#N/A</text:p>
          </table:table-cell>
          <table:table-cell table:style-name="ce168" table:formula="of:=VLOOKUP([.$B14];[KEYP.$A$4:.$D$20];3;0)" office:value-type="string" office:string-value="" calcext:value-type="error">
            <text:p>#N/A</text:p>
          </table:table-cell>
          <table:table-cell table:style-name="ce168" table:formula="of:=VLOOKUP([.$B14];[KEYP.$A$4:.$D$20];4;0)" office:value-type="string" office:string-value="" calcext:value-type="error">
            <text:p>#N/A</text:p>
          </table:table-cell>
          <table:table-cell table:style-name="ce168" table:formula="of:=VLOOKUP([.$B14];[KEYP.$A$4:.$D$20];1;1)" office:value-type="string" office:string-value="" calcext:value-type="error">
            <text:p>#N/A</text:p>
          </table:table-cell>
          <table:table-cell table:style-name="ce168" table:formula="of:=INDEX([KEYP.$A$5:.$A$20];MATCH([.$F14];[KEYP.$A$4:.$A$20]);1)" office:value-type="string" office:string-value="" calcext:value-type="error">
            <text:p>#N/A</text:p>
          </table:table-cell>
          <table:table-cell table:style-name="ce168" table:formula="of:=[.B14]-[.F14]" office:value-type="string" office:string-value="" calcext:value-type="error">
            <text:p>#VALUE!</text:p>
          </table:table-cell>
          <table:table-cell table:style-name="ce168" table:formula="of:=[.G14]-[.F14]" office:value-type="string" office:string-value="" calcext:value-type="error">
            <text:p>#N/A</text:p>
          </table:table-cell>
          <table:table-cell table:style-name="ce168" table:formula="of:=VLOOKUP([.B14];[KEYP.$A$4:.$D$20];4;1)" office:value-type="string" office:string-value="" calcext:value-type="error">
            <text:p>#N/A</text:p>
          </table:table-cell>
          <table:table-cell table:style-name="ce168" table:formula="of:=VLOOKUP([.F14];[KEYP.$A$4:.$D$20];2;0)" office:value-type="string" office:string-value="" calcext:value-type="error">
            <text:p>#N/A</text:p>
          </table:table-cell>
          <table:table-cell table:style-name="ce168" table:formula="of:=VLOOKUP([.G14];[KEYP.$A$4:.$D$20];2;0)" office:value-type="string" office:string-value="" calcext:value-type="error">
            <text:p>#N/A</text:p>
          </table:table-cell>
          <table:table-cell table:style-name="ce168" table:formula="of:=[.L14]-[.K14]" office:value-type="string" office:string-value="" calcext:value-type="error">
            <text:p>#N/A</text:p>
          </table:table-cell>
          <table:table-cell table:style-name="ce186" table:formula="of:=([.M14]*([.H14]/[.I14]))+[.K14]" office:value-type="string" office:string-value="" calcext:value-type="error">
            <text:p>#VALUE!</text:p>
          </table:table-cell>
          <table:table-cell table:style-name="ce168" table:formula="of:=VLOOKUP([.F14];[KEYP.$A$4:.$D$20];3;0)" office:value-type="string" office:string-value="" calcext:value-type="error">
            <text:p>#N/A</text:p>
          </table:table-cell>
          <table:table-cell table:style-name="ce197" table:formula="of:=VLOOKUP([.G14];[KEYP.$A$4:.$D$20];3;0)" office:value-type="string" office:string-value="" calcext:value-type="error">
            <text:p>#N/A</text:p>
          </table:table-cell>
          <table:table-cell table:style-name="ce168" table:formula="of:=[.P14]-[.O14]" office:value-type="string" office:string-value="" calcext:value-type="error">
            <text:p>#N/A</text:p>
          </table:table-cell>
          <table:table-cell table:style-name="ce186" table:formula="of:=IF(OR([.O14]=&quot;&quot;;[.P14]=&quot;&quot;);;([.Q14]*([.H14]/[.I14]))+[.O14])" office:value-type="string" office:string-value="" calcext:value-type="error">
            <text:p>#N/A</text:p>
          </table:table-cell>
          <table:table-cell table:style-name="ce197" table:formula="of:=IF(ISERROR([.D14]);IF(ISERROR([.R14]);[.N14];[.R14]);[.D14])" office:value-type="string" office:string-value="" calcext:value-type="error">
            <text:p>#VALUE!</text:p>
          </table:table-cell>
          <table:table-cell table:style-name="ce197" table:formula="of:=IF(ISERROR([.E14]);[.J14];[.E14])" office:value-type="string" office:string-value="" calcext:value-type="error">
            <text:p>#N/A</text:p>
          </table:table-cell>
          <table:table-cell table:style-name="ce198" table:formula="of:=[.S14]/[KEYP.$G$11]" office:value-type="string" office:string-value="" calcext:value-type="error">
            <text:p>#VALUE!</text:p>
          </table:table-cell>
          <table:table-cell table:style-name="ce199" table:formula="of:=ROUND([.U14])" office:value-type="string" office:string-value="" calcext:value-type="error">
            <text:p>#VALUE!</text:p>
          </table:table-cell>
          <table:table-cell table:style-name="ce200" table:formula="of:=DEC2HEX([.V14])" office:value-type="string" office:string-value="" calcext:value-type="error">
            <text:p>#VALUE!</text:p>
          </table:table-cell>
          <table:table-cell table:style-name="ce187" office:value-type="string" calcext:value-type="string">
            <text:p>#define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IF(LEN([.$A14])&gt;0;CONCATENATE([.$B$2];&quot;_&quot;;[.$A14];&quot;_HYST_CAL&quot;);&quot;&quot;)">
            <text:p/>
          </table:table-cell>
          <table:table-cell table:style-name="ce187" office:value-type="string" calcext:value-type="string">
            <text:p><text:s/></text:p>
          </table:table-cell>
          <table:table-cell table:number-columns-repeated="2" table:style-name="ce187" office:value-type="string" calcext:value-type="string">
            <text:p>(</text:p>
          </table:table-cell>
          <table:table-cell table:style-name="ce187"/>
          <table:table-cell table:style-name="ce187" table:formula="of:=[.$B$3]" office:value-type="string" office:string-value="uint16_t" calcext:value-type="string">
            <text:p>uint16_t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0x</text:p>
          </table:table-cell>
          <table:table-cell table:style-name="ce187" table:formula="of:=IF([.B14]&lt;0;&quot;0000&quot;;CONCATENATE(REPT(&quot;0&quot;;4-LEN([.W14]));[.W14]))" office:value-type="string" office:string-value="" calcext:value-type="error">
            <text:p>#VALUE!</text:p>
          </table:table-cell>
          <table:table-cell table:style-name="ce187" office:value-type="string" calcext:value-type="string">
            <text:p>)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<text:s text:c="5"/>/*</text:p>
          </table:table-cell>
          <table:table-cell table:style-name="ce187" office:value-type="string" calcext:value-type="string">
            <text:p><text:s/></text:p>
          </table:table-cell>
          <table:table-cell table:style-name="ce187" table:formula="of:=[.B14]">
            <text:p/>
          </table:table-cell>
          <table:table-cell table:style-name="ce187" office:value-type="string" calcext:value-type="string">
            <text:p>V</text:p>
          </table:table-cell>
          <table:table-cell table:style-name="ce187" office:value-type="string" calcext:value-type="string">
            <text:p><text:s/></text:p>
          </table:table-cell>
          <table:table-cell table:style-name="ce201" table:formula="of:=IF([.B14]&lt;0;&quot;0&quot;;[.V14])" office:value-type="string" office:string-value="" calcext:value-type="error">
            <text:p>#VALUE!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adc</text:p>
          </table:table-cell>
          <table:table-cell table:style-name="ce187" office:value-type="string" calcext:value-type="string">
            <text:p><text:s/></text:p>
          </table:table-cell>
          <table:table-cell table:style-name="ce202" table:formula="of:=IF([.B14]&lt;0;0;TRUNC([.S14];3))" office:value-type="string" office:string-value="" calcext:value-type="error">
            <text:p>#VALUE!</text:p>
          </table:table-cell>
          <table:table-cell table:style-name="ce187" office:value-type="string" calcext:value-type="string">
            <text:p><text:s/></text:p>
          </table:table-cell>
          <table:table-cell table:style-name="ce187" office:value-type="string" calcext:value-type="string">
            <text:p>Vadc</text:p>
          </table:table-cell>
          <table:table-cell table:style-name="ce187" office:value-type="string" calcext:value-type="string">
            <text:p><text:s/>*/</text:p>
          </table:table-cell>
          <table:table-cell table:style-name="ce205" table:formula="of:=IF(LEN([.A14])=0;&quot;&quot;;CONCATENATE([.X14];[.Y14];CONCATENATE([.Z14];REPT(&quot; &quot;;40-LEN([.Z14]));[.AA14];[.AB14];[.AC14];[.AD14];[.AE14];[.AF14];[.AG14];[.AH14];[.AI14];[.AJ14];[.AK14];[.AL14];[.AM14];[.AN14];[.AO14];[.AP14];[.AQ14];[.AR14];[.AS14];[.AT14];[.AU14];[.AV14];[.AW14])))">
            <text:p/>
          </table:table-cell>
          <table:table-cell table:style-name="ce208"/>
          <table:table-cell table:style-name="ce210"/>
          <table:table-cell table:style-name="ce210" table:formula="of:=CONCATENATE(&quot;&quot;;[.$Z14])">
            <text:p/>
          </table:table-cell>
          <table:table-cell table:style-name="ce210"/>
          <table:table-cell table:style-name="ce168"/>
          <table:table-cell table:style-name="ce215" table:formula="of:=IF(LEN([.BA14])&gt;0;CONCATENATE([.BA14];[.BB14]);&quot;&quot;)">
            <text:p/>
          </table:table-cell>
          <table:table-cell/>
          <table:table-cell table:style-name="ce168" table:formula="of:=IF(LEN([.BD14])&gt;0;CONCATENATE([.$B$2];&quot;_&quot;;[.$A14];&quot;_HYST&quot;);&quot;&quot;)">
            <text:p/>
          </table:table-cell>
          <table:table-cell table:style-name="ce221" table:formula="of:=IF(LEN([.$BA14])&gt;0;&quot;_IDX&quot;;&quot;&quot;)">
            <text:p/>
          </table:table-cell>
          <table:table-cell table:style-name="ce168"/>
          <table:table-cell table:style-name="ce215" table:formula="of:=IF(LEN([.BF14])&gt;0;CONCATENATE([.BF14];[.BG14];[.BH14]);&quot;&quot;)">
            <text:p/>
          </table:table-cell>
          <table:table-cell table:number-columns-repeated="961"/>
        </table:table-row>
        <table:table-row table:style-name="ro5">
          <table:table-cell table:number-columns-repeated="51"/>
          <table:table-cell table:style-name="ce211" office:value-type="string" calcext:value-type="string">
            <text:p>}</text:p>
          </table:table-cell>
          <table:table-cell table:style-name="ce211"/>
          <table:table-cell table:style-name="ce211" office:value-type="string" calcext:value-type="string">
            <text:p>;</text:p>
          </table:table-cell>
          <table:table-cell/>
          <table:table-cell table:style-name="ce216" table:formula="of:=CONCATENATE([.AZ15];[.BA15];[.BB15])" office:value-type="string" office:string-value="};" calcext:value-type="string">
            <text:p>};</text:p>
          </table:table-cell>
          <table:table-cell table:style-name="ce218" office:value-type="string" calcext:value-type="string">
            <text:p>} t_enum_</text:p>
          </table:table-cell>
          <table:table-cell table:style-name="ce218" table:formula="of:=[.B1]" office:value-type="string" office:string-value="KEYPMode" calcext:value-type="string">
            <text:p>KEYPMode</text:p>
          </table:table-cell>
          <table:table-cell table:style-name="ce218" office:value-type="string" calcext:value-type="string">
            <text:p>_hyst;</text:p>
          </table:table-cell>
          <table:table-cell/>
          <table:table-cell table:style-name="ce216" table:formula="of:=IF(LEN([.BF15])&gt;0;CONCATENATE([.BE15];[.BF15];[.BG15]);&quot;&quot;)" office:value-type="string" office:string-value="} t_enum_KEYPMode_hyst;" calcext:value-type="string">
            <text:p>} t_enum_KEYPMode_hyst;</text:p>
          </table:table-cell>
          <table:table-cell table:number-columns-repeated="961"/>
        </table:table-row>
        <table:table-row table:style-name="ro5">
          <table:table-cell table:number-columns-repeated="51"/>
          <table:table-cell office:value-type="string" calcext:value-type="string">
            <text:p>input</text:p>
          </table:table-cell>
          <table:table-cell table:style-name="ce212" office:value-type="string" calcext:value-type="string">
            <office:annotation office:display="true" draw:style-name="gr4" draw:text-style-name="P5" svg:width="28.99mm" svg:height="17.81mm" svg:x="724.67mm" svg:y="85.34mm" draw:caption-point-x="97.96mm" draw:caption-point-y="-17.51mm">
              <dc:date>2014-11-06T00:00:00</dc:date>
              <text:p text:style-name="P6"><text:span text:style-name="T3">Use green areas to tune the discretizer source code.</text:span></text:p>
            </office:annotation>
            <text:p>_input</text:p>
          </table:table-cell>
          <table:table-cell table:number-columns-repeated="969"/>
        </table:table-row>
        <table:table-row table:style-name="ro5">
          <table:table-cell table:style-name="ce160" table:number-columns-repeated="2"/>
          <table:table-cell table:number-columns-repeated="8"/>
          <table:table-cell table:style-name="ce177" table:number-columns-repeated="3"/>
          <table:table-cell table:number-columns-repeated="38"/>
          <table:table-cell office:value-type="string" calcext:value-type="string">
            <text:p>output</text:p>
          </table:table-cell>
          <table:table-cell table:style-name="ce212" office:value-type="string" calcext:value-type="string">
            <text:p>_range_unfilt</text:p>
          </table:table-cell>
          <table:table-cell table:number-columns-repeated="969"/>
        </table:table-row>
        <table:table-row table:style-name="ro5">
          <table:table-cell table:style-name="ce160" table:number-columns-repeated="2"/>
          <table:table-cell/>
          <table:table-cell table:style-name="ce177" office:value-type="string" calcext:value-type="string">
            <text:p><text:s/>/* <text:s text:c="9"/></text:p>
          </table:table-cell>
          <table:table-cell table:style-name="ce177" office:value-type="string" calcext:value-type="string">
            <text:p>-----</text:p>
          </table:table-cell>
          <table:table-cell table:style-name="ce177"/>
          <table:table-cell table:style-name="ce177" office:value-type="string" calcext:value-type="string">
            <text:p>| <text:s text:c="9"/></text:p>
          </table:table-cell>
          <table:table-cell/>
          <table:table-cell table:style-name="ce177" office:value-type="string" calcext:value-type="string">
            <text:p><text:s text:c="2"/>*/</text:p>
          </table:table-cell>
          <table:table-cell table:style-name="ce177" table:number-columns-repeated="4"/>
          <table:table-cell table:number-columns-repeated="38"/>
          <table:table-cell office:value-type="string" calcext:value-type="string">
            <text:p>if (</text:p>
          </table:table-cell>
          <table:table-cell table:formula="of:=CONCATENATE([.$B$2];[.BA16])" office:value-type="string" office:string-value="KEYP_input" calcext:value-type="string">
            <text:p>KEYP_input</text:p>
          </table:table-cell>
          <table:table-cell table:style-name="ce212" office:value-type="string" calcext:value-type="string">
            <text:p>&lt;</text:p>
          </table:table-cell>
          <table:table-cell/>
          <table:table-cell table:formula="of:=[.BA7]" office:value-type="string" office:string-value="KEYP_UP_HYST_CAL" calcext:value-type="string">
            <text:p>KEYP_UP_HYST_CAL</text:p>
          </table:table-cell>
          <table:table-cell office:value-type="string" calcext:value-type="string">
            <text:p>){</text:p>
          </table:table-cell>
          <table:table-cell table:style-name="ce250" table:formula="of:=IF(LEN([.BD19])&gt;0;CONCATENATE(IF(LEN([.BD18])&gt;0;CONCATENATE([.AZ18];[.BA18];[.BB18];[.BC18];[.BD18];[.BE18]);[.AZ$34]);&quot;&quot;);&quot;&quot;)" office:value-type="string" office:string-value="if (KEYP_input&lt;KEYP_UP_HYST_CAL){" calcext:value-type="string">
            <text:p>if (KEYP_input&lt;KEYP_UP_HYST_CAL){</text:p>
          </table:table-cell>
          <table:table-cell table:style-name="ce222" table:number-columns-repeated="2"/>
          <table:table-cell table:style-name="ce225"/>
          <table:table-cell table:number-columns-repeated="961"/>
        </table:table-row>
        <table:table-row table:style-name="ro5">
          <table:table-cell table:style-name="ce161"/>
          <table:table-cell table:style-name="ce160"/>
          <table:table-cell/>
          <table:table-cell table:style-name="ce177" office:value-type="string" calcext:value-type="string">
            <text:p><text:s/>/* <text:s text:c="9"/></text:p>
          </table:table-cell>
          <table:table-cell table:style-name="ce180"/>
          <table:table-cell table:style-name="ce177" office:value-type="string" calcext:value-type="string">
            <text:p>v</text:p>
          </table:table-cell>
          <table:table-cell table:style-name="ce177" office:value-type="string" calcext:value-type="string">
            <text:p>| - - - - - - - - - - - - - - - <text:s/>*/</text:p>
          </table:table-cell>
          <table:table-cell table:style-name="ce177" table:number-columns-repeated="6"/>
          <table:table-cell table:number-columns-repeated="38"/>
          <table:table-cell office:value-type="string" calcext:value-type="string">
            <text:p><text:s text:c="4"/></text:p>
          </table:table-cell>
          <table:table-cell table:formula="of:=CONCATENATE([.$B$2];[.BA17])" office:value-type="string" office:string-value="KEYP_range_unfilt" calcext:value-type="string">
            <text:p>KEYP_range_unfilt</text:p>
          </table:table-cell>
          <table:table-cell office:value-type="string" calcext:value-type="string">
            <text:p>=</text:p>
          </table:table-cell>
          <table:table-cell/>
          <table:table-cell table:formula="of:=[.BA6]" office:value-type="string" office:string-value="KEYP_RIGHT_HYST_CAL" calcext:value-type="string">
            <text:p>KEYP_RIGHT_HYST_CAL</text:p>
          </table:table-cell>
          <table:table-cell office:value-type="string" calcext:value-type="string">
            <text:p>;</text:p>
          </table:table-cell>
          <table:table-cell table:style-name="ce219" table:formula="of:=IF(LEN([.BD19])&gt;0;CONCATENATE([.AZ19];[.BA19];[.BB19];[.BC19];[.BD19];[.BE19]);&quot;&quot;)" office:value-type="string" office:string-value="    KEYP_range_unfilt=KEYP_RIGHT_HYST_CAL;" calcext:value-type="string">
            <text:p><text:s text:c="4"/>KEYP_range_unfilt=KEYP_RIGHT_HYST_CAL;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3"/>
          <table:table-cell table:style-name="ce177" office:value-type="string" calcext:value-type="string">
            <text:p><text:s/>/* <text:s text:c="9"/></text:p>
          </table:table-cell>
          <table:table-cell table:style-name="ce177" office:value-type="string" calcext:value-type="string">
            <text:p>-----</text:p>
          </table:table-cell>
          <table:table-cell table:style-name="ce177"/>
          <table:table-cell table:style-name="ce177" office:value-type="string" calcext:value-type="string">
            <text:p>|________________________________*/</text:p>
          </table:table-cell>
          <table:table-cell/>
          <table:table-cell table:style-name="ce177" table:number-columns-repeated="5"/>
          <table:table-cell table:number-columns-repeated="38"/>
          <table:table-cell office:value-type="string" calcext:value-type="string">
            <text:p>} else if (</text:p>
          </table:table-cell>
          <table:table-cell table:formula="of:=[.BA18]" office:value-type="string" office:string-value="KEYP_input" calcext:value-type="string">
            <text:p>KEYP_input</text:p>
          </table:table-cell>
          <table:table-cell table:formula="of:=[.BB18]" office:value-type="string" office:string-value="&lt;" calcext:value-type="string">
            <text:p>&lt;</text:p>
          </table:table-cell>
          <table:table-cell/>
          <table:table-cell table:formula="of:=[.BA8]" office:value-type="string" office:string-value="KEYP_DOWN_HYST_CAL" calcext:value-type="string">
            <text:p>KEYP_DOWN_HYST_CAL</text:p>
          </table:table-cell>
          <table:table-cell office:value-type="string" calcext:value-type="string">
            <text:p>){</text:p>
          </table:table-cell>
          <table:table-cell table:style-name="ce219" table:formula="of:=IF(LEN([.BD21])&gt;0;CONCATENATE(IF(LEN([.BD20])&gt;0;CONCATENATE([.AZ20];[.BA20];[.BB20];[.BC20];[.BD20];[.BE20]);[.AZ$34]);&quot;&quot;);&quot;&quot;)" office:value-type="string" office:string-value="} else if (KEYP_input&lt;KEYP_DOWN_HYST_CAL){" calcext:value-type="string">
            <text:p>} else if (KEYP_input&lt;KEYP_DOWN_HYST_CAL){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number-columns-repeated="3"/>
          <table:table-cell table:style-name="ce177" office:value-type="string" calcext:value-type="string">
            <text:p><text:s/>/* <text:s text:c="9"/></text:p>
          </table:table-cell>
          <table:table-cell table:style-name="ce177" office:value-type="string" calcext:value-type="string">
            <text:p><text:s text:c="5"/></text:p>
          </table:table-cell>
          <table:table-cell table:style-name="ce177"/>
          <table:table-cell table:style-name="ce177" office:value-type="string" calcext:value-type="string">
            <text:p>_________________________________*/</text:p>
          </table:table-cell>
          <table:table-cell table:style-name="ce177" table:number-columns-repeated="3"/>
          <table:table-cell table:style-name="ce185" table:formula="of:=CONCATENATE([.D21];[.E21];[.F21];[.G21];[.H21];[.I21];[.J21])" office:value-type="string" office:string-value=" /*               _________________________________*/" calcext:value-type="string">
            <text:p><text:s/>/* <text:s text:c="14"/>_________________________________*/</text:p>
          </table:table-cell>
          <table:table-cell table:number-columns-repeated="40"/>
          <table:table-cell office:value-type="string" calcext:value-type="string">
            <text:p><text:s text:c="4"/></text:p>
          </table:table-cell>
          <table:table-cell table:formula="of:=[.BA19]" office:value-type="string" office:string-value="KEYP_range_unfilt" calcext:value-type="string">
            <text:p>KEYP_range_unfilt</text:p>
          </table:table-cell>
          <table:table-cell office:value-type="string" calcext:value-type="string">
            <text:p>=</text:p>
          </table:table-cell>
          <table:table-cell/>
          <table:table-cell table:formula="of:=[.BD18]" office:value-type="string" office:string-value="KEYP_UP_HYST_CAL" calcext:value-type="string">
            <text:p>KEYP_UP_HYST_CAL</text:p>
          </table:table-cell>
          <table:table-cell office:value-type="string" calcext:value-type="string">
            <text:p>;</text:p>
          </table:table-cell>
          <table:table-cell table:style-name="ce219" table:formula="of:=IF(LEN([.BD21])&gt;0;CONCATENATE([.AZ21];[.BA21];[.BB21];[.BC21];[.BD21];[.BE21]);&quot;&quot;)" office:value-type="string" office:string-value="    KEYP_range_unfilt=KEYP_UP_HYST_CAL;" calcext:value-type="string">
            <text:p><text:s text:c="4"/>KEYP_range_unfilt=KEYP_UP_HYST_CAL;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230" table:content-validation-name="val4" table:formula="of:=CONCATENATE(&quot;&quot;;[GENCODE.A22])" office:value-type="string" office:string-value="NONE" calcext:value-type="string">
            <text:p>NONE</text:p>
          </table:table-cell>
          <table:table-cell table:style-name="ce178" table:formula="of:=IF(LEN([.A22])&gt;0;VLOOKUP([.A22];[.$A$6:.$B$15];2;0);&quot;&quot;)" office:value-type="float" office:value="3.9544477028348" calcext:value-type="float">
            <text:p>3.9544477028348</text:p>
          </table:table-cell>
          <table:table-cell table:style-name="ce607" table:content-validation-name="val3" office:value-type="string" calcext:value-type="string">
            <text:p>RED</text:p>
          </table:table-cell>
          <table:table-cell table:style-name="ce178" table:formula="of:=[.D23]" office:value-type="string" office:string-value=" /*          " calcext:value-type="string">
            <text:p><text:s/>/* <text:s text:c="9"/></text:p>
          </table:table-cell>
          <table:table-cell table:style-name="ce178" table:formula="of:=[.E23]" office:value-type="string" office:string-value="-----" calcext:value-type="string">
            <text:p>-----</text:p>
          </table:table-cell>
          <table:table-cell table:style-name="ce178" table:formula="of:=[.F23]">
            <text:p/>
          </table:table-cell>
          <table:table-cell table:style-name="ce178" table:formula="of:=[.G23]" office:value-type="string" office:string-value="|          " calcext:value-type="string">
            <text:p>| <text:s text:c="9"/></text:p>
          </table:table-cell>
          <table:table-cell table:style-name="ce178" table:formula="of:=IF(LEN([.$A22])=0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LEN([.$A22])=0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LEN([.$A22])=0;&quot;&quot;;CONCATENATE(&quot;&quot;;[.J$17]))">
            <text:p/>
          </table:table-cell>
          <table:table-cell table:style-name="ce185" table:formula="of:=CONCATENATE([.D22];[.E22];[.F22];[.G22];[.H22];[.I22];[.J2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43"/>
          <table:table-cell table:number-columns-repeated="34"/>
          <table:table-cell table:formula="of:=[.AZ20]" office:value-type="string" office:string-value="} else if (" calcext:value-type="string">
            <text:p>} else if (</text:p>
          </table:table-cell>
          <table:table-cell table:formula="of:=[.BA20]" office:value-type="string" office:string-value="KEYP_input" calcext:value-type="string">
            <text:p>KEYP_input</text:p>
          </table:table-cell>
          <table:table-cell table:formula="of:=[.BB20]" office:value-type="string" office:string-value="&lt;" calcext:value-type="string">
            <text:p>&lt;</text:p>
          </table:table-cell>
          <table:table-cell/>
          <table:table-cell table:formula="of:=[.BA9]" office:value-type="string" office:string-value="KEYP_LEFT_HYST_CAL" calcext:value-type="string">
            <text:p>KEYP_LEFT_HYST_CAL</text:p>
          </table:table-cell>
          <table:table-cell office:value-type="string" calcext:value-type="string">
            <text:p>){</text:p>
          </table:table-cell>
          <table:table-cell table:style-name="ce219" table:formula="of:=IF(LEN([.BD23])&gt;0;CONCATENATE(IF(LEN([.BD22])&gt;0;CONCATENATE([.AZ22];[.BA22];[.BB22];[.BC22];[.BD22];[.BE22]);[.AZ$34]);&quot;&quot;);&quot;&quot;)" office:value-type="string" office:string-value="} else if (KEYP_input&lt;KEYP_LEFT_HYST_CAL){" calcext:value-type="string">
            <text:p>} else if (KEYP_input&lt;KEYP_LEFT_HYST_CAL){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22])" office:value-type="string" office:string-value="RED" calcext:value-type="string">
            <text:p>RED</text:p>
          </table:table-cell>
          <table:table-cell table:formula="of:=IF(LEN([.$A22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22])=0;&quot;&quot;;CONCATENATE(&quot;&quot;;[.E$18]))" office:value-type="string" office:string-value="-----" calcext:value-type="string">
            <text:p>-----</text:p>
          </table:table-cell>
          <table:table-cell table:formula="of:=IF(LEN([.$A22])=0;&quot;&quot;;CONCATENATE(&quot;&quot;;[.F$18]))">
            <text:p/>
          </table:table-cell>
          <table:table-cell table:formula="of:=IF(LEN([.$A22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22])=0;&quot;&quot;;[.$A22]&amp;REPT(&quot; &quot;;20-LEN([.$A22])))" office:value-type="string" office:string-value="NONE                " calcext:value-type="string">
            <text:p>NONE <text:s text:c="15"/></text:p>
          </table:table-cell>
          <table:table-cell table:formula="of:=IF(LEN([.$A22])=0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LEN([.$A22])=0;&quot;&quot;;CONCATENATE(&quot;&quot;;[.J$18]))">
            <text:p/>
          </table:table-cell>
          <table:table-cell table:style-name="ce185" table:formula="of:=CONCATENATE([.D23];[.E23];[.F23];[.G23];[.H23];[.I23];[.J23])" office:value-type="string" office:string-value=" /*          -----|          NONE                  */" calcext:value-type="string">
            <text:p><text:s/>/* <text:s text:c="9"/>-----| <text:s text:c="9"/>NONE <text:s text:c="17"/>*/</text:p>
          </table:table-cell>
          <table:table-cell table:number-columns-repeated="5"/>
          <table:table-cell table:style-name="ce24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1]" office:value-type="string" office:string-value="KEYP_range_unfilt" calcext:value-type="string">
            <text:p>KEYP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0]" office:value-type="string" office:string-value="KEYP_DOWN_HYST_CAL" calcext:value-type="string">
            <text:p>KEYP_DOWN_HYST_CAL</text:p>
          </table:table-cell>
          <table:table-cell office:value-type="string" calcext:value-type="string">
            <text:p>;</text:p>
          </table:table-cell>
          <table:table-cell table:style-name="ce219" table:formula="of:=IF(LEN([.BD23])&gt;0;CONCATENATE([.AZ23];[.BA23];[.BB23];[.BC23];[.BD23];[.BE23]);&quot;&quot;)" office:value-type="string" office:string-value="    KEYP_range_unfilt=KEYP_DOWN_HYST_CAL;" calcext:value-type="string">
            <text:p><text:s text:c="4"/>KEYP_range_unfilt=KEYP_DOWN_HYST_CAL;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23])" office:value-type="string" office:string-value="RED" calcext:value-type="string">
            <text:p>RED</text:p>
          </table:table-cell>
          <table:table-cell table:style-name="ce179" table:formula="of:=[.D25]" office:value-type="string" office:string-value=" /*          " calcext:value-type="string">
            <text:p><text:s/>/* <text:s text:c="9"/></text:p>
          </table:table-cell>
          <table:table-cell table:style-name="ce179" table:formula="of:=IF(LEN([.B22])&gt;0;IF(LEN([.B26])&gt;0;[GENCODE.E25];&quot;----&quot;);&quot;&quot;)" office:value-type="string" office:string-value=" 4.2" calcext:value-type="string">
            <text:p><text:s/>4.2</text:p>
          </table:table-cell>
          <table:table-cell table:style-name="ce179" table:formula="of:=IF(LEN([.B22])&gt;0;IF(LEN([.B26])&gt;0;[.F25];&quot;-&quot;);&quot;&quot;)" office:value-type="string" office:string-value="v" calcext:value-type="string">
            <text:p>v</text:p>
          </table:table-cell>
          <table:table-cell table:style-name="ce179" table:formula="of:=IF([.E24]&lt;&gt;&quot;----&quot;;IF(LEN([.$A22])=0;&quot;&quot;;IF(LEN([.$A26])=0;CONCATENATE(&quot;&quot;;[.G$20]);CONCATENATE(&quot;&quot;;[.G$19])));[.G23])" office:value-type="string" office:string-value="| - - - - - - - - - - - - - - -  */" calcext:value-type="string">
            <text:p>| - - - - - - - - - - - - - - - <text:s/>*/</text:p>
          </table:table-cell>
          <table:table-cell table:style-name="ce179" table:formula="of:=IF(LEN([.$A22])=0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LEN([.$A22])=0;&quot;&quot;;IF(LEN([.B26])&gt;0;&quot;&quot;;CONCATENATE(&quot;&quot;;[.I$23])))">
            <text:p/>
          </table:table-cell>
          <table:table-cell table:style-name="ce183" table:formula="of:=IF(LEN([.$A22])=0;&quot;&quot;;CONCATENATE(&quot;&quot;;[.J$17]))">
            <text:p/>
          </table:table-cell>
          <table:table-cell table:style-name="ce185" table:formula="of:=CONCATENATE([.D24];[.E24];[.F24];[.G24];[.H24];[.I24];[.J24])" office:value-type="string" office:string-value=" /*           4.2v| - - - - - - - - - - - - - - -  */                    " calcext:value-type="string">
            <text:p><text:s/>/* <text:s text:c="10"/>4.2v| - - - - - - - - - - - - - - - <text:s/>*/ <text:s text:c="19"/></text:p>
          </table:table-cell>
          <table:table-cell table:number-columns-repeated="4"/>
          <table:table-cell table:style-name="ce239" table:formula="of:==IF(LEN([.B26])&gt;0;[.E24]&amp;&quot; v&quot;;&quot;&quot;)" office:value-type="string" office:string-value=" 4.2 v" calcext:value-type="string">
            <text:p><text:s/>4.2 v</text:p>
          </table:table-cell>
          <table:table-cell table:style-name="ce245" table:formula="of:=CONCATENATE(&quot;&quot;;[.A22])" office:value-type="string" office:string-value="NONE" calcext:value-type="string">
            <text:p>NONE</text:p>
          </table:table-cell>
          <table:table-cell table:number-columns-repeated="34"/>
          <table:table-cell table:formula="of:=[.AZ22]" office:value-type="string" office:string-value="} else if (" calcext:value-type="string">
            <text:p>} else if (</text:p>
          </table:table-cell>
          <table:table-cell table:formula="of:=[.BA22]" office:value-type="string" office:string-value="KEYP_input" calcext:value-type="string">
            <text:p>KEYP_input</text:p>
          </table:table-cell>
          <table:table-cell table:formula="of:=[.BB22]" office:value-type="string" office:string-value="&lt;" calcext:value-type="string">
            <text:p>&lt;</text:p>
          </table:table-cell>
          <table:table-cell/>
          <table:table-cell table:formula="of:=[.BA10]" office:value-type="string" office:string-value="KEYP_SELECT_HYST_CAL" calcext:value-type="string">
            <text:p>KEYP_SELECT_HYST_CAL</text:p>
          </table:table-cell>
          <table:table-cell office:value-type="string" calcext:value-type="string">
            <text:p>){</text:p>
          </table:table-cell>
          <table:table-cell table:style-name="ce219" table:formula="of:=IF(LEN([.BD25])&gt;0;CONCATENATE(IF(LEN([.BD24])&gt;0;CONCATENATE([.AZ24];[.BA24];[.BB24];[.BC24];[.BD24];[.BE24]);[.AZ$34]);&quot;&quot;);&quot;&quot;)" office:value-type="string" office:string-value="} else if (KEYP_input&lt;KEYP_SELECT_HYST_CAL){" calcext:value-type="string">
            <text:p>} else if (KEYP_input&lt;KEYP_SELECT_HYST_CAL){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4"/>
          <table:table-cell table:style-name="ce167"/>
          <table:table-cell table:style-name="ce235" table:formula="of:=CONCATENATE(&quot;&quot;;[.C24])" office:value-type="string" office:string-value="RED" calcext:value-type="string">
            <text:p>RED</text:p>
          </table:table-cell>
          <table:table-cell table:style-name="ce167" table:formula="of:=IF(LEN([.$A22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IF([.B22]&lt;0;&quot; 0,0&quot;;CONCATENATE(REPT(&quot; &quot;;4-LEN(TEXT([.B22];&quot;0.0&quot;)));TEXT([.B22];&quot;0.0&quot;)))" office:value-type="string" office:string-value=" 4.0" calcext:value-type="string">
            <text:p><text:s/>4.0</text:p>
          </table:table-cell>
          <table:table-cell table:style-name="ce167" table:formula="of:=IF(LEN([.$A22])=0;&quot;&quot;;CONCATENATE(&quot;&quot;;[.F$19]))" office:value-type="string" office:string-value="v" calcext:value-type="string">
            <text:p>v</text:p>
          </table:table-cell>
          <table:table-cell table:style-name="ce181" table:formula="of:=IF(LEN([.$A22])=0;&quot;&quot;;IF(LEN([.$A26])=0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7" table:formula="of:=IF(LEN([.$A22])=0;&quot;&quot;;CONCATENATE(&quot;&quot;;[.H$19]))">
            <text:p/>
          </table:table-cell>
          <table:table-cell table:style-name="ce167" table:formula="of:=IF(LEN([.$A22])=0;&quot;&quot;;CONCATENATE(&quot;&quot;;[.I$19]))">
            <text:p/>
          </table:table-cell>
          <table:table-cell table:style-name="ce184" table:formula="of:=IF(LEN([.$A22])=0;&quot;&quot;;CONCATENATE(&quot;&quot;;[.J$19]))">
            <text:p/>
          </table:table-cell>
          <table:table-cell table:style-name="ce185" table:formula="of:=CONCATENATE([.D25];[.E25];[.F25];[.G25];[.H25];[.I25];[.J25])" office:value-type="string" office:string-value=" /*           4.0v| - - - - - - - - - - - - - - -  */" calcext:value-type="string">
            <text:p><text:s/>/* <text:s text:c="10"/>4.0v| - - - - - - - - - - - - - - - <text:s/>*/</text:p>
          </table:table-cell>
          <table:table-cell table:number-columns-repeated="4"/>
          <table:table-cell table:style-name="ce240" table:formula="of:=[.E25]&amp;&quot; v&quot;" office:value-type="string" office:string-value=" 4.0 v" calcext:value-type="string">
            <text:p><text:s/>4.0 v</text:p>
          </table:table-cell>
          <table:table-cell table:style-name="ce24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3]" office:value-type="string" office:string-value="KEYP_range_unfilt" calcext:value-type="string">
            <text:p>KEYP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2]" office:value-type="string" office:string-value="KEYP_LEFT_HYST_CAL" calcext:value-type="string">
            <text:p>KEYP_LEFT_HYST_CAL</text:p>
          </table:table-cell>
          <table:table-cell office:value-type="string" calcext:value-type="string">
            <text:p>;</text:p>
          </table:table-cell>
          <table:table-cell table:style-name="ce219" table:formula="of:=IF(LEN([.BD25])&gt;0;CONCATENATE([.AZ25];[.BA25];[.BB25];[.BC25];[.BD25];[.BE25]);&quot;&quot;)" office:value-type="string" office:string-value="    KEYP_range_unfilt=KEYP_LEFT_HYST_CAL;" calcext:value-type="string">
            <text:p><text:s text:c="4"/>KEYP_range_unfilt=KEYP_LEFT_HYST_CAL;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230" table:content-validation-name="val4" table:formula="of:=CONCATENATE(&quot;&quot;;[GENCODE.A26])" office:value-type="string" office:string-value="SELECT" calcext:value-type="string">
            <text:p>SELECT</text:p>
          </table:table-cell>
          <table:table-cell table:formula="of:=IF(LEN([.A26])&gt;0;VLOOKUP([.A26];[.$A$6:.$B$15];2;0);&quot;&quot;)" office:value-type="float" office:value="2.97693059628543" calcext:value-type="float">
            <text:p>2.97693059628543</text:p>
          </table:table-cell>
          <table:table-cell table:style-name="ce607" table:content-validation-name="val3" office:value-type="string" calcext:value-type="string">
            <text:p>GREEN</text:p>
          </table:table-cell>
          <table:table-cell table:style-name="ce178" table:formula="of:=[.D27]" office:value-type="string" office:string-value=" /*          " calcext:value-type="string">
            <text:p><text:s/>/* <text:s text:c="9"/></text:p>
          </table:table-cell>
          <table:table-cell table:style-name="ce178" table:formula="of:=[.E27]" office:value-type="string" office:string-value="-----" calcext:value-type="string">
            <text:p>-----</text:p>
          </table:table-cell>
          <table:table-cell table:style-name="ce178" table:formula="of:=[.F27]">
            <text:p/>
          </table:table-cell>
          <table:table-cell table:style-name="ce178" table:formula="of:=[.G27]" office:value-type="string" office:string-value="|          " calcext:value-type="string">
            <text:p>| <text:s text:c="9"/></text:p>
          </table:table-cell>
          <table:table-cell table:style-name="ce178" table:formula="of:=IF(LEN([.$A26])=0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LEN([.$A26])=0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LEN([.$A26])=0;&quot;&quot;;CONCATENATE(&quot;&quot;;[.J$17]))">
            <text:p/>
          </table:table-cell>
          <table:table-cell table:style-name="ce185" table:formula="of:=CONCATENATE([.D26];[.E26];[.F26];[.G26];[.H26];[.I26];[.J2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47"/>
          <table:table-cell table:number-columns-repeated="34"/>
          <table:table-cell table:formula="of:=[.AZ24]" office:value-type="string" office:string-value="} else if (" calcext:value-type="string">
            <text:p>} else if (</text:p>
          </table:table-cell>
          <table:table-cell table:formula="of:=[.BA24]" office:value-type="string" office:string-value="KEYP_input" calcext:value-type="string">
            <text:p>KEYP_input</text:p>
          </table:table-cell>
          <table:table-cell table:formula="of:=[.BB24]" office:value-type="string" office:string-value="&lt;" calcext:value-type="string">
            <text:p>&lt;</text:p>
          </table:table-cell>
          <table:table-cell/>
          <table:table-cell table:formula="of:=[.BA11]" office:value-type="string" office:string-value="KEYP_NONE_HYST_CAL" calcext:value-type="string">
            <text:p>KEYP_NONE_HYST_CAL</text:p>
          </table:table-cell>
          <table:table-cell office:value-type="string" calcext:value-type="string">
            <text:p>){</text:p>
          </table:table-cell>
          <table:table-cell table:style-name="ce219" table:formula="of:=IF(LEN([.BD27])&gt;0;CONCATENATE(IF(LEN([.BD26])&gt;0;CONCATENATE([.AZ26];[.BA26];[.BB26];[.BC26];[.BD26];[.BE26]);[.AZ$34]);&quot;&quot;);&quot;&quot;)" office:value-type="string" office:string-value="} else if (KEYP_input&lt;KEYP_NONE_HYST_CAL){" calcext:value-type="string">
            <text:p>} else if (KEYP_input&lt;KEYP_NONE_HYST_CAL){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26])" office:value-type="string" office:string-value="GREEN" calcext:value-type="string">
            <text:p>GREEN</text:p>
          </table:table-cell>
          <table:table-cell table:formula="of:=IF(LEN([.$A26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26])=0;&quot;&quot;;CONCATENATE(&quot;&quot;;[.E$18]))" office:value-type="string" office:string-value="-----" calcext:value-type="string">
            <text:p>-----</text:p>
          </table:table-cell>
          <table:table-cell table:formula="of:=IF(LEN([.$A26])=0;&quot;&quot;;CONCATENATE(&quot;&quot;;[.F$18]))">
            <text:p/>
          </table:table-cell>
          <table:table-cell table:formula="of:=IF(LEN([.$A26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26])=0;&quot;&quot;;[.$A26]&amp;REPT(&quot; &quot;;20-LEN([.$A26])))" office:value-type="string" office:string-value="SELECT              " calcext:value-type="string">
            <text:p>SELECT <text:s text:c="13"/></text:p>
          </table:table-cell>
          <table:table-cell table:formula="of:=IF(LEN([.$A26])=0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LEN([.$A26])=0;&quot;&quot;;CONCATENATE(&quot;&quot;;[.J$18]))">
            <text:p/>
          </table:table-cell>
          <table:table-cell table:style-name="ce185" table:formula="of:=CONCATENATE([.D27];[.E27];[.F27];[.G27];[.H27];[.I27];[.J27])" office:value-type="string" office:string-value=" /*          -----|          SELECT                */" calcext:value-type="string">
            <text:p><text:s/>/* <text:s text:c="9"/>-----| <text:s text:c="9"/>SELECT <text:s text:c="15"/>*/</text:p>
          </table:table-cell>
          <table:table-cell table:number-columns-repeated="5"/>
          <table:table-cell table:style-name="ce24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5]" office:value-type="string" office:string-value="KEYP_range_unfilt" calcext:value-type="string">
            <text:p>KEYP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4]" office:value-type="string" office:string-value="KEYP_SELECT_HYST_CAL" calcext:value-type="string">
            <text:p>KEYP_SELECT_HYST_CAL</text:p>
          </table:table-cell>
          <table:table-cell office:value-type="string" calcext:value-type="string">
            <text:p>;</text:p>
          </table:table-cell>
          <table:table-cell table:style-name="ce219" table:formula="of:=IF(LEN([.BD27])&gt;0;CONCATENATE([.AZ27];[.BA27];[.BB27];[.BC27];[.BD27];[.BE27]);&quot;&quot;)" office:value-type="string" office:string-value="    KEYP_range_unfilt=KEYP_SELECT_HYST_CAL;" calcext:value-type="string">
            <text:p><text:s text:c="4"/>KEYP_range_unfilt=KEYP_SELECT_HYST_CAL;</text:p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27])" office:value-type="string" office:string-value="GREEN" calcext:value-type="string">
            <text:p>GREEN</text:p>
          </table:table-cell>
          <table:table-cell table:style-name="ce179" table:formula="of:=[.D29]" office:value-type="string" office:string-value=" /*          " calcext:value-type="string">
            <text:p><text:s/>/* <text:s text:c="9"/></text:p>
          </table:table-cell>
          <table:table-cell table:style-name="ce179" table:formula="of:=IF(LEN([.B26])&gt;0;IF(LEN([.B30])&gt;0;[GENCODE.E29];&quot;----&quot;);&quot;&quot;)" office:value-type="string" office:string-value=" 3.2" calcext:value-type="string">
            <text:p><text:s/>3.2</text:p>
          </table:table-cell>
          <table:table-cell table:style-name="ce179" table:formula="of:=IF(LEN([.B26])&gt;0;IF(LEN([.B30])&gt;0;[.F29];&quot;-&quot;);&quot;&quot;)" office:value-type="string" office:string-value="v" calcext:value-type="string">
            <text:p>v</text:p>
          </table:table-cell>
          <table:table-cell table:style-name="ce179" table:formula="of:=IF([.E28]&lt;&gt;&quot;----&quot;;IF(LEN([.$A26])=0;&quot;&quot;;IF(LEN([.$A30])=0;CONCATENATE(&quot;&quot;;[.G$20]);CONCATENATE(&quot;&quot;;[.G$19])));[.G27])" office:value-type="string" office:string-value="| - - - - - - - - - - - - - - -  */" calcext:value-type="string">
            <text:p>| - - - - - - - - - - - - - - - <text:s/>*/</text:p>
          </table:table-cell>
          <table:table-cell table:style-name="ce179" table:formula="of:=IF(LEN([.$A26])=0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LEN([.$A26])=0;&quot;&quot;;IF(LEN([.B30])&gt;0;&quot;&quot;;CONCATENATE(&quot;&quot;;[.I$23])))">
            <text:p/>
          </table:table-cell>
          <table:table-cell table:style-name="ce183" table:formula="of:=IF(LEN([.$A26])=0;&quot;&quot;;CONCATENATE(&quot;&quot;;[.J$17]))">
            <text:p/>
          </table:table-cell>
          <table:table-cell table:style-name="ce185" table:formula="of:=CONCATENATE([.D28];[.E28];[.F28];[.G28];[.H28];[.I28];[.J28])" office:value-type="string" office:string-value=" /*           3.2v| - - - - - - - - - - - - - - -  */                    " calcext:value-type="string">
            <text:p><text:s/>/* <text:s text:c="10"/>3.2v| - - - - - - - - - - - - - - - <text:s/>*/ <text:s text:c="19"/></text:p>
          </table:table-cell>
          <table:table-cell table:number-columns-repeated="4"/>
          <table:table-cell table:style-name="ce239" table:formula="of:==IF(LEN([.B30])&gt;0;[.E28]&amp;&quot; v&quot;;&quot;&quot;)" office:value-type="string" office:string-value=" 3.2 v" calcext:value-type="string">
            <text:p><text:s/>3.2 v</text:p>
          </table:table-cell>
          <table:table-cell table:style-name="ce245" table:formula="of:=CONCATENATE(&quot;&quot;;[.A26])" office:value-type="string" office:string-value="SELECT" calcext:value-type="string">
            <text:p>SELECT</text:p>
          </table:table-cell>
          <table:table-cell table:number-columns-repeated="34"/>
          <table:table-cell table:formula="of:=[.AZ26]" office:value-type="string" office:string-value="} else if (" calcext:value-type="string">
            <text:p>} else if (</text:p>
          </table:table-cell>
          <table:table-cell table:formula="of:=[.BA26]" office:value-type="string" office:string-value="KEYP_input" calcext:value-type="string">
            <text:p>KEYP_input</text:p>
          </table:table-cell>
          <table:table-cell table:formula="of:=[.BB26]" office:value-type="string" office:string-value="&lt;" calcext:value-type="string">
            <text:p>&lt;</text:p>
          </table:table-cell>
          <table:table-cell/>
          <table:table-cell table:formula="of:=[.BA12]">
            <text:p/>
          </table:table-cell>
          <table:table-cell office:value-type="string" calcext:value-type="string">
            <text:p>){</text:p>
          </table:table-cell>
          <table:table-cell table:style-name="ce219" table:formula="of:=IF(LEN([.BD29])&gt;0;CONCATENATE(IF(LEN([.BD28])&gt;0;CONCATENATE([.AZ28];[.BA28];[.BB28];[.BC28];[.BD28];[.BE28]);[.AZ$34]);&quot;&quot;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4"/>
          <table:table-cell table:style-name="ce167"/>
          <table:table-cell table:style-name="ce235" table:formula="of:=CONCATENATE(&quot;&quot;;[.C28])" office:value-type="string" office:string-value="GREEN" calcext:value-type="string">
            <text:p>GREEN</text:p>
          </table:table-cell>
          <table:table-cell table:style-name="ce167" table:formula="of:=IF(LEN([.$A26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IF([.B26]&lt;0;&quot; 0,0&quot;;CONCATENATE(REPT(&quot; &quot;;4-LEN(TEXT([.B26];&quot;0.0&quot;)));TEXT([.B26];&quot;0.0&quot;)))" office:value-type="string" office:string-value=" 3.0" calcext:value-type="string">
            <text:p><text:s/>3.0</text:p>
          </table:table-cell>
          <table:table-cell table:style-name="ce167" table:formula="of:=IF(LEN([.$A26])=0;&quot;&quot;;CONCATENATE(&quot;&quot;;[.F$19]))" office:value-type="string" office:string-value="v" calcext:value-type="string">
            <text:p>v</text:p>
          </table:table-cell>
          <table:table-cell table:style-name="ce181" table:formula="of:=IF(LEN([.$A26])=0;&quot;&quot;;IF(LEN([.$A30])=0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7" table:formula="of:=IF(LEN([.$A26])=0;&quot;&quot;;CONCATENATE(&quot;&quot;;[.H$19]))">
            <text:p/>
          </table:table-cell>
          <table:table-cell table:style-name="ce167" table:formula="of:=IF(LEN([.$A26])=0;&quot;&quot;;CONCATENATE(&quot;&quot;;[.I$19]))">
            <text:p/>
          </table:table-cell>
          <table:table-cell table:style-name="ce184" table:formula="of:=IF(LEN([.$A26])=0;&quot;&quot;;CONCATENATE(&quot;&quot;;[.J$19]))">
            <text:p/>
          </table:table-cell>
          <table:table-cell table:style-name="ce185" table:formula="of:=CONCATENATE([.D29];[.E29];[.F29];[.G29];[.H29];[.I29];[.J29])" office:value-type="string" office:string-value=" /*           3.0v| - - - - - - - - - - - - - - -  */" calcext:value-type="string">
            <text:p><text:s/>/* <text:s text:c="10"/>3.0v| - - - - - - - - - - - - - - - <text:s/>*/</text:p>
          </table:table-cell>
          <table:table-cell table:number-columns-repeated="4"/>
          <table:table-cell table:style-name="ce240" table:formula="of:=[.E29]&amp;&quot; v&quot;" office:value-type="string" office:string-value=" 3.0 v" calcext:value-type="string">
            <text:p><text:s/>3.0 v</text:p>
          </table:table-cell>
          <table:table-cell table:style-name="ce24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7]" office:value-type="string" office:string-value="KEYP_range_unfilt" calcext:value-type="string">
            <text:p>KEYP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8]">
            <text:p/>
          </table:table-cell>
          <table:table-cell office:value-type="string" calcext:value-type="string">
            <text:p>;</text:p>
          </table:table-cell>
          <table:table-cell table:style-name="ce219" table:formula="of:=IF(LEN([.BD29])&gt;0;CONCATENATE([.AZ29];[.BA29];[.BB29];[.BC29];[.BD29];[.BE29]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230" table:content-validation-name="val4" table:formula="of:=CONCATENATE(&quot;&quot;;[GENCODE.A30])" office:value-type="string" office:string-value="LEFT" calcext:value-type="string">
            <text:p>LEFT</text:p>
          </table:table-cell>
          <table:table-cell table:formula="of:=IF(LEN([.A30])&gt;0;VLOOKUP([.A30];[.$A$6:.$B$15];2;0);&quot;&quot;)" office:value-type="float" office:value="1.99941348973607" calcext:value-type="float">
            <text:p>1.99941348973607</text:p>
          </table:table-cell>
          <table:table-cell table:style-name="ce607" table:content-validation-name="val3" office:value-type="string" calcext:value-type="string">
            <text:p>YELLOW</text:p>
          </table:table-cell>
          <table:table-cell table:style-name="ce178" table:formula="of:=[.D31]" office:value-type="string" office:string-value=" /*          " calcext:value-type="string">
            <text:p><text:s/>/* <text:s text:c="9"/></text:p>
          </table:table-cell>
          <table:table-cell table:style-name="ce178" table:formula="of:=[.E31]" office:value-type="string" office:string-value="-----" calcext:value-type="string">
            <text:p>-----</text:p>
          </table:table-cell>
          <table:table-cell table:style-name="ce178" table:formula="of:=[.F31]">
            <text:p/>
          </table:table-cell>
          <table:table-cell table:style-name="ce178" table:formula="of:=[.G31]" office:value-type="string" office:string-value="|          " calcext:value-type="string">
            <text:p>| <text:s text:c="9"/></text:p>
          </table:table-cell>
          <table:table-cell table:style-name="ce178" table:formula="of:=IF(LEN([.$A30])=0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LEN([.$A30])=0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LEN([.$A30])=0;&quot;&quot;;CONCATENATE(&quot;&quot;;[.J$17]))">
            <text:p/>
          </table:table-cell>
          <table:table-cell table:style-name="ce185" table:formula="of:=CONCATENATE([.D30];[.E30];[.F30];[.G30];[.H30];[.I30];[.J3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47"/>
          <table:table-cell table:number-columns-repeated="34"/>
          <table:table-cell table:formula="of:=[.AZ28]" office:value-type="string" office:string-value="} else if (" calcext:value-type="string">
            <text:p>} else if (</text:p>
          </table:table-cell>
          <table:table-cell table:formula="of:=[.BA28]" office:value-type="string" office:string-value="KEYP_input" calcext:value-type="string">
            <text:p>KEYP_input</text:p>
          </table:table-cell>
          <table:table-cell table:formula="of:=[.BB28]" office:value-type="string" office:string-value="&lt;" calcext:value-type="string">
            <text:p>&lt;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style-name="ce219" table:formula="of:=IF(LEN([.BD31])&gt;0;CONCATENATE(IF(LEN([.BD30])&gt;0;CONCATENATE([.AZ30];[.BA30];[.BB30];[.BC30];[.BD30];[.BE30]);[.AZ$34]);&quot;&quot;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30])" office:value-type="string" office:string-value="YELLOW" calcext:value-type="string">
            <text:p>YELLOW</text:p>
          </table:table-cell>
          <table:table-cell table:formula="of:=IF(LEN([.$A30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30])=0;&quot;&quot;;CONCATENATE(&quot;&quot;;[.E$18]))" office:value-type="string" office:string-value="-----" calcext:value-type="string">
            <text:p>-----</text:p>
          </table:table-cell>
          <table:table-cell table:formula="of:=IF(LEN([.$A30])=0;&quot;&quot;;CONCATENATE(&quot;&quot;;[.F$18]))">
            <text:p/>
          </table:table-cell>
          <table:table-cell table:formula="of:=IF(LEN([.$A30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30])=0;&quot;&quot;;[.$A30]&amp;REPT(&quot; &quot;;20-LEN([.$A30])))" office:value-type="string" office:string-value="LEFT                " calcext:value-type="string">
            <text:p>LEFT <text:s text:c="15"/></text:p>
          </table:table-cell>
          <table:table-cell table:formula="of:=IF(LEN([.$A30])=0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LEN([.$A30])=0;&quot;&quot;;CONCATENATE(&quot;&quot;;[.J$18]))">
            <text:p/>
          </table:table-cell>
          <table:table-cell table:style-name="ce185" table:formula="of:=CONCATENATE([.D31];[.E31];[.F31];[.G31];[.H31];[.I31];[.J31])" office:value-type="string" office:string-value=" /*          -----|          LEFT                  */" calcext:value-type="string">
            <text:p><text:s/>/* <text:s text:c="9"/>-----| <text:s text:c="9"/>LEFT <text:s text:c="17"/>*/</text:p>
          </table:table-cell>
          <table:table-cell table:number-columns-repeated="5"/>
          <table:table-cell table:style-name="ce248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9]" office:value-type="string" office:string-value="KEYP_range_unfilt" calcext:value-type="string">
            <text:p>KEYP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style-name="ce219" table:formula="of:=IF(LEN([.BD31])&gt;0;CONCATENATE([.AZ31];[.BA31];[.BB31];[.BC31];[.BD31];[.BE31]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31])" office:value-type="string" office:string-value="YELLOW" calcext:value-type="string">
            <text:p>YELLOW</text:p>
          </table:table-cell>
          <table:table-cell table:style-name="ce179" table:formula="of:=[.D33]" office:value-type="string" office:string-value=" /*          " calcext:value-type="string">
            <text:p><text:s/>/* <text:s text:c="9"/></text:p>
          </table:table-cell>
          <table:table-cell table:style-name="ce179" table:formula="of:=IF(LEN([.B30])&gt;0;IF(LEN([.B34])&gt;0;[GENCODE.E33];&quot;----&quot;);&quot;&quot;)" office:value-type="string" office:string-value=" 2.2" calcext:value-type="string">
            <text:p><text:s/>2.2</text:p>
          </table:table-cell>
          <table:table-cell table:style-name="ce179" table:formula="of:=IF(LEN([.B30])&gt;0;IF(LEN([.B34])&gt;0;[.F33];&quot;-&quot;);&quot;&quot;)" office:value-type="string" office:string-value="v" calcext:value-type="string">
            <text:p>v</text:p>
          </table:table-cell>
          <table:table-cell table:style-name="ce179" table:formula="of:=IF([.E32]&lt;&gt;&quot;----&quot;;IF(LEN([.$A30])=0;&quot;&quot;;IF(LEN([.$A34])=0;CONCATENATE(&quot;&quot;;[.G$20]);CONCATENATE(&quot;&quot;;[.G$19])));[.G31])" office:value-type="string" office:string-value="| - - - - - - - - - - - - - - -  */" calcext:value-type="string">
            <text:p>| - - - - - - - - - - - - - - - <text:s/>*/</text:p>
          </table:table-cell>
          <table:table-cell table:style-name="ce179" table:formula="of:=IF(LEN([.$A30])=0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LEN([.$A30])=0;&quot;&quot;;IF(LEN([.B34])&gt;0;&quot;&quot;;CONCATENATE(&quot;&quot;;[.I$23])))">
            <text:p/>
          </table:table-cell>
          <table:table-cell table:style-name="ce183" table:formula="of:=IF(LEN([.$A30])=0;&quot;&quot;;CONCATENATE(&quot;&quot;;[.J$17]))">
            <text:p/>
          </table:table-cell>
          <table:table-cell table:style-name="ce185" table:formula="of:=CONCATENATE([.D32];[.E32];[.F32];[.G32];[.H32];[.I32];[.J32])" office:value-type="string" office:string-value=" /*           2.2v| - - - - - - - - - - - - - - -  */                    " calcext:value-type="string">
            <text:p><text:s/>/* <text:s text:c="10"/>2.2v| - - - - - - - - - - - - - - - <text:s/>*/ <text:s text:c="19"/></text:p>
          </table:table-cell>
          <table:table-cell table:number-columns-repeated="4"/>
          <table:table-cell table:style-name="ce239" table:formula="of:==IF(LEN([.B34])&gt;0;[.E32]&amp;&quot; v&quot;;&quot;&quot;)" office:value-type="string" office:string-value=" 2.2 v" calcext:value-type="string">
            <text:p><text:s/>2.2 v</text:p>
          </table:table-cell>
          <table:table-cell table:style-name="ce245" table:formula="of:=CONCATENATE(&quot;&quot;;[.A30])" office:value-type="string" office:string-value="LEFT" calcext:value-type="string">
            <text:p>LEFT</text:p>
          </table:table-cell>
          <table:table-cell table:number-columns-repeated="34"/>
          <table:table-cell table:formula="of:=[.AZ30]" office:value-type="string" office:string-value="} else if (" calcext:value-type="string">
            <text:p>} else if (</text:p>
          </table:table-cell>
          <table:table-cell table:formula="of:=[.BA30]" office:value-type="string" office:string-value="KEYP_input" calcext:value-type="string">
            <text:p>KEYP_input</text:p>
          </table:table-cell>
          <table:table-cell table:formula="of:=[.BB30]" office:value-type="string" office:string-value="&lt;" calcext:value-type="string">
            <text:p>&lt;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style-name="ce219" table:formula="of:=IF(LEN([.BD33])&gt;0;CONCATENATE(IF(LEN([.BD32])&gt;0;CONCATENATE([.AZ32];[.BA32];[.BB32];[.BC32];[.BD32];[.BE32]);[.AZ$34]);&quot;&quot;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4"/>
          <table:table-cell table:style-name="ce167"/>
          <table:table-cell table:style-name="ce235" table:formula="of:=CONCATENATE(&quot;&quot;;[.C32])" office:value-type="string" office:string-value="YELLOW" calcext:value-type="string">
            <text:p>YELLOW</text:p>
          </table:table-cell>
          <table:table-cell table:style-name="ce167" table:formula="of:=IF(LEN([.$A30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IF([.B30]&lt;0;&quot; 0,0&quot;;CONCATENATE(REPT(&quot; &quot;;4-LEN(TEXT([.B30];&quot;0.0&quot;)));TEXT([.B30];&quot;0.0&quot;)))" office:value-type="string" office:string-value=" 2.0" calcext:value-type="string">
            <text:p><text:s/>2.0</text:p>
          </table:table-cell>
          <table:table-cell table:style-name="ce167" table:formula="of:=IF(LEN([.$A30])=0;&quot;&quot;;CONCATENATE(&quot;&quot;;[.F$19]))" office:value-type="string" office:string-value="v" calcext:value-type="string">
            <text:p>v</text:p>
          </table:table-cell>
          <table:table-cell table:style-name="ce181" table:formula="of:=IF(LEN([.$A30])=0;&quot;&quot;;IF(LEN([.$A34])=0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7" table:formula="of:=IF(LEN([.$A30])=0;&quot;&quot;;CONCATENATE(&quot;&quot;;[.H$19]))">
            <text:p/>
          </table:table-cell>
          <table:table-cell table:style-name="ce167" table:formula="of:=IF(LEN([.$A30])=0;&quot;&quot;;CONCATENATE(&quot;&quot;;[.I$19]))">
            <text:p/>
          </table:table-cell>
          <table:table-cell table:style-name="ce184" table:formula="of:=IF(LEN([.$A30])=0;&quot;&quot;;CONCATENATE(&quot;&quot;;[.J$19]))">
            <text:p/>
          </table:table-cell>
          <table:table-cell table:style-name="ce185" table:formula="of:=CONCATENATE([.D33];[.E33];[.F33];[.G33];[.H33];[.I33];[.J33])" office:value-type="string" office:string-value=" /*           2.0v| - - - - - - - - - - - - - - -  */" calcext:value-type="string">
            <text:p><text:s/>/* <text:s text:c="10"/>2.0v| - - - - - - - - - - - - - - - <text:s/>*/</text:p>
          </table:table-cell>
          <table:table-cell table:number-columns-repeated="4"/>
          <table:table-cell table:style-name="ce240" table:formula="of:=[.E33]&amp;&quot; v&quot;" office:value-type="string" office:string-value=" 2.0 v" calcext:value-type="string">
            <text:p><text:s/>2.0 v</text:p>
          </table:table-cell>
          <table:table-cell table:style-name="ce24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1]" office:value-type="string" office:string-value="KEYP_range_unfilt" calcext:value-type="string">
            <text:p>KEYP_range_unfilt</text:p>
          </table:table-cell>
          <table:table-cell office:value-type="string" calcext:value-type="string">
            <text:p>=</text:p>
          </table:table-cell>
          <table:table-cell/>
          <table:table-cell table:formula="of:=[.BD32]">
            <text:p/>
          </table:table-cell>
          <table:table-cell office:value-type="string" calcext:value-type="string">
            <text:p>;</text:p>
          </table:table-cell>
          <table:table-cell table:style-name="ce219" table:formula="of:=IF(LEN([.BD33])&gt;0;CONCATENATE([.AZ33];[.BA33];[.BB33];[.BC33];[.BD33];[.BE33]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230" table:content-validation-name="val4" table:formula="of:=CONCATENATE(&quot;&quot;;[GENCODE.A34])" office:value-type="string" office:string-value="DOWN" calcext:value-type="string">
            <text:p>DOWN</text:p>
          </table:table-cell>
          <table:table-cell table:formula="of:=IF(LEN([.A34])&gt;0;VLOOKUP([.A34];[.$A$6:.$B$15];2;0);&quot;&quot;)" office:value-type="float" office:value="1.02189638318671" calcext:value-type="float">
            <text:p>1.02189638318671</text:p>
          </table:table-cell>
          <table:table-cell table:style-name="ce607" table:content-validation-name="val3" office:value-type="string" calcext:value-type="string">
            <text:p>GREEN</text:p>
          </table:table-cell>
          <table:table-cell table:style-name="ce178" table:formula="of:=[.D35]" office:value-type="string" office:string-value=" /*          " calcext:value-type="string">
            <text:p><text:s/>/* <text:s text:c="9"/></text:p>
          </table:table-cell>
          <table:table-cell table:style-name="ce178" table:formula="of:=[.E35]" office:value-type="string" office:string-value="-----" calcext:value-type="string">
            <text:p>-----</text:p>
          </table:table-cell>
          <table:table-cell table:style-name="ce178" table:formula="of:=[.F35]">
            <text:p/>
          </table:table-cell>
          <table:table-cell table:style-name="ce178" table:formula="of:=[.G35]" office:value-type="string" office:string-value="|          " calcext:value-type="string">
            <text:p>| <text:s text:c="9"/></text:p>
          </table:table-cell>
          <table:table-cell table:style-name="ce178" table:formula="of:=IF(LEN([.$A34])=0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LEN([.$A34])=0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LEN([.$A34])=0;&quot;&quot;;CONCATENATE(&quot;&quot;;[.J$17]))">
            <text:p/>
          </table:table-cell>
          <table:table-cell table:style-name="ce185" table:formula="of:=CONCATENATE([.D34];[.E34];[.F34];[.G34];[.H34];[.I34];[.J3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47"/>
          <table:table-cell table:number-columns-repeated="34"/>
          <table:table-cell office:value-type="string" calcext:value-type="string">
            <text:p>} else {</text:p>
          </table:table-cell>
          <table:table-cell table:number-columns-repeated="5"/>
          <table:table-cell table:style-name="ce219" table:formula="of:=IF(LEN([.BD35])&gt;0;CONCATENATE(IF(LEN([.BD34])&gt;0;CONCATENATE([.AZ34];[.BA34];[.BB34];[.BC34];[.BD34];[.BE34]);[.AZ$34]);&quot;&quot;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34])" office:value-type="string" office:string-value="GREEN" calcext:value-type="string">
            <text:p>GREEN</text:p>
          </table:table-cell>
          <table:table-cell table:formula="of:=IF(LEN([.$A34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34])=0;&quot;&quot;;CONCATENATE(&quot;&quot;;[.E$18]))" office:value-type="string" office:string-value="-----" calcext:value-type="string">
            <text:p>-----</text:p>
          </table:table-cell>
          <table:table-cell table:formula="of:=IF(LEN([.$A34])=0;&quot;&quot;;CONCATENATE(&quot;&quot;;[.F$18]))">
            <text:p/>
          </table:table-cell>
          <table:table-cell table:formula="of:=IF(LEN([.$A34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34])=0;&quot;&quot;;[.$A34]&amp;REPT(&quot; &quot;;20-LEN([.$A34])))" office:value-type="string" office:string-value="DOWN                " calcext:value-type="string">
            <text:p>DOWN <text:s text:c="15"/></text:p>
          </table:table-cell>
          <table:table-cell table:formula="of:=IF(LEN([.$A34])=0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LEN([.$A34])=0;&quot;&quot;;CONCATENATE(&quot;&quot;;[.J$18]))">
            <text:p/>
          </table:table-cell>
          <table:table-cell table:style-name="ce185" table:formula="of:=CONCATENATE([.D35];[.E35];[.F35];[.G35];[.H35];[.I35];[.J35])" office:value-type="string" office:string-value=" /*          -----|          DOWN                  */" calcext:value-type="string">
            <text:p><text:s/>/* <text:s text:c="9"/>-----| <text:s text:c="9"/>DOWN <text:s text:c="17"/>*/</text:p>
          </table:table-cell>
          <table:table-cell table:number-columns-repeated="5"/>
          <table:table-cell table:style-name="ce24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3]" office:value-type="string" office:string-value="KEYP_range_unfilt" calcext:value-type="string">
            <text:p>KEYP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style-name="ce219" table:formula="of:=IF(LEN([.BD35])&gt;0;CONCATENATE([.AZ35];[.BA35];[.BB35];[.BC35];[.BD35];[.BE35]);&quot;&quot;)">
            <text:p/>
          </table:table-cell>
          <table:table-cell table:style-name="ce223" table:number-columns-repeated="2"/>
          <table:table-cell table:style-name="ce226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35])" office:value-type="string" office:string-value="GREEN" calcext:value-type="string">
            <text:p>GREEN</text:p>
          </table:table-cell>
          <table:table-cell table:style-name="ce179" table:formula="of:=[.D37]" office:value-type="string" office:string-value=" /*          " calcext:value-type="string">
            <text:p><text:s/>/* <text:s text:c="9"/></text:p>
          </table:table-cell>
          <table:table-cell table:style-name="ce179" table:formula="of:=IF(LEN([.B34])&gt;0;IF(LEN([.B38])&gt;0;[GENCODE.E37];&quot;----&quot;);&quot;&quot;)" office:value-type="string" office:string-value=" 1.2" calcext:value-type="string">
            <text:p><text:s/>1.2</text:p>
          </table:table-cell>
          <table:table-cell table:style-name="ce179" table:formula="of:=IF(LEN([.B34])&gt;0;IF(LEN([.B38])&gt;0;[.F37];&quot;-&quot;);&quot;&quot;)" office:value-type="string" office:string-value="v" calcext:value-type="string">
            <text:p>v</text:p>
          </table:table-cell>
          <table:table-cell table:style-name="ce179" table:formula="of:=IF([.E36]&lt;&gt;&quot;----&quot;;IF(LEN([.$A34])=0;&quot;&quot;;IF(LEN([.$A38])=0;CONCATENATE(&quot;&quot;;[.G$20]);CONCATENATE(&quot;&quot;;[.G$19])));[.G35])" office:value-type="string" office:string-value="| - - - - - - - - - - - - - - -  */" calcext:value-type="string">
            <text:p>| - - - - - - - - - - - - - - - <text:s/>*/</text:p>
          </table:table-cell>
          <table:table-cell table:style-name="ce179" table:formula="of:=IF(LEN([.$A34])=0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LEN([.$A34])=0;&quot;&quot;;IF(LEN([.B38])&gt;0;&quot;&quot;;CONCATENATE(&quot;&quot;;[.I$23])))">
            <text:p/>
          </table:table-cell>
          <table:table-cell table:style-name="ce183" table:formula="of:=IF(LEN([.$A34])=0;&quot;&quot;;CONCATENATE(&quot;&quot;;[.J$17]))">
            <text:p/>
          </table:table-cell>
          <table:table-cell table:style-name="ce185" table:formula="of:=CONCATENATE([.D36];[.E36];[.F36];[.G36];[.H36];[.I36];[.J36])" office:value-type="string" office:string-value=" /*           1.2v| - - - - - - - - - - - - - - -  */                    " calcext:value-type="string">
            <text:p><text:s/>/* <text:s text:c="10"/>1.2v| - - - - - - - - - - - - - - - <text:s/>*/ <text:s text:c="19"/></text:p>
          </table:table-cell>
          <table:table-cell table:number-columns-repeated="4"/>
          <table:table-cell table:style-name="ce241" table:formula="of:==IF(LEN([.B38])&gt;0;[.E36]&amp;&quot; v&quot;;&quot;&quot;)" office:value-type="string" office:string-value=" 1.2 v" calcext:value-type="string">
            <text:p><text:s/>1.2 v</text:p>
          </table:table-cell>
          <table:table-cell table:style-name="ce245" table:formula="of:=CONCATENATE(&quot;&quot;;[.A34])" office:value-type="string" office:string-value="DOWN" calcext:value-type="string">
            <text:p>DOWN</text:p>
          </table:table-cell>
          <table:table-cell table:number-columns-repeated="34"/>
          <table:table-cell office:value-type="string" calcext:value-type="string">
            <text:p>}</text:p>
          </table:table-cell>
          <table:table-cell table:number-columns-repeated="5"/>
          <table:table-cell table:style-name="ce220" table:formula="of:=[.AZ36]" office:value-type="string" office:string-value="}" calcext:value-type="string">
            <text:p>}</text:p>
          </table:table-cell>
          <table:table-cell table:style-name="ce224" table:number-columns-repeated="2"/>
          <table:table-cell table:style-name="ce227"/>
          <table:table-cell table:number-columns-repeated="961"/>
        </table:table-row>
        <table:table-row table:style-name="ro5">
          <table:table-cell table:style-name="ce164"/>
          <table:table-cell table:style-name="ce167"/>
          <table:table-cell table:style-name="ce235" table:formula="of:=CONCATENATE(&quot;&quot;;[.C36])" office:value-type="string" office:string-value="GREEN" calcext:value-type="string">
            <text:p>GREEN</text:p>
          </table:table-cell>
          <table:table-cell table:style-name="ce167" table:formula="of:=IF(LEN([.$A34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IF([.B34]&lt;0;&quot; 0,0&quot;;CONCATENATE(REPT(&quot; &quot;;4-LEN(TEXT([.B34];&quot;0.0&quot;)));TEXT([.B34];&quot;0.0&quot;)))" office:value-type="string" office:string-value=" 1.0" calcext:value-type="string">
            <text:p><text:s/>1.0</text:p>
          </table:table-cell>
          <table:table-cell table:style-name="ce167" table:formula="of:=IF(LEN([.$A34])=0;&quot;&quot;;CONCATENATE(&quot;&quot;;[.F$19]))" office:value-type="string" office:string-value="v" calcext:value-type="string">
            <text:p>v</text:p>
          </table:table-cell>
          <table:table-cell table:style-name="ce181" table:formula="of:=IF(LEN([.$A34])=0;&quot;&quot;;IF(LEN([.$A38])=0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7" table:formula="of:=IF(LEN([.$A34])=0;&quot;&quot;;CONCATENATE(&quot;&quot;;[.H$19]))">
            <text:p/>
          </table:table-cell>
          <table:table-cell table:style-name="ce167" table:formula="of:=IF(LEN([.$A34])=0;&quot;&quot;;CONCATENATE(&quot;&quot;;[.I$19]))">
            <text:p/>
          </table:table-cell>
          <table:table-cell table:style-name="ce184" table:formula="of:=IF(LEN([.$A34])=0;&quot;&quot;;CONCATENATE(&quot;&quot;;[.J$19]))">
            <text:p/>
          </table:table-cell>
          <table:table-cell table:style-name="ce185" table:formula="of:=CONCATENATE([.D37];[.E37];[.F37];[.G37];[.H37];[.I37];[.J37])" office:value-type="string" office:string-value=" /*           1.0v| - - - - - - - - - - - - - - -  */" calcext:value-type="string">
            <text:p><text:s/>/* <text:s text:c="10"/>1.0v| - - - - - - - - - - - - - - - <text:s/>*/</text:p>
          </table:table-cell>
          <table:table-cell table:number-columns-repeated="4"/>
          <table:table-cell table:style-name="ce240" table:formula="of:=[.E37]&amp;&quot; v&quot;" office:value-type="string" office:string-value=" 1.0 v" calcext:value-type="string">
            <text:p><text:s/>1.0 v</text:p>
          </table:table-cell>
          <table:table-cell table:style-name="ce246"/>
          <table:table-cell table:number-columns-repeated="1005"/>
        </table:table-row>
        <table:table-row table:style-name="ro5">
          <table:table-cell table:style-name="ce230" table:content-validation-name="val4" table:formula="of:=CONCATENATE(&quot;&quot;;[GENCODE.A38])" office:value-type="string" office:string-value="UP" calcext:value-type="string">
            <text:p>UP</text:p>
          </table:table-cell>
          <table:table-cell table:style-name="ce407" table:formula="of:=IF(LEN([.A38])&gt;0;VLOOKUP([.A38];[.$A$6:.$B$15];2;0);&quot;&quot;)" office:value-type="float" office:value="0.0443792766373412" calcext:value-type="float">
            <text:p>0.044379276637341</text:p>
          </table:table-cell>
          <table:table-cell table:style-name="ce607" table:content-validation-name="val3" office:value-type="string" calcext:value-type="string">
            <text:p>YELLOW</text:p>
          </table:table-cell>
          <table:table-cell table:style-name="ce178" table:formula="of:=[.D39]" office:value-type="string" office:string-value=" /*          " calcext:value-type="string">
            <text:p><text:s/>/* <text:s text:c="9"/></text:p>
          </table:table-cell>
          <table:table-cell table:style-name="ce178" table:formula="of:=[.E39]" office:value-type="string" office:string-value="-----" calcext:value-type="string">
            <text:p>-----</text:p>
          </table:table-cell>
          <table:table-cell table:style-name="ce178" table:formula="of:=[.F39]">
            <text:p/>
          </table:table-cell>
          <table:table-cell table:style-name="ce178" table:formula="of:=[.G39]" office:value-type="string" office:string-value="|          " calcext:value-type="string">
            <text:p>| <text:s text:c="9"/></text:p>
          </table:table-cell>
          <table:table-cell table:style-name="ce178" table:formula="of:=IF(LEN([.$A38])=0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LEN([.$A38])=0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LEN([.$A38])=0;&quot;&quot;;CONCATENATE(&quot;&quot;;[.J$17]))">
            <text:p/>
          </table:table-cell>
          <table:table-cell table:style-name="ce185" table:formula="of:=CONCATENATE([.D38];[.E38];[.F38];[.G38];[.H38];[.I38];[.J38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47"/>
          <table:table-cell table:number-columns-repeated="1005"/>
        </table:table-row>
        <table:table-row table:style-name="ro5">
          <table:table-cell table:style-name="ce163"/>
          <table:table-cell/>
          <table:table-cell table:style-name="ce235" table:formula="of:=CONCATENATE(&quot;&quot;;[.C38])" office:value-type="string" office:string-value="YELLOW" calcext:value-type="string">
            <text:p>YELLOW</text:p>
          </table:table-cell>
          <table:table-cell table:formula="of:=IF(LEN([.$A38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38])=0;&quot;&quot;;CONCATENATE(&quot;&quot;;[.E$18]))" office:value-type="string" office:string-value="-----" calcext:value-type="string">
            <text:p>-----</text:p>
          </table:table-cell>
          <table:table-cell table:formula="of:=IF(LEN([.$A38])=0;&quot;&quot;;CONCATENATE(&quot;&quot;;[.F$18]))">
            <text:p/>
          </table:table-cell>
          <table:table-cell table:formula="of:=IF(LEN([.$A38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38])=0;&quot;&quot;;[.$A38]&amp;REPT(&quot; &quot;;20-LEN([.$A38])))" office:value-type="string" office:string-value="UP                  " calcext:value-type="string">
            <text:p>UP <text:s text:c="17"/></text:p>
          </table:table-cell>
          <table:table-cell table:formula="of:=IF(LEN([.$A38])=0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LEN([.$A38])=0;&quot;&quot;;CONCATENATE(&quot;&quot;;[.J$18]))">
            <text:p/>
          </table:table-cell>
          <table:table-cell table:style-name="ce185" table:formula="of:=CONCATENATE([.D39];[.E39];[.F39];[.G39];[.H39];[.I39];[.J39])" office:value-type="string" office:string-value=" /*          -----|          UP                    */" calcext:value-type="string">
            <text:p><text:s/>/* <text:s text:c="9"/>-----| <text:s text:c="9"/>UP <text:s text:c="19"/>*/</text:p>
          </table:table-cell>
          <table:table-cell table:number-columns-repeated="5"/>
          <table:table-cell table:style-name="ce244"/>
          <table:table-cell table:number-columns-repeated="1005"/>
        </table:table-row>
        <table:table-row table:style-name="ro5">
          <table:table-cell table:style-name="ce163"/>
          <table:table-cell/>
          <table:table-cell table:style-name="ce235" table:formula="of:=CONCATENATE(&quot;&quot;;[.C39])" office:value-type="string" office:string-value="YELLOW" calcext:value-type="string">
            <text:p>YELLOW</text:p>
          </table:table-cell>
          <table:table-cell table:style-name="ce179" table:formula="of:=[.D41]" office:value-type="string" office:string-value=" /*          " calcext:value-type="string">
            <text:p><text:s/>/* <text:s text:c="9"/></text:p>
          </table:table-cell>
          <table:table-cell table:style-name="ce179" table:formula="of:=IF(LEN([.B38])&gt;0;IF(LEN([.B42])&gt;0;[GENCODE.E41];&quot;----&quot;);&quot;&quot;)" office:value-type="string" office:string-value=" 0.2" calcext:value-type="string">
            <text:p><text:s/>0.2</text:p>
          </table:table-cell>
          <table:table-cell table:style-name="ce179" table:formula="of:=IF(LEN([.B38])&gt;0;IF(LEN([.B42])&gt;0;[.F41];&quot;-&quot;);&quot;&quot;)" office:value-type="string" office:string-value="v" calcext:value-type="string">
            <text:p>v</text:p>
          </table:table-cell>
          <table:table-cell table:style-name="ce179" table:formula="of:=IF([.E40]&lt;&gt;&quot;----&quot;;IF(LEN([.$A38])=0;&quot;&quot;;IF(LEN([.$A42])=0;CONCATENATE(&quot;&quot;;[.G$20]);CONCATENATE(&quot;&quot;;[.G$19])));[.G39])" office:value-type="string" office:string-value="| - - - - - - - - - - - - - - -  */" calcext:value-type="string">
            <text:p>| - - - - - - - - - - - - - - - <text:s/>*/</text:p>
          </table:table-cell>
          <table:table-cell table:style-name="ce179" table:formula="of:=IF(LEN([.$A38])=0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LEN([.$A38])=0;&quot;&quot;;IF(LEN([.B42])&gt;0;&quot;&quot;;CONCATENATE(&quot;&quot;;[.I$23])))">
            <text:p/>
          </table:table-cell>
          <table:table-cell table:style-name="ce183" table:formula="of:=IF(LEN([.$A38])=0;&quot;&quot;;CONCATENATE(&quot;&quot;;[.J$17]))">
            <text:p/>
          </table:table-cell>
          <table:table-cell table:style-name="ce185" table:formula="of:=CONCATENATE([.D40];[.E40];[.F40];[.G40];[.H40];[.I40];[.J40])" office:value-type="string" office:string-value=" /*           0.2v| - - - - - - - - - - - - - - -  */                    " calcext:value-type="string">
            <text:p><text:s/>/* <text:s text:c="10"/>0.2v| - - - - - - - - - - - - - - - <text:s/>*/ <text:s text:c="19"/></text:p>
          </table:table-cell>
          <table:table-cell table:number-columns-repeated="4"/>
          <table:table-cell table:style-name="ce239" table:formula="of:==IF(LEN([.B42])&gt;0;[.E40]&amp;&quot; v&quot;;&quot;&quot;)" office:value-type="string" office:string-value=" 0.2 v" calcext:value-type="string">
            <text:p><text:s/>0.2 v</text:p>
          </table:table-cell>
          <table:table-cell table:style-name="ce245" table:formula="of:=CONCATENATE(&quot;&quot;;[.A38])" office:value-type="string" office:string-value="UP" calcext:value-type="string">
            <text:p>UP</text:p>
          </table:table-cell>
          <table:table-cell table:number-columns-repeated="1005"/>
        </table:table-row>
        <table:table-row table:style-name="ro5">
          <table:table-cell table:style-name="ce164"/>
          <table:table-cell table:style-name="ce167"/>
          <table:table-cell table:style-name="ce235" table:formula="of:=CONCATENATE(&quot;&quot;;[.C40])" office:value-type="string" office:string-value="YELLOW" calcext:value-type="string">
            <text:p>YELLOW</text:p>
          </table:table-cell>
          <table:table-cell table:style-name="ce167" table:formula="of:=IF(LEN([.$A38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IF([.B38]&lt;0;&quot; 0,0&quot;;CONCATENATE(REPT(&quot; &quot;;4-LEN(TEXT([.B38];&quot;0.0&quot;)));TEXT([.B38];&quot;0.0&quot;)))" office:value-type="string" office:string-value=" 0.0" calcext:value-type="string">
            <text:p><text:s/>0.0</text:p>
          </table:table-cell>
          <table:table-cell table:style-name="ce167" table:formula="of:=IF(LEN([.$A38])=0;&quot;&quot;;CONCATENATE(&quot;&quot;;[.F$19]))" office:value-type="string" office:string-value="v" calcext:value-type="string">
            <text:p>v</text:p>
          </table:table-cell>
          <table:table-cell table:style-name="ce181" table:formula="of:=IF(LEN([.$A38])=0;&quot;&quot;;IF(LEN([.$A42])=0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67" table:formula="of:=IF(LEN([.$A38])=0;&quot;&quot;;CONCATENATE(&quot;&quot;;[.H$19]))">
            <text:p/>
          </table:table-cell>
          <table:table-cell table:style-name="ce167" table:formula="of:=IF(LEN([.$A38])=0;&quot;&quot;;CONCATENATE(&quot;&quot;;[.I$19]))">
            <text:p/>
          </table:table-cell>
          <table:table-cell table:style-name="ce184" table:formula="of:=IF(LEN([.$A38])=0;&quot;&quot;;CONCATENATE(&quot;&quot;;[.J$19]))">
            <text:p/>
          </table:table-cell>
          <table:table-cell table:style-name="ce185" table:formula="of:=CONCATENATE([.D41];[.E41];[.F41];[.G41];[.H41];[.I41];[.J41])" office:value-type="string" office:string-value=" /*           0.0v| - - - - - - - - - - - - - - -  */" calcext:value-type="string">
            <text:p><text:s/>/* <text:s text:c="10"/>0.0v| - - - - - - - - - - - - - - - <text:s/>*/</text:p>
          </table:table-cell>
          <table:table-cell table:number-columns-repeated="4"/>
          <table:table-cell table:style-name="ce240" table:formula="of:=[.E41]&amp;&quot; v&quot;" office:value-type="string" office:string-value=" 0.0 v" calcext:value-type="string">
            <text:p><text:s/>0.0 v</text:p>
          </table:table-cell>
          <table:table-cell table:style-name="ce246"/>
          <table:table-cell table:number-columns-repeated="34"/>
          <table:table-cell office:value-type="string" calcext:value-type="string">
            <text:p>if (s1_range_unfil&gt;s1_final_range_unfilt){</text:p>
          </table:table-cell>
          <table:table-cell table:number-columns-repeated="5"/>
          <table:table-cell table:style-name="ce251" table:formula="of:=CONCATENATE([.AY41];[.AZ41];[.BA41];[.BB41];[.BC41];[.BD41])" office:value-type="string" office:string-value="if (s1_range_unfil&gt;s1_final_range_unfilt){" calcext:value-type="string">
            <text:p>if (s1_range_unfil&gt;s1_final_range_unfilt){</text:p>
          </table:table-cell>
          <table:table-cell table:style-name="ce254" table:number-columns-repeated="2"/>
          <table:table-cell table:style-name="ce257"/>
          <table:table-cell table:number-columns-repeated="961"/>
        </table:table-row>
        <table:table-row table:style-name="ro5">
          <table:table-cell table:style-name="ce231" table:content-validation-name="val4" table:formula="of:=CONCATENATE(&quot;&quot;;[GENCODE.A42])" office:value-type="string" office:string-value="RIGHT" calcext:value-type="string">
            <text:p>RIGHT</text:p>
          </table:table-cell>
          <table:table-cell table:style-name="ce179" table:formula="of:=IF(LEN([.A42])&gt;0;VLOOKUP([.A42];[.$A$6:.$B$15];2;0);&quot;&quot;)" office:value-type="float" office:value="-0.2" calcext:value-type="float">
            <text:p>-0.2</text:p>
          </table:table-cell>
          <table:table-cell table:style-name="ce607" table:content-validation-name="val3" office:value-type="string" calcext:value-type="string">
            <text:p>GREEN</text:p>
          </table:table-cell>
          <table:table-cell table:style-name="ce178" table:formula="of:=[.D43]" office:value-type="string" office:string-value=" /*          " calcext:value-type="string">
            <text:p><text:s/>/* <text:s text:c="9"/></text:p>
          </table:table-cell>
          <table:table-cell table:style-name="ce178" table:formula="of:=[.E43]" office:value-type="string" office:string-value="-----" calcext:value-type="string">
            <text:p>-----</text:p>
          </table:table-cell>
          <table:table-cell table:style-name="ce178" table:formula="of:=[.F43]">
            <text:p/>
          </table:table-cell>
          <table:table-cell table:style-name="ce178" table:formula="of:=[.G43]" office:value-type="string" office:string-value="|          " calcext:value-type="string">
            <text:p>| <text:s text:c="9"/></text:p>
          </table:table-cell>
          <table:table-cell table:style-name="ce178" table:formula="of:=IF(LEN([.$A42])=0;&quot;&quot;;REPT(&quot; &quot;;20))" office:value-type="string" office:string-value="                    " calcext:value-type="string">
            <text:p><text:s text:c="20"/></text:p>
          </table:table-cell>
          <table:table-cell table:style-name="ce178" table:formula="of:=IF(LEN([.$A42])=0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LEN([.$A42])=0;&quot;&quot;;CONCATENATE(&quot;&quot;;[.J$17]))">
            <text:p/>
          </table:table-cell>
          <table:table-cell table:style-name="ce185" table:formula="of:=CONCATENATE([.D42];[.E42];[.F42];[.G42];[.H42];[.I42];[.J4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49"/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if (s1_range_hyst_unfilt&gt;s1_final_range_unfilt){</text:p>
          </table:table-cell>
          <table:table-cell table:number-columns-repeated="4"/>
          <table:table-cell table:style-name="ce252" table:formula="of:=CONCATENATE([.AY42];[.AZ42];[.BA42];[.BB42];[.BC42];[.BD42])" office:value-type="string" office:string-value="    if (s1_range_hyst_unfilt&gt;s1_final_range_unfilt){" calcext:value-type="string">
            <text:p><text:s text:c="4"/>if (s1_range_hyst_unfilt&gt;s1_final_range_unfilt){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style-name="ce179" table:number-columns-repeated="2"/>
          <table:table-cell table:style-name="ce235" table:formula="of:=CONCATENATE(&quot;&quot;;[.C42])" office:value-type="string" office:string-value="GREEN" calcext:value-type="string">
            <text:p>GREEN</text:p>
          </table:table-cell>
          <table:table-cell table:formula="of:=IF(LEN([.$A42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42])=0;&quot;&quot;;CONCATENATE(&quot;&quot;;[.E$18]))" office:value-type="string" office:string-value="-----" calcext:value-type="string">
            <text:p>-----</text:p>
          </table:table-cell>
          <table:table-cell table:formula="of:=IF(LEN([.$A42])=0;&quot;&quot;;CONCATENATE(&quot;&quot;;[.F$18]))">
            <text:p/>
          </table:table-cell>
          <table:table-cell table:formula="of:=IF(LEN([.$A42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42])=0;&quot;&quot;;[.$A42]&amp;REPT(&quot; &quot;;20-LEN([.$A42])))" office:value-type="string" office:string-value="RIGHT               " calcext:value-type="string">
            <text:p>RIGHT <text:s text:c="14"/></text:p>
          </table:table-cell>
          <table:table-cell table:formula="of:=IF(LEN([.$A42])=0;&quot;&quot;;CONCATENATE(&quot;&quot;;[.I$18]))" office:value-type="string" office:string-value="  */" calcext:value-type="string">
            <text:p><text:s text:c="2"/>*/</text:p>
          </table:table-cell>
          <table:table-cell table:style-name="ce183" table:formula="of:=IF(LEN([.$A42])=0;&quot;&quot;;CONCATENATE(&quot;&quot;;[.J$18]))">
            <text:p/>
          </table:table-cell>
          <table:table-cell table:style-name="ce185" table:formula="of:=CONCATENATE([.D43];[.E43];[.F43];[.G43];[.H43];[.I43];[.J43])" office:value-type="string" office:string-value=" /*          -----|          RIGHT                 */" calcext:value-type="string">
            <text:p><text:s/>/* <text:s text:c="9"/>-----| <text:s text:c="9"/>RIGHT <text:s text:c="16"/>*/</text:p>
          </table:table-cell>
          <table:table-cell table:number-columns-repeated="5"/>
          <table:table-cell table:style-name="ce248"/>
          <table:table-cell table:number-columns-repeated="34"/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s1_final_range_unfilt=s1_range_unfilt;</text:p>
          </table:table-cell>
          <table:table-cell table:number-columns-repeated="3"/>
          <table:table-cell table:style-name="ce252" table:formula="of:=CONCATENATE([.AY43];[.AZ43];[.BA43];[.BB43];[.BC43];[.BD43])" office:value-type="string" office:string-value="        s1_final_range_unfilt=s1_range_unfilt;" calcext:value-type="string">
            <text:p><text:s text:c="8"/>s1_final_range_unfilt=s1_range_unfilt;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style-name="ce179" table:number-columns-repeated="2"/>
          <table:table-cell table:style-name="ce235" table:formula="of:=CONCATENATE(&quot;&quot;;[.C43])" office:value-type="string" office:string-value="GREEN" calcext:value-type="string">
            <text:p>GREEN</text:p>
          </table:table-cell>
          <table:table-cell table:style-name="ce179" table:formula="of:=[.D45]" office:value-type="string" office:string-value=" /*          " calcext:value-type="string">
            <text:p><text:s/>/* <text:s text:c="9"/></text:p>
          </table:table-cell>
          <table:table-cell table:style-name="ce179" table:formula="of:=IF(LEN([.B42])&gt;0;IF(LEN([.B46])&gt;0;[GENCODE.E45];&quot;----&quot;);&quot;&quot;)" office:value-type="string" office:string-value="----" calcext:value-type="string">
            <text:p>----</text:p>
          </table:table-cell>
          <table:table-cell table:style-name="ce179" table:formula="of:=IF(LEN([.B42])&gt;0;IF(LEN([.B46])&gt;0;[.F45];&quot;-&quot;);&quot;&quot;)" office:value-type="string" office:string-value="-" calcext:value-type="string">
            <text:p>-</text:p>
          </table:table-cell>
          <table:table-cell table:style-name="ce179" table:formula="of:=IF([.E44]&lt;&gt;&quot;----&quot;;IF(LEN([.$A42])=0;&quot;&quot;;IF(LEN([.$A46])=0;CONCATENATE(&quot;&quot;;[.G$20]);CONCATENATE(&quot;&quot;;[.G$19])));[.G43])" office:value-type="string" office:string-value="|          " calcext:value-type="string">
            <text:p>| <text:s text:c="9"/></text:p>
          </table:table-cell>
          <table:table-cell table:style-name="ce179" table:formula="of:=IF(LEN([.$A42])=0;&quot;&quot;;REPT(&quot; &quot;;20))" office:value-type="string" office:string-value="                    " calcext:value-type="string">
            <text:p><text:s text:c="20"/></text:p>
          </table:table-cell>
          <table:table-cell table:style-name="ce179" table:formula="of:=IF(LEN([.$A42])=0;&quot;&quot;;IF(LEN([.B46])&gt;0;&quot;&quot;;CONCATENATE(&quot;&quot;;[.I$23])))" office:value-type="string" office:string-value="  */" calcext:value-type="string">
            <text:p><text:s text:c="2"/>*/</text:p>
          </table:table-cell>
          <table:table-cell table:style-name="ce183" table:formula="of:=IF(LEN([.$A42])=0;&quot;&quot;;CONCATENATE(&quot;&quot;;[.J$17]))">
            <text:p/>
          </table:table-cell>
          <table:table-cell table:style-name="ce185" table:formula="of:=CONCATENATE([.D44];[.E44];[.F44];[.G44];[.H44];[.I44];[.J4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4"/>
          <table:table-cell table:style-name="ce242"/>
          <table:table-cell table:style-name="ce245" table:formula="of:=CONCATENATE(&quot;&quot;;[.A42])" office:value-type="string" office:string-value="RIGHT" calcext:value-type="string">
            <text:p>RIGHT</text:p>
          </table:table-cell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}</text:p>
          </table:table-cell>
          <table:table-cell table:number-columns-repeated="4"/>
          <table:table-cell table:style-name="ce252" table:formula="of:=CONCATENATE([.AY44];[.AZ44];[.BA44];[.BB44];[.BC44];[.BD44])" office:value-type="string" office:string-value="    }" calcext:value-type="string">
            <text:p><text:s text:c="4"/>}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style-name="ce179" table:number-columns-repeated="2"/>
          <table:table-cell table:style-name="ce235" table:formula="of:=CONCATENATE(&quot;&quot;;[.C44])" office:value-type="string" office:string-value="GREEN" calcext:value-type="string">
            <text:p>GREEN</text:p>
          </table:table-cell>
          <table:table-cell table:style-name="ce167" table:formula="of:=IF(LEN([.$A42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67" table:formula="of:=IF([.B42]&lt;0;&quot; 0,0&quot;;CONCATENATE(REPT(&quot; &quot;;4-LEN(TEXT([.B42];&quot;0.0&quot;)));TEXT([.B42];&quot;0.0&quot;)))" office:value-type="string" office:string-value=" 0,0" calcext:value-type="string">
            <text:p><text:s/>0,0</text:p>
          </table:table-cell>
          <table:table-cell table:style-name="ce167" table:formula="of:=IF(LEN([.$A42])=0;&quot;&quot;;CONCATENATE(&quot;&quot;;[.F$19]))" office:value-type="string" office:string-value="v" calcext:value-type="string">
            <text:p>v</text:p>
          </table:table-cell>
          <table:table-cell table:style-name="ce181" table:formula="of:=IF(LEN([.$A42])=0;&quot;&quot;;IF(LEN([.$A46])=0;CONCATENATE(&quot;&quot;;[.G$20]);CONCATENATE(&quot;&quot;;[.G$19])))" office:value-type="string" office:string-value="|________________________________*/" calcext:value-type="string">
            <text:p>|________________________________*/</text:p>
          </table:table-cell>
          <table:table-cell table:style-name="ce167" table:formula="of:=IF(LEN([.$A42])=0;&quot;&quot;;CONCATENATE(&quot;&quot;;[.H$19]))">
            <text:p/>
          </table:table-cell>
          <table:table-cell table:style-name="ce167" table:formula="of:=IF(LEN([.$A42])=0;&quot;&quot;;CONCATENATE(&quot;&quot;;[.I$19]))">
            <text:p/>
          </table:table-cell>
          <table:table-cell table:style-name="ce184" table:formula="of:=IF(LEN([.$A42])=0;&quot;&quot;;CONCATENATE(&quot;&quot;;[.J$19]))">
            <text:p/>
          </table:table-cell>
          <table:table-cell table:style-name="ce185" table:formula="of:=CONCATENATE([.D45];[.E45];[.F45];[.G45];[.H45];[.I45];[.J45])" office:value-type="string" office:string-value=" /*           0,0v|________________________________*/" calcext:value-type="string">
            <text:p><text:s/>/* <text:s text:c="10"/>0,0v|________________________________*/</text:p>
          </table:table-cell>
          <table:table-cell table:number-columns-repeated="4"/>
          <table:table-cell table:style-name="ce240" table:formula="of:=[.E45]&amp;&quot; v&quot;" office:value-type="string" office:string-value=" 0,0 v" calcext:value-type="string">
            <text:p><text:s/>0,0 v</text:p>
          </table:table-cell>
          <table:table-cell table:style-name="ce246"/>
          <table:table-cell table:number-columns-repeated="34"/>
          <table:table-cell office:value-type="string" calcext:value-type="string">
            <text:p>} else {</text:p>
          </table:table-cell>
          <table:table-cell table:number-columns-repeated="5"/>
          <table:table-cell table:style-name="ce252" table:formula="of:=CONCATENATE([.AY45];[.AZ45];[.BA45];[.BB45];[.BC45];[.BD45])" office:value-type="string" office:string-value="} else {" calcext:value-type="string">
            <text:p>} else {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style-name="ce230" table:content-validation-name="val4" table:formula="of:=CONCATENATE(&quot;&quot;;[GENCODE.A46])">
            <text:p/>
          </table:table-cell>
          <table:table-cell table:style-name="ce182" table:formula="of:=IF(LEN([.A46])&gt;0;VLOOKUP([.A46];[.$A$6:.$B$15];2;0);&quot;&quot;)">
            <text:p/>
          </table:table-cell>
          <table:table-cell table:style-name="ce607" table:content-validation-name="val3"/>
          <table:table-cell table:style-name="ce178" table:formula="of:=[.D47]">
            <text:p/>
          </table:table-cell>
          <table:table-cell table:style-name="ce178" table:formula="of:=[.E47]">
            <text:p/>
          </table:table-cell>
          <table:table-cell table:style-name="ce178" table:formula="of:=[.F47]">
            <text:p/>
          </table:table-cell>
          <table:table-cell table:style-name="ce178" table:formula="of:=[.G47]">
            <text:p/>
          </table:table-cell>
          <table:table-cell table:style-name="ce178" table:formula="of:=IF(LEN([.$A46])=0;&quot;&quot;;REPT(&quot; &quot;;20))">
            <text:p/>
          </table:table-cell>
          <table:table-cell table:style-name="ce178" table:formula="of:=IF(LEN([.$A46])=0;&quot;&quot;;CONCATENATE(&quot;&quot;;[.I$23]))">
            <text:p/>
          </table:table-cell>
          <table:table-cell table:style-name="ce182" table:formula="of:=IF(LEN([.$A46])=0;&quot;&quot;;CONCATENATE(&quot;&quot;;[.J$17]))">
            <text:p/>
          </table:table-cell>
          <table:table-cell table:style-name="ce185" table:formula="of:=CONCATENATE([.D46];[.E46];[.F46];[.G46];[.H46];[.I46];[.J46])">
            <text:p/>
          </table:table-cell>
          <table:table-cell table:number-columns-repeated="5"/>
          <table:table-cell table:style-name="ce249"/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if (s1_range_unfil&lt;s1_final_range_unfilt){</text:p>
          </table:table-cell>
          <table:table-cell table:number-columns-repeated="4"/>
          <table:table-cell table:style-name="ce252" table:formula="of:=CONCATENATE([.AY46];[.AZ46];[.BA46];[.BB46];[.BC46];[.BD46])" office:value-type="string" office:string-value="    if (s1_range_unfil&lt;s1_final_range_unfilt){" calcext:value-type="string">
            <text:p><text:s text:c="4"/>if (s1_range_unfil&lt;s1_final_range_unfilt){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style-name="ce163"/>
          <table:table-cell table:style-name="ce183"/>
          <table:table-cell table:style-name="ce235" table:formula="of:=CONCATENATE(&quot;&quot;;[.C46])">
            <text:p/>
          </table:table-cell>
          <table:table-cell table:formula="of:=IF(LEN([.$A46])=0;&quot;&quot;;CONCATENATE(&quot;&quot;;[.D$18]))">
            <text:p/>
          </table:table-cell>
          <table:table-cell table:formula="of:=IF(LEN([.$A46])=0;&quot;&quot;;CONCATENATE(&quot;&quot;;[.E$18]))">
            <text:p/>
          </table:table-cell>
          <table:table-cell table:formula="of:=IF(LEN([.$A46])=0;&quot;&quot;;CONCATENATE(&quot;&quot;;[.F$18]))">
            <text:p/>
          </table:table-cell>
          <table:table-cell table:formula="of:=IF(LEN([.$A46])=0;&quot;&quot;;CONCATENATE(&quot;&quot;;[.G$18]))">
            <text:p/>
          </table:table-cell>
          <table:table-cell table:formula="of:=IF(LEN([.$A46])=0;&quot;&quot;;[.$A46]&amp;REPT(&quot; &quot;;20-LEN([.$A46])))">
            <text:p/>
          </table:table-cell>
          <table:table-cell table:formula="of:=IF(LEN([.$A46])=0;&quot;&quot;;CONCATENATE(&quot;&quot;;[.I$18]))">
            <text:p/>
          </table:table-cell>
          <table:table-cell table:style-name="ce183" table:formula="of:=IF(LEN([.$A46])=0;&quot;&quot;;CONCATENATE(&quot;&quot;;[.J$18]))">
            <text:p/>
          </table:table-cell>
          <table:table-cell table:style-name="ce185" table:formula="of:=CONCATENATE([.D47];[.E47];[.F47];[.G47];[.H47];[.I47];[.J47])">
            <text:p/>
          </table:table-cell>
          <table:table-cell table:number-columns-repeated="5"/>
          <table:table-cell table:style-name="ce248"/>
          <table:table-cell table:number-columns-repeated="34"/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if (s1_range_hyst_unfilt&lt;s1_final_range_unfilt){</text:p>
          </table:table-cell>
          <table:table-cell table:number-columns-repeated="3"/>
          <table:table-cell table:style-name="ce252" table:formula="of:=CONCATENATE([.AY47];[.AZ47];[.BA47];[.BB47];[.BC47];[.BD47])" office:value-type="string" office:string-value="        if (s1_range_hyst_unfilt&lt;s1_final_range_unfilt){" calcext:value-type="string">
            <text:p><text:s text:c="8"/>if (s1_range_hyst_unfilt&lt;s1_final_range_unfilt){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style-name="ce163"/>
          <table:table-cell table:style-name="ce183"/>
          <table:table-cell table:style-name="ce235" table:formula="of:=CONCATENATE(&quot;&quot;;[.C47])">
            <text:p/>
          </table:table-cell>
          <table:table-cell table:style-name="ce179" table:formula="of:=[.D49]">
            <text:p/>
          </table:table-cell>
          <table:table-cell table:style-name="ce179" table:formula="of:=IF(LEN([.B46])&gt;0;IF(LEN([.B50])&gt;0;[GENCODE.E49];&quot;----&quot;);&quot;&quot;)">
            <text:p/>
          </table:table-cell>
          <table:table-cell table:style-name="ce179" table:formula="of:=IF(LEN([.B46])&gt;0;IF(LEN([.B50])&gt;0;[.F49];&quot;-&quot;);&quot;&quot;)">
            <text:p/>
          </table:table-cell>
          <table:table-cell table:style-name="ce179" table:formula="of:=IF([.E48]&lt;&gt;&quot;----&quot;;IF(LEN([.$A46])=0;&quot;&quot;;IF(LEN([.$A50])=0;CONCATENATE(&quot;&quot;;[.G$20]);CONCATENATE(&quot;&quot;;[.G$19])));[.G47])">
            <text:p/>
          </table:table-cell>
          <table:table-cell table:style-name="ce179" table:formula="of:=IF(LEN([.$A46])=0;&quot;&quot;;REPT(&quot; &quot;;20))">
            <text:p/>
          </table:table-cell>
          <table:table-cell table:style-name="ce179" table:formula="of:=IF(LEN([.$A46])=0;&quot;&quot;;CONCATENATE(&quot;&quot;;[.I$23]))">
            <text:p/>
          </table:table-cell>
          <table:table-cell table:style-name="ce183" table:formula="of:=IF(LEN([.$A46])=0;&quot;&quot;;CONCATENATE(&quot;&quot;;[.J$17]))">
            <text:p/>
          </table:table-cell>
          <table:table-cell table:style-name="ce185" table:formula="of:=CONCATENATE([.D48];[.E48];[.F48];[.G48];[.H48];[.I48];[.J48])">
            <text:p/>
          </table:table-cell>
          <table:table-cell table:number-columns-repeated="4"/>
          <table:table-cell table:style-name="ce242"/>
          <table:table-cell table:style-name="ce245" table:formula="of:=CONCATENATE(&quot;&quot;;[.A46])">
            <text:p/>
          </table:table-cell>
          <table:table-cell table:number-columns-repeated="34"/>
          <table:table-cell table:number-columns-repeated="3" office:value-type="string" calcext:value-type="string">
            <text:p><text:s text:c="4"/></text:p>
          </table:table-cell>
          <table:table-cell office:value-type="string" calcext:value-type="string">
            <text:p>s1_final_range_unfilt=s1_range_hyst_unfilt;</text:p>
          </table:table-cell>
          <table:table-cell table:number-columns-repeated="2"/>
          <table:table-cell table:style-name="ce252" table:formula="of:=CONCATENATE([.AY48];[.AZ48];[.BA48];[.BB48];[.BC48];[.BD48])" office:value-type="string" office:string-value="            s1_final_range_unfilt=s1_range_hyst_unfilt;" calcext:value-type="string">
            <text:p><text:s text:c="12"/>s1_final_range_unfilt=s1_range_hyst_unfilt;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style-name="ce164"/>
          <table:table-cell table:style-name="ce184"/>
          <table:table-cell table:style-name="ce235" table:formula="of:=CONCATENATE(&quot;&quot;;[.C48])">
            <text:p/>
          </table:table-cell>
          <table:table-cell table:style-name="ce167" table:formula="of:=IF(LEN([.$A46])=0;&quot;&quot;;CONCATENATE(&quot;&quot;;[.D$19]))">
            <text:p/>
          </table:table-cell>
          <table:table-cell table:style-name="ce167" table:formula="of:=IF([.B46]&lt;0;&quot; 0,0&quot;;CONCATENATE(REPT(&quot; &quot;;4-LEN(TEXT([.B46];&quot;0.0&quot;)));TEXT([.B46];&quot;0.0&quot;)))" office:value-type="string" office:string-value="    " calcext:value-type="string">
            <text:p><text:s text:c="4"/></text:p>
          </table:table-cell>
          <table:table-cell table:style-name="ce167" table:formula="of:=IF(LEN([.$A46])=0;&quot;&quot;;CONCATENATE(&quot;&quot;;[.F$19]))">
            <text:p/>
          </table:table-cell>
          <table:table-cell table:style-name="ce181" table:formula="of:=IF(LEN([.$A46])=0;&quot;&quot;;IF(LEN([.$A50])=0;CONCATENATE(&quot;&quot;;[.G$20]);CONCATENATE(&quot;&quot;;[.G$19])))">
            <text:p/>
          </table:table-cell>
          <table:table-cell table:style-name="ce167" table:formula="of:=IF(LEN([.$A46])=0;&quot;&quot;;CONCATENATE(&quot;&quot;;[.H$19]))">
            <text:p/>
          </table:table-cell>
          <table:table-cell table:style-name="ce167" table:formula="of:=IF(LEN([.$A46])=0;&quot;&quot;;CONCATENATE(&quot;&quot;;[.I$19]))">
            <text:p/>
          </table:table-cell>
          <table:table-cell table:style-name="ce184" table:formula="of:=IF(LEN([.$A46])=0;&quot;&quot;;CONCATENATE(&quot;&quot;;[.J$19]))">
            <text:p/>
          </table:table-cell>
          <table:table-cell table:style-name="ce185" table:formula="of:=CONCATENATE([.D49];[.E49];[.F49];[.G49];[.H49];[.I49];[.J49])" office:value-type="string" office:string-value="    " calcext:value-type="string">
            <text:p><text:s text:c="4"/></text:p>
          </table:table-cell>
          <table:table-cell table:number-columns-repeated="4"/>
          <table:table-cell table:style-name="ce240" table:formula="of:=[.E49]&amp;&quot; v&quot;" office:value-type="string" office:string-value="     v" calcext:value-type="string">
            <text:p><text:s text:c="5"/>v</text:p>
          </table:table-cell>
          <table:table-cell table:style-name="ce246"/>
          <table:table-cell table:number-columns-repeated="34"/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}</text:p>
          </table:table-cell>
          <table:table-cell table:number-columns-repeated="3"/>
          <table:table-cell table:style-name="ce252" table:formula="of:=CONCATENATE([.AY49];[.AZ49];[.BA49];[.BB49];[.BC49];[.BD49])" office:value-type="string" office:string-value="        }" calcext:value-type="string">
            <text:p><text:s text:c="8"/>}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style-name="ce230" table:content-validation-name="val4" table:formula="of:=CONCATENATE(&quot;&quot;;[GENCODE.A50])">
            <text:p/>
          </table:table-cell>
          <table:table-cell table:formula="of:=IF(LEN([.A50])&gt;0;VLOOKUP([.A50];[.$A$6:.$B$15];2;0);&quot;&quot;)">
            <text:p/>
          </table:table-cell>
          <table:table-cell table:style-name="ce607" table:content-validation-name="val3"/>
          <table:table-cell table:style-name="ce178" table:formula="of:=[.D51]">
            <text:p/>
          </table:table-cell>
          <table:table-cell table:style-name="ce178" table:formula="of:=[.E51]">
            <text:p/>
          </table:table-cell>
          <table:table-cell table:style-name="ce178" table:formula="of:=[.F51]">
            <text:p/>
          </table:table-cell>
          <table:table-cell table:style-name="ce178" table:formula="of:=[.G51]">
            <text:p/>
          </table:table-cell>
          <table:table-cell table:style-name="ce178" table:formula="of:=IF(LEN([.$A50])=0;&quot;&quot;;REPT(&quot; &quot;;20))">
            <text:p/>
          </table:table-cell>
          <table:table-cell table:style-name="ce178" table:formula="of:=IF(LEN([.$A50])=0;&quot;&quot;;CONCATENATE(&quot;&quot;;[.I$23]))">
            <text:p/>
          </table:table-cell>
          <table:table-cell table:style-name="ce182" table:formula="of:=IF(LEN([.$A50])=0;&quot;&quot;;CONCATENATE(&quot;&quot;;[.J$17]))">
            <text:p/>
          </table:table-cell>
          <table:table-cell table:style-name="ce185" table:formula="of:=CONCATENATE([.D50];[.E50];[.F50];[.G50];[.H50];[.I50];[.J50])">
            <text:p/>
          </table:table-cell>
          <table:table-cell table:number-columns-repeated="5"/>
          <table:table-cell table:style-name="ce249"/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}</text:p>
          </table:table-cell>
          <table:table-cell table:number-columns-repeated="4"/>
          <table:table-cell table:style-name="ce252" table:formula="of:=CONCATENATE([.AY50];[.AZ50];[.BA50];[.BB50];[.BC50];[.BD50])" office:value-type="string" office:string-value="    }" calcext:value-type="string">
            <text:p><text:s text:c="4"/>}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50])">
            <text:p/>
          </table:table-cell>
          <table:table-cell table:formula="of:=IF(LEN([.$A50])=0;&quot;&quot;;CONCATENATE(&quot;&quot;;[.D$18]))">
            <text:p/>
          </table:table-cell>
          <table:table-cell table:formula="of:=IF(LEN([.$A50])=0;&quot;&quot;;CONCATENATE(&quot;&quot;;[.E$18]))">
            <text:p/>
          </table:table-cell>
          <table:table-cell table:formula="of:=IF(LEN([.$A50])=0;&quot;&quot;;CONCATENATE(&quot;&quot;;[.F$18]))">
            <text:p/>
          </table:table-cell>
          <table:table-cell table:formula="of:=IF(LEN([.$A50])=0;&quot;&quot;;CONCATENATE(&quot;&quot;;[.G$18]))">
            <text:p/>
          </table:table-cell>
          <table:table-cell table:formula="of:=IF(LEN([.$A50])=0;&quot;&quot;;[.$A50]&amp;REPT(&quot; &quot;;20-LEN([.$A50])))">
            <text:p/>
          </table:table-cell>
          <table:table-cell table:formula="of:=IF(LEN([.$A50])=0;&quot;&quot;;CONCATENATE(&quot;&quot;;[.I$18]))">
            <text:p/>
          </table:table-cell>
          <table:table-cell table:style-name="ce183" table:formula="of:=IF(LEN([.$A50])=0;&quot;&quot;;CONCATENATE(&quot;&quot;;[.J$18]))">
            <text:p/>
          </table:table-cell>
          <table:table-cell table:style-name="ce185" table:formula="of:=CONCATENATE([.D51];[.E51];[.F51];[.G51];[.H51];[.I51];[.J51])">
            <text:p/>
          </table:table-cell>
          <table:table-cell table:number-columns-repeated="5"/>
          <table:table-cell table:style-name="ce248"/>
          <table:table-cell table:number-columns-repeated="34"/>
          <table:table-cell office:value-type="string" calcext:value-type="string">
            <text:p>}</text:p>
          </table:table-cell>
          <table:table-cell table:number-columns-repeated="5"/>
          <table:table-cell table:style-name="ce253" table:formula="of:=CONCATENATE([.AY51];[.AZ51];[.BA51];[.BB51];[.BC51];[.BD51])" office:value-type="string" office:string-value="}" calcext:value-type="string">
            <text:p>}</text:p>
          </table:table-cell>
          <table:table-cell table:style-name="ce256" table:number-columns-repeated="2"/>
          <table:table-cell table:style-name="ce259"/>
          <table:table-cell table:number-columns-repeated="961"/>
        </table:table-row>
        <table:table-row table:style-name="ro5">
          <table:table-cell table:style-name="ce163"/>
          <table:table-cell/>
          <table:table-cell table:style-name="ce235" table:formula="of:=CONCATENATE(&quot;&quot;;[.C51])">
            <text:p/>
          </table:table-cell>
          <table:table-cell table:style-name="ce179" table:formula="of:=[.D53]">
            <text:p/>
          </table:table-cell>
          <table:table-cell table:style-name="ce179" table:formula="of:=IF(LEN([.B50])&gt;0;IF(LEN([.B54])&gt;0;[GENCODE.E53];&quot;----&quot;);&quot;&quot;)">
            <text:p/>
          </table:table-cell>
          <table:table-cell table:style-name="ce179" table:formula="of:=IF(LEN([.B50])&gt;0;IF(LEN([.B54])&gt;0;[.F53];&quot;-&quot;);&quot;&quot;)">
            <text:p/>
          </table:table-cell>
          <table:table-cell table:style-name="ce179" table:formula="of:=IF([.E52]&lt;&gt;&quot;----&quot;;IF(LEN([.$A50])=0;&quot;&quot;;IF(LEN([.$A54])=0;CONCATENATE(&quot;&quot;;[.G$20]);CONCATENATE(&quot;&quot;;[.G$19])));[.G51])">
            <text:p/>
          </table:table-cell>
          <table:table-cell table:style-name="ce179" table:formula="of:=IF(LEN([.$A50])=0;&quot;&quot;;REPT(&quot; &quot;;20))">
            <text:p/>
          </table:table-cell>
          <table:table-cell table:style-name="ce179" table:formula="of:=IF(LEN([.$A50])=0;&quot;&quot;;CONCATENATE(&quot;&quot;;[.I$23]))">
            <text:p/>
          </table:table-cell>
          <table:table-cell table:style-name="ce183" table:formula="of:=IF(LEN([.$A50])=0;&quot;&quot;;CONCATENATE(&quot;&quot;;[.J$17]))">
            <text:p/>
          </table:table-cell>
          <table:table-cell table:style-name="ce185" table:formula="of:=CONCATENATE([.D52];[.E52];[.F52];[.G52];[.H52];[.I52];[.J52])">
            <text:p/>
          </table:table-cell>
          <table:table-cell table:number-columns-repeated="4"/>
          <table:table-cell table:style-name="ce242"/>
          <table:table-cell table:style-name="ce245" table:formula="of:=CONCATENATE(&quot;&quot;;[.A50])">
            <text:p/>
          </table:table-cell>
          <table:table-cell table:number-columns-repeated="1005"/>
        </table:table-row>
        <table:table-row table:style-name="ro5">
          <table:table-cell table:style-name="ce164"/>
          <table:table-cell table:style-name="ce167"/>
          <table:table-cell table:style-name="ce236" table:formula="of:=CONCATENATE(&quot;&quot;;[.C52])">
            <text:p/>
          </table:table-cell>
          <table:table-cell table:style-name="ce167" table:formula="of:=IF(LEN([.$A50])=0;&quot;&quot;;CONCATENATE(&quot;&quot;;[.D$19]))">
            <text:p/>
          </table:table-cell>
          <table:table-cell table:style-name="ce167" table:formula="of:=IF([.B50]&lt;0;&quot; 0,0&quot;;CONCATENATE(REPT(&quot; &quot;;4-LEN(TEXT([.B50];&quot;0.0&quot;)));TEXT([.B50];&quot;0.0&quot;)))" office:value-type="string" office:string-value="    " calcext:value-type="string">
            <text:p><text:s text:c="4"/></text:p>
          </table:table-cell>
          <table:table-cell table:style-name="ce167" table:formula="of:=IF(LEN([.$A50])=0;&quot;&quot;;CONCATENATE(&quot;&quot;;[.F$19]))">
            <text:p/>
          </table:table-cell>
          <table:table-cell table:style-name="ce181" table:formula="of:=IF(LEN([.$A50])=0;&quot;&quot;;IF(LEN([.$A54])=0;CONCATENATE(&quot;&quot;;[.G$20]);CONCATENATE(&quot;&quot;;[.G$19])))">
            <text:p/>
          </table:table-cell>
          <table:table-cell table:style-name="ce167" table:formula="of:=IF(LEN([.$A50])=0;&quot;&quot;;CONCATENATE(&quot;&quot;;[.H$19]))">
            <text:p/>
          </table:table-cell>
          <table:table-cell table:style-name="ce167" table:formula="of:=IF(LEN([.$A50])=0;&quot;&quot;;CONCATENATE(&quot;&quot;;[.I$19]))">
            <text:p/>
          </table:table-cell>
          <table:table-cell table:style-name="ce184" table:formula="of:=IF(LEN([.$A50])=0;&quot;&quot;;CONCATENATE(&quot;&quot;;[.J$19]))">
            <text:p/>
          </table:table-cell>
          <table:table-cell table:style-name="ce185" table:formula="of:=CONCATENATE([.D53];[.E53];[.F53];[.G53];[.H53];[.I53];[.J53])" office:value-type="string" office:string-value="    " calcext:value-type="string">
            <text:p><text:s text:c="4"/></text:p>
          </table:table-cell>
          <table:table-cell table:number-columns-repeated="4"/>
          <table:table-cell table:style-name="ce240" table:formula="of:=[.E53]&amp;&quot; v&quot;" office:value-type="string" office:string-value="     v" calcext:value-type="string">
            <text:p><text:s text:c="5"/>v</text:p>
          </table:table-cell>
          <table:table-cell table:style-name="ce246"/>
          <table:table-cell table:number-columns-repeated="1005"/>
        </table:table-row>
        <table:table-row table:style-name="ro5" table:number-rows-repeated="1048522">
          <table:table-cell table:number-columns-repeated="1022"/>
        </table:table-row>
        <table:table-row table:style-name="ro5">
          <table:table-cell table:number-columns-repeated="1022"/>
        </table:table-row>
        <calcext:conditional-formats>
          <calcext:conditional-format calcext:target-range-address="GENCODE.Q22:GENCODE.Q53 GENCODE.C22:GENCODE.C53">
            <calcext:condition calcext:apply-style-name="Rojo" calcext:value="formula-is([.$C22]=&quot;RED&quot;)" calcext:base-cell-address="GENCODE.C22"/>
            <calcext:condition calcext:apply-style-name="VERDE" calcext:value="formula-is([.$C22]=&quot;GREEN&quot;)" calcext:base-cell-address="GENCODE.C22"/>
            <calcext:condition calcext:apply-style-name="Sin título1" calcext:value="formula-is([.$C22]=&quot;ORANGE&quot;)" calcext:base-cell-address="GENCODE.C22"/>
            <calcext:condition calcext:apply-style-name="AZUL" calcext:value="formula-is([.$C22]=&quot;BLUE&quot;)" calcext:base-cell-address="GENCODE.C22"/>
            <calcext:condition calcext:apply-style-name="AMARILLO" calcext:value="formula-is([.$C22]=&quot;YELLOW&quot;)" calcext:base-cell-address="GENCODE.C22"/>
          </calcext:conditional-format>
        </calcext:conditional-formats>
      </table:table>
      <table:named-expressions/>
      <table:database-ranges>
        <table:database-range table:name="__Anonymous_Sheet_DB__2" table:target-range-address="KEYP.A30:KEYP.D3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GENCODE.A6:GENCODE.B10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GENCODE_HYST.A6:GENCODE_HYST.B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number:date-style style:name="N118P0" style:volatile="true">
      <number:day/>
      <number:text>/</number:text>
      <number:month number:style="long"/>
      <number:text>/</number:text>
      <number:year number:style="long"/>
    </number:date-style>
    <number:text-style style:name="N118">
      <number:text-content/>
      <style:map style:condition="value()&lt;=1.79769313486232E+308" style:apply-style-name="N118P0"/>
    </number:text-style>
    <number:number-style style:name="N120P0" style:volatile="true">
      <number:number number:decimal-places="0" loext:min-decimal-places="0" number:min-integer-digits="1" number:grouping="true"/>
      <number:text> €</number:text>
    </number:number-style>
    <number:number-style style:name="N12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loext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0P2" style:volatile="true">
      <number:text>-</number:text>
      <number:number number:decimal-places="0" loext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$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$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Yes</number:text>
    </number:number-style>
    <number:number-style style:name="N168P1" style:volatile="true">
      <number:text>Yes</number:text>
    </number:number-style>
    <number:number-style style:name="N168">
      <number:text>No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True</number:text>
    </number:number-style>
    <number:number-style style:name="N170P1" style:volatile="true">
      <number:text>True</number:text>
    </number:number-style>
    <number:number-style style:name="N170">
      <number:text>False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On</number:text>
    </number:number-style>
    <number:number-style style:name="N172P1" style:volatile="true">
      <number:text>On</number:text>
    </number:number-style>
    <number:number-style style:name="N172">
      <number:text>Off</number:text>
      <style:map style:condition="value()&gt;0" style:apply-style-name="N172P0"/>
      <style:map style:condition="value()&lt;0" style:apply-style-name="N172P1"/>
    </number:number-style>
    <number:currency-style style:name="N17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4P0"/>
    </number:currency-style>
    <number:date-style style:name="N176P0" style:volatile="true">
      <number:day/>
      <number:text>/</number:text>
      <number:month number:style="long"/>
      <number:text>/</number:text>
      <number:year/>
    </number:date-style>
    <number:text-style style:name="N176">
      <number:text-content/>
      <style:map style:condition="value()&lt;=1.79769313486232E+308" style:apply-style-name="N176P0"/>
    </number:text-style>
    <number:date-style style:name="N177">
      <number:month number:textual="true"/>
      <number:text>-</number:text>
      <number:year number:style="long"/>
    </number:date-style>
    <number:date-style style:name="N179P0" style:volatile="true">
      <number:month number:style="long"/>
      <number:text>/</number:text>
      <number:day number:style="long"/>
      <number:text>/</number:text>
      <number:year/>
    </number:date-style>
    <number:text-style style:name="N179">
      <number:text-content/>
      <style:map style:condition="value()&lt;=1.79769313486232E+308" style:apply-style-name="N179P0"/>
    </number:text-style>
    <number:number-style style:name="N181P0" style:volatile="true">
      <number:number number:decimal-places="0" loext:min-decimal-places="0" number:min-integer-digits="1" number:grouping="true"/>
      <number:text> F</number:text>
    </number:number-style>
    <number:number-style style:name="N181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F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82P0"/>
    </number:number-style>
    <number:number-style style:name="N184P0" style:volatile="true">
      <number:number number:decimal-places="2" loext:min-decimal-places="2" number:min-integer-digits="1" number:grouping="true"/>
      <number:text> F</number:text>
    </number:number-style>
    <number:number-style style:name="N184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84P0"/>
    </number:number-style>
    <number:number-style style:name="N185P0" style:volatile="true">
      <number:number number:decimal-places="2" loext:min-decimal-places="2" number:min-integer-digits="1" number:grouping="true"/>
      <number:text> F</number:text>
    </number:number-style>
    <number:number-style style:name="N185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85P0"/>
    </number:number-style>
    <number:number-style style:name="N189P0" style:volatile="true">
      <number:number number:decimal-places="0" loext:min-decimal-places="0" number:min-integer-digits="1" number:grouping="true"/>
      <number:text> F </number:text>
    </number:number-style>
    <number:number-style style:name="N189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89P2" style:volatile="true">
      <number:text> - F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2" loext:min-decimal-places="2" number:min-integer-digits="1" number:grouping="true"/>
      <number:text> F </number:text>
    </number:number-style>
    <number:number-style style:name="N19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93P2" style:volatile="true">
      <number:text>-</number:text>
      <number:number number:decimal-places="0" loext:min-decimal-places="0" number:min-integer-digits="0"/>
      <number:text> F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3" loext:min-decimal-places="3" number:min-integer-digits="1" number:grouping="true"/>
      <number:text>    </number:text>
    </number:number-style>
    <number:number-style style:name="N196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96P2" style:volatile="true">
      <number:text>-</number:text>
      <number:number number:decimal-places="0" loext:min-decimal-places="0" number:min-integer-digits="0"/>
      <number:text>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1" loext:min-decimal-places="1" number:min-integer-digits="1" number:grouping="true"/>
      <number:text>    </number:text>
    </number:number-style>
    <number:number-style style:name="N199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199P2" style:volatile="true">
      <number:text>-</number:text>
      <number:number number:decimal-places="0" loext:min-decimal-places="0" number:min-integer-digits="0"/>
      <number:text>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number number:decimal-places="0" loext:min-decimal-places="0" number:min-integer-digits="1" number:grouping="true"/>
      <number:text>    </number:text>
    </number:number-style>
    <number:number-style style:name="N20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00P2" style:volatile="true">
      <number:text>-</number:text>
      <number:number number:decimal-places="0" loext:min-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3P0" style:volatile="true">
      <number:number number:decimal-places="4" loext:min-decimal-places="4" number:min-integer-digits="1" number:grouping="true"/>
      <number:text>    </number:text>
    </number:number-style>
    <number:number-style style:name="N203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203P2" style:volatile="true">
      <number:text>-</number:text>
      <number:number number:decimal-places="0" loext:min-decimal-places="0" number:min-integer-digits="0"/>
      <number:text>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number number:decimal-places="4" loext:min-decimal-places="4" number:min-integer-digits="1"/>
    </number:number-style>
    <number:number-style style:name="N206P0" style:volatile="true">
      <number:text>$</number:text>
      <number:number number:decimal-places="0" loext:min-decimal-places="0" number:min-integer-digits="1" number:grouping="true"/>
    </number:number-style>
    <number:number-style style:name="N206">
      <number:text>-$</number:text>
      <number:number number:decimal-places="0" loext:min-decimal-places="0" number:min-integer-digits="1" number:grouping="true"/>
      <style:map style:condition="value()&gt;=0" style:apply-style-name="N206P0"/>
    </number:number-style>
    <number:number-style style:name="N207P0" style:volatile="true">
      <number:text>$</number:text>
      <number:number number:decimal-places="0" loext:min-decimal-places="0" number:min-integer-digits="1" number:grouping="true"/>
    </number:number-style>
    <number:number-style style:name="N207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9P0" style:volatile="true">
      <number:text>$</number:text>
      <number:number number:decimal-places="2" loext:min-decimal-places="2" number:min-integer-digits="1" number:grouping="true"/>
    </number:number-style>
    <number:number-style style:name="N209">
      <number:text>-$</number:text>
      <number:number number:decimal-places="2" loext:min-decimal-places="2" number:min-integer-digits="1" number:grouping="true"/>
      <style:map style:condition="value()&gt;=0" style:apply-style-name="N209P0"/>
    </number:number-style>
    <number:number-style style:name="N210P0" style:volatile="true">
      <number:text>$</number:text>
      <number:number number:decimal-places="2" loext:min-decimal-places="2" number:min-integer-digits="1" number:grouping="true"/>
    </number:number-style>
    <number:number-style style:name="N21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$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loext:min-decimal-places="0" number:min-integer-digits="1" number:grouping="true"/>
      <number:text> </number:text>
    </number:number-style>
    <number:number-style style:name="N21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 $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number number:decimal-places="2" loext:min-decimal-places="2" number:min-integer-digits="1" number:grouping="true"/>
      <number:text> </number:text>
    </number:number-style>
    <number:number-style style:name="N21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18P2" style:volatile="true">
      <number:text>-</number:text>
      <number:number number:decimal-places="0" loext:min-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">
      <number:number number:decimal-places="3" loext:min-decimal-places="3" number:min-integer-digits="1"/>
    </number:number-style>
    <number:number-style style:name="N220">
      <number:number number:decimal-places="8" loext:min-decimal-places="8" number:min-integer-digits="1"/>
    </number:number-style>
    <number:number-style style:name="N221">
      <number:number number:decimal-places="0" loext:min-decimal-places="0" number:min-integer-digits="2"/>
    </number:number-style>
    <number:number-style style:name="N223P0" style:volatile="true">
      <number:text>VERDADERO</number:text>
    </number:number-style>
    <number:number-style style:name="N223P1" style:volatile="true">
      <number:text>VERDADERO</number:text>
    </number:number-style>
    <number:number-style style:name="N223">
      <number:text>FALSO</number:text>
      <style:map style:condition="value()&gt;0" style:apply-style-name="N223P0"/>
      <style:map style:condition="value()&lt;0" style:apply-style-name="N223P1"/>
    </number:number-style>
    <number:number-style style:name="N224">
      <number:number number:decimal-places="1" loext:min-decimal-places="1" number:min-integer-digits="1"/>
    </number:number-style>
    <number:number-style style:name="N22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28P2" style:volatile="true">
      <loext:fill-character> </loext:fill-character>
      <number:text>-   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32P2" style:volatile="true">
      <loext:fill-character> </loext:fill-character>
      <number:text>- €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3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4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43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43P2" style:volatile="true" number:language="es" number:country="ES">
      <number:text>-   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47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47P2" style:volatile="true" number:language="es" number:country="ES">
      <number:text>- € </number:text>
    </number:number-style>
    <number:text-style style:name="N10147" number:language="es" number:country="E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1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56P1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56P2" style:volatile="true" number:language="es" number:country="ES">
      <loext:fill-character> </loext:fill-character>
      <number:text>-    </number:text>
    </number:number-style>
    <number:text-style style:name="N10156" number:language="es" number:country="ES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7P1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7P2" style:volatile="true" number:language="es" number:country="ES">
      <loext:fill-character> </loext:fill-character>
      <number:text>- € </number:text>
    </number:number-style>
    <number:text-style style:name="N10157" number:language="es" number:country="E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8P1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8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58" number:language="es" number:country="E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date-style style:name="N2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day/>
      <number:text>-</number:text>
      <number:month number:textual="true"/>
    </number:date-style>
    <number:text-style style:name="N20124" number:language="en" number:country="US">
      <number:text-content/>
      <style:map style:condition="value()&lt;=1.79769313486232E+308" style:apply-style-name="N20124P0"/>
    </number:text-style>
    <number:date-style style:name="N30108P0" style:volatile="true" number:language="fr" number:country="FR">
      <number:day number:style="long"/>
      <number:text>-</number:text>
      <number:month number:textual="true"/>
      <number:text>-</number:text>
      <number:year/>
    </number:date-style>
    <number:text-style style:name="N30108" number:language="fr" number:country="FR">
      <number:text-content/>
      <style:map style:condition="value()&lt;=1.79769313486232E+308" style:apply-style-name="N30108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99"/>
    </style:style>
    <style:style style:name="ConditionalStyle_5f_3" style:display-name="ConditionalStyle_3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ff99"/>
    </style:style>
    <style:style style:name="ConditionalStyle_5f_12" style:display-name="ConditionalStyle_12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1" style:display-name="ConditionalStyle_11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00ff0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732" style:display-name="ConditionalStyle_7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1" style:display-name="ConditionalStyle_7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0" style:display-name="ConditionalStyle_7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9" style:display-name="ConditionalStyle_7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8" style:display-name="ConditionalStyle_7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7" style:display-name="ConditionalStyle_7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6" style:display-name="ConditionalStyle_7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5" style:display-name="ConditionalStyle_7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4" style:display-name="ConditionalStyle_7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3" style:display-name="ConditionalStyle_7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2" style:display-name="ConditionalStyle_7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1" style:display-name="ConditionalStyle_7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0" style:display-name="ConditionalStyle_7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9" style:display-name="ConditionalStyle_7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8" style:display-name="ConditionalStyle_7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7" style:display-name="ConditionalStyle_7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6" style:display-name="ConditionalStyle_7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5" style:display-name="ConditionalStyle_7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4" style:display-name="ConditionalStyle_7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3" style:display-name="ConditionalStyle_7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2" style:display-name="ConditionalStyle_7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1" style:display-name="ConditionalStyle_7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0" style:display-name="ConditionalStyle_7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9" style:display-name="ConditionalStyle_7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8" style:display-name="ConditionalStyle_7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7" style:display-name="ConditionalStyle_7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6" style:display-name="ConditionalStyle_7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5" style:display-name="ConditionalStyle_7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4" style:display-name="ConditionalStyle_7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3" style:display-name="ConditionalStyle_7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2" style:display-name="ConditionalStyle_7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1" style:display-name="ConditionalStyle_7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0" style:display-name="ConditionalStyle_7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9" style:display-name="ConditionalStyle_6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8" style:display-name="ConditionalStyle_6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7" style:display-name="ConditionalStyle_6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6" style:display-name="ConditionalStyle_6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5" style:display-name="ConditionalStyle_6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4" style:display-name="ConditionalStyle_6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3" style:display-name="ConditionalStyle_6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2" style:display-name="ConditionalStyle_6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1" style:display-name="ConditionalStyle_6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0" style:display-name="ConditionalStyle_6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9" style:display-name="ConditionalStyle_6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8" style:display-name="ConditionalStyle_6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7" style:display-name="ConditionalStyle_6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6" style:display-name="ConditionalStyle_6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5" style:display-name="ConditionalStyle_6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4" style:display-name="ConditionalStyle_6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3" style:display-name="ConditionalStyle_6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2" style:display-name="ConditionalStyle_6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1" style:display-name="ConditionalStyle_6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0" style:display-name="ConditionalStyle_6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9" style:display-name="ConditionalStyle_6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8" style:display-name="ConditionalStyle_6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7" style:display-name="ConditionalStyle_6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6" style:display-name="ConditionalStyle_6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5" style:display-name="ConditionalStyle_6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4" style:display-name="ConditionalStyle_6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3" style:display-name="ConditionalStyle_6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2" style:display-name="ConditionalStyle_6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1" style:display-name="ConditionalStyle_6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0" style:display-name="ConditionalStyle_6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9" style:display-name="ConditionalStyle_6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8" style:display-name="ConditionalStyle_6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7" style:display-name="ConditionalStyle_6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6" style:display-name="ConditionalStyle_6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5" style:display-name="ConditionalStyle_6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4" style:display-name="ConditionalStyle_6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3" style:display-name="ConditionalStyle_6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2" style:display-name="ConditionalStyle_6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1" style:display-name="ConditionalStyle_6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0" style:display-name="ConditionalStyle_6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9" style:display-name="ConditionalStyle_6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8" style:display-name="ConditionalStyle_6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7" style:display-name="ConditionalStyle_6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6" style:display-name="ConditionalStyle_6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5" style:display-name="ConditionalStyle_6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4" style:display-name="ConditionalStyle_6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3" style:display-name="ConditionalStyle_6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2" style:display-name="ConditionalStyle_6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1" style:display-name="ConditionalStyle_6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0" style:display-name="ConditionalStyle_6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9" style:display-name="ConditionalStyle_6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8" style:display-name="ConditionalStyle_6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7" style:display-name="ConditionalStyle_6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6" style:display-name="ConditionalStyle_6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5" style:display-name="ConditionalStyle_6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4" style:display-name="ConditionalStyle_6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3" style:display-name="ConditionalStyle_6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2" style:display-name="ConditionalStyle_6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1" style:display-name="ConditionalStyle_6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0" style:display-name="ConditionalStyle_6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9" style:display-name="ConditionalStyle_6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8" style:display-name="ConditionalStyle_6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7" style:display-name="ConditionalStyle_6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6" style:display-name="ConditionalStyle_6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5" style:display-name="ConditionalStyle_6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4" style:display-name="ConditionalStyle_6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3" style:display-name="ConditionalStyle_6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2" style:display-name="ConditionalStyle_6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1" style:display-name="ConditionalStyle_6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0" style:display-name="ConditionalStyle_6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9" style:display-name="ConditionalStyle_6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8" style:display-name="ConditionalStyle_6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7" style:display-name="ConditionalStyle_6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6" style:display-name="ConditionalStyle_6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5" style:display-name="ConditionalStyle_6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4" style:display-name="ConditionalStyle_6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3" style:display-name="ConditionalStyle_6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2" style:display-name="ConditionalStyle_6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1" style:display-name="ConditionalStyle_6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0" style:display-name="ConditionalStyle_6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9" style:display-name="ConditionalStyle_6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8" style:display-name="ConditionalStyle_6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7" style:display-name="ConditionalStyle_6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6" style:display-name="ConditionalStyle_6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5" style:display-name="ConditionalStyle_6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4" style:display-name="ConditionalStyle_6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3" style:display-name="ConditionalStyle_6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2" style:display-name="ConditionalStyle_6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1" style:display-name="ConditionalStyle_6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0" style:display-name="ConditionalStyle_6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9" style:display-name="ConditionalStyle_6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8" style:display-name="ConditionalStyle_6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7" style:display-name="ConditionalStyle_6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6" style:display-name="ConditionalStyle_6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5" style:display-name="ConditionalStyle_6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4" style:display-name="ConditionalStyle_6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3" style:display-name="ConditionalStyle_6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2" style:display-name="ConditionalStyle_6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1" style:display-name="ConditionalStyle_6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0" style:display-name="ConditionalStyle_6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9" style:display-name="ConditionalStyle_5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8" style:display-name="ConditionalStyle_5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7" style:display-name="ConditionalStyle_5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6" style:display-name="ConditionalStyle_5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5" style:display-name="ConditionalStyle_5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4" style:display-name="ConditionalStyle_5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3" style:display-name="ConditionalStyle_5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2" style:display-name="ConditionalStyle_5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1" style:display-name="ConditionalStyle_5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0" style:display-name="ConditionalStyle_5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9" style:display-name="ConditionalStyle_5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8" style:display-name="ConditionalStyle_5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7" style:display-name="ConditionalStyle_5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6" style:display-name="ConditionalStyle_5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5" style:display-name="ConditionalStyle_5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4" style:display-name="ConditionalStyle_5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3" style:display-name="ConditionalStyle_5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2" style:display-name="ConditionalStyle_5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1" style:display-name="ConditionalStyle_5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0" style:display-name="ConditionalStyle_5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9" style:display-name="ConditionalStyle_5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8" style:display-name="ConditionalStyle_5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7" style:display-name="ConditionalStyle_5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6" style:display-name="ConditionalStyle_5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5" style:display-name="ConditionalStyle_5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4" style:display-name="ConditionalStyle_5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3" style:display-name="ConditionalStyle_5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2" style:display-name="ConditionalStyle_5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1" style:display-name="ConditionalStyle_5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0" style:display-name="ConditionalStyle_5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9" style:display-name="ConditionalStyle_5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8" style:display-name="ConditionalStyle_5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7" style:display-name="ConditionalStyle_5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6" style:display-name="ConditionalStyle_5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5" style:display-name="ConditionalStyle_5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4" style:display-name="ConditionalStyle_5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3" style:display-name="ConditionalStyle_5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2" style:display-name="ConditionalStyle_5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1" style:display-name="ConditionalStyle_5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0" style:display-name="ConditionalStyle_5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9" style:display-name="ConditionalStyle_5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8" style:display-name="ConditionalStyle_5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7" style:display-name="ConditionalStyle_5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6" style:display-name="ConditionalStyle_5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5" style:display-name="ConditionalStyle_5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4" style:display-name="ConditionalStyle_5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3" style:display-name="ConditionalStyle_5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2" style:display-name="ConditionalStyle_5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1" style:display-name="ConditionalStyle_5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0" style:display-name="ConditionalStyle_5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9" style:display-name="ConditionalStyle_5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8" style:display-name="ConditionalStyle_5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7" style:display-name="ConditionalStyle_5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6" style:display-name="ConditionalStyle_5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5" style:display-name="ConditionalStyle_5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4" style:display-name="ConditionalStyle_5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3" style:display-name="ConditionalStyle_5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2" style:display-name="ConditionalStyle_5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1" style:display-name="ConditionalStyle_5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0" style:display-name="ConditionalStyle_5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9" style:display-name="ConditionalStyle_5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8" style:display-name="ConditionalStyle_5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7" style:display-name="ConditionalStyle_5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6" style:display-name="ConditionalStyle_5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5" style:display-name="ConditionalStyle_5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4" style:display-name="ConditionalStyle_5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3" style:display-name="ConditionalStyle_5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2" style:display-name="ConditionalStyle_5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1" style:display-name="ConditionalStyle_5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0" style:display-name="ConditionalStyle_5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9" style:display-name="ConditionalStyle_5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8" style:display-name="ConditionalStyle_5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7" style:display-name="ConditionalStyle_5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6" style:display-name="ConditionalStyle_5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5" style:display-name="ConditionalStyle_5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4" style:display-name="ConditionalStyle_5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3" style:display-name="ConditionalStyle_5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2" style:display-name="ConditionalStyle_5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1" style:display-name="ConditionalStyle_5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0" style:display-name="ConditionalStyle_5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9" style:display-name="ConditionalStyle_5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8" style:display-name="ConditionalStyle_5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7" style:display-name="ConditionalStyle_5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6" style:display-name="ConditionalStyle_5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5" style:display-name="ConditionalStyle_5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4" style:display-name="ConditionalStyle_5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3" style:display-name="ConditionalStyle_5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2" style:display-name="ConditionalStyle_5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1" style:display-name="ConditionalStyle_5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0" style:display-name="ConditionalStyle_5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9" style:display-name="ConditionalStyle_5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8" style:display-name="ConditionalStyle_5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7" style:display-name="ConditionalStyle_5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6" style:display-name="ConditionalStyle_5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5" style:display-name="ConditionalStyle_5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4" style:display-name="ConditionalStyle_5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3" style:display-name="ConditionalStyle_5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2" style:display-name="ConditionalStyle_5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1" style:display-name="ConditionalStyle_5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0" style:display-name="ConditionalStyle_5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9" style:display-name="ConditionalStyle_4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8" style:display-name="ConditionalStyle_4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7" style:display-name="ConditionalStyle_4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6" style:display-name="ConditionalStyle_4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5" style:display-name="ConditionalStyle_4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4" style:display-name="ConditionalStyle_4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3" style:display-name="ConditionalStyle_4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2" style:display-name="ConditionalStyle_4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1" style:display-name="ConditionalStyle_4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0" style:display-name="ConditionalStyle_4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9" style:display-name="ConditionalStyle_4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8" style:display-name="ConditionalStyle_4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7" style:display-name="ConditionalStyle_4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6" style:display-name="ConditionalStyle_4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5" style:display-name="ConditionalStyle_4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4" style:display-name="ConditionalStyle_4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3" style:display-name="ConditionalStyle_4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2" style:display-name="ConditionalStyle_4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1" style:display-name="ConditionalStyle_4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0" style:display-name="ConditionalStyle_4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9" style:display-name="ConditionalStyle_4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8" style:display-name="ConditionalStyle_4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7" style:display-name="ConditionalStyle_4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6" style:display-name="ConditionalStyle_4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5" style:display-name="ConditionalStyle_4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4" style:display-name="ConditionalStyle_4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3" style:display-name="ConditionalStyle_4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2" style:display-name="ConditionalStyle_4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1" style:display-name="ConditionalStyle_4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0" style:display-name="ConditionalStyle_4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9" style:display-name="ConditionalStyle_4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8" style:display-name="ConditionalStyle_4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7" style:display-name="ConditionalStyle_4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6" style:display-name="ConditionalStyle_4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5" style:display-name="ConditionalStyle_4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4" style:display-name="ConditionalStyle_4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3" style:display-name="ConditionalStyle_4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2" style:display-name="ConditionalStyle_4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1" style:display-name="ConditionalStyle_4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0" style:display-name="ConditionalStyle_4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9" style:display-name="ConditionalStyle_4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8" style:display-name="ConditionalStyle_4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7" style:display-name="ConditionalStyle_4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6" style:display-name="ConditionalStyle_4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5" style:display-name="ConditionalStyle_4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4" style:display-name="ConditionalStyle_4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3" style:display-name="ConditionalStyle_4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2" style:display-name="ConditionalStyle_4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1" style:display-name="ConditionalStyle_4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0" style:display-name="ConditionalStyle_4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9" style:display-name="ConditionalStyle_4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8" style:display-name="ConditionalStyle_4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7" style:display-name="ConditionalStyle_4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6" style:display-name="ConditionalStyle_4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5" style:display-name="ConditionalStyle_4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4" style:display-name="ConditionalStyle_4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3" style:display-name="ConditionalStyle_4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2" style:display-name="ConditionalStyle_4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1" style:display-name="ConditionalStyle_4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0" style:display-name="ConditionalStyle_4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9" style:display-name="ConditionalStyle_4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8" style:display-name="ConditionalStyle_4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7" style:display-name="ConditionalStyle_4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6" style:display-name="ConditionalStyle_4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5" style:display-name="ConditionalStyle_4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4" style:display-name="ConditionalStyle_4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3" style:display-name="ConditionalStyle_4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2" style:display-name="ConditionalStyle_4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1" style:display-name="ConditionalStyle_4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0" style:display-name="ConditionalStyle_4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9" style:display-name="ConditionalStyle_4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8" style:display-name="ConditionalStyle_4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7" style:display-name="ConditionalStyle_4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6" style:display-name="ConditionalStyle_4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5" style:display-name="ConditionalStyle_4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4" style:display-name="ConditionalStyle_4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3" style:display-name="ConditionalStyle_4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2" style:display-name="ConditionalStyle_4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1" style:display-name="ConditionalStyle_4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0" style:display-name="ConditionalStyle_4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9" style:display-name="ConditionalStyle_4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8" style:display-name="ConditionalStyle_4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7" style:display-name="ConditionalStyle_4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6" style:display-name="ConditionalStyle_4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5" style:display-name="ConditionalStyle_4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4" style:display-name="ConditionalStyle_4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3" style:display-name="ConditionalStyle_4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2" style:display-name="ConditionalStyle_4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1" style:display-name="ConditionalStyle_4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0" style:display-name="ConditionalStyle_4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9" style:display-name="ConditionalStyle_4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8" style:display-name="ConditionalStyle_4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7" style:display-name="ConditionalStyle_4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6" style:display-name="ConditionalStyle_4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5" style:display-name="ConditionalStyle_4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4" style:display-name="ConditionalStyle_4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3" style:display-name="ConditionalStyle_4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2" style:display-name="ConditionalStyle_4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1" style:display-name="ConditionalStyle_4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0" style:display-name="ConditionalStyle_4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9" style:display-name="ConditionalStyle_3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8" style:display-name="ConditionalStyle_3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7" style:display-name="ConditionalStyle_3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6" style:display-name="ConditionalStyle_3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5" style:display-name="ConditionalStyle_3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4" style:display-name="ConditionalStyle_3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3" style:display-name="ConditionalStyle_3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2" style:display-name="ConditionalStyle_3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1" style:display-name="ConditionalStyle_3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0" style:display-name="ConditionalStyle_3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9" style:display-name="ConditionalStyle_3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8" style:display-name="ConditionalStyle_3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7" style:display-name="ConditionalStyle_3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6" style:display-name="ConditionalStyle_3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5" style:display-name="ConditionalStyle_3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4" style:display-name="ConditionalStyle_3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3" style:display-name="ConditionalStyle_3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2" style:display-name="ConditionalStyle_3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1" style:display-name="ConditionalStyle_3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0" style:display-name="ConditionalStyle_3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9" style:display-name="ConditionalStyle_3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8" style:display-name="ConditionalStyle_3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7" style:display-name="ConditionalStyle_3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6" style:display-name="ConditionalStyle_3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5" style:display-name="ConditionalStyle_3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4" style:display-name="ConditionalStyle_3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3" style:display-name="ConditionalStyle_3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2" style:display-name="ConditionalStyle_3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1" style:display-name="ConditionalStyle_3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0" style:display-name="ConditionalStyle_3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9" style:display-name="ConditionalStyle_3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8" style:display-name="ConditionalStyle_3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7" style:display-name="ConditionalStyle_3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6" style:display-name="ConditionalStyle_3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5" style:display-name="ConditionalStyle_3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4" style:display-name="ConditionalStyle_3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3" style:display-name="ConditionalStyle_3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2" style:display-name="ConditionalStyle_3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1" style:display-name="ConditionalStyle_3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0" style:display-name="ConditionalStyle_3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9" style:display-name="ConditionalStyle_3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8" style:display-name="ConditionalStyle_3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7" style:display-name="ConditionalStyle_3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6" style:display-name="ConditionalStyle_3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5" style:display-name="ConditionalStyle_3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4" style:display-name="ConditionalStyle_3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3" style:display-name="ConditionalStyle_3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2" style:display-name="ConditionalStyle_3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1" style:display-name="ConditionalStyle_3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0" style:display-name="ConditionalStyle_3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9" style:display-name="ConditionalStyle_3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8" style:display-name="ConditionalStyle_3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7" style:display-name="ConditionalStyle_3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6" style:display-name="ConditionalStyle_3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5" style:display-name="ConditionalStyle_3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4" style:display-name="ConditionalStyle_3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3" style:display-name="ConditionalStyle_3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2" style:display-name="ConditionalStyle_3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1" style:display-name="ConditionalStyle_3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0" style:display-name="ConditionalStyle_3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9" style:display-name="ConditionalStyle_3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8" style:display-name="ConditionalStyle_3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7" style:display-name="ConditionalStyle_3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6" style:display-name="ConditionalStyle_3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5" style:display-name="ConditionalStyle_3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4" style:display-name="ConditionalStyle_3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3" style:display-name="ConditionalStyle_3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2" style:display-name="ConditionalStyle_3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1" style:display-name="ConditionalStyle_3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0" style:display-name="ConditionalStyle_3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9" style:display-name="ConditionalStyle_3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8" style:display-name="ConditionalStyle_3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7" style:display-name="ConditionalStyle_3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6" style:display-name="ConditionalStyle_3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5" style:display-name="ConditionalStyle_3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4" style:display-name="ConditionalStyle_3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3" style:display-name="ConditionalStyle_3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2" style:display-name="ConditionalStyle_3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1" style:display-name="ConditionalStyle_3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0" style:display-name="ConditionalStyle_3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9" style:display-name="ConditionalStyle_3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8" style:display-name="ConditionalStyle_3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7" style:display-name="ConditionalStyle_3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6" style:display-name="ConditionalStyle_3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5" style:display-name="ConditionalStyle_3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4" style:display-name="ConditionalStyle_3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3" style:display-name="ConditionalStyle_3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2" style:display-name="ConditionalStyle_3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1" style:display-name="ConditionalStyle_3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0" style:display-name="ConditionalStyle_3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9" style:display-name="ConditionalStyle_3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8" style:display-name="ConditionalStyle_3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7" style:display-name="ConditionalStyle_3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6" style:display-name="ConditionalStyle_3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5" style:display-name="ConditionalStyle_3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4" style:display-name="ConditionalStyle_3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3" style:display-name="ConditionalStyle_3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2" style:display-name="ConditionalStyle_3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1" style:display-name="ConditionalStyle_3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0" style:display-name="ConditionalStyle_3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9" style:display-name="ConditionalStyle_2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8" style:display-name="ConditionalStyle_2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7" style:display-name="ConditionalStyle_2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6" style:display-name="ConditionalStyle_2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5" style:display-name="ConditionalStyle_2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4" style:display-name="ConditionalStyle_2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3" style:display-name="ConditionalStyle_2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2" style:display-name="ConditionalStyle_2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1" style:display-name="ConditionalStyle_2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0" style:display-name="ConditionalStyle_2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9" style:display-name="ConditionalStyle_2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8" style:display-name="ConditionalStyle_2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7" style:display-name="ConditionalStyle_2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6" style:display-name="ConditionalStyle_2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5" style:display-name="ConditionalStyle_2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4" style:display-name="ConditionalStyle_2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3" style:display-name="ConditionalStyle_2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2" style:display-name="ConditionalStyle_2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1" style:display-name="ConditionalStyle_2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0" style:display-name="ConditionalStyle_2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9" style:display-name="ConditionalStyle_2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8" style:display-name="ConditionalStyle_2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7" style:display-name="ConditionalStyle_2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6" style:display-name="ConditionalStyle_2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5" style:display-name="ConditionalStyle_2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4" style:display-name="ConditionalStyle_2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3" style:display-name="ConditionalStyle_2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2" style:display-name="ConditionalStyle_2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1" style:display-name="ConditionalStyle_2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0" style:display-name="ConditionalStyle_2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9" style:display-name="ConditionalStyle_2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8" style:display-name="ConditionalStyle_2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7" style:display-name="ConditionalStyle_2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6" style:display-name="ConditionalStyle_2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5" style:display-name="ConditionalStyle_2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4" style:display-name="ConditionalStyle_2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3" style:display-name="ConditionalStyle_2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2" style:display-name="ConditionalStyle_2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1" style:display-name="ConditionalStyle_2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0" style:display-name="ConditionalStyle_2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9" style:display-name="ConditionalStyle_2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8" style:display-name="ConditionalStyle_2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7" style:display-name="ConditionalStyle_2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6" style:display-name="ConditionalStyle_2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5" style:display-name="ConditionalStyle_2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4" style:display-name="ConditionalStyle_2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3" style:display-name="ConditionalStyle_2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2" style:display-name="ConditionalStyle_2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1" style:display-name="ConditionalStyle_2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0" style:display-name="ConditionalStyle_2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9" style:display-name="ConditionalStyle_2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8" style:display-name="ConditionalStyle_2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7" style:display-name="ConditionalStyle_2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6" style:display-name="ConditionalStyle_2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5" style:display-name="ConditionalStyle_2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4" style:display-name="ConditionalStyle_2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3" style:display-name="ConditionalStyle_2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2" style:display-name="ConditionalStyle_2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1" style:display-name="ConditionalStyle_2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0" style:display-name="ConditionalStyle_2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9" style:display-name="ConditionalStyle_2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8" style:display-name="ConditionalStyle_2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7" style:display-name="ConditionalStyle_2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6" style:display-name="ConditionalStyle_2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5" style:display-name="ConditionalStyle_2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4" style:display-name="ConditionalStyle_2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3" style:display-name="ConditionalStyle_2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2" style:display-name="ConditionalStyle_2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1" style:display-name="ConditionalStyle_2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0" style:display-name="ConditionalStyle_2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9" style:display-name="ConditionalStyle_2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8" style:display-name="ConditionalStyle_2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7" style:display-name="ConditionalStyle_2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6" style:display-name="ConditionalStyle_2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5" style:display-name="ConditionalStyle_2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4" style:display-name="ConditionalStyle_2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3" style:display-name="ConditionalStyle_2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2" style:display-name="ConditionalStyle_2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1" style:display-name="ConditionalStyle_2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0" style:display-name="ConditionalStyle_2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9" style:display-name="ConditionalStyle_2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8" style:display-name="ConditionalStyle_2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7" style:display-name="ConditionalStyle_2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6" style:display-name="ConditionalStyle_2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5" style:display-name="ConditionalStyle_2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4" style:display-name="ConditionalStyle_2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3" style:display-name="ConditionalStyle_2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2" style:display-name="ConditionalStyle_2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1" style:display-name="ConditionalStyle_2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0" style:display-name="ConditionalStyle_2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9" style:display-name="ConditionalStyle_2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8" style:display-name="ConditionalStyle_2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7" style:display-name="ConditionalStyle_2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6" style:display-name="ConditionalStyle_2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5" style:display-name="ConditionalStyle_2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4" style:display-name="ConditionalStyle_2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3" style:display-name="ConditionalStyle_2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2" style:display-name="ConditionalStyle_2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1" style:display-name="ConditionalStyle_2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0" style:display-name="ConditionalStyle_2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9" style:display-name="ConditionalStyle_1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8" style:display-name="ConditionalStyle_1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7" style:display-name="ConditionalStyle_1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6" style:display-name="ConditionalStyle_1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5" style:display-name="ConditionalStyle_1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4" style:display-name="ConditionalStyle_1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3" style:display-name="ConditionalStyle_1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2" style:display-name="ConditionalStyle_1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1" style:display-name="ConditionalStyle_1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0" style:display-name="ConditionalStyle_1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9" style:display-name="ConditionalStyle_1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8" style:display-name="ConditionalStyle_1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7" style:display-name="ConditionalStyle_1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6" style:display-name="ConditionalStyle_1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5" style:display-name="ConditionalStyle_1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4" style:display-name="ConditionalStyle_1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3" style:display-name="ConditionalStyle_1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2" style:display-name="ConditionalStyle_1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1" style:display-name="ConditionalStyle_1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0" style:display-name="ConditionalStyle_1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9" style:display-name="ConditionalStyle_1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8" style:display-name="ConditionalStyle_1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7" style:display-name="ConditionalStyle_1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6" style:display-name="ConditionalStyle_1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5" style:display-name="ConditionalStyle_1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4" style:display-name="ConditionalStyle_1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3" style:display-name="ConditionalStyle_1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2" style:display-name="ConditionalStyle_1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1" style:display-name="ConditionalStyle_1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0" style:display-name="ConditionalStyle_1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9" style:display-name="ConditionalStyle_1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8" style:display-name="ConditionalStyle_1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7" style:display-name="ConditionalStyle_1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6" style:display-name="ConditionalStyle_1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5" style:display-name="ConditionalStyle_1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4" style:display-name="ConditionalStyle_1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3" style:display-name="ConditionalStyle_1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2" style:display-name="ConditionalStyle_1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1" style:display-name="ConditionalStyle_1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0" style:display-name="ConditionalStyle_1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9" style:display-name="ConditionalStyle_1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8" style:display-name="ConditionalStyle_1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7" style:display-name="ConditionalStyle_1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6" style:display-name="ConditionalStyle_1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5" style:display-name="ConditionalStyle_1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4" style:display-name="ConditionalStyle_1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3" style:display-name="ConditionalStyle_1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2" style:display-name="ConditionalStyle_1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1" style:display-name="ConditionalStyle_1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0" style:display-name="ConditionalStyle_1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9" style:display-name="ConditionalStyle_1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8" style:display-name="ConditionalStyle_1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7" style:display-name="ConditionalStyle_1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6" style:display-name="ConditionalStyle_1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5" style:display-name="ConditionalStyle_1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4" style:display-name="ConditionalStyle_1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3" style:display-name="ConditionalStyle_1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2" style:display-name="ConditionalStyle_1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1" style:display-name="ConditionalStyle_1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0" style:display-name="ConditionalStyle_1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9" style:display-name="ConditionalStyle_1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8" style:display-name="ConditionalStyle_1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7" style:display-name="ConditionalStyle_1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6" style:display-name="ConditionalStyle_1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5" style:display-name="ConditionalStyle_1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4" style:display-name="ConditionalStyle_1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3" style:display-name="ConditionalStyle_1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2" style:display-name="ConditionalStyle_1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1" style:display-name="ConditionalStyle_1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0" style:display-name="ConditionalStyle_1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9" style:display-name="ConditionalStyle_1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8" style:display-name="ConditionalStyle_1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7" style:display-name="ConditionalStyle_1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6" style:display-name="ConditionalStyle_1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5" style:display-name="ConditionalStyle_1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4" style:display-name="ConditionalStyle_1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3" style:display-name="ConditionalStyle_1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2" style:display-name="ConditionalStyle_1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1" style:display-name="ConditionalStyle_1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0" style:display-name="ConditionalStyle_1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9" style:display-name="ConditionalStyle_1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8" style:display-name="ConditionalStyle_1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7" style:display-name="ConditionalStyle_1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6" style:display-name="ConditionalStyle_1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5" style:display-name="ConditionalStyle_1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4" style:display-name="ConditionalStyle_1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3" style:display-name="ConditionalStyle_1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2" style:display-name="ConditionalStyle_1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1" style:display-name="ConditionalStyle_1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0" style:display-name="ConditionalStyle_1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9" style:display-name="ConditionalStyle_1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8" style:display-name="ConditionalStyle_1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7" style:display-name="ConditionalStyle_1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6" style:display-name="ConditionalStyle_1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5" style:display-name="ConditionalStyle_1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4" style:display-name="ConditionalStyle_1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3" style:display-name="ConditionalStyle_1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2" style:display-name="ConditionalStyle_1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1" style:display-name="ConditionalStyle_1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0" style:display-name="ConditionalStyle_1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9" style:display-name="ConditionalStyle_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8" style:display-name="ConditionalStyle_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7" style:display-name="ConditionalStyle_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6" style:display-name="ConditionalStyle_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5" style:display-name="ConditionalStyle_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4" style:display-name="ConditionalStyle_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3" style:display-name="ConditionalStyle_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2" style:display-name="ConditionalStyle_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1" style:display-name="ConditionalStyle_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0" style:display-name="ConditionalStyle_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9" style:display-name="ConditionalStyle_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8" style:display-name="ConditionalStyle_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7" style:display-name="ConditionalStyle_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6" style:display-name="ConditionalStyle_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5" style:display-name="ConditionalStyle_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4" style:display-name="ConditionalStyle_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3" style:display-name="ConditionalStyle_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2" style:display-name="ConditionalStyle_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1" style:display-name="ConditionalStyle_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0" style:display-name="ConditionalStyle_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9" style:display-name="ConditionalStyle_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8" style:display-name="ConditionalStyle_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7" style:display-name="ConditionalStyle_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6" style:display-name="ConditionalStyle_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5" style:display-name="ConditionalStyle_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4" style:display-name="ConditionalStyle_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" style:display-name="ConditionalStyle_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" style:display-name="ConditionalStyle_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" style:display-name="ConditionalStyle_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" style:display-name="ConditionalStyle_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" style:display-name="ConditionalStyle_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" style:display-name="ConditionalStyle_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" style:display-name="ConditionalStyle_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" style:display-name="ConditionalStyle_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" style:display-name="ConditionalStyle_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" style:display-name="ConditionalStyle_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" style:display-name="ConditionalStyle_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" style:display-name="ConditionalStyle_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" style:display-name="ConditionalStyle_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" style:display-name="ConditionalStyle_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" style:display-name="ConditionalStyle_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" style:display-name="ConditionalStyle_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" style:display-name="ConditionalStyle_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" style:display-name="ConditionalStyle_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" style:display-name="ConditionalStyle_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" style:display-name="ConditionalStyle_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" style:display-name="ConditionalStyle_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" style:display-name="ConditionalStyle_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" style:display-name="ConditionalStyle_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" style:display-name="ConditionalStyle_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" style:display-name="ConditionalStyle_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" style:display-name="ConditionalStyle_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" style:display-name="ConditionalStyle_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" style:display-name="ConditionalStyle_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" style:display-name="ConditionalStyle_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" style:display-name="ConditionalStyle_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" style:display-name="ConditionalStyle_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" style:display-name="ConditionalStyle_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" style:display-name="ConditionalStyle_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" style:display-name="ConditionalStyle_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" style:display-name="ConditionalStyle_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" style:display-name="ConditionalStyle_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" style:display-name="ConditionalStyle_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" style:display-name="ConditionalStyle_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" style:display-name="ConditionalStyle_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" style:display-name="ConditionalStyle_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" style:display-name="ConditionalStyle_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" style:display-name="ConditionalStyle_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" style:display-name="ConditionalStyle_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" style:display-name="ConditionalStyle_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" style:display-name="ConditionalStyle_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" style:display-name="ConditionalStyle_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" style:display-name="ConditionalStyle_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" style:display-name="ConditionalStyle_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" style:display-name="ConditionalStyle_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" style:display-name="ConditionalStyle_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" style:display-name="ConditionalStyle_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" style:display-name="ConditionalStyle_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" style:display-name="ConditionalStyle_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" style:display-name="ConditionalStyle_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" style:display-name="ConditionalStyle_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" style:display-name="ConditionalStyle_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" style:display-name="ConditionalStyle_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" style:display-name="ConditionalStyle_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" style:display-name="ConditionalStyle_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" style:display-name="ConditionalStyle_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" style:display-name="ConditionalStyle_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Excel_20_Built-in_20_Percent" style:display-name="Excel Built-in Percent" style:family="table-cell" style:parent-style-name="Default" style:data-style-name="N10"/>
    <style:style style:name="Rojo" style:family="table-cell" style:parent-style-name="Default">
      <style:table-cell-properties fo:background-color="#ff3333"/>
    </style:style>
    <style:style style:name="VERDE" style:family="table-cell" style:parent-style-name="Default">
      <style:table-cell-properties fo:background-color="#669900"/>
    </style:style>
    <style:style style:name="Sin_20_título1" style:display-name="Sin título1" style:family="table-cell" style:parent-style-name="Default">
      <style:table-cell-properties fo:background-color="#ff9900"/>
    </style:style>
    <style:style style:name="AZUL" style:family="table-cell" style:parent-style-name="Default">
      <style:table-cell-properties fo:background-color="#99ccff"/>
    </style:style>
    <style:style style:name="AMARILLO" style:family="table-cell" style:parent-style-name="Default">
      <style:table-cell-properties fo:background-color="#ffff66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shadow="none" fo:background-color="transparent" style:first-page-number="continue" style:scale-to="24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13mm" fo:margin-left="11.68mm" fo:margin-right="10.41mm" style:print-page-order="ttb" style:first-page-number="continue" loext:scale-to-X="1" loext:scale-to-Y="3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99mm" fo:margin-left="0mm" fo:margin-right="0mm" fo:margin-top="4.9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11.01mm" fo:margin-bottom="13mm" fo:margin-left="10mm" fo:margin-right="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svg:height="0mm" fo:margin-left="0mm" fo:margin-right="0mm" fo:margin-top="0mm"/>
      </style:footer-style>
    </style:page-layout>
    <style:page-layout style:name="Mpm6">
      <style:page-layout-properties fo:page-width="297mm" fo:page-height="210.01mm" style:num-format="1" style:print-orientation="landscape" fo:margin-top="11.01mm" fo:margin-bottom="13mm" fo:margin-left="10mm" fo:margin-right="6mm" style:shadow="none" fo:background-color="transparent" style:print-page-order="ttb" style:first-page-number="continue" style:scale-to="52%" style:writing-mode="lr-tb" style:print="charts drawings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svg:height="1.01mm" fo:margin-left="0mm" fo:margin-right="0mm" fo:margin-top="0mm"/>
      </style:footer-style>
    </style:page-layout>
    <style:page-layout style:name="Mpm7">
      <style:page-layout-properties fo:page-width="297mm" fo:page-height="210.01mm" style:num-format="1" style:print-orientation="landscape" fo:margin-top="11.01mm" fo:margin-bottom="13mm" fo:margin-left="10mm" fo:margin-right="6mm" style:print-page-order="ttb" style:first-page-number="continue" loext:scale-to-X="1" loext:scale-to-Y="9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svg:height="0mm" fo:margin-left="0mm" fo:margin-right="0mm" fo:margin-top="0mm"/>
      </style:footer-style>
    </style:page-layout>
    <style:page-layout style:name="Mpm8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02:43:25.5847241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  <text:p><text:span text:style-name="MT1"><text:sheet-name>???</text:sheet-name></text:span></text:p>
        </style:region-left>
        <style:region-center>
          <text:p><text:span text:style-name="MT1">Date printed : </text:span><text:span text:style-name="MT1"><text:date style:data-style-name="N2" text:date-value="2020-04-05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ctionary" style:display-name="PageStyle_Diction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20-04-05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List" style:display-name="PageStyle_DiagnosticsList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20-04-05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Table" style:display-name="PageStyle_DiagnosticsTable" style:page-layout-name="Mpm6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20-04-05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Calibrations_20_data" style:display-name="PageStyle_Calibrations data" style:page-layout-name="Mpm7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20-04-05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M_5f_Cmd" style:display-name="PageStyle_DiagM_Cmd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emperatureFT" style:display-name="PageStyle_TemperatureF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PP Project</dc:title>
    <dc:subject>Diagnostic Table</dc:subject>
    <meta:initial-creator>metenof</meta:initial-creator>
    <meta:print-date>2012-08-30T16:29:26</meta:print-date>
    <meta:creation-date>2012-06-01T15:23:46</meta:creation-date>
    <dc:date>2020-04-05T02:47:07.286464115</dc:date>
    <meta:generator>LibreOffice/6.0.4.2$Linux_X86_64 LibreOffice_project/9b0d9b32d5dcda91d2f1a96dc04c645c450872bf</meta:generator>
    <meta:editing-cycles>397</meta:editing-cycles>
    <meta:editing-duration>P2DT41M43S</meta:editing-duration>
    <meta:document-statistic meta:table-count="5" meta:cell-count="2168" meta:object-count="0"/>
  </office:meta>
</office:document-meta>
</file>